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66"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Wire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Wire No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formula="of:=[.$G$2]" office:value-type="float" office:value="2700">
            <text:p>2700</text:p>
          </table:table-cell>
          <table:table-cell table:formula="of:=[.H2]" office:value-type="float" office:value="2530">
            <text:p>2530</text:p>
          </table:table-cell>
          <table:table-cell table:formula="of:=&quot;N&quot; &amp; [.A2]" office:value-type="string" office:string-value="N480">
            <text:p>N480</text:p>
          </table:table-cell>
          <table:table-cell table:formula="of:=&quot;X&quot; &amp; [.B2]" office:value-type="string" office:string-value="X2700">
            <text:p>X2700</text:p>
          </table:table-cell>
          <table:table-cell table:formula="of:=&quot;Y&quot; &amp; [.C2]" office:value-type="string" office:string-value="Y2530">
            <text:p>Y2530</text:p>
          </table:table-cell>
          <table:table-cell office:value-type="float" office:value="2700">
            <text:p>2700</text:p>
          </table:table-cell>
          <table:table-cell office:value-type="float" office:value="2530">
            <text:p>2530</text:p>
          </table:table-cell>
        </table:table-row>
        <table:table-row table:style-name="ro1">
          <table:table-cell table:formula="of:=[.A2]-1" office:value-type="float" office:value="479">
            <text:p>479</text:p>
          </table:table-cell>
          <table:table-cell table:formula="of:=[.$G$2]" office:value-type="float" office:value="2700">
            <text:p>2700</text:p>
          </table:table-cell>
          <table:table-cell table:formula="of:=[.C2]-[.$H$4]" office:value-type="float" office:value="2525.20446808511">
            <text:p>2525.2044680851</text:p>
          </table:table-cell>
          <table:table-cell table:formula="of:=&quot;N&quot; &amp; [.A3]" office:value-type="string" office:string-value="N479">
            <text:p>N479</text:p>
          </table:table-cell>
          <table:table-cell table:formula="of:=&quot;X&quot; &amp; [.B3]" office:value-type="string" office:string-value="X2700">
            <text:p>X2700</text:p>
          </table:table-cell>
          <table:table-cell table:formula="of:=&quot;Y&quot; &amp; [.C3]" office:value-type="string" office:string-value="Y2525.20446808511">
            <text:p>Y2525.20446808511</text:p>
          </table:table-cell>
          <table:table-cell table:number-columns-repeated="2"/>
        </table:table-row>
        <table:table-row table:style-name="ro1">
          <table:table-cell table:formula="of:=[.A3]-1" office:value-type="float" office:value="478">
            <text:p>478</text:p>
          </table:table-cell>
          <table:table-cell table:formula="of:=[.$G$2]" office:value-type="float" office:value="2700">
            <text:p>2700</text:p>
          </table:table-cell>
          <table:table-cell table:formula="of:=[.C3]-[.$H$4]" office:value-type="float" office:value="2520.40893617021">
            <text:p>2520.4089361702</text:p>
          </table:table-cell>
          <table:table-cell table:formula="of:=&quot;N&quot; &amp; [.A4]" office:value-type="string" office:string-value="N478">
            <text:p>N478</text:p>
          </table:table-cell>
          <table:table-cell table:formula="of:=&quot;X&quot; &amp; [.B4]" office:value-type="string" office:string-value="X2700">
            <text:p>X2700</text:p>
          </table:table-cell>
          <table:table-cell table:formula="of:=&quot;Y&quot; &amp; [.C4]" office:value-type="string" office:string-value="Y2520.40893617021">
            <text:p>Y2520.40893617021</text:p>
          </table:table-cell>
          <table:table-cell office:value-type="string">
            <text:p>Pitch</text:p>
          </table:table-cell>
          <table:table-cell table:style-name="ce1" office:value-type="float" office:value="4.79553191489362">
            <text:p>4.7955319149</text:p>
          </table:table-cell>
        </table:table-row>
        <table:table-row table:style-name="ro1">
          <table:table-cell table:formula="of:=[.A4]-1" office:value-type="float" office:value="477">
            <text:p>477</text:p>
          </table:table-cell>
          <table:table-cell table:formula="of:=[.$G$2]" office:value-type="float" office:value="2700">
            <text:p>2700</text:p>
          </table:table-cell>
          <table:table-cell table:formula="of:=[.C4]-[.$H$4]" office:value-type="float" office:value="2515.61340425532">
            <text:p>2515.6134042553</text:p>
          </table:table-cell>
          <table:table-cell table:formula="of:=&quot;N&quot; &amp; [.A5]" office:value-type="string" office:string-value="N477">
            <text:p>N477</text:p>
          </table:table-cell>
          <table:table-cell table:formula="of:=&quot;X&quot; &amp; [.B5]" office:value-type="string" office:string-value="X2700">
            <text:p>X2700</text:p>
          </table:table-cell>
          <table:table-cell table:formula="of:=&quot;Y&quot; &amp; [.C5]" office:value-type="string" office:string-value="Y2515.61340425532">
            <text:p>Y2515.61340425532</text:p>
          </table:table-cell>
          <table:table-cell table:number-columns-repeated="2"/>
        </table:table-row>
        <table:table-row table:style-name="ro1">
          <table:table-cell table:formula="of:=[.A5]-1" office:value-type="float" office:value="476">
            <text:p>476</text:p>
          </table:table-cell>
          <table:table-cell table:formula="of:=[.$G$2]" office:value-type="float" office:value="2700">
            <text:p>2700</text:p>
          </table:table-cell>
          <table:table-cell table:formula="of:=[.C5]-[.$H$4]" office:value-type="float" office:value="2510.81787234043">
            <text:p>2510.8178723404</text:p>
          </table:table-cell>
          <table:table-cell table:formula="of:=&quot;N&quot; &amp; [.A6]" office:value-type="string" office:string-value="N476">
            <text:p>N476</text:p>
          </table:table-cell>
          <table:table-cell table:formula="of:=&quot;X&quot; &amp; [.B6]" office:value-type="string" office:string-value="X2700">
            <text:p>X2700</text:p>
          </table:table-cell>
          <table:table-cell table:formula="of:=&quot;Y&quot; &amp; [.C6]" office:value-type="string" office:string-value="Y2510.81787234043">
            <text:p>Y2510.81787234043</text:p>
          </table:table-cell>
          <table:table-cell table:number-columns-repeated="2"/>
        </table:table-row>
        <table:table-row table:style-name="ro1">
          <table:table-cell table:formula="of:=[.A6]-1" office:value-type="float" office:value="475">
            <text:p>475</text:p>
          </table:table-cell>
          <table:table-cell table:formula="of:=[.$G$2]" office:value-type="float" office:value="2700">
            <text:p>2700</text:p>
          </table:table-cell>
          <table:table-cell table:formula="of:=[.C6]-[.$H$4]" office:value-type="float" office:value="2506.02234042553">
            <text:p>2506.0223404255</text:p>
          </table:table-cell>
          <table:table-cell table:formula="of:=&quot;N&quot; &amp; [.A7]" office:value-type="string" office:string-value="N475">
            <text:p>N475</text:p>
          </table:table-cell>
          <table:table-cell table:formula="of:=&quot;X&quot; &amp; [.B7]" office:value-type="string" office:string-value="X2700">
            <text:p>X2700</text:p>
          </table:table-cell>
          <table:table-cell table:formula="of:=&quot;Y&quot; &amp; [.C7]" office:value-type="string" office:string-value="Y2506.02234042553">
            <text:p>Y2506.02234042553</text:p>
          </table:table-cell>
          <table:table-cell table:number-columns-repeated="2"/>
        </table:table-row>
        <table:table-row table:style-name="ro1">
          <table:table-cell table:formula="of:=[.A7]-1" office:value-type="float" office:value="474">
            <text:p>474</text:p>
          </table:table-cell>
          <table:table-cell table:formula="of:=[.$G$2]" office:value-type="float" office:value="2700">
            <text:p>2700</text:p>
          </table:table-cell>
          <table:table-cell table:formula="of:=[.C7]-[.$H$4]" office:value-type="float" office:value="2501.22680851064">
            <text:p>2501.2268085106</text:p>
          </table:table-cell>
          <table:table-cell table:formula="of:=&quot;N&quot; &amp; [.A8]" office:value-type="string" office:string-value="N474">
            <text:p>N474</text:p>
          </table:table-cell>
          <table:table-cell table:formula="of:=&quot;X&quot; &amp; [.B8]" office:value-type="string" office:string-value="X2700">
            <text:p>X2700</text:p>
          </table:table-cell>
          <table:table-cell table:formula="of:=&quot;Y&quot; &amp; [.C8]" office:value-type="string" office:string-value="Y2501.22680851064">
            <text:p>Y2501.22680851064</text:p>
          </table:table-cell>
          <table:table-cell table:number-columns-repeated="2"/>
        </table:table-row>
        <table:table-row table:style-name="ro1">
          <table:table-cell table:formula="of:=[.A8]-1" office:value-type="float" office:value="473">
            <text:p>473</text:p>
          </table:table-cell>
          <table:table-cell table:formula="of:=[.$G$2]" office:value-type="float" office:value="2700">
            <text:p>2700</text:p>
          </table:table-cell>
          <table:table-cell table:formula="of:=[.C8]-[.$H$4]" office:value-type="float" office:value="2496.43127659574">
            <text:p>2496.4312765958</text:p>
          </table:table-cell>
          <table:table-cell table:formula="of:=&quot;N&quot; &amp; [.A9]" office:value-type="string" office:string-value="N473">
            <text:p>N473</text:p>
          </table:table-cell>
          <table:table-cell table:formula="of:=&quot;X&quot; &amp; [.B9]" office:value-type="string" office:string-value="X2700">
            <text:p>X2700</text:p>
          </table:table-cell>
          <table:table-cell table:formula="of:=&quot;Y&quot; &amp; [.C9]" office:value-type="string" office:string-value="Y2496.43127659574">
            <text:p>Y2496.43127659574</text:p>
          </table:table-cell>
          <table:table-cell table:number-columns-repeated="2"/>
        </table:table-row>
        <table:table-row table:style-name="ro1">
          <table:table-cell table:formula="of:=[.A9]-1" office:value-type="float" office:value="472">
            <text:p>472</text:p>
          </table:table-cell>
          <table:table-cell table:formula="of:=[.$G$2]" office:value-type="float" office:value="2700">
            <text:p>2700</text:p>
          </table:table-cell>
          <table:table-cell table:formula="of:=[.C9]-[.$H$4]" office:value-type="float" office:value="2491.63574468085">
            <text:p>2491.6357446809</text:p>
          </table:table-cell>
          <table:table-cell table:formula="of:=&quot;N&quot; &amp; [.A10]" office:value-type="string" office:string-value="N472">
            <text:p>N472</text:p>
          </table:table-cell>
          <table:table-cell table:formula="of:=&quot;X&quot; &amp; [.B10]" office:value-type="string" office:string-value="X2700">
            <text:p>X2700</text:p>
          </table:table-cell>
          <table:table-cell table:formula="of:=&quot;Y&quot; &amp; [.C10]" office:value-type="string" office:string-value="Y2491.63574468085">
            <text:p>Y2491.63574468085</text:p>
          </table:table-cell>
          <table:table-cell table:number-columns-repeated="2"/>
        </table:table-row>
        <table:table-row table:style-name="ro1">
          <table:table-cell table:formula="of:=[.A10]-1" office:value-type="float" office:value="471">
            <text:p>471</text:p>
          </table:table-cell>
          <table:table-cell table:formula="of:=[.$G$2]" office:value-type="float" office:value="2700">
            <text:p>2700</text:p>
          </table:table-cell>
          <table:table-cell table:formula="of:=[.C10]-[.$H$4]" office:value-type="float" office:value="2486.84021276596">
            <text:p>2486.840212766</text:p>
          </table:table-cell>
          <table:table-cell table:formula="of:=&quot;N&quot; &amp; [.A11]" office:value-type="string" office:string-value="N471">
            <text:p>N471</text:p>
          </table:table-cell>
          <table:table-cell table:formula="of:=&quot;X&quot; &amp; [.B11]" office:value-type="string" office:string-value="X2700">
            <text:p>X2700</text:p>
          </table:table-cell>
          <table:table-cell table:formula="of:=&quot;Y&quot; &amp; [.C11]" office:value-type="string" office:string-value="Y2486.84021276596">
            <text:p>Y2486.84021276596</text:p>
          </table:table-cell>
          <table:table-cell table:number-columns-repeated="2"/>
        </table:table-row>
        <table:table-row table:style-name="ro1">
          <table:table-cell table:formula="of:=[.A11]-1" office:value-type="float" office:value="470">
            <text:p>470</text:p>
          </table:table-cell>
          <table:table-cell table:formula="of:=[.$G$2]" office:value-type="float" office:value="2700">
            <text:p>2700</text:p>
          </table:table-cell>
          <table:table-cell table:formula="of:=[.C11]-[.$H$4]" office:value-type="float" office:value="2482.04468085106">
            <text:p>2482.0446808511</text:p>
          </table:table-cell>
          <table:table-cell table:formula="of:=&quot;N&quot; &amp; [.A12]" office:value-type="string" office:string-value="N470">
            <text:p>N470</text:p>
          </table:table-cell>
          <table:table-cell table:formula="of:=&quot;X&quot; &amp; [.B12]" office:value-type="string" office:string-value="X2700">
            <text:p>X2700</text:p>
          </table:table-cell>
          <table:table-cell table:formula="of:=&quot;Y&quot; &amp; [.C12]" office:value-type="string" office:string-value="Y2482.04468085106">
            <text:p>Y2482.04468085106</text:p>
          </table:table-cell>
          <table:table-cell table:number-columns-repeated="2"/>
        </table:table-row>
        <table:table-row table:style-name="ro1">
          <table:table-cell table:formula="of:=[.A12]-1" office:value-type="float" office:value="469">
            <text:p>469</text:p>
          </table:table-cell>
          <table:table-cell table:formula="of:=[.$G$2]" office:value-type="float" office:value="2700">
            <text:p>2700</text:p>
          </table:table-cell>
          <table:table-cell table:formula="of:=[.C12]-[.$H$4]" office:value-type="float" office:value="2477.24914893617">
            <text:p>2477.2491489362</text:p>
          </table:table-cell>
          <table:table-cell table:formula="of:=&quot;N&quot; &amp; [.A13]" office:value-type="string" office:string-value="N469">
            <text:p>N469</text:p>
          </table:table-cell>
          <table:table-cell table:formula="of:=&quot;X&quot; &amp; [.B13]" office:value-type="string" office:string-value="X2700">
            <text:p>X2700</text:p>
          </table:table-cell>
          <table:table-cell table:formula="of:=&quot;Y&quot; &amp; [.C13]" office:value-type="string" office:string-value="Y2477.24914893617">
            <text:p>Y2477.24914893617</text:p>
          </table:table-cell>
          <table:table-cell table:number-columns-repeated="2"/>
        </table:table-row>
        <table:table-row table:style-name="ro1">
          <table:table-cell table:formula="of:=[.A13]-1" office:value-type="float" office:value="468">
            <text:p>468</text:p>
          </table:table-cell>
          <table:table-cell table:formula="of:=[.$G$2]" office:value-type="float" office:value="2700">
            <text:p>2700</text:p>
          </table:table-cell>
          <table:table-cell table:formula="of:=[.C13]-[.$H$4]" office:value-type="float" office:value="2472.45361702128">
            <text:p>2472.4536170213</text:p>
          </table:table-cell>
          <table:table-cell table:formula="of:=&quot;N&quot; &amp; [.A14]" office:value-type="string" office:string-value="N468">
            <text:p>N468</text:p>
          </table:table-cell>
          <table:table-cell table:formula="of:=&quot;X&quot; &amp; [.B14]" office:value-type="string" office:string-value="X2700">
            <text:p>X2700</text:p>
          </table:table-cell>
          <table:table-cell table:formula="of:=&quot;Y&quot; &amp; [.C14]" office:value-type="string" office:string-value="Y2472.45361702128">
            <text:p>Y2472.45361702128</text:p>
          </table:table-cell>
          <table:table-cell table:number-columns-repeated="2"/>
        </table:table-row>
        <table:table-row table:style-name="ro1">
          <table:table-cell table:formula="of:=[.A14]-1" office:value-type="float" office:value="467">
            <text:p>467</text:p>
          </table:table-cell>
          <table:table-cell table:formula="of:=[.$G$2]" office:value-type="float" office:value="2700">
            <text:p>2700</text:p>
          </table:table-cell>
          <table:table-cell table:formula="of:=[.C14]-[.$H$4]" office:value-type="float" office:value="2467.65808510638">
            <text:p>2467.6580851064</text:p>
          </table:table-cell>
          <table:table-cell table:formula="of:=&quot;N&quot; &amp; [.A15]" office:value-type="string" office:string-value="N467">
            <text:p>N467</text:p>
          </table:table-cell>
          <table:table-cell table:formula="of:=&quot;X&quot; &amp; [.B15]" office:value-type="string" office:string-value="X2700">
            <text:p>X2700</text:p>
          </table:table-cell>
          <table:table-cell table:formula="of:=&quot;Y&quot; &amp; [.C15]" office:value-type="string" office:string-value="Y2467.65808510638">
            <text:p>Y2467.65808510638</text:p>
          </table:table-cell>
          <table:table-cell table:number-columns-repeated="2"/>
        </table:table-row>
        <table:table-row table:style-name="ro1">
          <table:table-cell table:formula="of:=[.A15]-1" office:value-type="float" office:value="466">
            <text:p>466</text:p>
          </table:table-cell>
          <table:table-cell table:formula="of:=[.$G$2]" office:value-type="float" office:value="2700">
            <text:p>2700</text:p>
          </table:table-cell>
          <table:table-cell table:formula="of:=[.C15]-[.$H$4]" office:value-type="float" office:value="2462.86255319149">
            <text:p>2462.8625531915</text:p>
          </table:table-cell>
          <table:table-cell table:formula="of:=&quot;N&quot; &amp; [.A16]" office:value-type="string" office:string-value="N466">
            <text:p>N466</text:p>
          </table:table-cell>
          <table:table-cell table:formula="of:=&quot;X&quot; &amp; [.B16]" office:value-type="string" office:string-value="X2700">
            <text:p>X2700</text:p>
          </table:table-cell>
          <table:table-cell table:formula="of:=&quot;Y&quot; &amp; [.C16]" office:value-type="string" office:string-value="Y2462.86255319149">
            <text:p>Y2462.86255319149</text:p>
          </table:table-cell>
          <table:table-cell table:number-columns-repeated="2"/>
        </table:table-row>
        <table:table-row table:style-name="ro1">
          <table:table-cell table:formula="of:=[.A16]-1" office:value-type="float" office:value="465">
            <text:p>465</text:p>
          </table:table-cell>
          <table:table-cell table:formula="of:=[.$G$2]" office:value-type="float" office:value="2700">
            <text:p>2700</text:p>
          </table:table-cell>
          <table:table-cell table:formula="of:=[.C16]-[.$H$4]" office:value-type="float" office:value="2458.06702127659">
            <text:p>2458.0670212766</text:p>
          </table:table-cell>
          <table:table-cell table:formula="of:=&quot;N&quot; &amp; [.A17]" office:value-type="string" office:string-value="N465">
            <text:p>N465</text:p>
          </table:table-cell>
          <table:table-cell table:formula="of:=&quot;X&quot; &amp; [.B17]" office:value-type="string" office:string-value="X2700">
            <text:p>X2700</text:p>
          </table:table-cell>
          <table:table-cell table:formula="of:=&quot;Y&quot; &amp; [.C17]" office:value-type="string" office:string-value="Y2458.06702127659">
            <text:p>Y2458.06702127659</text:p>
          </table:table-cell>
          <table:table-cell table:number-columns-repeated="2"/>
        </table:table-row>
        <table:table-row table:style-name="ro1">
          <table:table-cell table:formula="of:=[.A17]-1" office:value-type="float" office:value="464">
            <text:p>464</text:p>
          </table:table-cell>
          <table:table-cell table:formula="of:=[.$G$2]" office:value-type="float" office:value="2700">
            <text:p>2700</text:p>
          </table:table-cell>
          <table:table-cell table:formula="of:=[.C17]-[.$H$4]" office:value-type="float" office:value="2453.2714893617">
            <text:p>2453.2714893617</text:p>
          </table:table-cell>
          <table:table-cell table:formula="of:=&quot;N&quot; &amp; [.A18]" office:value-type="string" office:string-value="N464">
            <text:p>N464</text:p>
          </table:table-cell>
          <table:table-cell table:formula="of:=&quot;X&quot; &amp; [.B18]" office:value-type="string" office:string-value="X2700">
            <text:p>X2700</text:p>
          </table:table-cell>
          <table:table-cell table:formula="of:=&quot;Y&quot; &amp; [.C18]" office:value-type="string" office:string-value="Y2453.2714893617">
            <text:p>Y2453.2714893617</text:p>
          </table:table-cell>
          <table:table-cell table:number-columns-repeated="2"/>
        </table:table-row>
        <table:table-row table:style-name="ro1">
          <table:table-cell table:formula="of:=[.A18]-1" office:value-type="float" office:value="463">
            <text:p>463</text:p>
          </table:table-cell>
          <table:table-cell table:formula="of:=[.$G$2]" office:value-type="float" office:value="2700">
            <text:p>2700</text:p>
          </table:table-cell>
          <table:table-cell table:formula="of:=[.C18]-[.$H$4]" office:value-type="float" office:value="2448.47595744681">
            <text:p>2448.4759574468</text:p>
          </table:table-cell>
          <table:table-cell table:formula="of:=&quot;N&quot; &amp; [.A19]" office:value-type="string" office:string-value="N463">
            <text:p>N463</text:p>
          </table:table-cell>
          <table:table-cell table:formula="of:=&quot;X&quot; &amp; [.B19]" office:value-type="string" office:string-value="X2700">
            <text:p>X2700</text:p>
          </table:table-cell>
          <table:table-cell table:formula="of:=&quot;Y&quot; &amp; [.C19]" office:value-type="string" office:string-value="Y2448.47595744681">
            <text:p>Y2448.47595744681</text:p>
          </table:table-cell>
          <table:table-cell table:number-columns-repeated="2"/>
        </table:table-row>
        <table:table-row table:style-name="ro1">
          <table:table-cell table:formula="of:=[.A19]-1" office:value-type="float" office:value="462">
            <text:p>462</text:p>
          </table:table-cell>
          <table:table-cell table:formula="of:=[.$G$2]" office:value-type="float" office:value="2700">
            <text:p>2700</text:p>
          </table:table-cell>
          <table:table-cell table:formula="of:=[.C19]-[.$H$4]" office:value-type="float" office:value="2443.68042553191">
            <text:p>2443.6804255319</text:p>
          </table:table-cell>
          <table:table-cell table:formula="of:=&quot;N&quot; &amp; [.A20]" office:value-type="string" office:string-value="N462">
            <text:p>N462</text:p>
          </table:table-cell>
          <table:table-cell table:formula="of:=&quot;X&quot; &amp; [.B20]" office:value-type="string" office:string-value="X2700">
            <text:p>X2700</text:p>
          </table:table-cell>
          <table:table-cell table:formula="of:=&quot;Y&quot; &amp; [.C20]" office:value-type="string" office:string-value="Y2443.68042553191">
            <text:p>Y2443.68042553191</text:p>
          </table:table-cell>
          <table:table-cell table:number-columns-repeated="2"/>
        </table:table-row>
        <table:table-row table:style-name="ro1">
          <table:table-cell table:formula="of:=[.A20]-1" office:value-type="float" office:value="461">
            <text:p>461</text:p>
          </table:table-cell>
          <table:table-cell table:formula="of:=[.$G$2]" office:value-type="float" office:value="2700">
            <text:p>2700</text:p>
          </table:table-cell>
          <table:table-cell table:formula="of:=[.C20]-[.$H$4]" office:value-type="float" office:value="2438.88489361702">
            <text:p>2438.884893617</text:p>
          </table:table-cell>
          <table:table-cell table:formula="of:=&quot;N&quot; &amp; [.A21]" office:value-type="string" office:string-value="N461">
            <text:p>N461</text:p>
          </table:table-cell>
          <table:table-cell table:formula="of:=&quot;X&quot; &amp; [.B21]" office:value-type="string" office:string-value="X2700">
            <text:p>X2700</text:p>
          </table:table-cell>
          <table:table-cell table:formula="of:=&quot;Y&quot; &amp; [.C21]" office:value-type="string" office:string-value="Y2438.88489361702">
            <text:p>Y2438.88489361702</text:p>
          </table:table-cell>
          <table:table-cell table:number-columns-repeated="2"/>
        </table:table-row>
        <table:table-row table:style-name="ro1">
          <table:table-cell table:formula="of:=[.A21]-1" office:value-type="float" office:value="460">
            <text:p>460</text:p>
          </table:table-cell>
          <table:table-cell table:formula="of:=[.$G$2]" office:value-type="float" office:value="2700">
            <text:p>2700</text:p>
          </table:table-cell>
          <table:table-cell table:formula="of:=[.C21]-[.$H$4]" office:value-type="float" office:value="2434.08936170213">
            <text:p>2434.0893617021</text:p>
          </table:table-cell>
          <table:table-cell table:formula="of:=&quot;N&quot; &amp; [.A22]" office:value-type="string" office:string-value="N460">
            <text:p>N460</text:p>
          </table:table-cell>
          <table:table-cell table:formula="of:=&quot;X&quot; &amp; [.B22]" office:value-type="string" office:string-value="X2700">
            <text:p>X2700</text:p>
          </table:table-cell>
          <table:table-cell table:formula="of:=&quot;Y&quot; &amp; [.C22]" office:value-type="string" office:string-value="Y2434.08936170213">
            <text:p>Y2434.08936170213</text:p>
          </table:table-cell>
          <table:table-cell table:number-columns-repeated="2"/>
        </table:table-row>
        <table:table-row table:style-name="ro1">
          <table:table-cell table:formula="of:=[.A22]-1" office:value-type="float" office:value="459">
            <text:p>459</text:p>
          </table:table-cell>
          <table:table-cell table:formula="of:=[.$G$2]" office:value-type="float" office:value="2700">
            <text:p>2700</text:p>
          </table:table-cell>
          <table:table-cell table:formula="of:=[.C22]-[.$H$4]" office:value-type="float" office:value="2429.29382978723">
            <text:p>2429.2938297872</text:p>
          </table:table-cell>
          <table:table-cell table:formula="of:=&quot;N&quot; &amp; [.A23]" office:value-type="string" office:string-value="N459">
            <text:p>N459</text:p>
          </table:table-cell>
          <table:table-cell table:formula="of:=&quot;X&quot; &amp; [.B23]" office:value-type="string" office:string-value="X2700">
            <text:p>X2700</text:p>
          </table:table-cell>
          <table:table-cell table:formula="of:=&quot;Y&quot; &amp; [.C23]" office:value-type="string" office:string-value="Y2429.29382978723">
            <text:p>Y2429.29382978723</text:p>
          </table:table-cell>
          <table:table-cell table:number-columns-repeated="2"/>
        </table:table-row>
        <table:table-row table:style-name="ro1">
          <table:table-cell table:formula="of:=[.A23]-1" office:value-type="float" office:value="458">
            <text:p>458</text:p>
          </table:table-cell>
          <table:table-cell table:formula="of:=[.$G$2]" office:value-type="float" office:value="2700">
            <text:p>2700</text:p>
          </table:table-cell>
          <table:table-cell table:formula="of:=[.C23]-[.$H$4]" office:value-type="float" office:value="2424.49829787234">
            <text:p>2424.4982978723</text:p>
          </table:table-cell>
          <table:table-cell table:formula="of:=&quot;N&quot; &amp; [.A24]" office:value-type="string" office:string-value="N458">
            <text:p>N458</text:p>
          </table:table-cell>
          <table:table-cell table:formula="of:=&quot;X&quot; &amp; [.B24]" office:value-type="string" office:string-value="X2700">
            <text:p>X2700</text:p>
          </table:table-cell>
          <table:table-cell table:formula="of:=&quot;Y&quot; &amp; [.C24]" office:value-type="string" office:string-value="Y2424.49829787234">
            <text:p>Y2424.49829787234</text:p>
          </table:table-cell>
          <table:table-cell table:number-columns-repeated="2"/>
        </table:table-row>
        <table:table-row table:style-name="ro1">
          <table:table-cell table:formula="of:=[.A24]-1" office:value-type="float" office:value="457">
            <text:p>457</text:p>
          </table:table-cell>
          <table:table-cell table:formula="of:=[.$G$2]" office:value-type="float" office:value="2700">
            <text:p>2700</text:p>
          </table:table-cell>
          <table:table-cell table:formula="of:=[.C24]-[.$H$4]" office:value-type="float" office:value="2419.70276595745">
            <text:p>2419.7027659575</text:p>
          </table:table-cell>
          <table:table-cell table:formula="of:=&quot;N&quot; &amp; [.A25]" office:value-type="string" office:string-value="N457">
            <text:p>N457</text:p>
          </table:table-cell>
          <table:table-cell table:formula="of:=&quot;X&quot; &amp; [.B25]" office:value-type="string" office:string-value="X2700">
            <text:p>X2700</text:p>
          </table:table-cell>
          <table:table-cell table:formula="of:=&quot;Y&quot; &amp; [.C25]" office:value-type="string" office:string-value="Y2419.70276595745">
            <text:p>Y2419.70276595745</text:p>
          </table:table-cell>
          <table:table-cell table:number-columns-repeated="2"/>
        </table:table-row>
        <table:table-row table:style-name="ro1">
          <table:table-cell table:formula="of:=[.A25]-1" office:value-type="float" office:value="456">
            <text:p>456</text:p>
          </table:table-cell>
          <table:table-cell table:formula="of:=[.$G$2]" office:value-type="float" office:value="2700">
            <text:p>2700</text:p>
          </table:table-cell>
          <table:table-cell table:formula="of:=[.C25]-[.$H$4]" office:value-type="float" office:value="2414.90723404255">
            <text:p>2414.9072340426</text:p>
          </table:table-cell>
          <table:table-cell table:formula="of:=&quot;N&quot; &amp; [.A26]" office:value-type="string" office:string-value="N456">
            <text:p>N456</text:p>
          </table:table-cell>
          <table:table-cell table:formula="of:=&quot;X&quot; &amp; [.B26]" office:value-type="string" office:string-value="X2700">
            <text:p>X2700</text:p>
          </table:table-cell>
          <table:table-cell table:formula="of:=&quot;Y&quot; &amp; [.C26]" office:value-type="string" office:string-value="Y2414.90723404255">
            <text:p>Y2414.90723404255</text:p>
          </table:table-cell>
          <table:table-cell table:number-columns-repeated="2"/>
        </table:table-row>
        <table:table-row table:style-name="ro1">
          <table:table-cell table:formula="of:=[.A26]-1" office:value-type="float" office:value="455">
            <text:p>455</text:p>
          </table:table-cell>
          <table:table-cell table:formula="of:=[.$G$2]" office:value-type="float" office:value="2700">
            <text:p>2700</text:p>
          </table:table-cell>
          <table:table-cell table:formula="of:=[.C26]-[.$H$4]" office:value-type="float" office:value="2410.11170212766">
            <text:p>2410.1117021277</text:p>
          </table:table-cell>
          <table:table-cell table:formula="of:=&quot;N&quot; &amp; [.A27]" office:value-type="string" office:string-value="N455">
            <text:p>N455</text:p>
          </table:table-cell>
          <table:table-cell table:formula="of:=&quot;X&quot; &amp; [.B27]" office:value-type="string" office:string-value="X2700">
            <text:p>X2700</text:p>
          </table:table-cell>
          <table:table-cell table:formula="of:=&quot;Y&quot; &amp; [.C27]" office:value-type="string" office:string-value="Y2410.11170212766">
            <text:p>Y2410.11170212766</text:p>
          </table:table-cell>
          <table:table-cell table:number-columns-repeated="2"/>
        </table:table-row>
        <table:table-row table:style-name="ro1">
          <table:table-cell table:formula="of:=[.A27]-1" office:value-type="float" office:value="454">
            <text:p>454</text:p>
          </table:table-cell>
          <table:table-cell table:formula="of:=[.$G$2]" office:value-type="float" office:value="2700">
            <text:p>2700</text:p>
          </table:table-cell>
          <table:table-cell table:formula="of:=[.C27]-[.$H$4]" office:value-type="float" office:value="2405.31617021276">
            <text:p>2405.3161702128</text:p>
          </table:table-cell>
          <table:table-cell table:formula="of:=&quot;N&quot; &amp; [.A28]" office:value-type="string" office:string-value="N454">
            <text:p>N454</text:p>
          </table:table-cell>
          <table:table-cell table:formula="of:=&quot;X&quot; &amp; [.B28]" office:value-type="string" office:string-value="X2700">
            <text:p>X2700</text:p>
          </table:table-cell>
          <table:table-cell table:formula="of:=&quot;Y&quot; &amp; [.C28]" office:value-type="string" office:string-value="Y2405.31617021276">
            <text:p>Y2405.31617021276</text:p>
          </table:table-cell>
          <table:table-cell table:number-columns-repeated="2"/>
        </table:table-row>
        <table:table-row table:style-name="ro1">
          <table:table-cell table:formula="of:=[.A28]-1" office:value-type="float" office:value="453">
            <text:p>453</text:p>
          </table:table-cell>
          <table:table-cell table:formula="of:=[.$G$2]" office:value-type="float" office:value="2700">
            <text:p>2700</text:p>
          </table:table-cell>
          <table:table-cell table:formula="of:=[.C28]-[.$H$4]" office:value-type="float" office:value="2400.52063829787">
            <text:p>2400.5206382979</text:p>
          </table:table-cell>
          <table:table-cell table:formula="of:=&quot;N&quot; &amp; [.A29]" office:value-type="string" office:string-value="N453">
            <text:p>N453</text:p>
          </table:table-cell>
          <table:table-cell table:formula="of:=&quot;X&quot; &amp; [.B29]" office:value-type="string" office:string-value="X2700">
            <text:p>X2700</text:p>
          </table:table-cell>
          <table:table-cell table:formula="of:=&quot;Y&quot; &amp; [.C29]" office:value-type="string" office:string-value="Y2400.52063829787">
            <text:p>Y2400.52063829787</text:p>
          </table:table-cell>
          <table:table-cell table:number-columns-repeated="2"/>
        </table:table-row>
        <table:table-row table:style-name="ro1">
          <table:table-cell table:formula="of:=[.A29]-1" office:value-type="float" office:value="452">
            <text:p>452</text:p>
          </table:table-cell>
          <table:table-cell table:formula="of:=[.$G$2]" office:value-type="float" office:value="2700">
            <text:p>2700</text:p>
          </table:table-cell>
          <table:table-cell table:formula="of:=[.C29]-[.$H$4]" office:value-type="float" office:value="2395.72510638298">
            <text:p>2395.725106383</text:p>
          </table:table-cell>
          <table:table-cell table:formula="of:=&quot;N&quot; &amp; [.A30]" office:value-type="string" office:string-value="N452">
            <text:p>N452</text:p>
          </table:table-cell>
          <table:table-cell table:formula="of:=&quot;X&quot; &amp; [.B30]" office:value-type="string" office:string-value="X2700">
            <text:p>X2700</text:p>
          </table:table-cell>
          <table:table-cell table:formula="of:=&quot;Y&quot; &amp; [.C30]" office:value-type="string" office:string-value="Y2395.72510638298">
            <text:p>Y2395.72510638298</text:p>
          </table:table-cell>
          <table:table-cell table:number-columns-repeated="2"/>
        </table:table-row>
        <table:table-row table:style-name="ro1">
          <table:table-cell table:formula="of:=[.A30]-1" office:value-type="float" office:value="451">
            <text:p>451</text:p>
          </table:table-cell>
          <table:table-cell table:formula="of:=[.$G$2]" office:value-type="float" office:value="2700">
            <text:p>2700</text:p>
          </table:table-cell>
          <table:table-cell table:formula="of:=[.C30]-[.$H$4]" office:value-type="float" office:value="2390.92957446808">
            <text:p>2390.9295744681</text:p>
          </table:table-cell>
          <table:table-cell table:formula="of:=&quot;N&quot; &amp; [.A31]" office:value-type="string" office:string-value="N451">
            <text:p>N451</text:p>
          </table:table-cell>
          <table:table-cell table:formula="of:=&quot;X&quot; &amp; [.B31]" office:value-type="string" office:string-value="X2700">
            <text:p>X2700</text:p>
          </table:table-cell>
          <table:table-cell table:formula="of:=&quot;Y&quot; &amp; [.C31]" office:value-type="string" office:string-value="Y2390.92957446808">
            <text:p>Y2390.92957446808</text:p>
          </table:table-cell>
          <table:table-cell table:number-columns-repeated="2"/>
        </table:table-row>
        <table:table-row table:style-name="ro1">
          <table:table-cell table:formula="of:=[.A31]-1" office:value-type="float" office:value="450">
            <text:p>450</text:p>
          </table:table-cell>
          <table:table-cell table:formula="of:=[.$G$2]" office:value-type="float" office:value="2700">
            <text:p>2700</text:p>
          </table:table-cell>
          <table:table-cell table:formula="of:=[.C31]-[.$H$4]" office:value-type="float" office:value="2386.13404255319">
            <text:p>2386.1340425532</text:p>
          </table:table-cell>
          <table:table-cell table:formula="of:=&quot;N&quot; &amp; [.A32]" office:value-type="string" office:string-value="N450">
            <text:p>N450</text:p>
          </table:table-cell>
          <table:table-cell table:formula="of:=&quot;X&quot; &amp; [.B32]" office:value-type="string" office:string-value="X2700">
            <text:p>X2700</text:p>
          </table:table-cell>
          <table:table-cell table:formula="of:=&quot;Y&quot; &amp; [.C32]" office:value-type="string" office:string-value="Y2386.13404255319">
            <text:p>Y2386.13404255319</text:p>
          </table:table-cell>
          <table:table-cell table:number-columns-repeated="2"/>
        </table:table-row>
        <table:table-row table:style-name="ro1">
          <table:table-cell table:formula="of:=[.A32]-1" office:value-type="float" office:value="449">
            <text:p>449</text:p>
          </table:table-cell>
          <table:table-cell table:formula="of:=[.$G$2]" office:value-type="float" office:value="2700">
            <text:p>2700</text:p>
          </table:table-cell>
          <table:table-cell table:formula="of:=[.C32]-[.$H$4]" office:value-type="float" office:value="2381.3385106383">
            <text:p>2381.3385106383</text:p>
          </table:table-cell>
          <table:table-cell table:formula="of:=&quot;N&quot; &amp; [.A33]" office:value-type="string" office:string-value="N449">
            <text:p>N449</text:p>
          </table:table-cell>
          <table:table-cell table:formula="of:=&quot;X&quot; &amp; [.B33]" office:value-type="string" office:string-value="X2700">
            <text:p>X2700</text:p>
          </table:table-cell>
          <table:table-cell table:formula="of:=&quot;Y&quot; &amp; [.C33]" office:value-type="string" office:string-value="Y2381.3385106383">
            <text:p>Y2381.3385106383</text:p>
          </table:table-cell>
          <table:table-cell table:number-columns-repeated="2"/>
        </table:table-row>
        <table:table-row table:style-name="ro1">
          <table:table-cell table:formula="of:=[.A33]-1" office:value-type="float" office:value="448">
            <text:p>448</text:p>
          </table:table-cell>
          <table:table-cell table:formula="of:=[.$G$2]" office:value-type="float" office:value="2700">
            <text:p>2700</text:p>
          </table:table-cell>
          <table:table-cell table:formula="of:=[.C33]-[.$H$4]" office:value-type="float" office:value="2376.5429787234">
            <text:p>2376.5429787234</text:p>
          </table:table-cell>
          <table:table-cell table:formula="of:=&quot;N&quot; &amp; [.A34]" office:value-type="string" office:string-value="N448">
            <text:p>N448</text:p>
          </table:table-cell>
          <table:table-cell table:formula="of:=&quot;X&quot; &amp; [.B34]" office:value-type="string" office:string-value="X2700">
            <text:p>X2700</text:p>
          </table:table-cell>
          <table:table-cell table:formula="of:=&quot;Y&quot; &amp; [.C34]" office:value-type="string" office:string-value="Y2376.5429787234">
            <text:p>Y2376.5429787234</text:p>
          </table:table-cell>
          <table:table-cell table:number-columns-repeated="2"/>
        </table:table-row>
        <table:table-row table:style-name="ro1">
          <table:table-cell table:formula="of:=[.A34]-1" office:value-type="float" office:value="447">
            <text:p>447</text:p>
          </table:table-cell>
          <table:table-cell table:formula="of:=[.$G$2]" office:value-type="float" office:value="2700">
            <text:p>2700</text:p>
          </table:table-cell>
          <table:table-cell table:formula="of:=[.C34]-[.$H$4]" office:value-type="float" office:value="2371.74744680851">
            <text:p>2371.7474468085</text:p>
          </table:table-cell>
          <table:table-cell table:formula="of:=&quot;N&quot; &amp; [.A35]" office:value-type="string" office:string-value="N447">
            <text:p>N447</text:p>
          </table:table-cell>
          <table:table-cell table:formula="of:=&quot;X&quot; &amp; [.B35]" office:value-type="string" office:string-value="X2700">
            <text:p>X2700</text:p>
          </table:table-cell>
          <table:table-cell table:formula="of:=&quot;Y&quot; &amp; [.C35]" office:value-type="string" office:string-value="Y2371.74744680851">
            <text:p>Y2371.74744680851</text:p>
          </table:table-cell>
          <table:table-cell table:number-columns-repeated="2"/>
        </table:table-row>
        <table:table-row table:style-name="ro1">
          <table:table-cell table:formula="of:=[.A35]-1" office:value-type="float" office:value="446">
            <text:p>446</text:p>
          </table:table-cell>
          <table:table-cell table:formula="of:=[.$G$2]" office:value-type="float" office:value="2700">
            <text:p>2700</text:p>
          </table:table-cell>
          <table:table-cell table:formula="of:=[.C35]-[.$H$4]" office:value-type="float" office:value="2366.95191489362">
            <text:p>2366.9519148936</text:p>
          </table:table-cell>
          <table:table-cell table:formula="of:=&quot;N&quot; &amp; [.A36]" office:value-type="string" office:string-value="N446">
            <text:p>N446</text:p>
          </table:table-cell>
          <table:table-cell table:formula="of:=&quot;X&quot; &amp; [.B36]" office:value-type="string" office:string-value="X2700">
            <text:p>X2700</text:p>
          </table:table-cell>
          <table:table-cell table:formula="of:=&quot;Y&quot; &amp; [.C36]" office:value-type="string" office:string-value="Y2366.95191489362">
            <text:p>Y2366.95191489362</text:p>
          </table:table-cell>
          <table:table-cell table:number-columns-repeated="2"/>
        </table:table-row>
        <table:table-row table:style-name="ro1">
          <table:table-cell table:formula="of:=[.A36]-1" office:value-type="float" office:value="445">
            <text:p>445</text:p>
          </table:table-cell>
          <table:table-cell table:formula="of:=[.$G$2]" office:value-type="float" office:value="2700">
            <text:p>2700</text:p>
          </table:table-cell>
          <table:table-cell table:formula="of:=[.C36]-[.$H$4]" office:value-type="float" office:value="2362.15638297872">
            <text:p>2362.1563829787</text:p>
          </table:table-cell>
          <table:table-cell table:formula="of:=&quot;N&quot; &amp; [.A37]" office:value-type="string" office:string-value="N445">
            <text:p>N445</text:p>
          </table:table-cell>
          <table:table-cell table:formula="of:=&quot;X&quot; &amp; [.B37]" office:value-type="string" office:string-value="X2700">
            <text:p>X2700</text:p>
          </table:table-cell>
          <table:table-cell table:formula="of:=&quot;Y&quot; &amp; [.C37]" office:value-type="string" office:string-value="Y2362.15638297872">
            <text:p>Y2362.15638297872</text:p>
          </table:table-cell>
          <table:table-cell table:number-columns-repeated="2"/>
        </table:table-row>
        <table:table-row table:style-name="ro1">
          <table:table-cell table:formula="of:=[.A37]-1" office:value-type="float" office:value="444">
            <text:p>444</text:p>
          </table:table-cell>
          <table:table-cell table:formula="of:=[.$G$2]" office:value-type="float" office:value="2700">
            <text:p>2700</text:p>
          </table:table-cell>
          <table:table-cell table:formula="of:=[.C37]-[.$H$4]" office:value-type="float" office:value="2357.36085106383">
            <text:p>2357.3608510638</text:p>
          </table:table-cell>
          <table:table-cell table:formula="of:=&quot;N&quot; &amp; [.A38]" office:value-type="string" office:string-value="N444">
            <text:p>N444</text:p>
          </table:table-cell>
          <table:table-cell table:formula="of:=&quot;X&quot; &amp; [.B38]" office:value-type="string" office:string-value="X2700">
            <text:p>X2700</text:p>
          </table:table-cell>
          <table:table-cell table:formula="of:=&quot;Y&quot; &amp; [.C38]" office:value-type="string" office:string-value="Y2357.36085106383">
            <text:p>Y2357.36085106383</text:p>
          </table:table-cell>
          <table:table-cell table:number-columns-repeated="2"/>
        </table:table-row>
        <table:table-row table:style-name="ro1">
          <table:table-cell table:formula="of:=[.A38]-1" office:value-type="float" office:value="443">
            <text:p>443</text:p>
          </table:table-cell>
          <table:table-cell table:formula="of:=[.$G$2]" office:value-type="float" office:value="2700">
            <text:p>2700</text:p>
          </table:table-cell>
          <table:table-cell table:formula="of:=[.C38]-[.$H$4]" office:value-type="float" office:value="2352.56531914893">
            <text:p>2352.5653191489</text:p>
          </table:table-cell>
          <table:table-cell table:formula="of:=&quot;N&quot; &amp; [.A39]" office:value-type="string" office:string-value="N443">
            <text:p>N443</text:p>
          </table:table-cell>
          <table:table-cell table:formula="of:=&quot;X&quot; &amp; [.B39]" office:value-type="string" office:string-value="X2700">
            <text:p>X2700</text:p>
          </table:table-cell>
          <table:table-cell table:formula="of:=&quot;Y&quot; &amp; [.C39]" office:value-type="string" office:string-value="Y2352.56531914893">
            <text:p>Y2352.56531914893</text:p>
          </table:table-cell>
          <table:table-cell table:number-columns-repeated="2"/>
        </table:table-row>
        <table:table-row table:style-name="ro1">
          <table:table-cell table:formula="of:=[.A39]-1" office:value-type="float" office:value="442">
            <text:p>442</text:p>
          </table:table-cell>
          <table:table-cell table:formula="of:=[.$G$2]" office:value-type="float" office:value="2700">
            <text:p>2700</text:p>
          </table:table-cell>
          <table:table-cell table:formula="of:=[.C39]-[.$H$4]" office:value-type="float" office:value="2347.76978723404">
            <text:p>2347.769787234</text:p>
          </table:table-cell>
          <table:table-cell table:formula="of:=&quot;N&quot; &amp; [.A40]" office:value-type="string" office:string-value="N442">
            <text:p>N442</text:p>
          </table:table-cell>
          <table:table-cell table:formula="of:=&quot;X&quot; &amp; [.B40]" office:value-type="string" office:string-value="X2700">
            <text:p>X2700</text:p>
          </table:table-cell>
          <table:table-cell table:formula="of:=&quot;Y&quot; &amp; [.C40]" office:value-type="string" office:string-value="Y2347.76978723404">
            <text:p>Y2347.76978723404</text:p>
          </table:table-cell>
          <table:table-cell table:number-columns-repeated="2"/>
        </table:table-row>
        <table:table-row table:style-name="ro1">
          <table:table-cell table:formula="of:=[.A40]-1" office:value-type="float" office:value="441">
            <text:p>441</text:p>
          </table:table-cell>
          <table:table-cell table:formula="of:=[.$G$2]" office:value-type="float" office:value="2700">
            <text:p>2700</text:p>
          </table:table-cell>
          <table:table-cell table:formula="of:=[.C40]-[.$H$4]" office:value-type="float" office:value="2342.97425531915">
            <text:p>2342.9742553192</text:p>
          </table:table-cell>
          <table:table-cell table:formula="of:=&quot;N&quot; &amp; [.A41]" office:value-type="string" office:string-value="N441">
            <text:p>N441</text:p>
          </table:table-cell>
          <table:table-cell table:formula="of:=&quot;X&quot; &amp; [.B41]" office:value-type="string" office:string-value="X2700">
            <text:p>X2700</text:p>
          </table:table-cell>
          <table:table-cell table:formula="of:=&quot;Y&quot; &amp; [.C41]" office:value-type="string" office:string-value="Y2342.97425531915">
            <text:p>Y2342.97425531915</text:p>
          </table:table-cell>
          <table:table-cell table:number-columns-repeated="2"/>
        </table:table-row>
        <table:table-row table:style-name="ro1">
          <table:table-cell table:formula="of:=[.A41]-1" office:value-type="float" office:value="440">
            <text:p>440</text:p>
          </table:table-cell>
          <table:table-cell table:formula="of:=[.$G$2]" office:value-type="float" office:value="2700">
            <text:p>2700</text:p>
          </table:table-cell>
          <table:table-cell table:formula="of:=[.C41]-[.$H$4]" office:value-type="float" office:value="2338.17872340425">
            <text:p>2338.1787234043</text:p>
          </table:table-cell>
          <table:table-cell table:formula="of:=&quot;N&quot; &amp; [.A42]" office:value-type="string" office:string-value="N440">
            <text:p>N440</text:p>
          </table:table-cell>
          <table:table-cell table:formula="of:=&quot;X&quot; &amp; [.B42]" office:value-type="string" office:string-value="X2700">
            <text:p>X2700</text:p>
          </table:table-cell>
          <table:table-cell table:formula="of:=&quot;Y&quot; &amp; [.C42]" office:value-type="string" office:string-value="Y2338.17872340425">
            <text:p>Y2338.17872340425</text:p>
          </table:table-cell>
          <table:table-cell table:number-columns-repeated="2"/>
        </table:table-row>
        <table:table-row table:style-name="ro1">
          <table:table-cell table:formula="of:=[.A42]-1" office:value-type="float" office:value="439">
            <text:p>439</text:p>
          </table:table-cell>
          <table:table-cell table:formula="of:=[.$G$2]" office:value-type="float" office:value="2700">
            <text:p>2700</text:p>
          </table:table-cell>
          <table:table-cell table:formula="of:=[.C42]-[.$H$4]" office:value-type="float" office:value="2333.38319148936">
            <text:p>2333.3831914894</text:p>
          </table:table-cell>
          <table:table-cell table:formula="of:=&quot;N&quot; &amp; [.A43]" office:value-type="string" office:string-value="N439">
            <text:p>N439</text:p>
          </table:table-cell>
          <table:table-cell table:formula="of:=&quot;X&quot; &amp; [.B43]" office:value-type="string" office:string-value="X2700">
            <text:p>X2700</text:p>
          </table:table-cell>
          <table:table-cell table:formula="of:=&quot;Y&quot; &amp; [.C43]" office:value-type="string" office:string-value="Y2333.38319148936">
            <text:p>Y2333.38319148936</text:p>
          </table:table-cell>
          <table:table-cell table:number-columns-repeated="2"/>
        </table:table-row>
        <table:table-row table:style-name="ro1">
          <table:table-cell table:formula="of:=[.A43]-1" office:value-type="float" office:value="438">
            <text:p>438</text:p>
          </table:table-cell>
          <table:table-cell table:formula="of:=[.$G$2]" office:value-type="float" office:value="2700">
            <text:p>2700</text:p>
          </table:table-cell>
          <table:table-cell table:formula="of:=[.C43]-[.$H$4]" office:value-type="float" office:value="2328.58765957447">
            <text:p>2328.5876595745</text:p>
          </table:table-cell>
          <table:table-cell table:formula="of:=&quot;N&quot; &amp; [.A44]" office:value-type="string" office:string-value="N438">
            <text:p>N438</text:p>
          </table:table-cell>
          <table:table-cell table:formula="of:=&quot;X&quot; &amp; [.B44]" office:value-type="string" office:string-value="X2700">
            <text:p>X2700</text:p>
          </table:table-cell>
          <table:table-cell table:formula="of:=&quot;Y&quot; &amp; [.C44]" office:value-type="string" office:string-value="Y2328.58765957447">
            <text:p>Y2328.58765957447</text:p>
          </table:table-cell>
          <table:table-cell table:number-columns-repeated="2"/>
        </table:table-row>
        <table:table-row table:style-name="ro1">
          <table:table-cell table:formula="of:=[.A44]-1" office:value-type="float" office:value="437">
            <text:p>437</text:p>
          </table:table-cell>
          <table:table-cell table:formula="of:=[.$G$2]" office:value-type="float" office:value="2700">
            <text:p>2700</text:p>
          </table:table-cell>
          <table:table-cell table:formula="of:=[.C44]-[.$H$4]" office:value-type="float" office:value="2323.79212765957">
            <text:p>2323.7921276596</text:p>
          </table:table-cell>
          <table:table-cell table:formula="of:=&quot;N&quot; &amp; [.A45]" office:value-type="string" office:string-value="N437">
            <text:p>N437</text:p>
          </table:table-cell>
          <table:table-cell table:formula="of:=&quot;X&quot; &amp; [.B45]" office:value-type="string" office:string-value="X2700">
            <text:p>X2700</text:p>
          </table:table-cell>
          <table:table-cell table:formula="of:=&quot;Y&quot; &amp; [.C45]" office:value-type="string" office:string-value="Y2323.79212765957">
            <text:p>Y2323.79212765957</text:p>
          </table:table-cell>
          <table:table-cell table:number-columns-repeated="2"/>
        </table:table-row>
        <table:table-row table:style-name="ro1">
          <table:table-cell table:formula="of:=[.A45]-1" office:value-type="float" office:value="436">
            <text:p>436</text:p>
          </table:table-cell>
          <table:table-cell table:formula="of:=[.$G$2]" office:value-type="float" office:value="2700">
            <text:p>2700</text:p>
          </table:table-cell>
          <table:table-cell table:formula="of:=[.C45]-[.$H$4]" office:value-type="float" office:value="2318.99659574468">
            <text:p>2318.9965957447</text:p>
          </table:table-cell>
          <table:table-cell table:formula="of:=&quot;N&quot; &amp; [.A46]" office:value-type="string" office:string-value="N436">
            <text:p>N436</text:p>
          </table:table-cell>
          <table:table-cell table:formula="of:=&quot;X&quot; &amp; [.B46]" office:value-type="string" office:string-value="X2700">
            <text:p>X2700</text:p>
          </table:table-cell>
          <table:table-cell table:formula="of:=&quot;Y&quot; &amp; [.C46]" office:value-type="string" office:string-value="Y2318.99659574468">
            <text:p>Y2318.99659574468</text:p>
          </table:table-cell>
          <table:table-cell table:number-columns-repeated="2"/>
        </table:table-row>
        <table:table-row table:style-name="ro1">
          <table:table-cell table:formula="of:=[.A46]-1" office:value-type="float" office:value="435">
            <text:p>435</text:p>
          </table:table-cell>
          <table:table-cell table:formula="of:=[.$G$2]" office:value-type="float" office:value="2700">
            <text:p>2700</text:p>
          </table:table-cell>
          <table:table-cell table:formula="of:=[.C46]-[.$H$4]" office:value-type="float" office:value="2314.20106382978">
            <text:p>2314.2010638298</text:p>
          </table:table-cell>
          <table:table-cell table:formula="of:=&quot;N&quot; &amp; [.A47]" office:value-type="string" office:string-value="N435">
            <text:p>N435</text:p>
          </table:table-cell>
          <table:table-cell table:formula="of:=&quot;X&quot; &amp; [.B47]" office:value-type="string" office:string-value="X2700">
            <text:p>X2700</text:p>
          </table:table-cell>
          <table:table-cell table:formula="of:=&quot;Y&quot; &amp; [.C47]" office:value-type="string" office:string-value="Y2314.20106382978">
            <text:p>Y2314.20106382978</text:p>
          </table:table-cell>
          <table:table-cell table:number-columns-repeated="2"/>
        </table:table-row>
        <table:table-row table:style-name="ro1">
          <table:table-cell table:formula="of:=[.A47]-1" office:value-type="float" office:value="434">
            <text:p>434</text:p>
          </table:table-cell>
          <table:table-cell table:formula="of:=[.$G$2]" office:value-type="float" office:value="2700">
            <text:p>2700</text:p>
          </table:table-cell>
          <table:table-cell table:formula="of:=[.C47]-[.$H$4]" office:value-type="float" office:value="2309.40553191489">
            <text:p>2309.4055319149</text:p>
          </table:table-cell>
          <table:table-cell table:formula="of:=&quot;N&quot; &amp; [.A48]" office:value-type="string" office:string-value="N434">
            <text:p>N434</text:p>
          </table:table-cell>
          <table:table-cell table:formula="of:=&quot;X&quot; &amp; [.B48]" office:value-type="string" office:string-value="X2700">
            <text:p>X2700</text:p>
          </table:table-cell>
          <table:table-cell table:formula="of:=&quot;Y&quot; &amp; [.C48]" office:value-type="string" office:string-value="Y2309.40553191489">
            <text:p>Y2309.40553191489</text:p>
          </table:table-cell>
          <table:table-cell table:number-columns-repeated="2"/>
        </table:table-row>
        <table:table-row table:style-name="ro1">
          <table:table-cell table:formula="of:=[.A48]-1" office:value-type="float" office:value="433">
            <text:p>433</text:p>
          </table:table-cell>
          <table:table-cell table:formula="of:=[.$G$2]" office:value-type="float" office:value="2700">
            <text:p>2700</text:p>
          </table:table-cell>
          <table:table-cell table:formula="of:=[.C48]-[.$H$4]" office:value-type="float" office:value="2304.61">
            <text:p>2304.61</text:p>
          </table:table-cell>
          <table:table-cell table:formula="of:=&quot;N&quot; &amp; [.A49]" office:value-type="string" office:string-value="N433">
            <text:p>N433</text:p>
          </table:table-cell>
          <table:table-cell table:formula="of:=&quot;X&quot; &amp; [.B49]" office:value-type="string" office:string-value="X2700">
            <text:p>X2700</text:p>
          </table:table-cell>
          <table:table-cell table:formula="of:=&quot;Y&quot; &amp; [.C49]" office:value-type="string" office:string-value="Y2304.61">
            <text:p>Y2304.61</text:p>
          </table:table-cell>
          <table:table-cell table:number-columns-repeated="2"/>
        </table:table-row>
        <table:table-row table:style-name="ro1">
          <table:table-cell table:formula="of:=[.A49]-1" office:value-type="float" office:value="432">
            <text:p>432</text:p>
          </table:table-cell>
          <table:table-cell table:formula="of:=[.$G$2]" office:value-type="float" office:value="2700">
            <text:p>2700</text:p>
          </table:table-cell>
          <table:table-cell table:formula="of:=[.C49]-[.$H$4]" office:value-type="float" office:value="2299.8144680851">
            <text:p>2299.8144680851</text:p>
          </table:table-cell>
          <table:table-cell table:formula="of:=&quot;N&quot; &amp; [.A50]" office:value-type="string" office:string-value="N432">
            <text:p>N432</text:p>
          </table:table-cell>
          <table:table-cell table:formula="of:=&quot;X&quot; &amp; [.B50]" office:value-type="string" office:string-value="X2700">
            <text:p>X2700</text:p>
          </table:table-cell>
          <table:table-cell table:formula="of:=&quot;Y&quot; &amp; [.C50]" office:value-type="string" office:string-value="Y2299.8144680851">
            <text:p>Y2299.8144680851</text:p>
          </table:table-cell>
          <table:table-cell table:number-columns-repeated="2"/>
        </table:table-row>
        <table:table-row table:style-name="ro1">
          <table:table-cell table:formula="of:=[.A50]-1" office:value-type="float" office:value="431">
            <text:p>431</text:p>
          </table:table-cell>
          <table:table-cell table:formula="of:=[.$G$2]" office:value-type="float" office:value="2700">
            <text:p>2700</text:p>
          </table:table-cell>
          <table:table-cell table:formula="of:=[.C50]-[.$H$4]" office:value-type="float" office:value="2295.01893617021">
            <text:p>2295.0189361702</text:p>
          </table:table-cell>
          <table:table-cell table:formula="of:=&quot;N&quot; &amp; [.A51]" office:value-type="string" office:string-value="N431">
            <text:p>N431</text:p>
          </table:table-cell>
          <table:table-cell table:formula="of:=&quot;X&quot; &amp; [.B51]" office:value-type="string" office:string-value="X2700">
            <text:p>X2700</text:p>
          </table:table-cell>
          <table:table-cell table:formula="of:=&quot;Y&quot; &amp; [.C51]" office:value-type="string" office:string-value="Y2295.01893617021">
            <text:p>Y2295.01893617021</text:p>
          </table:table-cell>
          <table:table-cell table:number-columns-repeated="2"/>
        </table:table-row>
        <table:table-row table:style-name="ro1">
          <table:table-cell table:formula="of:=[.A51]-1" office:value-type="float" office:value="430">
            <text:p>430</text:p>
          </table:table-cell>
          <table:table-cell table:formula="of:=[.$G$2]" office:value-type="float" office:value="2700">
            <text:p>2700</text:p>
          </table:table-cell>
          <table:table-cell table:formula="of:=[.C51]-[.$H$4]" office:value-type="float" office:value="2290.22340425532">
            <text:p>2290.2234042553</text:p>
          </table:table-cell>
          <table:table-cell table:formula="of:=&quot;N&quot; &amp; [.A52]" office:value-type="string" office:string-value="N430">
            <text:p>N430</text:p>
          </table:table-cell>
          <table:table-cell table:formula="of:=&quot;X&quot; &amp; [.B52]" office:value-type="string" office:string-value="X2700">
            <text:p>X2700</text:p>
          </table:table-cell>
          <table:table-cell table:formula="of:=&quot;Y&quot; &amp; [.C52]" office:value-type="string" office:string-value="Y2290.22340425532">
            <text:p>Y2290.22340425532</text:p>
          </table:table-cell>
          <table:table-cell table:number-columns-repeated="2"/>
        </table:table-row>
        <table:table-row table:style-name="ro1">
          <table:table-cell table:formula="of:=[.A52]-1" office:value-type="float" office:value="429">
            <text:p>429</text:p>
          </table:table-cell>
          <table:table-cell table:formula="of:=[.$G$2]" office:value-type="float" office:value="2700">
            <text:p>2700</text:p>
          </table:table-cell>
          <table:table-cell table:formula="of:=[.C52]-[.$H$4]" office:value-type="float" office:value="2285.42787234042">
            <text:p>2285.4278723404</text:p>
          </table:table-cell>
          <table:table-cell table:formula="of:=&quot;N&quot; &amp; [.A53]" office:value-type="string" office:string-value="N429">
            <text:p>N429</text:p>
          </table:table-cell>
          <table:table-cell table:formula="of:=&quot;X&quot; &amp; [.B53]" office:value-type="string" office:string-value="X2700">
            <text:p>X2700</text:p>
          </table:table-cell>
          <table:table-cell table:formula="of:=&quot;Y&quot; &amp; [.C53]" office:value-type="string" office:string-value="Y2285.42787234042">
            <text:p>Y2285.42787234042</text:p>
          </table:table-cell>
          <table:table-cell table:number-columns-repeated="2"/>
        </table:table-row>
        <table:table-row table:style-name="ro1">
          <table:table-cell table:formula="of:=[.A53]-1" office:value-type="float" office:value="428">
            <text:p>428</text:p>
          </table:table-cell>
          <table:table-cell table:formula="of:=[.$G$2]" office:value-type="float" office:value="2700">
            <text:p>2700</text:p>
          </table:table-cell>
          <table:table-cell table:formula="of:=[.C53]-[.$H$4]" office:value-type="float" office:value="2280.63234042553">
            <text:p>2280.6323404255</text:p>
          </table:table-cell>
          <table:table-cell table:formula="of:=&quot;N&quot; &amp; [.A54]" office:value-type="string" office:string-value="N428">
            <text:p>N428</text:p>
          </table:table-cell>
          <table:table-cell table:formula="of:=&quot;X&quot; &amp; [.B54]" office:value-type="string" office:string-value="X2700">
            <text:p>X2700</text:p>
          </table:table-cell>
          <table:table-cell table:formula="of:=&quot;Y&quot; &amp; [.C54]" office:value-type="string" office:string-value="Y2280.63234042553">
            <text:p>Y2280.63234042553</text:p>
          </table:table-cell>
          <table:table-cell table:number-columns-repeated="2"/>
        </table:table-row>
        <table:table-row table:style-name="ro1">
          <table:table-cell table:formula="of:=[.A54]-1" office:value-type="float" office:value="427">
            <text:p>427</text:p>
          </table:table-cell>
          <table:table-cell table:formula="of:=[.$G$2]" office:value-type="float" office:value="2700">
            <text:p>2700</text:p>
          </table:table-cell>
          <table:table-cell table:formula="of:=[.C54]-[.$H$4]" office:value-type="float" office:value="2275.83680851064">
            <text:p>2275.8368085106</text:p>
          </table:table-cell>
          <table:table-cell table:formula="of:=&quot;N&quot; &amp; [.A55]" office:value-type="string" office:string-value="N427">
            <text:p>N427</text:p>
          </table:table-cell>
          <table:table-cell table:formula="of:=&quot;X&quot; &amp; [.B55]" office:value-type="string" office:string-value="X2700">
            <text:p>X2700</text:p>
          </table:table-cell>
          <table:table-cell table:formula="of:=&quot;Y&quot; &amp; [.C55]" office:value-type="string" office:string-value="Y2275.83680851064">
            <text:p>Y2275.83680851064</text:p>
          </table:table-cell>
          <table:table-cell table:number-columns-repeated="2"/>
        </table:table-row>
        <table:table-row table:style-name="ro1">
          <table:table-cell table:formula="of:=[.A55]-1" office:value-type="float" office:value="426">
            <text:p>426</text:p>
          </table:table-cell>
          <table:table-cell table:formula="of:=[.$G$2]" office:value-type="float" office:value="2700">
            <text:p>2700</text:p>
          </table:table-cell>
          <table:table-cell table:formula="of:=[.C55]-[.$H$4]" office:value-type="float" office:value="2271.04127659574">
            <text:p>2271.0412765958</text:p>
          </table:table-cell>
          <table:table-cell table:formula="of:=&quot;N&quot; &amp; [.A56]" office:value-type="string" office:string-value="N426">
            <text:p>N426</text:p>
          </table:table-cell>
          <table:table-cell table:formula="of:=&quot;X&quot; &amp; [.B56]" office:value-type="string" office:string-value="X2700">
            <text:p>X2700</text:p>
          </table:table-cell>
          <table:table-cell table:formula="of:=&quot;Y&quot; &amp; [.C56]" office:value-type="string" office:string-value="Y2271.04127659574">
            <text:p>Y2271.04127659574</text:p>
          </table:table-cell>
          <table:table-cell table:number-columns-repeated="2"/>
        </table:table-row>
        <table:table-row table:style-name="ro1">
          <table:table-cell table:formula="of:=[.A56]-1" office:value-type="float" office:value="425">
            <text:p>425</text:p>
          </table:table-cell>
          <table:table-cell table:formula="of:=[.$G$2]" office:value-type="float" office:value="2700">
            <text:p>2700</text:p>
          </table:table-cell>
          <table:table-cell table:formula="of:=[.C56]-[.$H$4]" office:value-type="float" office:value="2266.24574468085">
            <text:p>2266.2457446809</text:p>
          </table:table-cell>
          <table:table-cell table:formula="of:=&quot;N&quot; &amp; [.A57]" office:value-type="string" office:string-value="N425">
            <text:p>N425</text:p>
          </table:table-cell>
          <table:table-cell table:formula="of:=&quot;X&quot; &amp; [.B57]" office:value-type="string" office:string-value="X2700">
            <text:p>X2700</text:p>
          </table:table-cell>
          <table:table-cell table:formula="of:=&quot;Y&quot; &amp; [.C57]" office:value-type="string" office:string-value="Y2266.24574468085">
            <text:p>Y2266.24574468085</text:p>
          </table:table-cell>
          <table:table-cell table:number-columns-repeated="2"/>
        </table:table-row>
        <table:table-row table:style-name="ro1">
          <table:table-cell table:formula="of:=[.A57]-1" office:value-type="float" office:value="424">
            <text:p>424</text:p>
          </table:table-cell>
          <table:table-cell table:formula="of:=[.$G$2]" office:value-type="float" office:value="2700">
            <text:p>2700</text:p>
          </table:table-cell>
          <table:table-cell table:formula="of:=[.C57]-[.$H$4]" office:value-type="float" office:value="2261.45021276595">
            <text:p>2261.450212766</text:p>
          </table:table-cell>
          <table:table-cell table:formula="of:=&quot;N&quot; &amp; [.A58]" office:value-type="string" office:string-value="N424">
            <text:p>N424</text:p>
          </table:table-cell>
          <table:table-cell table:formula="of:=&quot;X&quot; &amp; [.B58]" office:value-type="string" office:string-value="X2700">
            <text:p>X2700</text:p>
          </table:table-cell>
          <table:table-cell table:formula="of:=&quot;Y&quot; &amp; [.C58]" office:value-type="string" office:string-value="Y2261.45021276595">
            <text:p>Y2261.45021276595</text:p>
          </table:table-cell>
          <table:table-cell table:number-columns-repeated="2"/>
        </table:table-row>
        <table:table-row table:style-name="ro1">
          <table:table-cell table:formula="of:=[.A58]-1" office:value-type="float" office:value="423">
            <text:p>423</text:p>
          </table:table-cell>
          <table:table-cell table:formula="of:=[.$G$2]" office:value-type="float" office:value="2700">
            <text:p>2700</text:p>
          </table:table-cell>
          <table:table-cell table:formula="of:=[.C58]-[.$H$4]" office:value-type="float" office:value="2256.65468085106">
            <text:p>2256.6546808511</text:p>
          </table:table-cell>
          <table:table-cell table:formula="of:=&quot;N&quot; &amp; [.A59]" office:value-type="string" office:string-value="N423">
            <text:p>N423</text:p>
          </table:table-cell>
          <table:table-cell table:formula="of:=&quot;X&quot; &amp; [.B59]" office:value-type="string" office:string-value="X2700">
            <text:p>X2700</text:p>
          </table:table-cell>
          <table:table-cell table:formula="of:=&quot;Y&quot; &amp; [.C59]" office:value-type="string" office:string-value="Y2256.65468085106">
            <text:p>Y2256.65468085106</text:p>
          </table:table-cell>
          <table:table-cell table:number-columns-repeated="2"/>
        </table:table-row>
        <table:table-row table:style-name="ro1">
          <table:table-cell table:formula="of:=[.A59]-1" office:value-type="float" office:value="422">
            <text:p>422</text:p>
          </table:table-cell>
          <table:table-cell table:formula="of:=[.$G$2]" office:value-type="float" office:value="2700">
            <text:p>2700</text:p>
          </table:table-cell>
          <table:table-cell table:formula="of:=[.C59]-[.$H$4]" office:value-type="float" office:value="2251.85914893617">
            <text:p>2251.8591489362</text:p>
          </table:table-cell>
          <table:table-cell table:formula="of:=&quot;N&quot; &amp; [.A60]" office:value-type="string" office:string-value="N422">
            <text:p>N422</text:p>
          </table:table-cell>
          <table:table-cell table:formula="of:=&quot;X&quot; &amp; [.B60]" office:value-type="string" office:string-value="X2700">
            <text:p>X2700</text:p>
          </table:table-cell>
          <table:table-cell table:formula="of:=&quot;Y&quot; &amp; [.C60]" office:value-type="string" office:string-value="Y2251.85914893617">
            <text:p>Y2251.85914893617</text:p>
          </table:table-cell>
          <table:table-cell table:number-columns-repeated="2"/>
        </table:table-row>
        <table:table-row table:style-name="ro1">
          <table:table-cell table:formula="of:=[.A60]-1" office:value-type="float" office:value="421">
            <text:p>421</text:p>
          </table:table-cell>
          <table:table-cell table:formula="of:=[.$G$2]" office:value-type="float" office:value="2700">
            <text:p>2700</text:p>
          </table:table-cell>
          <table:table-cell table:formula="of:=[.C60]-[.$H$4]" office:value-type="float" office:value="2247.06361702127">
            <text:p>2247.0636170213</text:p>
          </table:table-cell>
          <table:table-cell table:formula="of:=&quot;N&quot; &amp; [.A61]" office:value-type="string" office:string-value="N421">
            <text:p>N421</text:p>
          </table:table-cell>
          <table:table-cell table:formula="of:=&quot;X&quot; &amp; [.B61]" office:value-type="string" office:string-value="X2700">
            <text:p>X2700</text:p>
          </table:table-cell>
          <table:table-cell table:formula="of:=&quot;Y&quot; &amp; [.C61]" office:value-type="string" office:string-value="Y2247.06361702127">
            <text:p>Y2247.06361702127</text:p>
          </table:table-cell>
          <table:table-cell table:number-columns-repeated="2"/>
        </table:table-row>
        <table:table-row table:style-name="ro1">
          <table:table-cell table:formula="of:=[.A61]-1" office:value-type="float" office:value="420">
            <text:p>420</text:p>
          </table:table-cell>
          <table:table-cell table:formula="of:=[.$G$2]" office:value-type="float" office:value="2700">
            <text:p>2700</text:p>
          </table:table-cell>
          <table:table-cell table:formula="of:=[.C61]-[.$H$4]" office:value-type="float" office:value="2242.26808510638">
            <text:p>2242.2680851064</text:p>
          </table:table-cell>
          <table:table-cell table:formula="of:=&quot;N&quot; &amp; [.A62]" office:value-type="string" office:string-value="N420">
            <text:p>N420</text:p>
          </table:table-cell>
          <table:table-cell table:formula="of:=&quot;X&quot; &amp; [.B62]" office:value-type="string" office:string-value="X2700">
            <text:p>X2700</text:p>
          </table:table-cell>
          <table:table-cell table:formula="of:=&quot;Y&quot; &amp; [.C62]" office:value-type="string" office:string-value="Y2242.26808510638">
            <text:p>Y2242.26808510638</text:p>
          </table:table-cell>
          <table:table-cell table:number-columns-repeated="2"/>
        </table:table-row>
        <table:table-row table:style-name="ro1">
          <table:table-cell table:formula="of:=[.A62]-1" office:value-type="float" office:value="419">
            <text:p>419</text:p>
          </table:table-cell>
          <table:table-cell table:formula="of:=[.$G$2]" office:value-type="float" office:value="2700">
            <text:p>2700</text:p>
          </table:table-cell>
          <table:table-cell table:formula="of:=[.C62]-[.$H$4]" office:value-type="float" office:value="2237.47255319149">
            <text:p>2237.4725531915</text:p>
          </table:table-cell>
          <table:table-cell table:formula="of:=&quot;N&quot; &amp; [.A63]" office:value-type="string" office:string-value="N419">
            <text:p>N419</text:p>
          </table:table-cell>
          <table:table-cell table:formula="of:=&quot;X&quot; &amp; [.B63]" office:value-type="string" office:string-value="X2700">
            <text:p>X2700</text:p>
          </table:table-cell>
          <table:table-cell table:formula="of:=&quot;Y&quot; &amp; [.C63]" office:value-type="string" office:string-value="Y2237.47255319149">
            <text:p>Y2237.47255319149</text:p>
          </table:table-cell>
          <table:table-cell table:number-columns-repeated="2"/>
        </table:table-row>
        <table:table-row table:style-name="ro1">
          <table:table-cell table:formula="of:=[.A63]-1" office:value-type="float" office:value="418">
            <text:p>418</text:p>
          </table:table-cell>
          <table:table-cell table:formula="of:=[.$G$2]" office:value-type="float" office:value="2700">
            <text:p>2700</text:p>
          </table:table-cell>
          <table:table-cell table:formula="of:=[.C63]-[.$H$4]" office:value-type="float" office:value="2232.67702127659">
            <text:p>2232.6770212766</text:p>
          </table:table-cell>
          <table:table-cell table:formula="of:=&quot;N&quot; &amp; [.A64]" office:value-type="string" office:string-value="N418">
            <text:p>N418</text:p>
          </table:table-cell>
          <table:table-cell table:formula="of:=&quot;X&quot; &amp; [.B64]" office:value-type="string" office:string-value="X2700">
            <text:p>X2700</text:p>
          </table:table-cell>
          <table:table-cell table:formula="of:=&quot;Y&quot; &amp; [.C64]" office:value-type="string" office:string-value="Y2232.67702127659">
            <text:p>Y2232.67702127659</text:p>
          </table:table-cell>
          <table:table-cell table:number-columns-repeated="2"/>
        </table:table-row>
        <table:table-row table:style-name="ro1">
          <table:table-cell table:formula="of:=[.A64]-1" office:value-type="float" office:value="417">
            <text:p>417</text:p>
          </table:table-cell>
          <table:table-cell table:formula="of:=[.$G$2]" office:value-type="float" office:value="2700">
            <text:p>2700</text:p>
          </table:table-cell>
          <table:table-cell table:formula="of:=[.C64]-[.$H$4]" office:value-type="float" office:value="2227.8814893617">
            <text:p>2227.8814893617</text:p>
          </table:table-cell>
          <table:table-cell table:formula="of:=&quot;N&quot; &amp; [.A65]" office:value-type="string" office:string-value="N417">
            <text:p>N417</text:p>
          </table:table-cell>
          <table:table-cell table:formula="of:=&quot;X&quot; &amp; [.B65]" office:value-type="string" office:string-value="X2700">
            <text:p>X2700</text:p>
          </table:table-cell>
          <table:table-cell table:formula="of:=&quot;Y&quot; &amp; [.C65]" office:value-type="string" office:string-value="Y2227.8814893617">
            <text:p>Y2227.8814893617</text:p>
          </table:table-cell>
          <table:table-cell table:number-columns-repeated="2"/>
        </table:table-row>
        <table:table-row table:style-name="ro1">
          <table:table-cell table:formula="of:=[.A65]-1" office:value-type="float" office:value="416">
            <text:p>416</text:p>
          </table:table-cell>
          <table:table-cell table:formula="of:=[.$G$2]" office:value-type="float" office:value="2700">
            <text:p>2700</text:p>
          </table:table-cell>
          <table:table-cell table:formula="of:=[.C65]-[.$H$4]" office:value-type="float" office:value="2223.08595744681">
            <text:p>2223.0859574468</text:p>
          </table:table-cell>
          <table:table-cell table:formula="of:=&quot;N&quot; &amp; [.A66]" office:value-type="string" office:string-value="N416">
            <text:p>N416</text:p>
          </table:table-cell>
          <table:table-cell table:formula="of:=&quot;X&quot; &amp; [.B66]" office:value-type="string" office:string-value="X2700">
            <text:p>X2700</text:p>
          </table:table-cell>
          <table:table-cell table:formula="of:=&quot;Y&quot; &amp; [.C66]" office:value-type="string" office:string-value="Y2223.08595744681">
            <text:p>Y2223.08595744681</text:p>
          </table:table-cell>
          <table:table-cell table:number-columns-repeated="2"/>
        </table:table-row>
        <table:table-row table:style-name="ro1">
          <table:table-cell table:formula="of:=[.A66]-1" office:value-type="float" office:value="415">
            <text:p>415</text:p>
          </table:table-cell>
          <table:table-cell table:formula="of:=[.$G$2]" office:value-type="float" office:value="2700">
            <text:p>2700</text:p>
          </table:table-cell>
          <table:table-cell table:formula="of:=[.C66]-[.$H$4]" office:value-type="float" office:value="2218.29042553191">
            <text:p>2218.2904255319</text:p>
          </table:table-cell>
          <table:table-cell table:formula="of:=&quot;N&quot; &amp; [.A67]" office:value-type="string" office:string-value="N415">
            <text:p>N415</text:p>
          </table:table-cell>
          <table:table-cell table:formula="of:=&quot;X&quot; &amp; [.B67]" office:value-type="string" office:string-value="X2700">
            <text:p>X2700</text:p>
          </table:table-cell>
          <table:table-cell table:formula="of:=&quot;Y&quot; &amp; [.C67]" office:value-type="string" office:string-value="Y2218.29042553191">
            <text:p>Y2218.29042553191</text:p>
          </table:table-cell>
          <table:table-cell table:number-columns-repeated="2"/>
        </table:table-row>
        <table:table-row table:style-name="ro1">
          <table:table-cell table:formula="of:=[.A67]-1" office:value-type="float" office:value="414">
            <text:p>414</text:p>
          </table:table-cell>
          <table:table-cell table:formula="of:=[.$G$2]" office:value-type="float" office:value="2700">
            <text:p>2700</text:p>
          </table:table-cell>
          <table:table-cell table:formula="of:=[.C67]-[.$H$4]" office:value-type="float" office:value="2213.49489361702">
            <text:p>2213.494893617</text:p>
          </table:table-cell>
          <table:table-cell table:formula="of:=&quot;N&quot; &amp; [.A68]" office:value-type="string" office:string-value="N414">
            <text:p>N414</text:p>
          </table:table-cell>
          <table:table-cell table:formula="of:=&quot;X&quot; &amp; [.B68]" office:value-type="string" office:string-value="X2700">
            <text:p>X2700</text:p>
          </table:table-cell>
          <table:table-cell table:formula="of:=&quot;Y&quot; &amp; [.C68]" office:value-type="string" office:string-value="Y2213.49489361702">
            <text:p>Y2213.49489361702</text:p>
          </table:table-cell>
          <table:table-cell table:number-columns-repeated="2"/>
        </table:table-row>
        <table:table-row table:style-name="ro1">
          <table:table-cell table:formula="of:=[.A68]-1" office:value-type="float" office:value="413">
            <text:p>413</text:p>
          </table:table-cell>
          <table:table-cell table:formula="of:=[.$G$2]" office:value-type="float" office:value="2700">
            <text:p>2700</text:p>
          </table:table-cell>
          <table:table-cell table:formula="of:=[.C68]-[.$H$4]" office:value-type="float" office:value="2208.69936170212">
            <text:p>2208.6993617021</text:p>
          </table:table-cell>
          <table:table-cell table:formula="of:=&quot;N&quot; &amp; [.A69]" office:value-type="string" office:string-value="N413">
            <text:p>N413</text:p>
          </table:table-cell>
          <table:table-cell table:formula="of:=&quot;X&quot; &amp; [.B69]" office:value-type="string" office:string-value="X2700">
            <text:p>X2700</text:p>
          </table:table-cell>
          <table:table-cell table:formula="of:=&quot;Y&quot; &amp; [.C69]" office:value-type="string" office:string-value="Y2208.69936170212">
            <text:p>Y2208.69936170212</text:p>
          </table:table-cell>
          <table:table-cell table:number-columns-repeated="2"/>
        </table:table-row>
        <table:table-row table:style-name="ro1">
          <table:table-cell table:formula="of:=[.A69]-1" office:value-type="float" office:value="412">
            <text:p>412</text:p>
          </table:table-cell>
          <table:table-cell table:formula="of:=[.$G$2]" office:value-type="float" office:value="2700">
            <text:p>2700</text:p>
          </table:table-cell>
          <table:table-cell table:formula="of:=[.C69]-[.$H$4]" office:value-type="float" office:value="2203.90382978723">
            <text:p>2203.9038297872</text:p>
          </table:table-cell>
          <table:table-cell table:formula="of:=&quot;N&quot; &amp; [.A70]" office:value-type="string" office:string-value="N412">
            <text:p>N412</text:p>
          </table:table-cell>
          <table:table-cell table:formula="of:=&quot;X&quot; &amp; [.B70]" office:value-type="string" office:string-value="X2700">
            <text:p>X2700</text:p>
          </table:table-cell>
          <table:table-cell table:formula="of:=&quot;Y&quot; &amp; [.C70]" office:value-type="string" office:string-value="Y2203.90382978723">
            <text:p>Y2203.90382978723</text:p>
          </table:table-cell>
          <table:table-cell table:number-columns-repeated="2"/>
        </table:table-row>
        <table:table-row table:style-name="ro1">
          <table:table-cell table:formula="of:=[.A70]-1" office:value-type="float" office:value="411">
            <text:p>411</text:p>
          </table:table-cell>
          <table:table-cell table:formula="of:=[.$G$2]" office:value-type="float" office:value="2700">
            <text:p>2700</text:p>
          </table:table-cell>
          <table:table-cell table:formula="of:=[.C70]-[.$H$4]" office:value-type="float" office:value="2199.10829787234">
            <text:p>2199.1082978723</text:p>
          </table:table-cell>
          <table:table-cell table:formula="of:=&quot;N&quot; &amp; [.A71]" office:value-type="string" office:string-value="N411">
            <text:p>N411</text:p>
          </table:table-cell>
          <table:table-cell table:formula="of:=&quot;X&quot; &amp; [.B71]" office:value-type="string" office:string-value="X2700">
            <text:p>X2700</text:p>
          </table:table-cell>
          <table:table-cell table:formula="of:=&quot;Y&quot; &amp; [.C71]" office:value-type="string" office:string-value="Y2199.10829787234">
            <text:p>Y2199.10829787234</text:p>
          </table:table-cell>
          <table:table-cell table:number-columns-repeated="2"/>
        </table:table-row>
        <table:table-row table:style-name="ro1">
          <table:table-cell table:formula="of:=[.A71]-1" office:value-type="float" office:value="410">
            <text:p>410</text:p>
          </table:table-cell>
          <table:table-cell table:formula="of:=[.$G$2]" office:value-type="float" office:value="2700">
            <text:p>2700</text:p>
          </table:table-cell>
          <table:table-cell table:formula="of:=[.C71]-[.$H$4]" office:value-type="float" office:value="2194.31276595744">
            <text:p>2194.3127659575</text:p>
          </table:table-cell>
          <table:table-cell table:formula="of:=&quot;N&quot; &amp; [.A72]" office:value-type="string" office:string-value="N410">
            <text:p>N410</text:p>
          </table:table-cell>
          <table:table-cell table:formula="of:=&quot;X&quot; &amp; [.B72]" office:value-type="string" office:string-value="X2700">
            <text:p>X2700</text:p>
          </table:table-cell>
          <table:table-cell table:formula="of:=&quot;Y&quot; &amp; [.C72]" office:value-type="string" office:string-value="Y2194.31276595744">
            <text:p>Y2194.31276595744</text:p>
          </table:table-cell>
          <table:table-cell table:number-columns-repeated="2"/>
        </table:table-row>
        <table:table-row table:style-name="ro1">
          <table:table-cell table:formula="of:=[.A72]-1" office:value-type="float" office:value="409">
            <text:p>409</text:p>
          </table:table-cell>
          <table:table-cell table:formula="of:=[.$G$2]" office:value-type="float" office:value="2700">
            <text:p>2700</text:p>
          </table:table-cell>
          <table:table-cell table:formula="of:=[.C72]-[.$H$4]" office:value-type="float" office:value="2189.51723404255">
            <text:p>2189.5172340426</text:p>
          </table:table-cell>
          <table:table-cell table:formula="of:=&quot;N&quot; &amp; [.A73]" office:value-type="string" office:string-value="N409">
            <text:p>N409</text:p>
          </table:table-cell>
          <table:table-cell table:formula="of:=&quot;X&quot; &amp; [.B73]" office:value-type="string" office:string-value="X2700">
            <text:p>X2700</text:p>
          </table:table-cell>
          <table:table-cell table:formula="of:=&quot;Y&quot; &amp; [.C73]" office:value-type="string" office:string-value="Y2189.51723404255">
            <text:p>Y2189.51723404255</text:p>
          </table:table-cell>
          <table:table-cell table:number-columns-repeated="2"/>
        </table:table-row>
        <table:table-row table:style-name="ro1">
          <table:table-cell table:formula="of:=[.A73]-1" office:value-type="float" office:value="408">
            <text:p>408</text:p>
          </table:table-cell>
          <table:table-cell table:formula="of:=[.$G$2]" office:value-type="float" office:value="2700">
            <text:p>2700</text:p>
          </table:table-cell>
          <table:table-cell table:formula="of:=[.C73]-[.$H$4]" office:value-type="float" office:value="2184.72170212766">
            <text:p>2184.7217021277</text:p>
          </table:table-cell>
          <table:table-cell table:formula="of:=&quot;N&quot; &amp; [.A74]" office:value-type="string" office:string-value="N408">
            <text:p>N408</text:p>
          </table:table-cell>
          <table:table-cell table:formula="of:=&quot;X&quot; &amp; [.B74]" office:value-type="string" office:string-value="X2700">
            <text:p>X2700</text:p>
          </table:table-cell>
          <table:table-cell table:formula="of:=&quot;Y&quot; &amp; [.C74]" office:value-type="string" office:string-value="Y2184.72170212766">
            <text:p>Y2184.72170212766</text:p>
          </table:table-cell>
          <table:table-cell table:number-columns-repeated="2"/>
        </table:table-row>
        <table:table-row table:style-name="ro1">
          <table:table-cell table:formula="of:=[.A74]-1" office:value-type="float" office:value="407">
            <text:p>407</text:p>
          </table:table-cell>
          <table:table-cell table:formula="of:=[.$G$2]" office:value-type="float" office:value="2700">
            <text:p>2700</text:p>
          </table:table-cell>
          <table:table-cell table:formula="of:=[.C74]-[.$H$4]" office:value-type="float" office:value="2179.92617021276">
            <text:p>2179.9261702128</text:p>
          </table:table-cell>
          <table:table-cell table:formula="of:=&quot;N&quot; &amp; [.A75]" office:value-type="string" office:string-value="N407">
            <text:p>N407</text:p>
          </table:table-cell>
          <table:table-cell table:formula="of:=&quot;X&quot; &amp; [.B75]" office:value-type="string" office:string-value="X2700">
            <text:p>X2700</text:p>
          </table:table-cell>
          <table:table-cell table:formula="of:=&quot;Y&quot; &amp; [.C75]" office:value-type="string" office:string-value="Y2179.92617021276">
            <text:p>Y2179.92617021276</text:p>
          </table:table-cell>
          <table:table-cell table:number-columns-repeated="2"/>
        </table:table-row>
        <table:table-row table:style-name="ro1">
          <table:table-cell table:formula="of:=[.A75]-1" office:value-type="float" office:value="406">
            <text:p>406</text:p>
          </table:table-cell>
          <table:table-cell table:formula="of:=[.$G$2]" office:value-type="float" office:value="2700">
            <text:p>2700</text:p>
          </table:table-cell>
          <table:table-cell table:formula="of:=[.C75]-[.$H$4]" office:value-type="float" office:value="2175.13063829787">
            <text:p>2175.1306382979</text:p>
          </table:table-cell>
          <table:table-cell table:formula="of:=&quot;N&quot; &amp; [.A76]" office:value-type="string" office:string-value="N406">
            <text:p>N406</text:p>
          </table:table-cell>
          <table:table-cell table:formula="of:=&quot;X&quot; &amp; [.B76]" office:value-type="string" office:string-value="X2700">
            <text:p>X2700</text:p>
          </table:table-cell>
          <table:table-cell table:formula="of:=&quot;Y&quot; &amp; [.C76]" office:value-type="string" office:string-value="Y2175.13063829787">
            <text:p>Y2175.13063829787</text:p>
          </table:table-cell>
          <table:table-cell table:number-columns-repeated="2"/>
        </table:table-row>
        <table:table-row table:style-name="ro1">
          <table:table-cell table:formula="of:=[.A76]-1" office:value-type="float" office:value="405">
            <text:p>405</text:p>
          </table:table-cell>
          <table:table-cell table:formula="of:=[.$G$2]" office:value-type="float" office:value="2700">
            <text:p>2700</text:p>
          </table:table-cell>
          <table:table-cell table:formula="of:=[.C76]-[.$H$4]" office:value-type="float" office:value="2170.33510638297">
            <text:p>2170.335106383</text:p>
          </table:table-cell>
          <table:table-cell table:formula="of:=&quot;N&quot; &amp; [.A77]" office:value-type="string" office:string-value="N405">
            <text:p>N405</text:p>
          </table:table-cell>
          <table:table-cell table:formula="of:=&quot;X&quot; &amp; [.B77]" office:value-type="string" office:string-value="X2700">
            <text:p>X2700</text:p>
          </table:table-cell>
          <table:table-cell table:formula="of:=&quot;Y&quot; &amp; [.C77]" office:value-type="string" office:string-value="Y2170.33510638297">
            <text:p>Y2170.33510638297</text:p>
          </table:table-cell>
          <table:table-cell table:number-columns-repeated="2"/>
        </table:table-row>
        <table:table-row table:style-name="ro1">
          <table:table-cell table:formula="of:=[.A77]-1" office:value-type="float" office:value="404">
            <text:p>404</text:p>
          </table:table-cell>
          <table:table-cell table:formula="of:=[.$G$2]" office:value-type="float" office:value="2700">
            <text:p>2700</text:p>
          </table:table-cell>
          <table:table-cell table:formula="of:=[.C77]-[.$H$4]" office:value-type="float" office:value="2165.53957446808">
            <text:p>2165.5395744681</text:p>
          </table:table-cell>
          <table:table-cell table:formula="of:=&quot;N&quot; &amp; [.A78]" office:value-type="string" office:string-value="N404">
            <text:p>N404</text:p>
          </table:table-cell>
          <table:table-cell table:formula="of:=&quot;X&quot; &amp; [.B78]" office:value-type="string" office:string-value="X2700">
            <text:p>X2700</text:p>
          </table:table-cell>
          <table:table-cell table:formula="of:=&quot;Y&quot; &amp; [.C78]" office:value-type="string" office:string-value="Y2165.53957446808">
            <text:p>Y2165.53957446808</text:p>
          </table:table-cell>
          <table:table-cell table:number-columns-repeated="2"/>
        </table:table-row>
        <table:table-row table:style-name="ro1">
          <table:table-cell table:formula="of:=[.A78]-1" office:value-type="float" office:value="403">
            <text:p>403</text:p>
          </table:table-cell>
          <table:table-cell table:formula="of:=[.$G$2]" office:value-type="float" office:value="2700">
            <text:p>2700</text:p>
          </table:table-cell>
          <table:table-cell table:formula="of:=[.C78]-[.$H$4]" office:value-type="float" office:value="2160.74404255319">
            <text:p>2160.7440425532</text:p>
          </table:table-cell>
          <table:table-cell table:formula="of:=&quot;N&quot; &amp; [.A79]" office:value-type="string" office:string-value="N403">
            <text:p>N403</text:p>
          </table:table-cell>
          <table:table-cell table:formula="of:=&quot;X&quot; &amp; [.B79]" office:value-type="string" office:string-value="X2700">
            <text:p>X2700</text:p>
          </table:table-cell>
          <table:table-cell table:formula="of:=&quot;Y&quot; &amp; [.C79]" office:value-type="string" office:string-value="Y2160.74404255319">
            <text:p>Y2160.74404255319</text:p>
          </table:table-cell>
          <table:table-cell table:number-columns-repeated="2"/>
        </table:table-row>
        <table:table-row table:style-name="ro1">
          <table:table-cell table:formula="of:=[.A79]-1" office:value-type="float" office:value="402">
            <text:p>402</text:p>
          </table:table-cell>
          <table:table-cell table:formula="of:=[.$G$2]" office:value-type="float" office:value="2700">
            <text:p>2700</text:p>
          </table:table-cell>
          <table:table-cell table:formula="of:=[.C79]-[.$H$4]" office:value-type="float" office:value="2155.94851063829">
            <text:p>2155.9485106383</text:p>
          </table:table-cell>
          <table:table-cell table:formula="of:=&quot;N&quot; &amp; [.A80]" office:value-type="string" office:string-value="N402">
            <text:p>N402</text:p>
          </table:table-cell>
          <table:table-cell table:formula="of:=&quot;X&quot; &amp; [.B80]" office:value-type="string" office:string-value="X2700">
            <text:p>X2700</text:p>
          </table:table-cell>
          <table:table-cell table:formula="of:=&quot;Y&quot; &amp; [.C80]" office:value-type="string" office:string-value="Y2155.94851063829">
            <text:p>Y2155.94851063829</text:p>
          </table:table-cell>
          <table:table-cell table:number-columns-repeated="2"/>
        </table:table-row>
        <table:table-row table:style-name="ro1">
          <table:table-cell table:formula="of:=[.A80]-1" office:value-type="float" office:value="401">
            <text:p>401</text:p>
          </table:table-cell>
          <table:table-cell table:formula="of:=[.$G$2]" office:value-type="float" office:value="2700">
            <text:p>2700</text:p>
          </table:table-cell>
          <table:table-cell table:formula="of:=[.C80]-[.$H$4]" office:value-type="float" office:value="2151.1529787234">
            <text:p>2151.1529787234</text:p>
          </table:table-cell>
          <table:table-cell table:formula="of:=&quot;N&quot; &amp; [.A81]" office:value-type="string" office:string-value="N401">
            <text:p>N401</text:p>
          </table:table-cell>
          <table:table-cell table:formula="of:=&quot;X&quot; &amp; [.B81]" office:value-type="string" office:string-value="X2700">
            <text:p>X2700</text:p>
          </table:table-cell>
          <table:table-cell table:formula="of:=&quot;Y&quot; &amp; [.C81]" office:value-type="string" office:string-value="Y2151.1529787234">
            <text:p>Y2151.1529787234</text:p>
          </table:table-cell>
          <table:table-cell table:number-columns-repeated="2"/>
        </table:table-row>
        <table:table-row table:style-name="ro1">
          <table:table-cell table:formula="of:=[.A81]-1" office:value-type="float" office:value="400">
            <text:p>400</text:p>
          </table:table-cell>
          <table:table-cell table:formula="of:=[.$G$2]" office:value-type="float" office:value="2700">
            <text:p>2700</text:p>
          </table:table-cell>
          <table:table-cell table:formula="of:=[.C81]-[.$H$4]" office:value-type="float" office:value="2146.35744680851">
            <text:p>2146.3574468085</text:p>
          </table:table-cell>
          <table:table-cell table:formula="of:=&quot;N&quot; &amp; [.A82]" office:value-type="string" office:string-value="N400">
            <text:p>N400</text:p>
          </table:table-cell>
          <table:table-cell table:formula="of:=&quot;X&quot; &amp; [.B82]" office:value-type="string" office:string-value="X2700">
            <text:p>X2700</text:p>
          </table:table-cell>
          <table:table-cell table:formula="of:=&quot;Y&quot; &amp; [.C82]" office:value-type="string" office:string-value="Y2146.35744680851">
            <text:p>Y2146.35744680851</text:p>
          </table:table-cell>
          <table:table-cell table:number-columns-repeated="2"/>
        </table:table-row>
        <table:table-row table:style-name="ro1">
          <table:table-cell table:formula="of:=[.A82]-1" office:value-type="float" office:value="399">
            <text:p>399</text:p>
          </table:table-cell>
          <table:table-cell table:formula="of:=[.$G$2]" office:value-type="float" office:value="2700">
            <text:p>2700</text:p>
          </table:table-cell>
          <table:table-cell table:formula="of:=[.C82]-[.$H$4]" office:value-type="float" office:value="2141.56191489361">
            <text:p>2141.5619148936</text:p>
          </table:table-cell>
          <table:table-cell table:formula="of:=&quot;N&quot; &amp; [.A83]" office:value-type="string" office:string-value="N399">
            <text:p>N399</text:p>
          </table:table-cell>
          <table:table-cell table:formula="of:=&quot;X&quot; &amp; [.B83]" office:value-type="string" office:string-value="X2700">
            <text:p>X2700</text:p>
          </table:table-cell>
          <table:table-cell table:formula="of:=&quot;Y&quot; &amp; [.C83]" office:value-type="string" office:string-value="Y2141.56191489361">
            <text:p>Y2141.56191489361</text:p>
          </table:table-cell>
          <table:table-cell table:number-columns-repeated="2"/>
        </table:table-row>
        <table:table-row table:style-name="ro1">
          <table:table-cell table:formula="of:=[.A83]-1" office:value-type="float" office:value="398">
            <text:p>398</text:p>
          </table:table-cell>
          <table:table-cell table:formula="of:=[.$G$2]" office:value-type="float" office:value="2700">
            <text:p>2700</text:p>
          </table:table-cell>
          <table:table-cell table:formula="of:=[.C83]-[.$H$4]" office:value-type="float" office:value="2136.76638297872">
            <text:p>2136.7663829787</text:p>
          </table:table-cell>
          <table:table-cell table:formula="of:=&quot;N&quot; &amp; [.A84]" office:value-type="string" office:string-value="N398">
            <text:p>N398</text:p>
          </table:table-cell>
          <table:table-cell table:formula="of:=&quot;X&quot; &amp; [.B84]" office:value-type="string" office:string-value="X2700">
            <text:p>X2700</text:p>
          </table:table-cell>
          <table:table-cell table:formula="of:=&quot;Y&quot; &amp; [.C84]" office:value-type="string" office:string-value="Y2136.76638297872">
            <text:p>Y2136.76638297872</text:p>
          </table:table-cell>
          <table:table-cell table:number-columns-repeated="2"/>
        </table:table-row>
        <table:table-row table:style-name="ro1">
          <table:table-cell table:formula="of:=[.A84]-1" office:value-type="float" office:value="397">
            <text:p>397</text:p>
          </table:table-cell>
          <table:table-cell table:formula="of:=[.$G$2]" office:value-type="float" office:value="2700">
            <text:p>2700</text:p>
          </table:table-cell>
          <table:table-cell table:formula="of:=[.C84]-[.$H$4]" office:value-type="float" office:value="2131.97085106382">
            <text:p>2131.9708510638</text:p>
          </table:table-cell>
          <table:table-cell table:formula="of:=&quot;N&quot; &amp; [.A85]" office:value-type="string" office:string-value="N397">
            <text:p>N397</text:p>
          </table:table-cell>
          <table:table-cell table:formula="of:=&quot;X&quot; &amp; [.B85]" office:value-type="string" office:string-value="X2700">
            <text:p>X2700</text:p>
          </table:table-cell>
          <table:table-cell table:formula="of:=&quot;Y&quot; &amp; [.C85]" office:value-type="string" office:string-value="Y2131.97085106382">
            <text:p>Y2131.97085106382</text:p>
          </table:table-cell>
          <table:table-cell table:number-columns-repeated="2"/>
        </table:table-row>
        <table:table-row table:style-name="ro1">
          <table:table-cell table:formula="of:=[.A85]-1" office:value-type="float" office:value="396">
            <text:p>396</text:p>
          </table:table-cell>
          <table:table-cell table:formula="of:=[.$G$2]" office:value-type="float" office:value="2700">
            <text:p>2700</text:p>
          </table:table-cell>
          <table:table-cell table:formula="of:=[.C85]-[.$H$4]" office:value-type="float" office:value="2127.17531914893">
            <text:p>2127.1753191489</text:p>
          </table:table-cell>
          <table:table-cell table:formula="of:=&quot;N&quot; &amp; [.A86]" office:value-type="string" office:string-value="N396">
            <text:p>N396</text:p>
          </table:table-cell>
          <table:table-cell table:formula="of:=&quot;X&quot; &amp; [.B86]" office:value-type="string" office:string-value="X2700">
            <text:p>X2700</text:p>
          </table:table-cell>
          <table:table-cell table:formula="of:=&quot;Y&quot; &amp; [.C86]" office:value-type="string" office:string-value="Y2127.17531914893">
            <text:p>Y2127.17531914893</text:p>
          </table:table-cell>
          <table:table-cell table:number-columns-repeated="2"/>
        </table:table-row>
        <table:table-row table:style-name="ro1">
          <table:table-cell table:formula="of:=[.A86]-1" office:value-type="float" office:value="395">
            <text:p>395</text:p>
          </table:table-cell>
          <table:table-cell table:formula="of:=[.$G$2]" office:value-type="float" office:value="2700">
            <text:p>2700</text:p>
          </table:table-cell>
          <table:table-cell table:formula="of:=[.C86]-[.$H$4]" office:value-type="float" office:value="2122.37978723404">
            <text:p>2122.379787234</text:p>
          </table:table-cell>
          <table:table-cell table:formula="of:=&quot;N&quot; &amp; [.A87]" office:value-type="string" office:string-value="N395">
            <text:p>N395</text:p>
          </table:table-cell>
          <table:table-cell table:formula="of:=&quot;X&quot; &amp; [.B87]" office:value-type="string" office:string-value="X2700">
            <text:p>X2700</text:p>
          </table:table-cell>
          <table:table-cell table:formula="of:=&quot;Y&quot; &amp; [.C87]" office:value-type="string" office:string-value="Y2122.37978723404">
            <text:p>Y2122.37978723404</text:p>
          </table:table-cell>
          <table:table-cell table:number-columns-repeated="2"/>
        </table:table-row>
        <table:table-row table:style-name="ro1">
          <table:table-cell table:formula="of:=[.A87]-1" office:value-type="float" office:value="394">
            <text:p>394</text:p>
          </table:table-cell>
          <table:table-cell table:formula="of:=[.$G$2]" office:value-type="float" office:value="2700">
            <text:p>2700</text:p>
          </table:table-cell>
          <table:table-cell table:formula="of:=[.C87]-[.$H$4]" office:value-type="float" office:value="2117.58425531914">
            <text:p>2117.5842553192</text:p>
          </table:table-cell>
          <table:table-cell table:formula="of:=&quot;N&quot; &amp; [.A88]" office:value-type="string" office:string-value="N394">
            <text:p>N394</text:p>
          </table:table-cell>
          <table:table-cell table:formula="of:=&quot;X&quot; &amp; [.B88]" office:value-type="string" office:string-value="X2700">
            <text:p>X2700</text:p>
          </table:table-cell>
          <table:table-cell table:formula="of:=&quot;Y&quot; &amp; [.C88]" office:value-type="string" office:string-value="Y2117.58425531914">
            <text:p>Y2117.58425531914</text:p>
          </table:table-cell>
          <table:table-cell table:number-columns-repeated="2"/>
        </table:table-row>
        <table:table-row table:style-name="ro1">
          <table:table-cell table:formula="of:=[.A88]-1" office:value-type="float" office:value="393">
            <text:p>393</text:p>
          </table:table-cell>
          <table:table-cell table:formula="of:=[.$G$2]" office:value-type="float" office:value="2700">
            <text:p>2700</text:p>
          </table:table-cell>
          <table:table-cell table:formula="of:=[.C88]-[.$H$4]" office:value-type="float" office:value="2112.78872340425">
            <text:p>2112.7887234043</text:p>
          </table:table-cell>
          <table:table-cell table:formula="of:=&quot;N&quot; &amp; [.A89]" office:value-type="string" office:string-value="N393">
            <text:p>N393</text:p>
          </table:table-cell>
          <table:table-cell table:formula="of:=&quot;X&quot; &amp; [.B89]" office:value-type="string" office:string-value="X2700">
            <text:p>X2700</text:p>
          </table:table-cell>
          <table:table-cell table:formula="of:=&quot;Y&quot; &amp; [.C89]" office:value-type="string" office:string-value="Y2112.78872340425">
            <text:p>Y2112.78872340425</text:p>
          </table:table-cell>
          <table:table-cell table:number-columns-repeated="2"/>
        </table:table-row>
        <table:table-row table:style-name="ro1">
          <table:table-cell table:formula="of:=[.A89]-1" office:value-type="float" office:value="392">
            <text:p>392</text:p>
          </table:table-cell>
          <table:table-cell table:formula="of:=[.$G$2]" office:value-type="float" office:value="2700">
            <text:p>2700</text:p>
          </table:table-cell>
          <table:table-cell table:formula="of:=[.C89]-[.$H$4]" office:value-type="float" office:value="2107.99319148936">
            <text:p>2107.9931914894</text:p>
          </table:table-cell>
          <table:table-cell table:formula="of:=&quot;N&quot; &amp; [.A90]" office:value-type="string" office:string-value="N392">
            <text:p>N392</text:p>
          </table:table-cell>
          <table:table-cell table:formula="of:=&quot;X&quot; &amp; [.B90]" office:value-type="string" office:string-value="X2700">
            <text:p>X2700</text:p>
          </table:table-cell>
          <table:table-cell table:formula="of:=&quot;Y&quot; &amp; [.C90]" office:value-type="string" office:string-value="Y2107.99319148936">
            <text:p>Y2107.99319148936</text:p>
          </table:table-cell>
          <table:table-cell table:number-columns-repeated="2"/>
        </table:table-row>
        <table:table-row table:style-name="ro1">
          <table:table-cell table:formula="of:=[.A90]-1" office:value-type="float" office:value="391">
            <text:p>391</text:p>
          </table:table-cell>
          <table:table-cell table:formula="of:=[.$G$2]" office:value-type="float" office:value="2700">
            <text:p>2700</text:p>
          </table:table-cell>
          <table:table-cell table:formula="of:=[.C90]-[.$H$4]" office:value-type="float" office:value="2103.19765957446">
            <text:p>2103.1976595745</text:p>
          </table:table-cell>
          <table:table-cell table:formula="of:=&quot;N&quot; &amp; [.A91]" office:value-type="string" office:string-value="N391">
            <text:p>N391</text:p>
          </table:table-cell>
          <table:table-cell table:formula="of:=&quot;X&quot; &amp; [.B91]" office:value-type="string" office:string-value="X2700">
            <text:p>X2700</text:p>
          </table:table-cell>
          <table:table-cell table:formula="of:=&quot;Y&quot; &amp; [.C91]" office:value-type="string" office:string-value="Y2103.19765957446">
            <text:p>Y2103.19765957446</text:p>
          </table:table-cell>
          <table:table-cell table:number-columns-repeated="2"/>
        </table:table-row>
        <table:table-row table:style-name="ro1">
          <table:table-cell table:formula="of:=[.A91]-1" office:value-type="float" office:value="390">
            <text:p>390</text:p>
          </table:table-cell>
          <table:table-cell table:formula="of:=[.$G$2]" office:value-type="float" office:value="2700">
            <text:p>2700</text:p>
          </table:table-cell>
          <table:table-cell table:formula="of:=[.C91]-[.$H$4]" office:value-type="float" office:value="2098.40212765957">
            <text:p>2098.4021276596</text:p>
          </table:table-cell>
          <table:table-cell table:formula="of:=&quot;N&quot; &amp; [.A92]" office:value-type="string" office:string-value="N390">
            <text:p>N390</text:p>
          </table:table-cell>
          <table:table-cell table:formula="of:=&quot;X&quot; &amp; [.B92]" office:value-type="string" office:string-value="X2700">
            <text:p>X2700</text:p>
          </table:table-cell>
          <table:table-cell table:formula="of:=&quot;Y&quot; &amp; [.C92]" office:value-type="string" office:string-value="Y2098.40212765957">
            <text:p>Y2098.40212765957</text:p>
          </table:table-cell>
          <table:table-cell table:number-columns-repeated="2"/>
        </table:table-row>
        <table:table-row table:style-name="ro1">
          <table:table-cell table:formula="of:=[.A92]-1" office:value-type="float" office:value="389">
            <text:p>389</text:p>
          </table:table-cell>
          <table:table-cell table:formula="of:=[.$G$2]" office:value-type="float" office:value="2700">
            <text:p>2700</text:p>
          </table:table-cell>
          <table:table-cell table:formula="of:=[.C92]-[.$H$4]" office:value-type="float" office:value="2093.60659574468">
            <text:p>2093.6065957447</text:p>
          </table:table-cell>
          <table:table-cell table:formula="of:=&quot;N&quot; &amp; [.A93]" office:value-type="string" office:string-value="N389">
            <text:p>N389</text:p>
          </table:table-cell>
          <table:table-cell table:formula="of:=&quot;X&quot; &amp; [.B93]" office:value-type="string" office:string-value="X2700">
            <text:p>X2700</text:p>
          </table:table-cell>
          <table:table-cell table:formula="of:=&quot;Y&quot; &amp; [.C93]" office:value-type="string" office:string-value="Y2093.60659574468">
            <text:p>Y2093.60659574468</text:p>
          </table:table-cell>
          <table:table-cell table:number-columns-repeated="2"/>
        </table:table-row>
        <table:table-row table:style-name="ro1">
          <table:table-cell table:formula="of:=[.A93]-1" office:value-type="float" office:value="388">
            <text:p>388</text:p>
          </table:table-cell>
          <table:table-cell table:formula="of:=[.$G$2]" office:value-type="float" office:value="2700">
            <text:p>2700</text:p>
          </table:table-cell>
          <table:table-cell table:formula="of:=[.C93]-[.$H$4]" office:value-type="float" office:value="2088.81106382978">
            <text:p>2088.8110638298</text:p>
          </table:table-cell>
          <table:table-cell table:formula="of:=&quot;N&quot; &amp; [.A94]" office:value-type="string" office:string-value="N388">
            <text:p>N388</text:p>
          </table:table-cell>
          <table:table-cell table:formula="of:=&quot;X&quot; &amp; [.B94]" office:value-type="string" office:string-value="X2700">
            <text:p>X2700</text:p>
          </table:table-cell>
          <table:table-cell table:formula="of:=&quot;Y&quot; &amp; [.C94]" office:value-type="string" office:string-value="Y2088.81106382978">
            <text:p>Y2088.81106382978</text:p>
          </table:table-cell>
          <table:table-cell table:number-columns-repeated="2"/>
        </table:table-row>
        <table:table-row table:style-name="ro1">
          <table:table-cell table:formula="of:=[.A94]-1" office:value-type="float" office:value="387">
            <text:p>387</text:p>
          </table:table-cell>
          <table:table-cell table:formula="of:=[.$G$2]" office:value-type="float" office:value="2700">
            <text:p>2700</text:p>
          </table:table-cell>
          <table:table-cell table:formula="of:=[.C94]-[.$H$4]" office:value-type="float" office:value="2084.01553191489">
            <text:p>2084.0155319149</text:p>
          </table:table-cell>
          <table:table-cell table:formula="of:=&quot;N&quot; &amp; [.A95]" office:value-type="string" office:string-value="N387">
            <text:p>N387</text:p>
          </table:table-cell>
          <table:table-cell table:formula="of:=&quot;X&quot; &amp; [.B95]" office:value-type="string" office:string-value="X2700">
            <text:p>X2700</text:p>
          </table:table-cell>
          <table:table-cell table:formula="of:=&quot;Y&quot; &amp; [.C95]" office:value-type="string" office:string-value="Y2084.01553191489">
            <text:p>Y2084.01553191489</text:p>
          </table:table-cell>
          <table:table-cell table:number-columns-repeated="2"/>
        </table:table-row>
        <table:table-row table:style-name="ro1">
          <table:table-cell table:formula="of:=[.A95]-1" office:value-type="float" office:value="386">
            <text:p>386</text:p>
          </table:table-cell>
          <table:table-cell table:formula="of:=[.$G$2]" office:value-type="float" office:value="2700">
            <text:p>2700</text:p>
          </table:table-cell>
          <table:table-cell table:formula="of:=[.C95]-[.$H$4]" office:value-type="float" office:value="2079.21999999999">
            <text:p>2079.22</text:p>
          </table:table-cell>
          <table:table-cell table:formula="of:=&quot;N&quot; &amp; [.A96]" office:value-type="string" office:string-value="N386">
            <text:p>N386</text:p>
          </table:table-cell>
          <table:table-cell table:formula="of:=&quot;X&quot; &amp; [.B96]" office:value-type="string" office:string-value="X2700">
            <text:p>X2700</text:p>
          </table:table-cell>
          <table:table-cell table:formula="of:=&quot;Y&quot; &amp; [.C96]" office:value-type="string" office:string-value="Y2079.21999999999">
            <text:p>Y2079.21999999999</text:p>
          </table:table-cell>
          <table:table-cell table:number-columns-repeated="2"/>
        </table:table-row>
        <table:table-row table:style-name="ro1">
          <table:table-cell table:formula="of:=[.A96]-1" office:value-type="float" office:value="385">
            <text:p>385</text:p>
          </table:table-cell>
          <table:table-cell table:formula="of:=[.$G$2]" office:value-type="float" office:value="2700">
            <text:p>2700</text:p>
          </table:table-cell>
          <table:table-cell table:formula="of:=[.C96]-[.$H$4]" office:value-type="float" office:value="2074.4244680851">
            <text:p>2074.4244680851</text:p>
          </table:table-cell>
          <table:table-cell table:formula="of:=&quot;N&quot; &amp; [.A97]" office:value-type="string" office:string-value="N385">
            <text:p>N385</text:p>
          </table:table-cell>
          <table:table-cell table:formula="of:=&quot;X&quot; &amp; [.B97]" office:value-type="string" office:string-value="X2700">
            <text:p>X2700</text:p>
          </table:table-cell>
          <table:table-cell table:formula="of:=&quot;Y&quot; &amp; [.C97]" office:value-type="string" office:string-value="Y2074.4244680851">
            <text:p>Y2074.4244680851</text:p>
          </table:table-cell>
          <table:table-cell table:number-columns-repeated="2"/>
        </table:table-row>
        <table:table-row table:style-name="ro1">
          <table:table-cell table:formula="of:=[.A97]-1" office:value-type="float" office:value="384">
            <text:p>384</text:p>
          </table:table-cell>
          <table:table-cell table:formula="of:=[.$G$2]" office:value-type="float" office:value="2700">
            <text:p>2700</text:p>
          </table:table-cell>
          <table:table-cell table:formula="of:=[.C97]-[.$H$4]" office:value-type="float" office:value="2069.62893617021">
            <text:p>2069.6289361702</text:p>
          </table:table-cell>
          <table:table-cell table:formula="of:=&quot;N&quot; &amp; [.A98]" office:value-type="string" office:string-value="N384">
            <text:p>N384</text:p>
          </table:table-cell>
          <table:table-cell table:formula="of:=&quot;X&quot; &amp; [.B98]" office:value-type="string" office:string-value="X2700">
            <text:p>X2700</text:p>
          </table:table-cell>
          <table:table-cell table:formula="of:=&quot;Y&quot; &amp; [.C98]" office:value-type="string" office:string-value="Y2069.62893617021">
            <text:p>Y2069.62893617021</text:p>
          </table:table-cell>
          <table:table-cell table:number-columns-repeated="2"/>
        </table:table-row>
        <table:table-row table:style-name="ro1">
          <table:table-cell table:formula="of:=[.A98]-1" office:value-type="float" office:value="383">
            <text:p>383</text:p>
          </table:table-cell>
          <table:table-cell table:formula="of:=[.$G$2]" office:value-type="float" office:value="2700">
            <text:p>2700</text:p>
          </table:table-cell>
          <table:table-cell table:formula="of:=[.C98]-[.$H$4]" office:value-type="float" office:value="2064.83340425531">
            <text:p>2064.8334042553</text:p>
          </table:table-cell>
          <table:table-cell table:formula="of:=&quot;N&quot; &amp; [.A99]" office:value-type="string" office:string-value="N383">
            <text:p>N383</text:p>
          </table:table-cell>
          <table:table-cell table:formula="of:=&quot;X&quot; &amp; [.B99]" office:value-type="string" office:string-value="X2700">
            <text:p>X2700</text:p>
          </table:table-cell>
          <table:table-cell table:formula="of:=&quot;Y&quot; &amp; [.C99]" office:value-type="string" office:string-value="Y2064.83340425531">
            <text:p>Y2064.83340425531</text:p>
          </table:table-cell>
          <table:table-cell table:number-columns-repeated="2"/>
        </table:table-row>
        <table:table-row table:style-name="ro1">
          <table:table-cell table:formula="of:=[.A99]-1" office:value-type="float" office:value="382">
            <text:p>382</text:p>
          </table:table-cell>
          <table:table-cell table:formula="of:=[.$G$2]" office:value-type="float" office:value="2700">
            <text:p>2700</text:p>
          </table:table-cell>
          <table:table-cell table:formula="of:=[.C99]-[.$H$4]" office:value-type="float" office:value="2060.03787234042">
            <text:p>2060.0378723404</text:p>
          </table:table-cell>
          <table:table-cell table:formula="of:=&quot;N&quot; &amp; [.A100]" office:value-type="string" office:string-value="N382">
            <text:p>N382</text:p>
          </table:table-cell>
          <table:table-cell table:formula="of:=&quot;X&quot; &amp; [.B100]" office:value-type="string" office:string-value="X2700">
            <text:p>X2700</text:p>
          </table:table-cell>
          <table:table-cell table:formula="of:=&quot;Y&quot; &amp; [.C100]" office:value-type="string" office:string-value="Y2060.03787234042">
            <text:p>Y2060.03787234042</text:p>
          </table:table-cell>
          <table:table-cell table:number-columns-repeated="2"/>
        </table:table-row>
        <table:table-row table:style-name="ro1">
          <table:table-cell table:formula="of:=[.A100]-1" office:value-type="float" office:value="381">
            <text:p>381</text:p>
          </table:table-cell>
          <table:table-cell table:formula="of:=[.$G$2]" office:value-type="float" office:value="2700">
            <text:p>2700</text:p>
          </table:table-cell>
          <table:table-cell table:formula="of:=[.C100]-[.$H$4]" office:value-type="float" office:value="2055.24234042553">
            <text:p>2055.2423404255</text:p>
          </table:table-cell>
          <table:table-cell table:formula="of:=&quot;N&quot; &amp; [.A101]" office:value-type="string" office:string-value="N381">
            <text:p>N381</text:p>
          </table:table-cell>
          <table:table-cell table:formula="of:=&quot;X&quot; &amp; [.B101]" office:value-type="string" office:string-value="X2700">
            <text:p>X2700</text:p>
          </table:table-cell>
          <table:table-cell table:formula="of:=&quot;Y&quot; &amp; [.C101]" office:value-type="string" office:string-value="Y2055.24234042553">
            <text:p>Y2055.24234042553</text:p>
          </table:table-cell>
          <table:table-cell table:number-columns-repeated="2"/>
        </table:table-row>
        <table:table-row table:style-name="ro1">
          <table:table-cell table:formula="of:=[.A101]-1" office:value-type="float" office:value="380">
            <text:p>380</text:p>
          </table:table-cell>
          <table:table-cell table:formula="of:=[.$G$2]" office:value-type="float" office:value="2700">
            <text:p>2700</text:p>
          </table:table-cell>
          <table:table-cell table:formula="of:=[.C101]-[.$H$4]" office:value-type="float" office:value="2050.44680851063">
            <text:p>2050.4468085106</text:p>
          </table:table-cell>
          <table:table-cell table:formula="of:=&quot;N&quot; &amp; [.A102]" office:value-type="string" office:string-value="N380">
            <text:p>N380</text:p>
          </table:table-cell>
          <table:table-cell table:formula="of:=&quot;X&quot; &amp; [.B102]" office:value-type="string" office:string-value="X2700">
            <text:p>X2700</text:p>
          </table:table-cell>
          <table:table-cell table:formula="of:=&quot;Y&quot; &amp; [.C102]" office:value-type="string" office:string-value="Y2050.44680851063">
            <text:p>Y2050.44680851063</text:p>
          </table:table-cell>
          <table:table-cell table:number-columns-repeated="2"/>
        </table:table-row>
        <table:table-row table:style-name="ro1">
          <table:table-cell table:formula="of:=[.A102]-1" office:value-type="float" office:value="379">
            <text:p>379</text:p>
          </table:table-cell>
          <table:table-cell table:formula="of:=[.$G$2]" office:value-type="float" office:value="2700">
            <text:p>2700</text:p>
          </table:table-cell>
          <table:table-cell table:formula="of:=[.C102]-[.$H$4]" office:value-type="float" office:value="2045.65127659574">
            <text:p>2045.6512765957</text:p>
          </table:table-cell>
          <table:table-cell table:formula="of:=&quot;N&quot; &amp; [.A103]" office:value-type="string" office:string-value="N379">
            <text:p>N379</text:p>
          </table:table-cell>
          <table:table-cell table:formula="of:=&quot;X&quot; &amp; [.B103]" office:value-type="string" office:string-value="X2700">
            <text:p>X2700</text:p>
          </table:table-cell>
          <table:table-cell table:formula="of:=&quot;Y&quot; &amp; [.C103]" office:value-type="string" office:string-value="Y2045.65127659574">
            <text:p>Y2045.65127659574</text:p>
          </table:table-cell>
          <table:table-cell table:number-columns-repeated="2"/>
        </table:table-row>
        <table:table-row table:style-name="ro1">
          <table:table-cell table:formula="of:=[.A103]-1" office:value-type="float" office:value="378">
            <text:p>378</text:p>
          </table:table-cell>
          <table:table-cell table:formula="of:=[.$G$2]" office:value-type="float" office:value="2700">
            <text:p>2700</text:p>
          </table:table-cell>
          <table:table-cell table:formula="of:=[.C103]-[.$H$4]" office:value-type="float" office:value="2040.85574468085">
            <text:p>2040.8557446809</text:p>
          </table:table-cell>
          <table:table-cell table:formula="of:=&quot;N&quot; &amp; [.A104]" office:value-type="string" office:string-value="N378">
            <text:p>N378</text:p>
          </table:table-cell>
          <table:table-cell table:formula="of:=&quot;X&quot; &amp; [.B104]" office:value-type="string" office:string-value="X2700">
            <text:p>X2700</text:p>
          </table:table-cell>
          <table:table-cell table:formula="of:=&quot;Y&quot; &amp; [.C104]" office:value-type="string" office:string-value="Y2040.85574468085">
            <text:p>Y2040.85574468085</text:p>
          </table:table-cell>
          <table:table-cell table:number-columns-repeated="2"/>
        </table:table-row>
        <table:table-row table:style-name="ro1">
          <table:table-cell table:formula="of:=[.A104]-1" office:value-type="float" office:value="377">
            <text:p>377</text:p>
          </table:table-cell>
          <table:table-cell table:formula="of:=[.$G$2]" office:value-type="float" office:value="2700">
            <text:p>2700</text:p>
          </table:table-cell>
          <table:table-cell table:formula="of:=[.C104]-[.$H$4]" office:value-type="float" office:value="2036.06021276595">
            <text:p>2036.060212766</text:p>
          </table:table-cell>
          <table:table-cell table:formula="of:=&quot;N&quot; &amp; [.A105]" office:value-type="string" office:string-value="N377">
            <text:p>N377</text:p>
          </table:table-cell>
          <table:table-cell table:formula="of:=&quot;X&quot; &amp; [.B105]" office:value-type="string" office:string-value="X2700">
            <text:p>X2700</text:p>
          </table:table-cell>
          <table:table-cell table:formula="of:=&quot;Y&quot; &amp; [.C105]" office:value-type="string" office:string-value="Y2036.06021276595">
            <text:p>Y2036.06021276595</text:p>
          </table:table-cell>
          <table:table-cell table:number-columns-repeated="2"/>
        </table:table-row>
        <table:table-row table:style-name="ro1">
          <table:table-cell table:formula="of:=[.A105]-1" office:value-type="float" office:value="376">
            <text:p>376</text:p>
          </table:table-cell>
          <table:table-cell table:formula="of:=[.$G$2]" office:value-type="float" office:value="2700">
            <text:p>2700</text:p>
          </table:table-cell>
          <table:table-cell table:formula="of:=[.C105]-[.$H$4]" office:value-type="float" office:value="2031.26468085106">
            <text:p>2031.2646808511</text:p>
          </table:table-cell>
          <table:table-cell table:formula="of:=&quot;N&quot; &amp; [.A106]" office:value-type="string" office:string-value="N376">
            <text:p>N376</text:p>
          </table:table-cell>
          <table:table-cell table:formula="of:=&quot;X&quot; &amp; [.B106]" office:value-type="string" office:string-value="X2700">
            <text:p>X2700</text:p>
          </table:table-cell>
          <table:table-cell table:formula="of:=&quot;Y&quot; &amp; [.C106]" office:value-type="string" office:string-value="Y2031.26468085106">
            <text:p>Y2031.26468085106</text:p>
          </table:table-cell>
          <table:table-cell table:number-columns-repeated="2"/>
        </table:table-row>
        <table:table-row table:style-name="ro1">
          <table:table-cell table:formula="of:=[.A106]-1" office:value-type="float" office:value="375">
            <text:p>375</text:p>
          </table:table-cell>
          <table:table-cell table:formula="of:=[.$G$2]" office:value-type="float" office:value="2700">
            <text:p>2700</text:p>
          </table:table-cell>
          <table:table-cell table:formula="of:=[.C106]-[.$H$4]" office:value-type="float" office:value="2026.46914893616">
            <text:p>2026.4691489362</text:p>
          </table:table-cell>
          <table:table-cell table:formula="of:=&quot;N&quot; &amp; [.A107]" office:value-type="string" office:string-value="N375">
            <text:p>N375</text:p>
          </table:table-cell>
          <table:table-cell table:formula="of:=&quot;X&quot; &amp; [.B107]" office:value-type="string" office:string-value="X2700">
            <text:p>X2700</text:p>
          </table:table-cell>
          <table:table-cell table:formula="of:=&quot;Y&quot; &amp; [.C107]" office:value-type="string" office:string-value="Y2026.46914893616">
            <text:p>Y2026.46914893616</text:p>
          </table:table-cell>
          <table:table-cell table:number-columns-repeated="2"/>
        </table:table-row>
        <table:table-row table:style-name="ro1">
          <table:table-cell table:formula="of:=[.A107]-1" office:value-type="float" office:value="374">
            <text:p>374</text:p>
          </table:table-cell>
          <table:table-cell table:formula="of:=[.$G$2]" office:value-type="float" office:value="2700">
            <text:p>2700</text:p>
          </table:table-cell>
          <table:table-cell table:formula="of:=[.C107]-[.$H$4]" office:value-type="float" office:value="2021.67361702127">
            <text:p>2021.6736170213</text:p>
          </table:table-cell>
          <table:table-cell table:formula="of:=&quot;N&quot; &amp; [.A108]" office:value-type="string" office:string-value="N374">
            <text:p>N374</text:p>
          </table:table-cell>
          <table:table-cell table:formula="of:=&quot;X&quot; &amp; [.B108]" office:value-type="string" office:string-value="X2700">
            <text:p>X2700</text:p>
          </table:table-cell>
          <table:table-cell table:formula="of:=&quot;Y&quot; &amp; [.C108]" office:value-type="string" office:string-value="Y2021.67361702127">
            <text:p>Y2021.67361702127</text:p>
          </table:table-cell>
          <table:table-cell table:number-columns-repeated="2"/>
        </table:table-row>
        <table:table-row table:style-name="ro1">
          <table:table-cell table:formula="of:=[.A108]-1" office:value-type="float" office:value="373">
            <text:p>373</text:p>
          </table:table-cell>
          <table:table-cell table:formula="of:=[.$G$2]" office:value-type="float" office:value="2700">
            <text:p>2700</text:p>
          </table:table-cell>
          <table:table-cell table:formula="of:=[.C108]-[.$H$4]" office:value-type="float" office:value="2016.87808510638">
            <text:p>2016.8780851064</text:p>
          </table:table-cell>
          <table:table-cell table:formula="of:=&quot;N&quot; &amp; [.A109]" office:value-type="string" office:string-value="N373">
            <text:p>N373</text:p>
          </table:table-cell>
          <table:table-cell table:formula="of:=&quot;X&quot; &amp; [.B109]" office:value-type="string" office:string-value="X2700">
            <text:p>X2700</text:p>
          </table:table-cell>
          <table:table-cell table:formula="of:=&quot;Y&quot; &amp; [.C109]" office:value-type="string" office:string-value="Y2016.87808510638">
            <text:p>Y2016.87808510638</text:p>
          </table:table-cell>
          <table:table-cell table:number-columns-repeated="2"/>
        </table:table-row>
        <table:table-row table:style-name="ro1">
          <table:table-cell table:formula="of:=[.A109]-1" office:value-type="float" office:value="372">
            <text:p>372</text:p>
          </table:table-cell>
          <table:table-cell table:formula="of:=[.$G$2]" office:value-type="float" office:value="2700">
            <text:p>2700</text:p>
          </table:table-cell>
          <table:table-cell table:formula="of:=[.C109]-[.$H$4]" office:value-type="float" office:value="2012.08255319148">
            <text:p>2012.0825531915</text:p>
          </table:table-cell>
          <table:table-cell table:formula="of:=&quot;N&quot; &amp; [.A110]" office:value-type="string" office:string-value="N372">
            <text:p>N372</text:p>
          </table:table-cell>
          <table:table-cell table:formula="of:=&quot;X&quot; &amp; [.B110]" office:value-type="string" office:string-value="X2700">
            <text:p>X2700</text:p>
          </table:table-cell>
          <table:table-cell table:formula="of:=&quot;Y&quot; &amp; [.C110]" office:value-type="string" office:string-value="Y2012.08255319148">
            <text:p>Y2012.08255319148</text:p>
          </table:table-cell>
          <table:table-cell table:number-columns-repeated="2"/>
        </table:table-row>
        <table:table-row table:style-name="ro1">
          <table:table-cell table:formula="of:=[.A110]-1" office:value-type="float" office:value="371">
            <text:p>371</text:p>
          </table:table-cell>
          <table:table-cell table:formula="of:=[.$G$2]" office:value-type="float" office:value="2700">
            <text:p>2700</text:p>
          </table:table-cell>
          <table:table-cell table:formula="of:=[.C110]-[.$H$4]" office:value-type="float" office:value="2007.28702127659">
            <text:p>2007.2870212766</text:p>
          </table:table-cell>
          <table:table-cell table:formula="of:=&quot;N&quot; &amp; [.A111]" office:value-type="string" office:string-value="N371">
            <text:p>N371</text:p>
          </table:table-cell>
          <table:table-cell table:formula="of:=&quot;X&quot; &amp; [.B111]" office:value-type="string" office:string-value="X2700">
            <text:p>X2700</text:p>
          </table:table-cell>
          <table:table-cell table:formula="of:=&quot;Y&quot; &amp; [.C111]" office:value-type="string" office:string-value="Y2007.28702127659">
            <text:p>Y2007.28702127659</text:p>
          </table:table-cell>
          <table:table-cell table:number-columns-repeated="2"/>
        </table:table-row>
        <table:table-row table:style-name="ro1">
          <table:table-cell table:formula="of:=[.A111]-1" office:value-type="float" office:value="370">
            <text:p>370</text:p>
          </table:table-cell>
          <table:table-cell table:formula="of:=[.$G$2]" office:value-type="float" office:value="2700">
            <text:p>2700</text:p>
          </table:table-cell>
          <table:table-cell table:formula="of:=[.C111]-[.$H$4]" office:value-type="float" office:value="2002.4914893617">
            <text:p>2002.4914893617</text:p>
          </table:table-cell>
          <table:table-cell table:formula="of:=&quot;N&quot; &amp; [.A112]" office:value-type="string" office:string-value="N370">
            <text:p>N370</text:p>
          </table:table-cell>
          <table:table-cell table:formula="of:=&quot;X&quot; &amp; [.B112]" office:value-type="string" office:string-value="X2700">
            <text:p>X2700</text:p>
          </table:table-cell>
          <table:table-cell table:formula="of:=&quot;Y&quot; &amp; [.C112]" office:value-type="string" office:string-value="Y2002.4914893617">
            <text:p>Y2002.4914893617</text:p>
          </table:table-cell>
          <table:table-cell table:number-columns-repeated="2"/>
        </table:table-row>
        <table:table-row table:style-name="ro1">
          <table:table-cell table:formula="of:=[.A112]-1" office:value-type="float" office:value="369">
            <text:p>369</text:p>
          </table:table-cell>
          <table:table-cell table:formula="of:=[.$G$2]" office:value-type="float" office:value="2700">
            <text:p>2700</text:p>
          </table:table-cell>
          <table:table-cell table:formula="of:=[.C112]-[.$H$4]" office:value-type="float" office:value="1997.6959574468">
            <text:p>1997.6959574468</text:p>
          </table:table-cell>
          <table:table-cell table:formula="of:=&quot;N&quot; &amp; [.A113]" office:value-type="string" office:string-value="N369">
            <text:p>N369</text:p>
          </table:table-cell>
          <table:table-cell table:formula="of:=&quot;X&quot; &amp; [.B113]" office:value-type="string" office:string-value="X2700">
            <text:p>X2700</text:p>
          </table:table-cell>
          <table:table-cell table:formula="of:=&quot;Y&quot; &amp; [.C113]" office:value-type="string" office:string-value="Y1997.6959574468">
            <text:p>Y1997.6959574468</text:p>
          </table:table-cell>
          <table:table-cell table:number-columns-repeated="2"/>
        </table:table-row>
        <table:table-row table:style-name="ro1">
          <table:table-cell table:formula="of:=[.A113]-1" office:value-type="float" office:value="368">
            <text:p>368</text:p>
          </table:table-cell>
          <table:table-cell table:formula="of:=[.$G$2]" office:value-type="float" office:value="2700">
            <text:p>2700</text:p>
          </table:table-cell>
          <table:table-cell table:formula="of:=[.C113]-[.$H$4]" office:value-type="float" office:value="1992.90042553191">
            <text:p>1992.9004255319</text:p>
          </table:table-cell>
          <table:table-cell table:formula="of:=&quot;N&quot; &amp; [.A114]" office:value-type="string" office:string-value="N368">
            <text:p>N368</text:p>
          </table:table-cell>
          <table:table-cell table:formula="of:=&quot;X&quot; &amp; [.B114]" office:value-type="string" office:string-value="X2700">
            <text:p>X2700</text:p>
          </table:table-cell>
          <table:table-cell table:formula="of:=&quot;Y&quot; &amp; [.C114]" office:value-type="string" office:string-value="Y1992.90042553191">
            <text:p>Y1992.90042553191</text:p>
          </table:table-cell>
          <table:table-cell table:number-columns-repeated="2"/>
        </table:table-row>
        <table:table-row table:style-name="ro1">
          <table:table-cell table:formula="of:=[.A114]-1" office:value-type="float" office:value="367">
            <text:p>367</text:p>
          </table:table-cell>
          <table:table-cell table:formula="of:=[.$G$2]" office:value-type="float" office:value="2700">
            <text:p>2700</text:p>
          </table:table-cell>
          <table:table-cell table:formula="of:=[.C114]-[.$H$4]" office:value-type="float" office:value="1988.10489361702">
            <text:p>1988.104893617</text:p>
          </table:table-cell>
          <table:table-cell table:formula="of:=&quot;N&quot; &amp; [.A115]" office:value-type="string" office:string-value="N367">
            <text:p>N367</text:p>
          </table:table-cell>
          <table:table-cell table:formula="of:=&quot;X&quot; &amp; [.B115]" office:value-type="string" office:string-value="X2700">
            <text:p>X2700</text:p>
          </table:table-cell>
          <table:table-cell table:formula="of:=&quot;Y&quot; &amp; [.C115]" office:value-type="string" office:string-value="Y1988.10489361702">
            <text:p>Y1988.10489361702</text:p>
          </table:table-cell>
          <table:table-cell table:number-columns-repeated="2"/>
        </table:table-row>
        <table:table-row table:style-name="ro1">
          <table:table-cell table:formula="of:=[.A115]-1" office:value-type="float" office:value="366">
            <text:p>366</text:p>
          </table:table-cell>
          <table:table-cell table:formula="of:=[.$G$2]" office:value-type="float" office:value="2700">
            <text:p>2700</text:p>
          </table:table-cell>
          <table:table-cell table:formula="of:=[.C115]-[.$H$4]" office:value-type="float" office:value="1983.30936170212">
            <text:p>1983.3093617021</text:p>
          </table:table-cell>
          <table:table-cell table:formula="of:=&quot;N&quot; &amp; [.A116]" office:value-type="string" office:string-value="N366">
            <text:p>N366</text:p>
          </table:table-cell>
          <table:table-cell table:formula="of:=&quot;X&quot; &amp; [.B116]" office:value-type="string" office:string-value="X2700">
            <text:p>X2700</text:p>
          </table:table-cell>
          <table:table-cell table:formula="of:=&quot;Y&quot; &amp; [.C116]" office:value-type="string" office:string-value="Y1983.30936170212">
            <text:p>Y1983.30936170212</text:p>
          </table:table-cell>
          <table:table-cell table:number-columns-repeated="2"/>
        </table:table-row>
        <table:table-row table:style-name="ro1">
          <table:table-cell table:formula="of:=[.A116]-1" office:value-type="float" office:value="365">
            <text:p>365</text:p>
          </table:table-cell>
          <table:table-cell table:formula="of:=[.$G$2]" office:value-type="float" office:value="2700">
            <text:p>2700</text:p>
          </table:table-cell>
          <table:table-cell table:formula="of:=[.C116]-[.$H$4]" office:value-type="float" office:value="1978.51382978723">
            <text:p>1978.5138297872</text:p>
          </table:table-cell>
          <table:table-cell table:formula="of:=&quot;N&quot; &amp; [.A117]" office:value-type="string" office:string-value="N365">
            <text:p>N365</text:p>
          </table:table-cell>
          <table:table-cell table:formula="of:=&quot;X&quot; &amp; [.B117]" office:value-type="string" office:string-value="X2700">
            <text:p>X2700</text:p>
          </table:table-cell>
          <table:table-cell table:formula="of:=&quot;Y&quot; &amp; [.C117]" office:value-type="string" office:string-value="Y1978.51382978723">
            <text:p>Y1978.51382978723</text:p>
          </table:table-cell>
          <table:table-cell table:number-columns-repeated="2"/>
        </table:table-row>
        <table:table-row table:style-name="ro1">
          <table:table-cell table:formula="of:=[.A117]-1" office:value-type="float" office:value="364">
            <text:p>364</text:p>
          </table:table-cell>
          <table:table-cell table:formula="of:=[.$G$2]" office:value-type="float" office:value="2700">
            <text:p>2700</text:p>
          </table:table-cell>
          <table:table-cell table:formula="of:=[.C117]-[.$H$4]" office:value-type="float" office:value="1973.71829787233">
            <text:p>1973.7182978723</text:p>
          </table:table-cell>
          <table:table-cell table:formula="of:=&quot;N&quot; &amp; [.A118]" office:value-type="string" office:string-value="N364">
            <text:p>N364</text:p>
          </table:table-cell>
          <table:table-cell table:formula="of:=&quot;X&quot; &amp; [.B118]" office:value-type="string" office:string-value="X2700">
            <text:p>X2700</text:p>
          </table:table-cell>
          <table:table-cell table:formula="of:=&quot;Y&quot; &amp; [.C118]" office:value-type="string" office:string-value="Y1973.71829787233">
            <text:p>Y1973.71829787233</text:p>
          </table:table-cell>
          <table:table-cell table:number-columns-repeated="2"/>
        </table:table-row>
        <table:table-row table:style-name="ro1">
          <table:table-cell table:formula="of:=[.A118]-1" office:value-type="float" office:value="363">
            <text:p>363</text:p>
          </table:table-cell>
          <table:table-cell table:formula="of:=[.$G$2]" office:value-type="float" office:value="2700">
            <text:p>2700</text:p>
          </table:table-cell>
          <table:table-cell table:formula="of:=[.C118]-[.$H$4]" office:value-type="float" office:value="1968.92276595744">
            <text:p>1968.9227659574</text:p>
          </table:table-cell>
          <table:table-cell table:formula="of:=&quot;N&quot; &amp; [.A119]" office:value-type="string" office:string-value="N363">
            <text:p>N363</text:p>
          </table:table-cell>
          <table:table-cell table:formula="of:=&quot;X&quot; &amp; [.B119]" office:value-type="string" office:string-value="X2700">
            <text:p>X2700</text:p>
          </table:table-cell>
          <table:table-cell table:formula="of:=&quot;Y&quot; &amp; [.C119]" office:value-type="string" office:string-value="Y1968.92276595744">
            <text:p>Y1968.92276595744</text:p>
          </table:table-cell>
          <table:table-cell table:number-columns-repeated="2"/>
        </table:table-row>
        <table:table-row table:style-name="ro1">
          <table:table-cell table:formula="of:=[.A119]-1" office:value-type="float" office:value="362">
            <text:p>362</text:p>
          </table:table-cell>
          <table:table-cell table:formula="of:=[.$G$2]" office:value-type="float" office:value="2700">
            <text:p>2700</text:p>
          </table:table-cell>
          <table:table-cell table:formula="of:=[.C119]-[.$H$4]" office:value-type="float" office:value="1964.12723404255">
            <text:p>1964.1272340426</text:p>
          </table:table-cell>
          <table:table-cell table:formula="of:=&quot;N&quot; &amp; [.A120]" office:value-type="string" office:string-value="N362">
            <text:p>N362</text:p>
          </table:table-cell>
          <table:table-cell table:formula="of:=&quot;X&quot; &amp; [.B120]" office:value-type="string" office:string-value="X2700">
            <text:p>X2700</text:p>
          </table:table-cell>
          <table:table-cell table:formula="of:=&quot;Y&quot; &amp; [.C120]" office:value-type="string" office:string-value="Y1964.12723404255">
            <text:p>Y1964.12723404255</text:p>
          </table:table-cell>
          <table:table-cell table:number-columns-repeated="2"/>
        </table:table-row>
        <table:table-row table:style-name="ro1">
          <table:table-cell table:formula="of:=[.A120]-1" office:value-type="float" office:value="361">
            <text:p>361</text:p>
          </table:table-cell>
          <table:table-cell table:formula="of:=[.$G$2]" office:value-type="float" office:value="2700">
            <text:p>2700</text:p>
          </table:table-cell>
          <table:table-cell table:formula="of:=[.C120]-[.$H$4]" office:value-type="float" office:value="1959.33170212765">
            <text:p>1959.3317021277</text:p>
          </table:table-cell>
          <table:table-cell table:formula="of:=&quot;N&quot; &amp; [.A121]" office:value-type="string" office:string-value="N361">
            <text:p>N361</text:p>
          </table:table-cell>
          <table:table-cell table:formula="of:=&quot;X&quot; &amp; [.B121]" office:value-type="string" office:string-value="X2700">
            <text:p>X2700</text:p>
          </table:table-cell>
          <table:table-cell table:formula="of:=&quot;Y&quot; &amp; [.C121]" office:value-type="string" office:string-value="Y1959.33170212765">
            <text:p>Y1959.33170212765</text:p>
          </table:table-cell>
          <table:table-cell table:number-columns-repeated="2"/>
        </table:table-row>
        <table:table-row table:style-name="ro1">
          <table:table-cell table:formula="of:=[.A121]-1" office:value-type="float" office:value="360">
            <text:p>360</text:p>
          </table:table-cell>
          <table:table-cell table:formula="of:=[.$G$2]" office:value-type="float" office:value="2700">
            <text:p>2700</text:p>
          </table:table-cell>
          <table:table-cell table:formula="of:=[.C121]-[.$H$4]" office:value-type="float" office:value="1954.53617021276">
            <text:p>1954.5361702128</text:p>
          </table:table-cell>
          <table:table-cell table:formula="of:=&quot;N&quot; &amp; [.A122]" office:value-type="string" office:string-value="N360">
            <text:p>N360</text:p>
          </table:table-cell>
          <table:table-cell table:formula="of:=&quot;X&quot; &amp; [.B122]" office:value-type="string" office:string-value="X2700">
            <text:p>X2700</text:p>
          </table:table-cell>
          <table:table-cell table:formula="of:=&quot;Y&quot; &amp; [.C122]" office:value-type="string" office:string-value="Y1954.53617021276">
            <text:p>Y1954.53617021276</text:p>
          </table:table-cell>
          <table:table-cell table:number-columns-repeated="2"/>
        </table:table-row>
        <table:table-row table:style-name="ro1">
          <table:table-cell table:formula="of:=[.A122]-1" office:value-type="float" office:value="359">
            <text:p>359</text:p>
          </table:table-cell>
          <table:table-cell table:formula="of:=[.$G$2]" office:value-type="float" office:value="2700">
            <text:p>2700</text:p>
          </table:table-cell>
          <table:table-cell table:formula="of:=[.C122]-[.$H$4]" office:value-type="float" office:value="1949.74063829787">
            <text:p>1949.7406382979</text:p>
          </table:table-cell>
          <table:table-cell table:formula="of:=&quot;N&quot; &amp; [.A123]" office:value-type="string" office:string-value="N359">
            <text:p>N359</text:p>
          </table:table-cell>
          <table:table-cell table:formula="of:=&quot;X&quot; &amp; [.B123]" office:value-type="string" office:string-value="X2700">
            <text:p>X2700</text:p>
          </table:table-cell>
          <table:table-cell table:formula="of:=&quot;Y&quot; &amp; [.C123]" office:value-type="string" office:string-value="Y1949.74063829787">
            <text:p>Y1949.74063829787</text:p>
          </table:table-cell>
          <table:table-cell table:number-columns-repeated="2"/>
        </table:table-row>
        <table:table-row table:style-name="ro1">
          <table:table-cell table:formula="of:=[.A123]-1" office:value-type="float" office:value="358">
            <text:p>358</text:p>
          </table:table-cell>
          <table:table-cell table:formula="of:=[.$G$2]" office:value-type="float" office:value="2700">
            <text:p>2700</text:p>
          </table:table-cell>
          <table:table-cell table:formula="of:=[.C123]-[.$H$4]" office:value-type="float" office:value="1944.94510638297">
            <text:p>1944.945106383</text:p>
          </table:table-cell>
          <table:table-cell table:formula="of:=&quot;N&quot; &amp; [.A124]" office:value-type="string" office:string-value="N358">
            <text:p>N358</text:p>
          </table:table-cell>
          <table:table-cell table:formula="of:=&quot;X&quot; &amp; [.B124]" office:value-type="string" office:string-value="X2700">
            <text:p>X2700</text:p>
          </table:table-cell>
          <table:table-cell table:formula="of:=&quot;Y&quot; &amp; [.C124]" office:value-type="string" office:string-value="Y1944.94510638297">
            <text:p>Y1944.94510638297</text:p>
          </table:table-cell>
          <table:table-cell table:number-columns-repeated="2"/>
        </table:table-row>
        <table:table-row table:style-name="ro1">
          <table:table-cell table:formula="of:=[.A124]-1" office:value-type="float" office:value="357">
            <text:p>357</text:p>
          </table:table-cell>
          <table:table-cell table:formula="of:=[.$G$2]" office:value-type="float" office:value="2700">
            <text:p>2700</text:p>
          </table:table-cell>
          <table:table-cell table:formula="of:=[.C124]-[.$H$4]" office:value-type="float" office:value="1940.14957446808">
            <text:p>1940.1495744681</text:p>
          </table:table-cell>
          <table:table-cell table:formula="of:=&quot;N&quot; &amp; [.A125]" office:value-type="string" office:string-value="N357">
            <text:p>N357</text:p>
          </table:table-cell>
          <table:table-cell table:formula="of:=&quot;X&quot; &amp; [.B125]" office:value-type="string" office:string-value="X2700">
            <text:p>X2700</text:p>
          </table:table-cell>
          <table:table-cell table:formula="of:=&quot;Y&quot; &amp; [.C125]" office:value-type="string" office:string-value="Y1940.14957446808">
            <text:p>Y1940.14957446808</text:p>
          </table:table-cell>
          <table:table-cell table:number-columns-repeated="2"/>
        </table:table-row>
        <table:table-row table:style-name="ro1">
          <table:table-cell table:formula="of:=[.A125]-1" office:value-type="float" office:value="356">
            <text:p>356</text:p>
          </table:table-cell>
          <table:table-cell table:formula="of:=[.$G$2]" office:value-type="float" office:value="2700">
            <text:p>2700</text:p>
          </table:table-cell>
          <table:table-cell table:formula="of:=[.C125]-[.$H$4]" office:value-type="float" office:value="1935.35404255318">
            <text:p>1935.3540425532</text:p>
          </table:table-cell>
          <table:table-cell table:formula="of:=&quot;N&quot; &amp; [.A126]" office:value-type="string" office:string-value="N356">
            <text:p>N356</text:p>
          </table:table-cell>
          <table:table-cell table:formula="of:=&quot;X&quot; &amp; [.B126]" office:value-type="string" office:string-value="X2700">
            <text:p>X2700</text:p>
          </table:table-cell>
          <table:table-cell table:formula="of:=&quot;Y&quot; &amp; [.C126]" office:value-type="string" office:string-value="Y1935.35404255318">
            <text:p>Y1935.35404255318</text:p>
          </table:table-cell>
          <table:table-cell table:number-columns-repeated="2"/>
        </table:table-row>
        <table:table-row table:style-name="ro1">
          <table:table-cell table:formula="of:=[.A126]-1" office:value-type="float" office:value="355">
            <text:p>355</text:p>
          </table:table-cell>
          <table:table-cell table:formula="of:=[.$G$2]" office:value-type="float" office:value="2700">
            <text:p>2700</text:p>
          </table:table-cell>
          <table:table-cell table:formula="of:=[.C126]-[.$H$4]" office:value-type="float" office:value="1930.55851063829">
            <text:p>1930.5585106383</text:p>
          </table:table-cell>
          <table:table-cell table:formula="of:=&quot;N&quot; &amp; [.A127]" office:value-type="string" office:string-value="N355">
            <text:p>N355</text:p>
          </table:table-cell>
          <table:table-cell table:formula="of:=&quot;X&quot; &amp; [.B127]" office:value-type="string" office:string-value="X2700">
            <text:p>X2700</text:p>
          </table:table-cell>
          <table:table-cell table:formula="of:=&quot;Y&quot; &amp; [.C127]" office:value-type="string" office:string-value="Y1930.55851063829">
            <text:p>Y1930.55851063829</text:p>
          </table:table-cell>
          <table:table-cell table:number-columns-repeated="2"/>
        </table:table-row>
        <table:table-row table:style-name="ro1">
          <table:table-cell table:formula="of:=[.A127]-1" office:value-type="float" office:value="354">
            <text:p>354</text:p>
          </table:table-cell>
          <table:table-cell table:formula="of:=[.$G$2]" office:value-type="float" office:value="2700">
            <text:p>2700</text:p>
          </table:table-cell>
          <table:table-cell table:formula="of:=[.C127]-[.$H$4]" office:value-type="float" office:value="1925.7629787234">
            <text:p>1925.7629787234</text:p>
          </table:table-cell>
          <table:table-cell table:formula="of:=&quot;N&quot; &amp; [.A128]" office:value-type="string" office:string-value="N354">
            <text:p>N354</text:p>
          </table:table-cell>
          <table:table-cell table:formula="of:=&quot;X&quot; &amp; [.B128]" office:value-type="string" office:string-value="X2700">
            <text:p>X2700</text:p>
          </table:table-cell>
          <table:table-cell table:formula="of:=&quot;Y&quot; &amp; [.C128]" office:value-type="string" office:string-value="Y1925.7629787234">
            <text:p>Y1925.7629787234</text:p>
          </table:table-cell>
          <table:table-cell table:number-columns-repeated="2"/>
        </table:table-row>
        <table:table-row table:style-name="ro1">
          <table:table-cell table:formula="of:=[.A128]-1" office:value-type="float" office:value="353">
            <text:p>353</text:p>
          </table:table-cell>
          <table:table-cell table:formula="of:=[.$G$2]" office:value-type="float" office:value="2700">
            <text:p>2700</text:p>
          </table:table-cell>
          <table:table-cell table:formula="of:=[.C128]-[.$H$4]" office:value-type="float" office:value="1920.9674468085">
            <text:p>1920.9674468085</text:p>
          </table:table-cell>
          <table:table-cell table:formula="of:=&quot;N&quot; &amp; [.A129]" office:value-type="string" office:string-value="N353">
            <text:p>N353</text:p>
          </table:table-cell>
          <table:table-cell table:formula="of:=&quot;X&quot; &amp; [.B129]" office:value-type="string" office:string-value="X2700">
            <text:p>X2700</text:p>
          </table:table-cell>
          <table:table-cell table:formula="of:=&quot;Y&quot; &amp; [.C129]" office:value-type="string" office:string-value="Y1920.9674468085">
            <text:p>Y1920.9674468085</text:p>
          </table:table-cell>
          <table:table-cell table:number-columns-repeated="2"/>
        </table:table-row>
        <table:table-row table:style-name="ro1">
          <table:table-cell table:formula="of:=[.A129]-1" office:value-type="float" office:value="352">
            <text:p>352</text:p>
          </table:table-cell>
          <table:table-cell table:formula="of:=[.$G$2]" office:value-type="float" office:value="2700">
            <text:p>2700</text:p>
          </table:table-cell>
          <table:table-cell table:formula="of:=[.C129]-[.$H$4]" office:value-type="float" office:value="1916.17191489361">
            <text:p>1916.1719148936</text:p>
          </table:table-cell>
          <table:table-cell table:formula="of:=&quot;N&quot; &amp; [.A130]" office:value-type="string" office:string-value="N352">
            <text:p>N352</text:p>
          </table:table-cell>
          <table:table-cell table:formula="of:=&quot;X&quot; &amp; [.B130]" office:value-type="string" office:string-value="X2700">
            <text:p>X2700</text:p>
          </table:table-cell>
          <table:table-cell table:formula="of:=&quot;Y&quot; &amp; [.C130]" office:value-type="string" office:string-value="Y1916.17191489361">
            <text:p>Y1916.17191489361</text:p>
          </table:table-cell>
          <table:table-cell table:number-columns-repeated="2"/>
        </table:table-row>
        <table:table-row table:style-name="ro1">
          <table:table-cell table:formula="of:=[.A130]-1" office:value-type="float" office:value="351">
            <text:p>351</text:p>
          </table:table-cell>
          <table:table-cell table:formula="of:=[.$G$2]" office:value-type="float" office:value="2700">
            <text:p>2700</text:p>
          </table:table-cell>
          <table:table-cell table:formula="of:=[.C130]-[.$H$4]" office:value-type="float" office:value="1911.37638297872">
            <text:p>1911.3763829787</text:p>
          </table:table-cell>
          <table:table-cell table:formula="of:=&quot;N&quot; &amp; [.A131]" office:value-type="string" office:string-value="N351">
            <text:p>N351</text:p>
          </table:table-cell>
          <table:table-cell table:formula="of:=&quot;X&quot; &amp; [.B131]" office:value-type="string" office:string-value="X2700">
            <text:p>X2700</text:p>
          </table:table-cell>
          <table:table-cell table:formula="of:=&quot;Y&quot; &amp; [.C131]" office:value-type="string" office:string-value="Y1911.37638297872">
            <text:p>Y1911.37638297872</text:p>
          </table:table-cell>
          <table:table-cell table:number-columns-repeated="2"/>
        </table:table-row>
        <table:table-row table:style-name="ro1">
          <table:table-cell table:formula="of:=[.A131]-1" office:value-type="float" office:value="350">
            <text:p>350</text:p>
          </table:table-cell>
          <table:table-cell table:formula="of:=[.$G$2]" office:value-type="float" office:value="2700">
            <text:p>2700</text:p>
          </table:table-cell>
          <table:table-cell table:formula="of:=[.C131]-[.$H$4]" office:value-type="float" office:value="1906.58085106382">
            <text:p>1906.5808510638</text:p>
          </table:table-cell>
          <table:table-cell table:formula="of:=&quot;N&quot; &amp; [.A132]" office:value-type="string" office:string-value="N350">
            <text:p>N350</text:p>
          </table:table-cell>
          <table:table-cell table:formula="of:=&quot;X&quot; &amp; [.B132]" office:value-type="string" office:string-value="X2700">
            <text:p>X2700</text:p>
          </table:table-cell>
          <table:table-cell table:formula="of:=&quot;Y&quot; &amp; [.C132]" office:value-type="string" office:string-value="Y1906.58085106382">
            <text:p>Y1906.58085106382</text:p>
          </table:table-cell>
          <table:table-cell table:number-columns-repeated="2"/>
        </table:table-row>
        <table:table-row table:style-name="ro1">
          <table:table-cell table:formula="of:=[.A132]-1" office:value-type="float" office:value="349">
            <text:p>349</text:p>
          </table:table-cell>
          <table:table-cell table:formula="of:=[.$G$2]" office:value-type="float" office:value="2700">
            <text:p>2700</text:p>
          </table:table-cell>
          <table:table-cell table:formula="of:=[.C132]-[.$H$4]" office:value-type="float" office:value="1901.78531914893">
            <text:p>1901.7853191489</text:p>
          </table:table-cell>
          <table:table-cell table:formula="of:=&quot;N&quot; &amp; [.A133]" office:value-type="string" office:string-value="N349">
            <text:p>N349</text:p>
          </table:table-cell>
          <table:table-cell table:formula="of:=&quot;X&quot; &amp; [.B133]" office:value-type="string" office:string-value="X2700">
            <text:p>X2700</text:p>
          </table:table-cell>
          <table:table-cell table:formula="of:=&quot;Y&quot; &amp; [.C133]" office:value-type="string" office:string-value="Y1901.78531914893">
            <text:p>Y1901.78531914893</text:p>
          </table:table-cell>
          <table:table-cell table:number-columns-repeated="2"/>
        </table:table-row>
        <table:table-row table:style-name="ro1">
          <table:table-cell table:formula="of:=[.A133]-1" office:value-type="float" office:value="348">
            <text:p>348</text:p>
          </table:table-cell>
          <table:table-cell table:formula="of:=[.$G$2]" office:value-type="float" office:value="2700">
            <text:p>2700</text:p>
          </table:table-cell>
          <table:table-cell table:formula="of:=[.C133]-[.$H$4]" office:value-type="float" office:value="1896.98978723404">
            <text:p>1896.989787234</text:p>
          </table:table-cell>
          <table:table-cell table:formula="of:=&quot;N&quot; &amp; [.A134]" office:value-type="string" office:string-value="N348">
            <text:p>N348</text:p>
          </table:table-cell>
          <table:table-cell table:formula="of:=&quot;X&quot; &amp; [.B134]" office:value-type="string" office:string-value="X2700">
            <text:p>X2700</text:p>
          </table:table-cell>
          <table:table-cell table:formula="of:=&quot;Y&quot; &amp; [.C134]" office:value-type="string" office:string-value="Y1896.98978723404">
            <text:p>Y1896.98978723404</text:p>
          </table:table-cell>
          <table:table-cell table:number-columns-repeated="2"/>
        </table:table-row>
        <table:table-row table:style-name="ro1">
          <table:table-cell table:formula="of:=[.A134]-1" office:value-type="float" office:value="347">
            <text:p>347</text:p>
          </table:table-cell>
          <table:table-cell table:formula="of:=[.$G$2]" office:value-type="float" office:value="2700">
            <text:p>2700</text:p>
          </table:table-cell>
          <table:table-cell table:formula="of:=[.C134]-[.$H$4]" office:value-type="float" office:value="1892.19425531914">
            <text:p>1892.1942553192</text:p>
          </table:table-cell>
          <table:table-cell table:formula="of:=&quot;N&quot; &amp; [.A135]" office:value-type="string" office:string-value="N347">
            <text:p>N347</text:p>
          </table:table-cell>
          <table:table-cell table:formula="of:=&quot;X&quot; &amp; [.B135]" office:value-type="string" office:string-value="X2700">
            <text:p>X2700</text:p>
          </table:table-cell>
          <table:table-cell table:formula="of:=&quot;Y&quot; &amp; [.C135]" office:value-type="string" office:string-value="Y1892.19425531914">
            <text:p>Y1892.19425531914</text:p>
          </table:table-cell>
          <table:table-cell table:number-columns-repeated="2"/>
        </table:table-row>
        <table:table-row table:style-name="ro1">
          <table:table-cell table:formula="of:=[.A135]-1" office:value-type="float" office:value="346">
            <text:p>346</text:p>
          </table:table-cell>
          <table:table-cell table:formula="of:=[.$G$2]" office:value-type="float" office:value="2700">
            <text:p>2700</text:p>
          </table:table-cell>
          <table:table-cell table:formula="of:=[.C135]-[.$H$4]" office:value-type="float" office:value="1887.39872340425">
            <text:p>1887.3987234043</text:p>
          </table:table-cell>
          <table:table-cell table:formula="of:=&quot;N&quot; &amp; [.A136]" office:value-type="string" office:string-value="N346">
            <text:p>N346</text:p>
          </table:table-cell>
          <table:table-cell table:formula="of:=&quot;X&quot; &amp; [.B136]" office:value-type="string" office:string-value="X2700">
            <text:p>X2700</text:p>
          </table:table-cell>
          <table:table-cell table:formula="of:=&quot;Y&quot; &amp; [.C136]" office:value-type="string" office:string-value="Y1887.39872340425">
            <text:p>Y1887.39872340425</text:p>
          </table:table-cell>
          <table:table-cell table:number-columns-repeated="2"/>
        </table:table-row>
        <table:table-row table:style-name="ro1">
          <table:table-cell table:formula="of:=[.A136]-1" office:value-type="float" office:value="345">
            <text:p>345</text:p>
          </table:table-cell>
          <table:table-cell table:formula="of:=[.$G$2]" office:value-type="float" office:value="2700">
            <text:p>2700</text:p>
          </table:table-cell>
          <table:table-cell table:formula="of:=[.C136]-[.$H$4]" office:value-type="float" office:value="1882.60319148935">
            <text:p>1882.6031914894</text:p>
          </table:table-cell>
          <table:table-cell table:formula="of:=&quot;N&quot; &amp; [.A137]" office:value-type="string" office:string-value="N345">
            <text:p>N345</text:p>
          </table:table-cell>
          <table:table-cell table:formula="of:=&quot;X&quot; &amp; [.B137]" office:value-type="string" office:string-value="X2700">
            <text:p>X2700</text:p>
          </table:table-cell>
          <table:table-cell table:formula="of:=&quot;Y&quot; &amp; [.C137]" office:value-type="string" office:string-value="Y1882.60319148935">
            <text:p>Y1882.60319148935</text:p>
          </table:table-cell>
          <table:table-cell table:number-columns-repeated="2"/>
        </table:table-row>
        <table:table-row table:style-name="ro1">
          <table:table-cell table:formula="of:=[.A137]-1" office:value-type="float" office:value="344">
            <text:p>344</text:p>
          </table:table-cell>
          <table:table-cell table:formula="of:=[.$G$2]" office:value-type="float" office:value="2700">
            <text:p>2700</text:p>
          </table:table-cell>
          <table:table-cell table:formula="of:=[.C137]-[.$H$4]" office:value-type="float" office:value="1877.80765957446">
            <text:p>1877.8076595745</text:p>
          </table:table-cell>
          <table:table-cell table:formula="of:=&quot;N&quot; &amp; [.A138]" office:value-type="string" office:string-value="N344">
            <text:p>N344</text:p>
          </table:table-cell>
          <table:table-cell table:formula="of:=&quot;X&quot; &amp; [.B138]" office:value-type="string" office:string-value="X2700">
            <text:p>X2700</text:p>
          </table:table-cell>
          <table:table-cell table:formula="of:=&quot;Y&quot; &amp; [.C138]" office:value-type="string" office:string-value="Y1877.80765957446">
            <text:p>Y1877.80765957446</text:p>
          </table:table-cell>
          <table:table-cell table:number-columns-repeated="2"/>
        </table:table-row>
        <table:table-row table:style-name="ro1">
          <table:table-cell table:formula="of:=[.A138]-1" office:value-type="float" office:value="343">
            <text:p>343</text:p>
          </table:table-cell>
          <table:table-cell table:formula="of:=[.$G$2]" office:value-type="float" office:value="2700">
            <text:p>2700</text:p>
          </table:table-cell>
          <table:table-cell table:formula="of:=[.C138]-[.$H$4]" office:value-type="float" office:value="1873.01212765957">
            <text:p>1873.0121276596</text:p>
          </table:table-cell>
          <table:table-cell table:formula="of:=&quot;N&quot; &amp; [.A139]" office:value-type="string" office:string-value="N343">
            <text:p>N343</text:p>
          </table:table-cell>
          <table:table-cell table:formula="of:=&quot;X&quot; &amp; [.B139]" office:value-type="string" office:string-value="X2700">
            <text:p>X2700</text:p>
          </table:table-cell>
          <table:table-cell table:formula="of:=&quot;Y&quot; &amp; [.C139]" office:value-type="string" office:string-value="Y1873.01212765957">
            <text:p>Y1873.01212765957</text:p>
          </table:table-cell>
          <table:table-cell table:number-columns-repeated="2"/>
        </table:table-row>
        <table:table-row table:style-name="ro1">
          <table:table-cell table:formula="of:=[.A139]-1" office:value-type="float" office:value="342">
            <text:p>342</text:p>
          </table:table-cell>
          <table:table-cell table:formula="of:=[.$G$2]" office:value-type="float" office:value="2700">
            <text:p>2700</text:p>
          </table:table-cell>
          <table:table-cell table:formula="of:=[.C139]-[.$H$4]" office:value-type="float" office:value="1868.21659574467">
            <text:p>1868.2165957447</text:p>
          </table:table-cell>
          <table:table-cell table:formula="of:=&quot;N&quot; &amp; [.A140]" office:value-type="string" office:string-value="N342">
            <text:p>N342</text:p>
          </table:table-cell>
          <table:table-cell table:formula="of:=&quot;X&quot; &amp; [.B140]" office:value-type="string" office:string-value="X2700">
            <text:p>X2700</text:p>
          </table:table-cell>
          <table:table-cell table:formula="of:=&quot;Y&quot; &amp; [.C140]" office:value-type="string" office:string-value="Y1868.21659574467">
            <text:p>Y1868.21659574467</text:p>
          </table:table-cell>
          <table:table-cell table:number-columns-repeated="2"/>
        </table:table-row>
        <table:table-row table:style-name="ro1">
          <table:table-cell table:formula="of:=[.A140]-1" office:value-type="float" office:value="341">
            <text:p>341</text:p>
          </table:table-cell>
          <table:table-cell table:formula="of:=[.$G$2]" office:value-type="float" office:value="2700">
            <text:p>2700</text:p>
          </table:table-cell>
          <table:table-cell table:formula="of:=[.C140]-[.$H$4]" office:value-type="float" office:value="1863.42106382978">
            <text:p>1863.4210638298</text:p>
          </table:table-cell>
          <table:table-cell table:formula="of:=&quot;N&quot; &amp; [.A141]" office:value-type="string" office:string-value="N341">
            <text:p>N341</text:p>
          </table:table-cell>
          <table:table-cell table:formula="of:=&quot;X&quot; &amp; [.B141]" office:value-type="string" office:string-value="X2700">
            <text:p>X2700</text:p>
          </table:table-cell>
          <table:table-cell table:formula="of:=&quot;Y&quot; &amp; [.C141]" office:value-type="string" office:string-value="Y1863.42106382978">
            <text:p>Y1863.42106382978</text:p>
          </table:table-cell>
          <table:table-cell table:number-columns-repeated="2"/>
        </table:table-row>
        <table:table-row table:style-name="ro1">
          <table:table-cell table:formula="of:=[.A141]-1" office:value-type="float" office:value="340">
            <text:p>340</text:p>
          </table:table-cell>
          <table:table-cell table:formula="of:=[.$G$2]" office:value-type="float" office:value="2700">
            <text:p>2700</text:p>
          </table:table-cell>
          <table:table-cell table:formula="of:=[.C141]-[.$H$4]" office:value-type="float" office:value="1858.62553191489">
            <text:p>1858.6255319149</text:p>
          </table:table-cell>
          <table:table-cell table:formula="of:=&quot;N&quot; &amp; [.A142]" office:value-type="string" office:string-value="N340">
            <text:p>N340</text:p>
          </table:table-cell>
          <table:table-cell table:formula="of:=&quot;X&quot; &amp; [.B142]" office:value-type="string" office:string-value="X2700">
            <text:p>X2700</text:p>
          </table:table-cell>
          <table:table-cell table:formula="of:=&quot;Y&quot; &amp; [.C142]" office:value-type="string" office:string-value="Y1858.62553191489">
            <text:p>Y1858.62553191489</text:p>
          </table:table-cell>
          <table:table-cell table:number-columns-repeated="2"/>
        </table:table-row>
        <table:table-row table:style-name="ro1">
          <table:table-cell table:formula="of:=[.A142]-1" office:value-type="float" office:value="339">
            <text:p>339</text:p>
          </table:table-cell>
          <table:table-cell table:formula="of:=[.$G$2]" office:value-type="float" office:value="2700">
            <text:p>2700</text:p>
          </table:table-cell>
          <table:table-cell table:formula="of:=[.C142]-[.$H$4]" office:value-type="float" office:value="1853.82999999999">
            <text:p>1853.83</text:p>
          </table:table-cell>
          <table:table-cell table:formula="of:=&quot;N&quot; &amp; [.A143]" office:value-type="string" office:string-value="N339">
            <text:p>N339</text:p>
          </table:table-cell>
          <table:table-cell table:formula="of:=&quot;X&quot; &amp; [.B143]" office:value-type="string" office:string-value="X2700">
            <text:p>X2700</text:p>
          </table:table-cell>
          <table:table-cell table:formula="of:=&quot;Y&quot; &amp; [.C143]" office:value-type="string" office:string-value="Y1853.82999999999">
            <text:p>Y1853.82999999999</text:p>
          </table:table-cell>
          <table:table-cell table:number-columns-repeated="2"/>
        </table:table-row>
        <table:table-row table:style-name="ro1">
          <table:table-cell table:formula="of:=[.A143]-1" office:value-type="float" office:value="338">
            <text:p>338</text:p>
          </table:table-cell>
          <table:table-cell table:formula="of:=[.$G$2]" office:value-type="float" office:value="2700">
            <text:p>2700</text:p>
          </table:table-cell>
          <table:table-cell table:formula="of:=[.C143]-[.$H$4]" office:value-type="float" office:value="1849.0344680851">
            <text:p>1849.0344680851</text:p>
          </table:table-cell>
          <table:table-cell table:formula="of:=&quot;N&quot; &amp; [.A144]" office:value-type="string" office:string-value="N338">
            <text:p>N338</text:p>
          </table:table-cell>
          <table:table-cell table:formula="of:=&quot;X&quot; &amp; [.B144]" office:value-type="string" office:string-value="X2700">
            <text:p>X2700</text:p>
          </table:table-cell>
          <table:table-cell table:formula="of:=&quot;Y&quot; &amp; [.C144]" office:value-type="string" office:string-value="Y1849.0344680851">
            <text:p>Y1849.0344680851</text:p>
          </table:table-cell>
          <table:table-cell table:number-columns-repeated="2"/>
        </table:table-row>
        <table:table-row table:style-name="ro1">
          <table:table-cell table:formula="of:=[.A144]-1" office:value-type="float" office:value="337">
            <text:p>337</text:p>
          </table:table-cell>
          <table:table-cell table:formula="of:=[.$G$2]" office:value-type="float" office:value="2700">
            <text:p>2700</text:p>
          </table:table-cell>
          <table:table-cell table:formula="of:=[.C144]-[.$H$4]" office:value-type="float" office:value="1844.23893617021">
            <text:p>1844.2389361702</text:p>
          </table:table-cell>
          <table:table-cell table:formula="of:=&quot;N&quot; &amp; [.A145]" office:value-type="string" office:string-value="N337">
            <text:p>N337</text:p>
          </table:table-cell>
          <table:table-cell table:formula="of:=&quot;X&quot; &amp; [.B145]" office:value-type="string" office:string-value="X2700">
            <text:p>X2700</text:p>
          </table:table-cell>
          <table:table-cell table:formula="of:=&quot;Y&quot; &amp; [.C145]" office:value-type="string" office:string-value="Y1844.23893617021">
            <text:p>Y1844.23893617021</text:p>
          </table:table-cell>
          <table:table-cell table:number-columns-repeated="2"/>
        </table:table-row>
        <table:table-row table:style-name="ro1">
          <table:table-cell table:formula="of:=[.A145]-1" office:value-type="float" office:value="336">
            <text:p>336</text:p>
          </table:table-cell>
          <table:table-cell table:formula="of:=[.$G$2]" office:value-type="float" office:value="2700">
            <text:p>2700</text:p>
          </table:table-cell>
          <table:table-cell table:formula="of:=[.C145]-[.$H$4]" office:value-type="float" office:value="1839.44340425531">
            <text:p>1839.4434042553</text:p>
          </table:table-cell>
          <table:table-cell table:formula="of:=&quot;N&quot; &amp; [.A146]" office:value-type="string" office:string-value="N336">
            <text:p>N336</text:p>
          </table:table-cell>
          <table:table-cell table:formula="of:=&quot;X&quot; &amp; [.B146]" office:value-type="string" office:string-value="X2700">
            <text:p>X2700</text:p>
          </table:table-cell>
          <table:table-cell table:formula="of:=&quot;Y&quot; &amp; [.C146]" office:value-type="string" office:string-value="Y1839.44340425531">
            <text:p>Y1839.44340425531</text:p>
          </table:table-cell>
          <table:table-cell table:number-columns-repeated="2"/>
        </table:table-row>
        <table:table-row table:style-name="ro1">
          <table:table-cell table:formula="of:=[.A146]-1" office:value-type="float" office:value="335">
            <text:p>335</text:p>
          </table:table-cell>
          <table:table-cell table:formula="of:=[.$G$2]" office:value-type="float" office:value="2700">
            <text:p>2700</text:p>
          </table:table-cell>
          <table:table-cell table:formula="of:=[.C146]-[.$H$4]" office:value-type="float" office:value="1834.64787234042">
            <text:p>1834.6478723404</text:p>
          </table:table-cell>
          <table:table-cell table:formula="of:=&quot;N&quot; &amp; [.A147]" office:value-type="string" office:string-value="N335">
            <text:p>N335</text:p>
          </table:table-cell>
          <table:table-cell table:formula="of:=&quot;X&quot; &amp; [.B147]" office:value-type="string" office:string-value="X2700">
            <text:p>X2700</text:p>
          </table:table-cell>
          <table:table-cell table:formula="of:=&quot;Y&quot; &amp; [.C147]" office:value-type="string" office:string-value="Y1834.64787234042">
            <text:p>Y1834.64787234042</text:p>
          </table:table-cell>
          <table:table-cell table:number-columns-repeated="2"/>
        </table:table-row>
        <table:table-row table:style-name="ro1">
          <table:table-cell table:formula="of:=[.A147]-1" office:value-type="float" office:value="334">
            <text:p>334</text:p>
          </table:table-cell>
          <table:table-cell table:formula="of:=[.$G$2]" office:value-type="float" office:value="2700">
            <text:p>2700</text:p>
          </table:table-cell>
          <table:table-cell table:formula="of:=[.C147]-[.$H$4]" office:value-type="float" office:value="1829.85234042552">
            <text:p>1829.8523404255</text:p>
          </table:table-cell>
          <table:table-cell table:formula="of:=&quot;N&quot; &amp; [.A148]" office:value-type="string" office:string-value="N334">
            <text:p>N334</text:p>
          </table:table-cell>
          <table:table-cell table:formula="of:=&quot;X&quot; &amp; [.B148]" office:value-type="string" office:string-value="X2700">
            <text:p>X2700</text:p>
          </table:table-cell>
          <table:table-cell table:formula="of:=&quot;Y&quot; &amp; [.C148]" office:value-type="string" office:string-value="Y1829.85234042552">
            <text:p>Y1829.85234042552</text:p>
          </table:table-cell>
          <table:table-cell table:number-columns-repeated="2"/>
        </table:table-row>
        <table:table-row table:style-name="ro1">
          <table:table-cell table:formula="of:=[.A148]-1" office:value-type="float" office:value="333">
            <text:p>333</text:p>
          </table:table-cell>
          <table:table-cell table:formula="of:=[.$G$2]" office:value-type="float" office:value="2700">
            <text:p>2700</text:p>
          </table:table-cell>
          <table:table-cell table:formula="of:=[.C148]-[.$H$4]" office:value-type="float" office:value="1825.05680851063">
            <text:p>1825.0568085106</text:p>
          </table:table-cell>
          <table:table-cell table:formula="of:=&quot;N&quot; &amp; [.A149]" office:value-type="string" office:string-value="N333">
            <text:p>N333</text:p>
          </table:table-cell>
          <table:table-cell table:formula="of:=&quot;X&quot; &amp; [.B149]" office:value-type="string" office:string-value="X2700">
            <text:p>X2700</text:p>
          </table:table-cell>
          <table:table-cell table:formula="of:=&quot;Y&quot; &amp; [.C149]" office:value-type="string" office:string-value="Y1825.05680851063">
            <text:p>Y1825.05680851063</text:p>
          </table:table-cell>
          <table:table-cell table:number-columns-repeated="2"/>
        </table:table-row>
        <table:table-row table:style-name="ro1">
          <table:table-cell table:formula="of:=[.A149]-1" office:value-type="float" office:value="332">
            <text:p>332</text:p>
          </table:table-cell>
          <table:table-cell table:formula="of:=[.$G$2]" office:value-type="float" office:value="2700">
            <text:p>2700</text:p>
          </table:table-cell>
          <table:table-cell table:formula="of:=[.C149]-[.$H$4]" office:value-type="float" office:value="1820.26127659574">
            <text:p>1820.2612765957</text:p>
          </table:table-cell>
          <table:table-cell table:formula="of:=&quot;N&quot; &amp; [.A150]" office:value-type="string" office:string-value="N332">
            <text:p>N332</text:p>
          </table:table-cell>
          <table:table-cell table:formula="of:=&quot;X&quot; &amp; [.B150]" office:value-type="string" office:string-value="X2700">
            <text:p>X2700</text:p>
          </table:table-cell>
          <table:table-cell table:formula="of:=&quot;Y&quot; &amp; [.C150]" office:value-type="string" office:string-value="Y1820.26127659574">
            <text:p>Y1820.26127659574</text:p>
          </table:table-cell>
          <table:table-cell table:number-columns-repeated="2"/>
        </table:table-row>
        <table:table-row table:style-name="ro1">
          <table:table-cell table:formula="of:=[.A150]-1" office:value-type="float" office:value="331">
            <text:p>331</text:p>
          </table:table-cell>
          <table:table-cell table:formula="of:=[.$G$2]" office:value-type="float" office:value="2700">
            <text:p>2700</text:p>
          </table:table-cell>
          <table:table-cell table:formula="of:=[.C150]-[.$H$4]" office:value-type="float" office:value="1815.46574468084">
            <text:p>1815.4657446809</text:p>
          </table:table-cell>
          <table:table-cell table:formula="of:=&quot;N&quot; &amp; [.A151]" office:value-type="string" office:string-value="N331">
            <text:p>N331</text:p>
          </table:table-cell>
          <table:table-cell table:formula="of:=&quot;X&quot; &amp; [.B151]" office:value-type="string" office:string-value="X2700">
            <text:p>X2700</text:p>
          </table:table-cell>
          <table:table-cell table:formula="of:=&quot;Y&quot; &amp; [.C151]" office:value-type="string" office:string-value="Y1815.46574468084">
            <text:p>Y1815.46574468084</text:p>
          </table:table-cell>
          <table:table-cell table:number-columns-repeated="2"/>
        </table:table-row>
        <table:table-row table:style-name="ro1">
          <table:table-cell table:formula="of:=[.A151]-1" office:value-type="float" office:value="330">
            <text:p>330</text:p>
          </table:table-cell>
          <table:table-cell table:formula="of:=[.$G$2]" office:value-type="float" office:value="2700">
            <text:p>2700</text:p>
          </table:table-cell>
          <table:table-cell table:formula="of:=[.C151]-[.$H$4]" office:value-type="float" office:value="1810.67021276595">
            <text:p>1810.670212766</text:p>
          </table:table-cell>
          <table:table-cell table:formula="of:=&quot;N&quot; &amp; [.A152]" office:value-type="string" office:string-value="N330">
            <text:p>N330</text:p>
          </table:table-cell>
          <table:table-cell table:formula="of:=&quot;X&quot; &amp; [.B152]" office:value-type="string" office:string-value="X2700">
            <text:p>X2700</text:p>
          </table:table-cell>
          <table:table-cell table:formula="of:=&quot;Y&quot; &amp; [.C152]" office:value-type="string" office:string-value="Y1810.67021276595">
            <text:p>Y1810.67021276595</text:p>
          </table:table-cell>
          <table:table-cell table:number-columns-repeated="2"/>
        </table:table-row>
        <table:table-row table:style-name="ro1">
          <table:table-cell table:formula="of:=[.A152]-1" office:value-type="float" office:value="329">
            <text:p>329</text:p>
          </table:table-cell>
          <table:table-cell table:formula="of:=[.$G$2]" office:value-type="float" office:value="2700">
            <text:p>2700</text:p>
          </table:table-cell>
          <table:table-cell table:formula="of:=[.C152]-[.$H$4]" office:value-type="float" office:value="1805.87468085106">
            <text:p>1805.8746808511</text:p>
          </table:table-cell>
          <table:table-cell table:formula="of:=&quot;N&quot; &amp; [.A153]" office:value-type="string" office:string-value="N329">
            <text:p>N329</text:p>
          </table:table-cell>
          <table:table-cell table:formula="of:=&quot;X&quot; &amp; [.B153]" office:value-type="string" office:string-value="X2700">
            <text:p>X2700</text:p>
          </table:table-cell>
          <table:table-cell table:formula="of:=&quot;Y&quot; &amp; [.C153]" office:value-type="string" office:string-value="Y1805.87468085106">
            <text:p>Y1805.87468085106</text:p>
          </table:table-cell>
          <table:table-cell table:number-columns-repeated="2"/>
        </table:table-row>
        <table:table-row table:style-name="ro1">
          <table:table-cell table:formula="of:=[.A153]-1" office:value-type="float" office:value="328">
            <text:p>328</text:p>
          </table:table-cell>
          <table:table-cell table:formula="of:=[.$G$2]" office:value-type="float" office:value="2700">
            <text:p>2700</text:p>
          </table:table-cell>
          <table:table-cell table:formula="of:=[.C153]-[.$H$4]" office:value-type="float" office:value="1801.07914893616">
            <text:p>1801.0791489362</text:p>
          </table:table-cell>
          <table:table-cell table:formula="of:=&quot;N&quot; &amp; [.A154]" office:value-type="string" office:string-value="N328">
            <text:p>N328</text:p>
          </table:table-cell>
          <table:table-cell table:formula="of:=&quot;X&quot; &amp; [.B154]" office:value-type="string" office:string-value="X2700">
            <text:p>X2700</text:p>
          </table:table-cell>
          <table:table-cell table:formula="of:=&quot;Y&quot; &amp; [.C154]" office:value-type="string" office:string-value="Y1801.07914893616">
            <text:p>Y1801.07914893616</text:p>
          </table:table-cell>
          <table:table-cell table:number-columns-repeated="2"/>
        </table:table-row>
        <table:table-row table:style-name="ro1">
          <table:table-cell table:formula="of:=[.A154]-1" office:value-type="float" office:value="327">
            <text:p>327</text:p>
          </table:table-cell>
          <table:table-cell table:formula="of:=[.$G$2]" office:value-type="float" office:value="2700">
            <text:p>2700</text:p>
          </table:table-cell>
          <table:table-cell table:formula="of:=[.C154]-[.$H$4]" office:value-type="float" office:value="1796.28361702127">
            <text:p>1796.2836170213</text:p>
          </table:table-cell>
          <table:table-cell table:formula="of:=&quot;N&quot; &amp; [.A155]" office:value-type="string" office:string-value="N327">
            <text:p>N327</text:p>
          </table:table-cell>
          <table:table-cell table:formula="of:=&quot;X&quot; &amp; [.B155]" office:value-type="string" office:string-value="X2700">
            <text:p>X2700</text:p>
          </table:table-cell>
          <table:table-cell table:formula="of:=&quot;Y&quot; &amp; [.C155]" office:value-type="string" office:string-value="Y1796.28361702127">
            <text:p>Y1796.28361702127</text:p>
          </table:table-cell>
          <table:table-cell table:number-columns-repeated="2"/>
        </table:table-row>
        <table:table-row table:style-name="ro1">
          <table:table-cell table:formula="of:=[.A155]-1" office:value-type="float" office:value="326">
            <text:p>326</text:p>
          </table:table-cell>
          <table:table-cell table:formula="of:=[.$G$2]" office:value-type="float" office:value="2700">
            <text:p>2700</text:p>
          </table:table-cell>
          <table:table-cell table:formula="of:=[.C155]-[.$H$4]" office:value-type="float" office:value="1791.48808510637">
            <text:p>1791.4880851064</text:p>
          </table:table-cell>
          <table:table-cell table:formula="of:=&quot;N&quot; &amp; [.A156]" office:value-type="string" office:string-value="N326">
            <text:p>N326</text:p>
          </table:table-cell>
          <table:table-cell table:formula="of:=&quot;X&quot; &amp; [.B156]" office:value-type="string" office:string-value="X2700">
            <text:p>X2700</text:p>
          </table:table-cell>
          <table:table-cell table:formula="of:=&quot;Y&quot; &amp; [.C156]" office:value-type="string" office:string-value="Y1791.48808510637">
            <text:p>Y1791.48808510637</text:p>
          </table:table-cell>
          <table:table-cell table:number-columns-repeated="2"/>
        </table:table-row>
        <table:table-row table:style-name="ro1">
          <table:table-cell table:formula="of:=[.A156]-1" office:value-type="float" office:value="325">
            <text:p>325</text:p>
          </table:table-cell>
          <table:table-cell table:formula="of:=[.$G$2]" office:value-type="float" office:value="2700">
            <text:p>2700</text:p>
          </table:table-cell>
          <table:table-cell table:formula="of:=[.C156]-[.$H$4]" office:value-type="float" office:value="1786.69255319148">
            <text:p>1786.6925531915</text:p>
          </table:table-cell>
          <table:table-cell table:formula="of:=&quot;N&quot; &amp; [.A157]" office:value-type="string" office:string-value="N325">
            <text:p>N325</text:p>
          </table:table-cell>
          <table:table-cell table:formula="of:=&quot;X&quot; &amp; [.B157]" office:value-type="string" office:string-value="X2700">
            <text:p>X2700</text:p>
          </table:table-cell>
          <table:table-cell table:formula="of:=&quot;Y&quot; &amp; [.C157]" office:value-type="string" office:string-value="Y1786.69255319148">
            <text:p>Y1786.69255319148</text:p>
          </table:table-cell>
          <table:table-cell table:number-columns-repeated="2"/>
        </table:table-row>
        <table:table-row table:style-name="ro1">
          <table:table-cell table:formula="of:=[.A157]-1" office:value-type="float" office:value="324">
            <text:p>324</text:p>
          </table:table-cell>
          <table:table-cell table:formula="of:=[.$G$2]" office:value-type="float" office:value="2700">
            <text:p>2700</text:p>
          </table:table-cell>
          <table:table-cell table:formula="of:=[.C157]-[.$H$4]" office:value-type="float" office:value="1781.89702127659">
            <text:p>1781.8970212766</text:p>
          </table:table-cell>
          <table:table-cell table:formula="of:=&quot;N&quot; &amp; [.A158]" office:value-type="string" office:string-value="N324">
            <text:p>N324</text:p>
          </table:table-cell>
          <table:table-cell table:formula="of:=&quot;X&quot; &amp; [.B158]" office:value-type="string" office:string-value="X2700">
            <text:p>X2700</text:p>
          </table:table-cell>
          <table:table-cell table:formula="of:=&quot;Y&quot; &amp; [.C158]" office:value-type="string" office:string-value="Y1781.89702127659">
            <text:p>Y1781.89702127659</text:p>
          </table:table-cell>
          <table:table-cell table:number-columns-repeated="2"/>
        </table:table-row>
        <table:table-row table:style-name="ro1">
          <table:table-cell table:formula="of:=[.A158]-1" office:value-type="float" office:value="323">
            <text:p>323</text:p>
          </table:table-cell>
          <table:table-cell table:formula="of:=[.$G$2]" office:value-type="float" office:value="2700">
            <text:p>2700</text:p>
          </table:table-cell>
          <table:table-cell table:formula="of:=[.C158]-[.$H$4]" office:value-type="float" office:value="1777.10148936169">
            <text:p>1777.1014893617</text:p>
          </table:table-cell>
          <table:table-cell table:formula="of:=&quot;N&quot; &amp; [.A159]" office:value-type="string" office:string-value="N323">
            <text:p>N323</text:p>
          </table:table-cell>
          <table:table-cell table:formula="of:=&quot;X&quot; &amp; [.B159]" office:value-type="string" office:string-value="X2700">
            <text:p>X2700</text:p>
          </table:table-cell>
          <table:table-cell table:formula="of:=&quot;Y&quot; &amp; [.C159]" office:value-type="string" office:string-value="Y1777.10148936169">
            <text:p>Y1777.10148936169</text:p>
          </table:table-cell>
          <table:table-cell table:number-columns-repeated="2"/>
        </table:table-row>
        <table:table-row table:style-name="ro1">
          <table:table-cell table:formula="of:=[.A159]-1" office:value-type="float" office:value="322">
            <text:p>322</text:p>
          </table:table-cell>
          <table:table-cell table:formula="of:=[.$G$2]" office:value-type="float" office:value="2700">
            <text:p>2700</text:p>
          </table:table-cell>
          <table:table-cell table:formula="of:=[.C159]-[.$H$4]" office:value-type="float" office:value="1772.3059574468">
            <text:p>1772.3059574468</text:p>
          </table:table-cell>
          <table:table-cell table:formula="of:=&quot;N&quot; &amp; [.A160]" office:value-type="string" office:string-value="N322">
            <text:p>N322</text:p>
          </table:table-cell>
          <table:table-cell table:formula="of:=&quot;X&quot; &amp; [.B160]" office:value-type="string" office:string-value="X2700">
            <text:p>X2700</text:p>
          </table:table-cell>
          <table:table-cell table:formula="of:=&quot;Y&quot; &amp; [.C160]" office:value-type="string" office:string-value="Y1772.3059574468">
            <text:p>Y1772.3059574468</text:p>
          </table:table-cell>
          <table:table-cell table:number-columns-repeated="2"/>
        </table:table-row>
        <table:table-row table:style-name="ro1">
          <table:table-cell table:formula="of:=[.A160]-1" office:value-type="float" office:value="321">
            <text:p>321</text:p>
          </table:table-cell>
          <table:table-cell table:formula="of:=[.$G$2]" office:value-type="float" office:value="2700">
            <text:p>2700</text:p>
          </table:table-cell>
          <table:table-cell table:formula="of:=[.C160]-[.$H$4]" office:value-type="float" office:value="1767.51042553191">
            <text:p>1767.5104255319</text:p>
          </table:table-cell>
          <table:table-cell table:formula="of:=&quot;N&quot; &amp; [.A161]" office:value-type="string" office:string-value="N321">
            <text:p>N321</text:p>
          </table:table-cell>
          <table:table-cell table:formula="of:=&quot;X&quot; &amp; [.B161]" office:value-type="string" office:string-value="X2700">
            <text:p>X2700</text:p>
          </table:table-cell>
          <table:table-cell table:formula="of:=&quot;Y&quot; &amp; [.C161]" office:value-type="string" office:string-value="Y1767.51042553191">
            <text:p>Y1767.51042553191</text:p>
          </table:table-cell>
          <table:table-cell table:number-columns-repeated="2"/>
        </table:table-row>
        <table:table-row table:style-name="ro1">
          <table:table-cell table:formula="of:=[.A161]-1" office:value-type="float" office:value="320">
            <text:p>320</text:p>
          </table:table-cell>
          <table:table-cell table:formula="of:=[.$G$2]" office:value-type="float" office:value="2700">
            <text:p>2700</text:p>
          </table:table-cell>
          <table:table-cell table:formula="of:=[.C161]-[.$H$4]" office:value-type="float" office:value="1762.71489361701">
            <text:p>1762.714893617</text:p>
          </table:table-cell>
          <table:table-cell table:formula="of:=&quot;N&quot; &amp; [.A162]" office:value-type="string" office:string-value="N320">
            <text:p>N320</text:p>
          </table:table-cell>
          <table:table-cell table:formula="of:=&quot;X&quot; &amp; [.B162]" office:value-type="string" office:string-value="X2700">
            <text:p>X2700</text:p>
          </table:table-cell>
          <table:table-cell table:formula="of:=&quot;Y&quot; &amp; [.C162]" office:value-type="string" office:string-value="Y1762.71489361701">
            <text:p>Y1762.71489361701</text:p>
          </table:table-cell>
          <table:table-cell table:number-columns-repeated="2"/>
        </table:table-row>
        <table:table-row table:style-name="ro1">
          <table:table-cell table:formula="of:=[.A162]-1" office:value-type="float" office:value="319">
            <text:p>319</text:p>
          </table:table-cell>
          <table:table-cell table:formula="of:=[.$G$2]" office:value-type="float" office:value="2700">
            <text:p>2700</text:p>
          </table:table-cell>
          <table:table-cell table:formula="of:=[.C162]-[.$H$4]" office:value-type="float" office:value="1757.91936170212">
            <text:p>1757.9193617021</text:p>
          </table:table-cell>
          <table:table-cell table:formula="of:=&quot;N&quot; &amp; [.A163]" office:value-type="string" office:string-value="N319">
            <text:p>N319</text:p>
          </table:table-cell>
          <table:table-cell table:formula="of:=&quot;X&quot; &amp; [.B163]" office:value-type="string" office:string-value="X2700">
            <text:p>X2700</text:p>
          </table:table-cell>
          <table:table-cell table:formula="of:=&quot;Y&quot; &amp; [.C163]" office:value-type="string" office:string-value="Y1757.91936170212">
            <text:p>Y1757.91936170212</text:p>
          </table:table-cell>
          <table:table-cell table:number-columns-repeated="2"/>
        </table:table-row>
        <table:table-row table:style-name="ro1">
          <table:table-cell table:formula="of:=[.A163]-1" office:value-type="float" office:value="318">
            <text:p>318</text:p>
          </table:table-cell>
          <table:table-cell table:formula="of:=[.$G$2]" office:value-type="float" office:value="2700">
            <text:p>2700</text:p>
          </table:table-cell>
          <table:table-cell table:formula="of:=[.C163]-[.$H$4]" office:value-type="float" office:value="1753.12382978723">
            <text:p>1753.1238297872</text:p>
          </table:table-cell>
          <table:table-cell table:formula="of:=&quot;N&quot; &amp; [.A164]" office:value-type="string" office:string-value="N318">
            <text:p>N318</text:p>
          </table:table-cell>
          <table:table-cell table:formula="of:=&quot;X&quot; &amp; [.B164]" office:value-type="string" office:string-value="X2700">
            <text:p>X2700</text:p>
          </table:table-cell>
          <table:table-cell table:formula="of:=&quot;Y&quot; &amp; [.C164]" office:value-type="string" office:string-value="Y1753.12382978723">
            <text:p>Y1753.12382978723</text:p>
          </table:table-cell>
          <table:table-cell table:number-columns-repeated="2"/>
        </table:table-row>
        <table:table-row table:style-name="ro1">
          <table:table-cell table:formula="of:=[.A164]-1" office:value-type="float" office:value="317">
            <text:p>317</text:p>
          </table:table-cell>
          <table:table-cell table:formula="of:=[.$G$2]" office:value-type="float" office:value="2700">
            <text:p>2700</text:p>
          </table:table-cell>
          <table:table-cell table:formula="of:=[.C164]-[.$H$4]" office:value-type="float" office:value="1748.32829787233">
            <text:p>1748.3282978723</text:p>
          </table:table-cell>
          <table:table-cell table:formula="of:=&quot;N&quot; &amp; [.A165]" office:value-type="string" office:string-value="N317">
            <text:p>N317</text:p>
          </table:table-cell>
          <table:table-cell table:formula="of:=&quot;X&quot; &amp; [.B165]" office:value-type="string" office:string-value="X2700">
            <text:p>X2700</text:p>
          </table:table-cell>
          <table:table-cell table:formula="of:=&quot;Y&quot; &amp; [.C165]" office:value-type="string" office:string-value="Y1748.32829787233">
            <text:p>Y1748.32829787233</text:p>
          </table:table-cell>
          <table:table-cell table:number-columns-repeated="2"/>
        </table:table-row>
        <table:table-row table:style-name="ro1">
          <table:table-cell table:formula="of:=[.A165]-1" office:value-type="float" office:value="316">
            <text:p>316</text:p>
          </table:table-cell>
          <table:table-cell table:formula="of:=[.$G$2]" office:value-type="float" office:value="2700">
            <text:p>2700</text:p>
          </table:table-cell>
          <table:table-cell table:formula="of:=[.C165]-[.$H$4]" office:value-type="float" office:value="1743.53276595744">
            <text:p>1743.5327659574</text:p>
          </table:table-cell>
          <table:table-cell table:formula="of:=&quot;N&quot; &amp; [.A166]" office:value-type="string" office:string-value="N316">
            <text:p>N316</text:p>
          </table:table-cell>
          <table:table-cell table:formula="of:=&quot;X&quot; &amp; [.B166]" office:value-type="string" office:string-value="X2700">
            <text:p>X2700</text:p>
          </table:table-cell>
          <table:table-cell table:formula="of:=&quot;Y&quot; &amp; [.C166]" office:value-type="string" office:string-value="Y1743.53276595744">
            <text:p>Y1743.53276595744</text:p>
          </table:table-cell>
          <table:table-cell table:number-columns-repeated="2"/>
        </table:table-row>
        <table:table-row table:style-name="ro1">
          <table:table-cell table:formula="of:=[.A166]-1" office:value-type="float" office:value="315">
            <text:p>315</text:p>
          </table:table-cell>
          <table:table-cell table:formula="of:=[.$G$2]" office:value-type="float" office:value="2700">
            <text:p>2700</text:p>
          </table:table-cell>
          <table:table-cell table:formula="of:=[.C166]-[.$H$4]" office:value-type="float" office:value="1738.73723404254">
            <text:p>1738.7372340426</text:p>
          </table:table-cell>
          <table:table-cell table:formula="of:=&quot;N&quot; &amp; [.A167]" office:value-type="string" office:string-value="N315">
            <text:p>N315</text:p>
          </table:table-cell>
          <table:table-cell table:formula="of:=&quot;X&quot; &amp; [.B167]" office:value-type="string" office:string-value="X2700">
            <text:p>X2700</text:p>
          </table:table-cell>
          <table:table-cell table:formula="of:=&quot;Y&quot; &amp; [.C167]" office:value-type="string" office:string-value="Y1738.73723404254">
            <text:p>Y1738.73723404254</text:p>
          </table:table-cell>
          <table:table-cell table:number-columns-repeated="2"/>
        </table:table-row>
        <table:table-row table:style-name="ro1">
          <table:table-cell table:formula="of:=[.A167]-1" office:value-type="float" office:value="314">
            <text:p>314</text:p>
          </table:table-cell>
          <table:table-cell table:formula="of:=[.$G$2]" office:value-type="float" office:value="2700">
            <text:p>2700</text:p>
          </table:table-cell>
          <table:table-cell table:formula="of:=[.C167]-[.$H$4]" office:value-type="float" office:value="1733.94170212765">
            <text:p>1733.9417021277</text:p>
          </table:table-cell>
          <table:table-cell table:formula="of:=&quot;N&quot; &amp; [.A168]" office:value-type="string" office:string-value="N314">
            <text:p>N314</text:p>
          </table:table-cell>
          <table:table-cell table:formula="of:=&quot;X&quot; &amp; [.B168]" office:value-type="string" office:string-value="X2700">
            <text:p>X2700</text:p>
          </table:table-cell>
          <table:table-cell table:formula="of:=&quot;Y&quot; &amp; [.C168]" office:value-type="string" office:string-value="Y1733.94170212765">
            <text:p>Y1733.94170212765</text:p>
          </table:table-cell>
          <table:table-cell table:number-columns-repeated="2"/>
        </table:table-row>
        <table:table-row table:style-name="ro1">
          <table:table-cell table:formula="of:=[.A168]-1" office:value-type="float" office:value="313">
            <text:p>313</text:p>
          </table:table-cell>
          <table:table-cell table:formula="of:=[.$G$2]" office:value-type="float" office:value="2700">
            <text:p>2700</text:p>
          </table:table-cell>
          <table:table-cell table:formula="of:=[.C168]-[.$H$4]" office:value-type="float" office:value="1729.14617021276">
            <text:p>1729.1461702128</text:p>
          </table:table-cell>
          <table:table-cell table:formula="of:=&quot;N&quot; &amp; [.A169]" office:value-type="string" office:string-value="N313">
            <text:p>N313</text:p>
          </table:table-cell>
          <table:table-cell table:formula="of:=&quot;X&quot; &amp; [.B169]" office:value-type="string" office:string-value="X2700">
            <text:p>X2700</text:p>
          </table:table-cell>
          <table:table-cell table:formula="of:=&quot;Y&quot; &amp; [.C169]" office:value-type="string" office:string-value="Y1729.14617021276">
            <text:p>Y1729.14617021276</text:p>
          </table:table-cell>
          <table:table-cell table:number-columns-repeated="2"/>
        </table:table-row>
        <table:table-row table:style-name="ro1">
          <table:table-cell table:formula="of:=[.A169]-1" office:value-type="float" office:value="312">
            <text:p>312</text:p>
          </table:table-cell>
          <table:table-cell table:formula="of:=[.$G$2]" office:value-type="float" office:value="2700">
            <text:p>2700</text:p>
          </table:table-cell>
          <table:table-cell table:formula="of:=[.C169]-[.$H$4]" office:value-type="float" office:value="1724.35063829786">
            <text:p>1724.3506382979</text:p>
          </table:table-cell>
          <table:table-cell table:formula="of:=&quot;N&quot; &amp; [.A170]" office:value-type="string" office:string-value="N312">
            <text:p>N312</text:p>
          </table:table-cell>
          <table:table-cell table:formula="of:=&quot;X&quot; &amp; [.B170]" office:value-type="string" office:string-value="X2700">
            <text:p>X2700</text:p>
          </table:table-cell>
          <table:table-cell table:formula="of:=&quot;Y&quot; &amp; [.C170]" office:value-type="string" office:string-value="Y1724.35063829786">
            <text:p>Y1724.35063829786</text:p>
          </table:table-cell>
          <table:table-cell table:number-columns-repeated="2"/>
        </table:table-row>
        <table:table-row table:style-name="ro1">
          <table:table-cell table:formula="of:=[.A170]-1" office:value-type="float" office:value="311">
            <text:p>311</text:p>
          </table:table-cell>
          <table:table-cell table:formula="of:=[.$G$2]" office:value-type="float" office:value="2700">
            <text:p>2700</text:p>
          </table:table-cell>
          <table:table-cell table:formula="of:=[.C170]-[.$H$4]" office:value-type="float" office:value="1719.55510638297">
            <text:p>1719.555106383</text:p>
          </table:table-cell>
          <table:table-cell table:formula="of:=&quot;N&quot; &amp; [.A171]" office:value-type="string" office:string-value="N311">
            <text:p>N311</text:p>
          </table:table-cell>
          <table:table-cell table:formula="of:=&quot;X&quot; &amp; [.B171]" office:value-type="string" office:string-value="X2700">
            <text:p>X2700</text:p>
          </table:table-cell>
          <table:table-cell table:formula="of:=&quot;Y&quot; &amp; [.C171]" office:value-type="string" office:string-value="Y1719.55510638297">
            <text:p>Y1719.55510638297</text:p>
          </table:table-cell>
          <table:table-cell table:number-columns-repeated="2"/>
        </table:table-row>
        <table:table-row table:style-name="ro1">
          <table:table-cell table:formula="of:=[.A171]-1" office:value-type="float" office:value="310">
            <text:p>310</text:p>
          </table:table-cell>
          <table:table-cell table:formula="of:=[.$G$2]" office:value-type="float" office:value="2700">
            <text:p>2700</text:p>
          </table:table-cell>
          <table:table-cell table:formula="of:=[.C171]-[.$H$4]" office:value-type="float" office:value="1714.75957446808">
            <text:p>1714.7595744681</text:p>
          </table:table-cell>
          <table:table-cell table:formula="of:=&quot;N&quot; &amp; [.A172]" office:value-type="string" office:string-value="N310">
            <text:p>N310</text:p>
          </table:table-cell>
          <table:table-cell table:formula="of:=&quot;X&quot; &amp; [.B172]" office:value-type="string" office:string-value="X2700">
            <text:p>X2700</text:p>
          </table:table-cell>
          <table:table-cell table:formula="of:=&quot;Y&quot; &amp; [.C172]" office:value-type="string" office:string-value="Y1714.75957446808">
            <text:p>Y1714.75957446808</text:p>
          </table:table-cell>
          <table:table-cell table:number-columns-repeated="2"/>
        </table:table-row>
        <table:table-row table:style-name="ro1">
          <table:table-cell table:formula="of:=[.A172]-1" office:value-type="float" office:value="309">
            <text:p>309</text:p>
          </table:table-cell>
          <table:table-cell table:formula="of:=[.$G$2]" office:value-type="float" office:value="2700">
            <text:p>2700</text:p>
          </table:table-cell>
          <table:table-cell table:formula="of:=[.C172]-[.$H$4]" office:value-type="float" office:value="1709.96404255318">
            <text:p>1709.9640425532</text:p>
          </table:table-cell>
          <table:table-cell table:formula="of:=&quot;N&quot; &amp; [.A173]" office:value-type="string" office:string-value="N309">
            <text:p>N309</text:p>
          </table:table-cell>
          <table:table-cell table:formula="of:=&quot;X&quot; &amp; [.B173]" office:value-type="string" office:string-value="X2700">
            <text:p>X2700</text:p>
          </table:table-cell>
          <table:table-cell table:formula="of:=&quot;Y&quot; &amp; [.C173]" office:value-type="string" office:string-value="Y1709.96404255318">
            <text:p>Y1709.96404255318</text:p>
          </table:table-cell>
          <table:table-cell table:number-columns-repeated="2"/>
        </table:table-row>
        <table:table-row table:style-name="ro1">
          <table:table-cell table:formula="of:=[.A173]-1" office:value-type="float" office:value="308">
            <text:p>308</text:p>
          </table:table-cell>
          <table:table-cell table:formula="of:=[.$G$2]" office:value-type="float" office:value="2700">
            <text:p>2700</text:p>
          </table:table-cell>
          <table:table-cell table:formula="of:=[.C173]-[.$H$4]" office:value-type="float" office:value="1705.16851063829">
            <text:p>1705.1685106383</text:p>
          </table:table-cell>
          <table:table-cell table:formula="of:=&quot;N&quot; &amp; [.A174]" office:value-type="string" office:string-value="N308">
            <text:p>N308</text:p>
          </table:table-cell>
          <table:table-cell table:formula="of:=&quot;X&quot; &amp; [.B174]" office:value-type="string" office:string-value="X2700">
            <text:p>X2700</text:p>
          </table:table-cell>
          <table:table-cell table:formula="of:=&quot;Y&quot; &amp; [.C174]" office:value-type="string" office:string-value="Y1705.16851063829">
            <text:p>Y1705.16851063829</text:p>
          </table:table-cell>
          <table:table-cell table:number-columns-repeated="2"/>
        </table:table-row>
        <table:table-row table:style-name="ro1">
          <table:table-cell table:formula="of:=[.A174]-1" office:value-type="float" office:value="307">
            <text:p>307</text:p>
          </table:table-cell>
          <table:table-cell table:formula="of:=[.$G$2]" office:value-type="float" office:value="2700">
            <text:p>2700</text:p>
          </table:table-cell>
          <table:table-cell table:formula="of:=[.C174]-[.$H$4]" office:value-type="float" office:value="1700.37297872339">
            <text:p>1700.3729787234</text:p>
          </table:table-cell>
          <table:table-cell table:formula="of:=&quot;N&quot; &amp; [.A175]" office:value-type="string" office:string-value="N307">
            <text:p>N307</text:p>
          </table:table-cell>
          <table:table-cell table:formula="of:=&quot;X&quot; &amp; [.B175]" office:value-type="string" office:string-value="X2700">
            <text:p>X2700</text:p>
          </table:table-cell>
          <table:table-cell table:formula="of:=&quot;Y&quot; &amp; [.C175]" office:value-type="string" office:string-value="Y1700.37297872339">
            <text:p>Y1700.37297872339</text:p>
          </table:table-cell>
          <table:table-cell table:number-columns-repeated="2"/>
        </table:table-row>
        <table:table-row table:style-name="ro1">
          <table:table-cell table:formula="of:=[.A175]-1" office:value-type="float" office:value="306">
            <text:p>306</text:p>
          </table:table-cell>
          <table:table-cell table:formula="of:=[.$G$2]" office:value-type="float" office:value="2700">
            <text:p>2700</text:p>
          </table:table-cell>
          <table:table-cell table:formula="of:=[.C175]-[.$H$4]" office:value-type="float" office:value="1695.5774468085">
            <text:p>1695.5774468085</text:p>
          </table:table-cell>
          <table:table-cell table:formula="of:=&quot;N&quot; &amp; [.A176]" office:value-type="string" office:string-value="N306">
            <text:p>N306</text:p>
          </table:table-cell>
          <table:table-cell table:formula="of:=&quot;X&quot; &amp; [.B176]" office:value-type="string" office:string-value="X2700">
            <text:p>X2700</text:p>
          </table:table-cell>
          <table:table-cell table:formula="of:=&quot;Y&quot; &amp; [.C176]" office:value-type="string" office:string-value="Y1695.5774468085">
            <text:p>Y1695.5774468085</text:p>
          </table:table-cell>
          <table:table-cell table:number-columns-repeated="2"/>
        </table:table-row>
        <table:table-row table:style-name="ro1">
          <table:table-cell table:formula="of:=[.A176]-1" office:value-type="float" office:value="305">
            <text:p>305</text:p>
          </table:table-cell>
          <table:table-cell table:formula="of:=[.$G$2]" office:value-type="float" office:value="2700">
            <text:p>2700</text:p>
          </table:table-cell>
          <table:table-cell table:formula="of:=[.C176]-[.$H$4]" office:value-type="float" office:value="1690.78191489361">
            <text:p>1690.7819148936</text:p>
          </table:table-cell>
          <table:table-cell table:formula="of:=&quot;N&quot; &amp; [.A177]" office:value-type="string" office:string-value="N305">
            <text:p>N305</text:p>
          </table:table-cell>
          <table:table-cell table:formula="of:=&quot;X&quot; &amp; [.B177]" office:value-type="string" office:string-value="X2700">
            <text:p>X2700</text:p>
          </table:table-cell>
          <table:table-cell table:formula="of:=&quot;Y&quot; &amp; [.C177]" office:value-type="string" office:string-value="Y1690.78191489361">
            <text:p>Y1690.78191489361</text:p>
          </table:table-cell>
          <table:table-cell table:number-columns-repeated="2"/>
        </table:table-row>
        <table:table-row table:style-name="ro1">
          <table:table-cell table:formula="of:=[.A177]-1" office:value-type="float" office:value="304">
            <text:p>304</text:p>
          </table:table-cell>
          <table:table-cell table:formula="of:=[.$G$2]" office:value-type="float" office:value="2700">
            <text:p>2700</text:p>
          </table:table-cell>
          <table:table-cell table:formula="of:=[.C177]-[.$H$4]" office:value-type="float" office:value="1685.98638297871">
            <text:p>1685.9863829787</text:p>
          </table:table-cell>
          <table:table-cell table:formula="of:=&quot;N&quot; &amp; [.A178]" office:value-type="string" office:string-value="N304">
            <text:p>N304</text:p>
          </table:table-cell>
          <table:table-cell table:formula="of:=&quot;X&quot; &amp; [.B178]" office:value-type="string" office:string-value="X2700">
            <text:p>X2700</text:p>
          </table:table-cell>
          <table:table-cell table:formula="of:=&quot;Y&quot; &amp; [.C178]" office:value-type="string" office:string-value="Y1685.98638297871">
            <text:p>Y1685.98638297871</text:p>
          </table:table-cell>
          <table:table-cell table:number-columns-repeated="2"/>
        </table:table-row>
        <table:table-row table:style-name="ro1">
          <table:table-cell table:formula="of:=[.A178]-1" office:value-type="float" office:value="303">
            <text:p>303</text:p>
          </table:table-cell>
          <table:table-cell table:formula="of:=[.$G$2]" office:value-type="float" office:value="2700">
            <text:p>2700</text:p>
          </table:table-cell>
          <table:table-cell table:formula="of:=[.C178]-[.$H$4]" office:value-type="float" office:value="1681.19085106382">
            <text:p>1681.1908510638</text:p>
          </table:table-cell>
          <table:table-cell table:formula="of:=&quot;N&quot; &amp; [.A179]" office:value-type="string" office:string-value="N303">
            <text:p>N303</text:p>
          </table:table-cell>
          <table:table-cell table:formula="of:=&quot;X&quot; &amp; [.B179]" office:value-type="string" office:string-value="X2700">
            <text:p>X2700</text:p>
          </table:table-cell>
          <table:table-cell table:formula="of:=&quot;Y&quot; &amp; [.C179]" office:value-type="string" office:string-value="Y1681.19085106382">
            <text:p>Y1681.19085106382</text:p>
          </table:table-cell>
          <table:table-cell table:number-columns-repeated="2"/>
        </table:table-row>
        <table:table-row table:style-name="ro1">
          <table:table-cell table:formula="of:=[.A179]-1" office:value-type="float" office:value="302">
            <text:p>302</text:p>
          </table:table-cell>
          <table:table-cell table:formula="of:=[.$G$2]" office:value-type="float" office:value="2700">
            <text:p>2700</text:p>
          </table:table-cell>
          <table:table-cell table:formula="of:=[.C179]-[.$H$4]" office:value-type="float" office:value="1676.39531914893">
            <text:p>1676.3953191489</text:p>
          </table:table-cell>
          <table:table-cell table:formula="of:=&quot;N&quot; &amp; [.A180]" office:value-type="string" office:string-value="N302">
            <text:p>N302</text:p>
          </table:table-cell>
          <table:table-cell table:formula="of:=&quot;X&quot; &amp; [.B180]" office:value-type="string" office:string-value="X2700">
            <text:p>X2700</text:p>
          </table:table-cell>
          <table:table-cell table:formula="of:=&quot;Y&quot; &amp; [.C180]" office:value-type="string" office:string-value="Y1676.39531914893">
            <text:p>Y1676.39531914893</text:p>
          </table:table-cell>
          <table:table-cell table:number-columns-repeated="2"/>
        </table:table-row>
        <table:table-row table:style-name="ro1">
          <table:table-cell table:formula="of:=[.A180]-1" office:value-type="float" office:value="301">
            <text:p>301</text:p>
          </table:table-cell>
          <table:table-cell table:formula="of:=[.$G$2]" office:value-type="float" office:value="2700">
            <text:p>2700</text:p>
          </table:table-cell>
          <table:table-cell table:formula="of:=[.C180]-[.$H$4]" office:value-type="float" office:value="1671.59978723403">
            <text:p>1671.599787234</text:p>
          </table:table-cell>
          <table:table-cell table:formula="of:=&quot;N&quot; &amp; [.A181]" office:value-type="string" office:string-value="N301">
            <text:p>N301</text:p>
          </table:table-cell>
          <table:table-cell table:formula="of:=&quot;X&quot; &amp; [.B181]" office:value-type="string" office:string-value="X2700">
            <text:p>X2700</text:p>
          </table:table-cell>
          <table:table-cell table:formula="of:=&quot;Y&quot; &amp; [.C181]" office:value-type="string" office:string-value="Y1671.59978723403">
            <text:p>Y1671.59978723403</text:p>
          </table:table-cell>
          <table:table-cell table:number-columns-repeated="2"/>
        </table:table-row>
        <table:table-row table:style-name="ro1">
          <table:table-cell table:formula="of:=[.A181]-1" office:value-type="float" office:value="300">
            <text:p>300</text:p>
          </table:table-cell>
          <table:table-cell table:formula="of:=[.$G$2]" office:value-type="float" office:value="2700">
            <text:p>2700</text:p>
          </table:table-cell>
          <table:table-cell table:formula="of:=[.C181]-[.$H$4]" office:value-type="float" office:value="1666.80425531914">
            <text:p>1666.8042553191</text:p>
          </table:table-cell>
          <table:table-cell table:formula="of:=&quot;N&quot; &amp; [.A182]" office:value-type="string" office:string-value="N300">
            <text:p>N300</text:p>
          </table:table-cell>
          <table:table-cell table:formula="of:=&quot;X&quot; &amp; [.B182]" office:value-type="string" office:string-value="X2700">
            <text:p>X2700</text:p>
          </table:table-cell>
          <table:table-cell table:formula="of:=&quot;Y&quot; &amp; [.C182]" office:value-type="string" office:string-value="Y1666.80425531914">
            <text:p>Y1666.80425531914</text:p>
          </table:table-cell>
          <table:table-cell table:number-columns-repeated="2"/>
        </table:table-row>
        <table:table-row table:style-name="ro1">
          <table:table-cell table:formula="of:=[.A182]-1" office:value-type="float" office:value="299">
            <text:p>299</text:p>
          </table:table-cell>
          <table:table-cell table:formula="of:=[.$G$2]" office:value-type="float" office:value="2700">
            <text:p>2700</text:p>
          </table:table-cell>
          <table:table-cell table:formula="of:=[.C182]-[.$H$4]" office:value-type="float" office:value="1662.00872340425">
            <text:p>1662.0087234043</text:p>
          </table:table-cell>
          <table:table-cell table:formula="of:=&quot;N&quot; &amp; [.A183]" office:value-type="string" office:string-value="N299">
            <text:p>N299</text:p>
          </table:table-cell>
          <table:table-cell table:formula="of:=&quot;X&quot; &amp; [.B183]" office:value-type="string" office:string-value="X2700">
            <text:p>X2700</text:p>
          </table:table-cell>
          <table:table-cell table:formula="of:=&quot;Y&quot; &amp; [.C183]" office:value-type="string" office:string-value="Y1662.00872340425">
            <text:p>Y1662.00872340425</text:p>
          </table:table-cell>
          <table:table-cell table:number-columns-repeated="2"/>
        </table:table-row>
        <table:table-row table:style-name="ro1">
          <table:table-cell table:formula="of:=[.A183]-1" office:value-type="float" office:value="298">
            <text:p>298</text:p>
          </table:table-cell>
          <table:table-cell table:formula="of:=[.$G$2]" office:value-type="float" office:value="2700">
            <text:p>2700</text:p>
          </table:table-cell>
          <table:table-cell table:formula="of:=[.C183]-[.$H$4]" office:value-type="float" office:value="1657.21319148935">
            <text:p>1657.2131914894</text:p>
          </table:table-cell>
          <table:table-cell table:formula="of:=&quot;N&quot; &amp; [.A184]" office:value-type="string" office:string-value="N298">
            <text:p>N298</text:p>
          </table:table-cell>
          <table:table-cell table:formula="of:=&quot;X&quot; &amp; [.B184]" office:value-type="string" office:string-value="X2700">
            <text:p>X2700</text:p>
          </table:table-cell>
          <table:table-cell table:formula="of:=&quot;Y&quot; &amp; [.C184]" office:value-type="string" office:string-value="Y1657.21319148935">
            <text:p>Y1657.21319148935</text:p>
          </table:table-cell>
          <table:table-cell table:number-columns-repeated="2"/>
        </table:table-row>
        <table:table-row table:style-name="ro1">
          <table:table-cell table:formula="of:=[.A184]-1" office:value-type="float" office:value="297">
            <text:p>297</text:p>
          </table:table-cell>
          <table:table-cell table:formula="of:=[.$G$2]" office:value-type="float" office:value="2700">
            <text:p>2700</text:p>
          </table:table-cell>
          <table:table-cell table:formula="of:=[.C184]-[.$H$4]" office:value-type="float" office:value="1652.41765957446">
            <text:p>1652.4176595745</text:p>
          </table:table-cell>
          <table:table-cell table:formula="of:=&quot;N&quot; &amp; [.A185]" office:value-type="string" office:string-value="N297">
            <text:p>N297</text:p>
          </table:table-cell>
          <table:table-cell table:formula="of:=&quot;X&quot; &amp; [.B185]" office:value-type="string" office:string-value="X2700">
            <text:p>X2700</text:p>
          </table:table-cell>
          <table:table-cell table:formula="of:=&quot;Y&quot; &amp; [.C185]" office:value-type="string" office:string-value="Y1652.41765957446">
            <text:p>Y1652.41765957446</text:p>
          </table:table-cell>
          <table:table-cell table:number-columns-repeated="2"/>
        </table:table-row>
        <table:table-row table:style-name="ro1">
          <table:table-cell table:formula="of:=[.A185]-1" office:value-type="float" office:value="296">
            <text:p>296</text:p>
          </table:table-cell>
          <table:table-cell table:formula="of:=[.$G$2]" office:value-type="float" office:value="2700">
            <text:p>2700</text:p>
          </table:table-cell>
          <table:table-cell table:formula="of:=[.C185]-[.$H$4]" office:value-type="float" office:value="1647.62212765956">
            <text:p>1647.6221276596</text:p>
          </table:table-cell>
          <table:table-cell table:formula="of:=&quot;N&quot; &amp; [.A186]" office:value-type="string" office:string-value="N296">
            <text:p>N296</text:p>
          </table:table-cell>
          <table:table-cell table:formula="of:=&quot;X&quot; &amp; [.B186]" office:value-type="string" office:string-value="X2700">
            <text:p>X2700</text:p>
          </table:table-cell>
          <table:table-cell table:formula="of:=&quot;Y&quot; &amp; [.C186]" office:value-type="string" office:string-value="Y1647.62212765956">
            <text:p>Y1647.62212765956</text:p>
          </table:table-cell>
          <table:table-cell table:number-columns-repeated="2"/>
        </table:table-row>
        <table:table-row table:style-name="ro1">
          <table:table-cell table:formula="of:=[.A186]-1" office:value-type="float" office:value="295">
            <text:p>295</text:p>
          </table:table-cell>
          <table:table-cell table:formula="of:=[.$G$2]" office:value-type="float" office:value="2700">
            <text:p>2700</text:p>
          </table:table-cell>
          <table:table-cell table:formula="of:=[.C186]-[.$H$4]" office:value-type="float" office:value="1642.82659574467">
            <text:p>1642.8265957447</text:p>
          </table:table-cell>
          <table:table-cell table:formula="of:=&quot;N&quot; &amp; [.A187]" office:value-type="string" office:string-value="N295">
            <text:p>N295</text:p>
          </table:table-cell>
          <table:table-cell table:formula="of:=&quot;X&quot; &amp; [.B187]" office:value-type="string" office:string-value="X2700">
            <text:p>X2700</text:p>
          </table:table-cell>
          <table:table-cell table:formula="of:=&quot;Y&quot; &amp; [.C187]" office:value-type="string" office:string-value="Y1642.82659574467">
            <text:p>Y1642.82659574467</text:p>
          </table:table-cell>
          <table:table-cell table:number-columns-repeated="2"/>
        </table:table-row>
        <table:table-row table:style-name="ro1">
          <table:table-cell table:formula="of:=[.A187]-1" office:value-type="float" office:value="294">
            <text:p>294</text:p>
          </table:table-cell>
          <table:table-cell table:formula="of:=[.$G$2]" office:value-type="float" office:value="2700">
            <text:p>2700</text:p>
          </table:table-cell>
          <table:table-cell table:formula="of:=[.C187]-[.$H$4]" office:value-type="float" office:value="1638.03106382978">
            <text:p>1638.0310638298</text:p>
          </table:table-cell>
          <table:table-cell table:formula="of:=&quot;N&quot; &amp; [.A188]" office:value-type="string" office:string-value="N294">
            <text:p>N294</text:p>
          </table:table-cell>
          <table:table-cell table:formula="of:=&quot;X&quot; &amp; [.B188]" office:value-type="string" office:string-value="X2700">
            <text:p>X2700</text:p>
          </table:table-cell>
          <table:table-cell table:formula="of:=&quot;Y&quot; &amp; [.C188]" office:value-type="string" office:string-value="Y1638.03106382978">
            <text:p>Y1638.03106382978</text:p>
          </table:table-cell>
          <table:table-cell table:number-columns-repeated="2"/>
        </table:table-row>
        <table:table-row table:style-name="ro1">
          <table:table-cell table:formula="of:=[.A188]-1" office:value-type="float" office:value="293">
            <text:p>293</text:p>
          </table:table-cell>
          <table:table-cell table:formula="of:=[.$G$2]" office:value-type="float" office:value="2700">
            <text:p>2700</text:p>
          </table:table-cell>
          <table:table-cell table:formula="of:=[.C188]-[.$H$4]" office:value-type="float" office:value="1633.23553191488">
            <text:p>1633.2355319149</text:p>
          </table:table-cell>
          <table:table-cell table:formula="of:=&quot;N&quot; &amp; [.A189]" office:value-type="string" office:string-value="N293">
            <text:p>N293</text:p>
          </table:table-cell>
          <table:table-cell table:formula="of:=&quot;X&quot; &amp; [.B189]" office:value-type="string" office:string-value="X2700">
            <text:p>X2700</text:p>
          </table:table-cell>
          <table:table-cell table:formula="of:=&quot;Y&quot; &amp; [.C189]" office:value-type="string" office:string-value="Y1633.23553191488">
            <text:p>Y1633.23553191488</text:p>
          </table:table-cell>
          <table:table-cell table:number-columns-repeated="2"/>
        </table:table-row>
        <table:table-row table:style-name="ro1">
          <table:table-cell table:formula="of:=[.A189]-1" office:value-type="float" office:value="292">
            <text:p>292</text:p>
          </table:table-cell>
          <table:table-cell table:formula="of:=[.$G$2]" office:value-type="float" office:value="2700">
            <text:p>2700</text:p>
          </table:table-cell>
          <table:table-cell table:formula="of:=[.C189]-[.$H$4]" office:value-type="float" office:value="1628.43999999999">
            <text:p>1628.44</text:p>
          </table:table-cell>
          <table:table-cell table:formula="of:=&quot;N&quot; &amp; [.A190]" office:value-type="string" office:string-value="N292">
            <text:p>N292</text:p>
          </table:table-cell>
          <table:table-cell table:formula="of:=&quot;X&quot; &amp; [.B190]" office:value-type="string" office:string-value="X2700">
            <text:p>X2700</text:p>
          </table:table-cell>
          <table:table-cell table:formula="of:=&quot;Y&quot; &amp; [.C190]" office:value-type="string" office:string-value="Y1628.43999999999">
            <text:p>Y1628.43999999999</text:p>
          </table:table-cell>
          <table:table-cell table:number-columns-repeated="2"/>
        </table:table-row>
        <table:table-row table:style-name="ro1">
          <table:table-cell table:formula="of:=[.A190]-1" office:value-type="float" office:value="291">
            <text:p>291</text:p>
          </table:table-cell>
          <table:table-cell table:formula="of:=[.$G$2]" office:value-type="float" office:value="2700">
            <text:p>2700</text:p>
          </table:table-cell>
          <table:table-cell table:formula="of:=[.C190]-[.$H$4]" office:value-type="float" office:value="1623.6444680851">
            <text:p>1623.6444680851</text:p>
          </table:table-cell>
          <table:table-cell table:formula="of:=&quot;N&quot; &amp; [.A191]" office:value-type="string" office:string-value="N291">
            <text:p>N291</text:p>
          </table:table-cell>
          <table:table-cell table:formula="of:=&quot;X&quot; &amp; [.B191]" office:value-type="string" office:string-value="X2700">
            <text:p>X2700</text:p>
          </table:table-cell>
          <table:table-cell table:formula="of:=&quot;Y&quot; &amp; [.C191]" office:value-type="string" office:string-value="Y1623.6444680851">
            <text:p>Y1623.6444680851</text:p>
          </table:table-cell>
          <table:table-cell table:number-columns-repeated="2"/>
        </table:table-row>
        <table:table-row table:style-name="ro1">
          <table:table-cell table:formula="of:=[.A191]-1" office:value-type="float" office:value="290">
            <text:p>290</text:p>
          </table:table-cell>
          <table:table-cell table:formula="of:=[.$G$2]" office:value-type="float" office:value="2700">
            <text:p>2700</text:p>
          </table:table-cell>
          <table:table-cell table:formula="of:=[.C191]-[.$H$4]" office:value-type="float" office:value="1618.8489361702">
            <text:p>1618.8489361702</text:p>
          </table:table-cell>
          <table:table-cell table:formula="of:=&quot;N&quot; &amp; [.A192]" office:value-type="string" office:string-value="N290">
            <text:p>N290</text:p>
          </table:table-cell>
          <table:table-cell table:formula="of:=&quot;X&quot; &amp; [.B192]" office:value-type="string" office:string-value="X2700">
            <text:p>X2700</text:p>
          </table:table-cell>
          <table:table-cell table:formula="of:=&quot;Y&quot; &amp; [.C192]" office:value-type="string" office:string-value="Y1618.8489361702">
            <text:p>Y1618.8489361702</text:p>
          </table:table-cell>
          <table:table-cell table:number-columns-repeated="2"/>
        </table:table-row>
        <table:table-row table:style-name="ro1">
          <table:table-cell table:formula="of:=[.A192]-1" office:value-type="float" office:value="289">
            <text:p>289</text:p>
          </table:table-cell>
          <table:table-cell table:formula="of:=[.$G$2]" office:value-type="float" office:value="2700">
            <text:p>2700</text:p>
          </table:table-cell>
          <table:table-cell table:formula="of:=[.C192]-[.$H$4]" office:value-type="float" office:value="1614.05340425531">
            <text:p>1614.0534042553</text:p>
          </table:table-cell>
          <table:table-cell table:formula="of:=&quot;N&quot; &amp; [.A193]" office:value-type="string" office:string-value="N289">
            <text:p>N289</text:p>
          </table:table-cell>
          <table:table-cell table:formula="of:=&quot;X&quot; &amp; [.B193]" office:value-type="string" office:string-value="X2700">
            <text:p>X2700</text:p>
          </table:table-cell>
          <table:table-cell table:formula="of:=&quot;Y&quot; &amp; [.C193]" office:value-type="string" office:string-value="Y1614.05340425531">
            <text:p>Y1614.05340425531</text:p>
          </table:table-cell>
          <table:table-cell table:number-columns-repeated="2"/>
        </table:table-row>
        <table:table-row table:style-name="ro1">
          <table:table-cell table:formula="of:=[.A193]-1" office:value-type="float" office:value="288">
            <text:p>288</text:p>
          </table:table-cell>
          <table:table-cell table:formula="of:=[.$G$2]" office:value-type="float" office:value="2700">
            <text:p>2700</text:p>
          </table:table-cell>
          <table:table-cell table:formula="of:=[.C193]-[.$H$4]" office:value-type="float" office:value="1609.25787234042">
            <text:p>1609.2578723404</text:p>
          </table:table-cell>
          <table:table-cell table:formula="of:=&quot;N&quot; &amp; [.A194]" office:value-type="string" office:string-value="N288">
            <text:p>N288</text:p>
          </table:table-cell>
          <table:table-cell table:formula="of:=&quot;X&quot; &amp; [.B194]" office:value-type="string" office:string-value="X2700">
            <text:p>X2700</text:p>
          </table:table-cell>
          <table:table-cell table:formula="of:=&quot;Y&quot; &amp; [.C194]" office:value-type="string" office:string-value="Y1609.25787234042">
            <text:p>Y1609.25787234042</text:p>
          </table:table-cell>
          <table:table-cell table:number-columns-repeated="2"/>
        </table:table-row>
        <table:table-row table:style-name="ro1">
          <table:table-cell table:formula="of:=[.A194]-1" office:value-type="float" office:value="287">
            <text:p>287</text:p>
          </table:table-cell>
          <table:table-cell table:formula="of:=[.$G$2]" office:value-type="float" office:value="2700">
            <text:p>2700</text:p>
          </table:table-cell>
          <table:table-cell table:formula="of:=[.C194]-[.$H$4]" office:value-type="float" office:value="1604.46234042552">
            <text:p>1604.4623404255</text:p>
          </table:table-cell>
          <table:table-cell table:formula="of:=&quot;N&quot; &amp; [.A195]" office:value-type="string" office:string-value="N287">
            <text:p>N287</text:p>
          </table:table-cell>
          <table:table-cell table:formula="of:=&quot;X&quot; &amp; [.B195]" office:value-type="string" office:string-value="X2700">
            <text:p>X2700</text:p>
          </table:table-cell>
          <table:table-cell table:formula="of:=&quot;Y&quot; &amp; [.C195]" office:value-type="string" office:string-value="Y1604.46234042552">
            <text:p>Y1604.46234042552</text:p>
          </table:table-cell>
          <table:table-cell table:number-columns-repeated="2"/>
        </table:table-row>
        <table:table-row table:style-name="ro1">
          <table:table-cell table:formula="of:=[.A195]-1" office:value-type="float" office:value="286">
            <text:p>286</text:p>
          </table:table-cell>
          <table:table-cell table:formula="of:=[.$G$2]" office:value-type="float" office:value="2700">
            <text:p>2700</text:p>
          </table:table-cell>
          <table:table-cell table:formula="of:=[.C195]-[.$H$4]" office:value-type="float" office:value="1599.66680851063">
            <text:p>1599.6668085106</text:p>
          </table:table-cell>
          <table:table-cell table:formula="of:=&quot;N&quot; &amp; [.A196]" office:value-type="string" office:string-value="N286">
            <text:p>N286</text:p>
          </table:table-cell>
          <table:table-cell table:formula="of:=&quot;X&quot; &amp; [.B196]" office:value-type="string" office:string-value="X2700">
            <text:p>X2700</text:p>
          </table:table-cell>
          <table:table-cell table:formula="of:=&quot;Y&quot; &amp; [.C196]" office:value-type="string" office:string-value="Y1599.66680851063">
            <text:p>Y1599.66680851063</text:p>
          </table:table-cell>
          <table:table-cell table:number-columns-repeated="2"/>
        </table:table-row>
        <table:table-row table:style-name="ro1">
          <table:table-cell table:formula="of:=[.A196]-1" office:value-type="float" office:value="285">
            <text:p>285</text:p>
          </table:table-cell>
          <table:table-cell table:formula="of:=[.$G$2]" office:value-type="float" office:value="2700">
            <text:p>2700</text:p>
          </table:table-cell>
          <table:table-cell table:formula="of:=[.C196]-[.$H$4]" office:value-type="float" office:value="1594.87127659573">
            <text:p>1594.8712765957</text:p>
          </table:table-cell>
          <table:table-cell table:formula="of:=&quot;N&quot; &amp; [.A197]" office:value-type="string" office:string-value="N285">
            <text:p>N285</text:p>
          </table:table-cell>
          <table:table-cell table:formula="of:=&quot;X&quot; &amp; [.B197]" office:value-type="string" office:string-value="X2700">
            <text:p>X2700</text:p>
          </table:table-cell>
          <table:table-cell table:formula="of:=&quot;Y&quot; &amp; [.C197]" office:value-type="string" office:string-value="Y1594.87127659573">
            <text:p>Y1594.87127659573</text:p>
          </table:table-cell>
          <table:table-cell table:number-columns-repeated="2"/>
        </table:table-row>
        <table:table-row table:style-name="ro1">
          <table:table-cell table:formula="of:=[.A197]-1" office:value-type="float" office:value="284">
            <text:p>284</text:p>
          </table:table-cell>
          <table:table-cell table:formula="of:=[.$G$2]" office:value-type="float" office:value="2700">
            <text:p>2700</text:p>
          </table:table-cell>
          <table:table-cell table:formula="of:=[.C197]-[.$H$4]" office:value-type="float" office:value="1590.07574468084">
            <text:p>1590.0757446808</text:p>
          </table:table-cell>
          <table:table-cell table:formula="of:=&quot;N&quot; &amp; [.A198]" office:value-type="string" office:string-value="N284">
            <text:p>N284</text:p>
          </table:table-cell>
          <table:table-cell table:formula="of:=&quot;X&quot; &amp; [.B198]" office:value-type="string" office:string-value="X2700">
            <text:p>X2700</text:p>
          </table:table-cell>
          <table:table-cell table:formula="of:=&quot;Y&quot; &amp; [.C198]" office:value-type="string" office:string-value="Y1590.07574468084">
            <text:p>Y1590.07574468084</text:p>
          </table:table-cell>
          <table:table-cell table:number-columns-repeated="2"/>
        </table:table-row>
        <table:table-row table:style-name="ro1">
          <table:table-cell table:formula="of:=[.A198]-1" office:value-type="float" office:value="283">
            <text:p>283</text:p>
          </table:table-cell>
          <table:table-cell table:formula="of:=[.$G$2]" office:value-type="float" office:value="2700">
            <text:p>2700</text:p>
          </table:table-cell>
          <table:table-cell table:formula="of:=[.C198]-[.$H$4]" office:value-type="float" office:value="1585.28021276595">
            <text:p>1585.280212766</text:p>
          </table:table-cell>
          <table:table-cell table:formula="of:=&quot;N&quot; &amp; [.A199]" office:value-type="string" office:string-value="N283">
            <text:p>N283</text:p>
          </table:table-cell>
          <table:table-cell table:formula="of:=&quot;X&quot; &amp; [.B199]" office:value-type="string" office:string-value="X2700">
            <text:p>X2700</text:p>
          </table:table-cell>
          <table:table-cell table:formula="of:=&quot;Y&quot; &amp; [.C199]" office:value-type="string" office:string-value="Y1585.28021276595">
            <text:p>Y1585.28021276595</text:p>
          </table:table-cell>
          <table:table-cell table:number-columns-repeated="2"/>
        </table:table-row>
        <table:table-row table:style-name="ro1">
          <table:table-cell table:formula="of:=[.A199]-1" office:value-type="float" office:value="282">
            <text:p>282</text:p>
          </table:table-cell>
          <table:table-cell table:formula="of:=[.$G$2]" office:value-type="float" office:value="2700">
            <text:p>2700</text:p>
          </table:table-cell>
          <table:table-cell table:formula="of:=[.C199]-[.$H$4]" office:value-type="float" office:value="1580.48468085105">
            <text:p>1580.4846808511</text:p>
          </table:table-cell>
          <table:table-cell table:formula="of:=&quot;N&quot; &amp; [.A200]" office:value-type="string" office:string-value="N282">
            <text:p>N282</text:p>
          </table:table-cell>
          <table:table-cell table:formula="of:=&quot;X&quot; &amp; [.B200]" office:value-type="string" office:string-value="X2700">
            <text:p>X2700</text:p>
          </table:table-cell>
          <table:table-cell table:formula="of:=&quot;Y&quot; &amp; [.C200]" office:value-type="string" office:string-value="Y1580.48468085105">
            <text:p>Y1580.48468085105</text:p>
          </table:table-cell>
          <table:table-cell table:number-columns-repeated="2"/>
        </table:table-row>
        <table:table-row table:style-name="ro1">
          <table:table-cell table:formula="of:=[.A200]-1" office:value-type="float" office:value="281">
            <text:p>281</text:p>
          </table:table-cell>
          <table:table-cell table:formula="of:=[.$G$2]" office:value-type="float" office:value="2700">
            <text:p>2700</text:p>
          </table:table-cell>
          <table:table-cell table:formula="of:=[.C200]-[.$H$4]" office:value-type="float" office:value="1575.68914893616">
            <text:p>1575.6891489362</text:p>
          </table:table-cell>
          <table:table-cell table:formula="of:=&quot;N&quot; &amp; [.A201]" office:value-type="string" office:string-value="N281">
            <text:p>N281</text:p>
          </table:table-cell>
          <table:table-cell table:formula="of:=&quot;X&quot; &amp; [.B201]" office:value-type="string" office:string-value="X2700">
            <text:p>X2700</text:p>
          </table:table-cell>
          <table:table-cell table:formula="of:=&quot;Y&quot; &amp; [.C201]" office:value-type="string" office:string-value="Y1575.68914893616">
            <text:p>Y1575.68914893616</text:p>
          </table:table-cell>
          <table:table-cell table:number-columns-repeated="2"/>
        </table:table-row>
        <table:table-row table:style-name="ro1">
          <table:table-cell table:formula="of:=[.A201]-1" office:value-type="float" office:value="280">
            <text:p>280</text:p>
          </table:table-cell>
          <table:table-cell table:formula="of:=[.$G$2]" office:value-type="float" office:value="2700">
            <text:p>2700</text:p>
          </table:table-cell>
          <table:table-cell table:formula="of:=[.C201]-[.$H$4]" office:value-type="float" office:value="1570.89361702127">
            <text:p>1570.8936170213</text:p>
          </table:table-cell>
          <table:table-cell table:formula="of:=&quot;N&quot; &amp; [.A202]" office:value-type="string" office:string-value="N280">
            <text:p>N280</text:p>
          </table:table-cell>
          <table:table-cell table:formula="of:=&quot;X&quot; &amp; [.B202]" office:value-type="string" office:string-value="X2700">
            <text:p>X2700</text:p>
          </table:table-cell>
          <table:table-cell table:formula="of:=&quot;Y&quot; &amp; [.C202]" office:value-type="string" office:string-value="Y1570.89361702127">
            <text:p>Y1570.89361702127</text:p>
          </table:table-cell>
          <table:table-cell table:number-columns-repeated="2"/>
        </table:table-row>
        <table:table-row table:style-name="ro1">
          <table:table-cell table:formula="of:=[.A202]-1" office:value-type="float" office:value="279">
            <text:p>279</text:p>
          </table:table-cell>
          <table:table-cell table:formula="of:=[.$G$2]" office:value-type="float" office:value="2700">
            <text:p>2700</text:p>
          </table:table-cell>
          <table:table-cell table:formula="of:=[.C202]-[.$H$4]" office:value-type="float" office:value="1566.09808510637">
            <text:p>1566.0980851064</text:p>
          </table:table-cell>
          <table:table-cell table:formula="of:=&quot;N&quot; &amp; [.A203]" office:value-type="string" office:string-value="N279">
            <text:p>N279</text:p>
          </table:table-cell>
          <table:table-cell table:formula="of:=&quot;X&quot; &amp; [.B203]" office:value-type="string" office:string-value="X2700">
            <text:p>X2700</text:p>
          </table:table-cell>
          <table:table-cell table:formula="of:=&quot;Y&quot; &amp; [.C203]" office:value-type="string" office:string-value="Y1566.09808510637">
            <text:p>Y1566.09808510637</text:p>
          </table:table-cell>
          <table:table-cell table:number-columns-repeated="2"/>
        </table:table-row>
        <table:table-row table:style-name="ro1">
          <table:table-cell table:formula="of:=[.A203]-1" office:value-type="float" office:value="278">
            <text:p>278</text:p>
          </table:table-cell>
          <table:table-cell table:formula="of:=[.$G$2]" office:value-type="float" office:value="2700">
            <text:p>2700</text:p>
          </table:table-cell>
          <table:table-cell table:formula="of:=[.C203]-[.$H$4]" office:value-type="float" office:value="1561.30255319148">
            <text:p>1561.3025531915</text:p>
          </table:table-cell>
          <table:table-cell table:formula="of:=&quot;N&quot; &amp; [.A204]" office:value-type="string" office:string-value="N278">
            <text:p>N278</text:p>
          </table:table-cell>
          <table:table-cell table:formula="of:=&quot;X&quot; &amp; [.B204]" office:value-type="string" office:string-value="X2700">
            <text:p>X2700</text:p>
          </table:table-cell>
          <table:table-cell table:formula="of:=&quot;Y&quot; &amp; [.C204]" office:value-type="string" office:string-value="Y1561.30255319148">
            <text:p>Y1561.30255319148</text:p>
          </table:table-cell>
          <table:table-cell table:number-columns-repeated="2"/>
        </table:table-row>
        <table:table-row table:style-name="ro1">
          <table:table-cell table:formula="of:=[.A204]-1" office:value-type="float" office:value="277">
            <text:p>277</text:p>
          </table:table-cell>
          <table:table-cell table:formula="of:=[.$G$2]" office:value-type="float" office:value="2700">
            <text:p>2700</text:p>
          </table:table-cell>
          <table:table-cell table:formula="of:=[.C204]-[.$H$4]" office:value-type="float" office:value="1556.50702127658">
            <text:p>1556.5070212766</text:p>
          </table:table-cell>
          <table:table-cell table:formula="of:=&quot;N&quot; &amp; [.A205]" office:value-type="string" office:string-value="N277">
            <text:p>N277</text:p>
          </table:table-cell>
          <table:table-cell table:formula="of:=&quot;X&quot; &amp; [.B205]" office:value-type="string" office:string-value="X2700">
            <text:p>X2700</text:p>
          </table:table-cell>
          <table:table-cell table:formula="of:=&quot;Y&quot; &amp; [.C205]" office:value-type="string" office:string-value="Y1556.50702127658">
            <text:p>Y1556.50702127658</text:p>
          </table:table-cell>
          <table:table-cell table:number-columns-repeated="2"/>
        </table:table-row>
        <table:table-row table:style-name="ro1">
          <table:table-cell table:formula="of:=[.A205]-1" office:value-type="float" office:value="276">
            <text:p>276</text:p>
          </table:table-cell>
          <table:table-cell table:formula="of:=[.$G$2]" office:value-type="float" office:value="2700">
            <text:p>2700</text:p>
          </table:table-cell>
          <table:table-cell table:formula="of:=[.C205]-[.$H$4]" office:value-type="float" office:value="1551.71148936169">
            <text:p>1551.7114893617</text:p>
          </table:table-cell>
          <table:table-cell table:formula="of:=&quot;N&quot; &amp; [.A206]" office:value-type="string" office:string-value="N276">
            <text:p>N276</text:p>
          </table:table-cell>
          <table:table-cell table:formula="of:=&quot;X&quot; &amp; [.B206]" office:value-type="string" office:string-value="X2700">
            <text:p>X2700</text:p>
          </table:table-cell>
          <table:table-cell table:formula="of:=&quot;Y&quot; &amp; [.C206]" office:value-type="string" office:string-value="Y1551.71148936169">
            <text:p>Y1551.71148936169</text:p>
          </table:table-cell>
          <table:table-cell table:number-columns-repeated="2"/>
        </table:table-row>
        <table:table-row table:style-name="ro1">
          <table:table-cell table:formula="of:=[.A206]-1" office:value-type="float" office:value="275">
            <text:p>275</text:p>
          </table:table-cell>
          <table:table-cell table:formula="of:=[.$G$2]" office:value-type="float" office:value="2700">
            <text:p>2700</text:p>
          </table:table-cell>
          <table:table-cell table:formula="of:=[.C206]-[.$H$4]" office:value-type="float" office:value="1546.9159574468">
            <text:p>1546.9159574468</text:p>
          </table:table-cell>
          <table:table-cell table:formula="of:=&quot;N&quot; &amp; [.A207]" office:value-type="string" office:string-value="N275">
            <text:p>N275</text:p>
          </table:table-cell>
          <table:table-cell table:formula="of:=&quot;X&quot; &amp; [.B207]" office:value-type="string" office:string-value="X2700">
            <text:p>X2700</text:p>
          </table:table-cell>
          <table:table-cell table:formula="of:=&quot;Y&quot; &amp; [.C207]" office:value-type="string" office:string-value="Y1546.9159574468">
            <text:p>Y1546.9159574468</text:p>
          </table:table-cell>
          <table:table-cell table:number-columns-repeated="2"/>
        </table:table-row>
        <table:table-row table:style-name="ro1">
          <table:table-cell table:formula="of:=[.A207]-1" office:value-type="float" office:value="274">
            <text:p>274</text:p>
          </table:table-cell>
          <table:table-cell table:formula="of:=[.$G$2]" office:value-type="float" office:value="2700">
            <text:p>2700</text:p>
          </table:table-cell>
          <table:table-cell table:formula="of:=[.C207]-[.$H$4]" office:value-type="float" office:value="1542.1204255319">
            <text:p>1542.1204255319</text:p>
          </table:table-cell>
          <table:table-cell table:formula="of:=&quot;N&quot; &amp; [.A208]" office:value-type="string" office:string-value="N274">
            <text:p>N274</text:p>
          </table:table-cell>
          <table:table-cell table:formula="of:=&quot;X&quot; &amp; [.B208]" office:value-type="string" office:string-value="X2700">
            <text:p>X2700</text:p>
          </table:table-cell>
          <table:table-cell table:formula="of:=&quot;Y&quot; &amp; [.C208]" office:value-type="string" office:string-value="Y1542.1204255319">
            <text:p>Y1542.1204255319</text:p>
          </table:table-cell>
          <table:table-cell table:number-columns-repeated="2"/>
        </table:table-row>
        <table:table-row table:style-name="ro1">
          <table:table-cell table:formula="of:=[.A208]-1" office:value-type="float" office:value="273">
            <text:p>273</text:p>
          </table:table-cell>
          <table:table-cell table:formula="of:=[.$G$2]" office:value-type="float" office:value="2700">
            <text:p>2700</text:p>
          </table:table-cell>
          <table:table-cell table:formula="of:=[.C208]-[.$H$4]" office:value-type="float" office:value="1537.32489361701">
            <text:p>1537.324893617</text:p>
          </table:table-cell>
          <table:table-cell table:formula="of:=&quot;N&quot; &amp; [.A209]" office:value-type="string" office:string-value="N273">
            <text:p>N273</text:p>
          </table:table-cell>
          <table:table-cell table:formula="of:=&quot;X&quot; &amp; [.B209]" office:value-type="string" office:string-value="X2700">
            <text:p>X2700</text:p>
          </table:table-cell>
          <table:table-cell table:formula="of:=&quot;Y&quot; &amp; [.C209]" office:value-type="string" office:string-value="Y1537.32489361701">
            <text:p>Y1537.32489361701</text:p>
          </table:table-cell>
          <table:table-cell table:number-columns-repeated="2"/>
        </table:table-row>
        <table:table-row table:style-name="ro1">
          <table:table-cell table:formula="of:=[.A209]-1" office:value-type="float" office:value="272">
            <text:p>272</text:p>
          </table:table-cell>
          <table:table-cell table:formula="of:=[.$G$2]" office:value-type="float" office:value="2700">
            <text:p>2700</text:p>
          </table:table-cell>
          <table:table-cell table:formula="of:=[.C209]-[.$H$4]" office:value-type="float" office:value="1532.52936170212">
            <text:p>1532.5293617021</text:p>
          </table:table-cell>
          <table:table-cell table:formula="of:=&quot;N&quot; &amp; [.A210]" office:value-type="string" office:string-value="N272">
            <text:p>N272</text:p>
          </table:table-cell>
          <table:table-cell table:formula="of:=&quot;X&quot; &amp; [.B210]" office:value-type="string" office:string-value="X2700">
            <text:p>X2700</text:p>
          </table:table-cell>
          <table:table-cell table:formula="of:=&quot;Y&quot; &amp; [.C210]" office:value-type="string" office:string-value="Y1532.52936170212">
            <text:p>Y1532.52936170212</text:p>
          </table:table-cell>
          <table:table-cell table:number-columns-repeated="2"/>
        </table:table-row>
        <table:table-row table:style-name="ro1">
          <table:table-cell table:formula="of:=[.A210]-1" office:value-type="float" office:value="271">
            <text:p>271</text:p>
          </table:table-cell>
          <table:table-cell table:formula="of:=[.$G$2]" office:value-type="float" office:value="2700">
            <text:p>2700</text:p>
          </table:table-cell>
          <table:table-cell table:formula="of:=[.C210]-[.$H$4]" office:value-type="float" office:value="1527.73382978722">
            <text:p>1527.7338297872</text:p>
          </table:table-cell>
          <table:table-cell table:formula="of:=&quot;N&quot; &amp; [.A211]" office:value-type="string" office:string-value="N271">
            <text:p>N271</text:p>
          </table:table-cell>
          <table:table-cell table:formula="of:=&quot;X&quot; &amp; [.B211]" office:value-type="string" office:string-value="X2700">
            <text:p>X2700</text:p>
          </table:table-cell>
          <table:table-cell table:formula="of:=&quot;Y&quot; &amp; [.C211]" office:value-type="string" office:string-value="Y1527.73382978722">
            <text:p>Y1527.73382978722</text:p>
          </table:table-cell>
          <table:table-cell table:number-columns-repeated="2"/>
        </table:table-row>
        <table:table-row table:style-name="ro1">
          <table:table-cell table:formula="of:=[.A211]-1" office:value-type="float" office:value="270">
            <text:p>270</text:p>
          </table:table-cell>
          <table:table-cell table:formula="of:=[.$G$2]" office:value-type="float" office:value="2700">
            <text:p>2700</text:p>
          </table:table-cell>
          <table:table-cell table:formula="of:=[.C211]-[.$H$4]" office:value-type="float" office:value="1522.93829787233">
            <text:p>1522.9382978723</text:p>
          </table:table-cell>
          <table:table-cell table:formula="of:=&quot;N&quot; &amp; [.A212]" office:value-type="string" office:string-value="N270">
            <text:p>N270</text:p>
          </table:table-cell>
          <table:table-cell table:formula="of:=&quot;X&quot; &amp; [.B212]" office:value-type="string" office:string-value="X2700">
            <text:p>X2700</text:p>
          </table:table-cell>
          <table:table-cell table:formula="of:=&quot;Y&quot; &amp; [.C212]" office:value-type="string" office:string-value="Y1522.93829787233">
            <text:p>Y1522.93829787233</text:p>
          </table:table-cell>
          <table:table-cell table:number-columns-repeated="2"/>
        </table:table-row>
        <table:table-row table:style-name="ro1">
          <table:table-cell table:formula="of:=[.A212]-1" office:value-type="float" office:value="269">
            <text:p>269</text:p>
          </table:table-cell>
          <table:table-cell table:formula="of:=[.$G$2]" office:value-type="float" office:value="2700">
            <text:p>2700</text:p>
          </table:table-cell>
          <table:table-cell table:formula="of:=[.C212]-[.$H$4]" office:value-type="float" office:value="1518.14276595744">
            <text:p>1518.1427659574</text:p>
          </table:table-cell>
          <table:table-cell table:formula="of:=&quot;N&quot; &amp; [.A213]" office:value-type="string" office:string-value="N269">
            <text:p>N269</text:p>
          </table:table-cell>
          <table:table-cell table:formula="of:=&quot;X&quot; &amp; [.B213]" office:value-type="string" office:string-value="X2700">
            <text:p>X2700</text:p>
          </table:table-cell>
          <table:table-cell table:formula="of:=&quot;Y&quot; &amp; [.C213]" office:value-type="string" office:string-value="Y1518.14276595744">
            <text:p>Y1518.14276595744</text:p>
          </table:table-cell>
          <table:table-cell table:number-columns-repeated="2"/>
        </table:table-row>
        <table:table-row table:style-name="ro1">
          <table:table-cell table:formula="of:=[.A213]-1" office:value-type="float" office:value="268">
            <text:p>268</text:p>
          </table:table-cell>
          <table:table-cell table:formula="of:=[.$G$2]" office:value-type="float" office:value="2700">
            <text:p>2700</text:p>
          </table:table-cell>
          <table:table-cell table:formula="of:=[.C213]-[.$H$4]" office:value-type="float" office:value="1513.34723404254">
            <text:p>1513.3472340426</text:p>
          </table:table-cell>
          <table:table-cell table:formula="of:=&quot;N&quot; &amp; [.A214]" office:value-type="string" office:string-value="N268">
            <text:p>N268</text:p>
          </table:table-cell>
          <table:table-cell table:formula="of:=&quot;X&quot; &amp; [.B214]" office:value-type="string" office:string-value="X2700">
            <text:p>X2700</text:p>
          </table:table-cell>
          <table:table-cell table:formula="of:=&quot;Y&quot; &amp; [.C214]" office:value-type="string" office:string-value="Y1513.34723404254">
            <text:p>Y1513.34723404254</text:p>
          </table:table-cell>
          <table:table-cell table:number-columns-repeated="2"/>
        </table:table-row>
        <table:table-row table:style-name="ro1">
          <table:table-cell table:formula="of:=[.A214]-1" office:value-type="float" office:value="267">
            <text:p>267</text:p>
          </table:table-cell>
          <table:table-cell table:formula="of:=[.$G$2]" office:value-type="float" office:value="2700">
            <text:p>2700</text:p>
          </table:table-cell>
          <table:table-cell table:formula="of:=[.C214]-[.$H$4]" office:value-type="float" office:value="1508.55170212765">
            <text:p>1508.5517021277</text:p>
          </table:table-cell>
          <table:table-cell table:formula="of:=&quot;N&quot; &amp; [.A215]" office:value-type="string" office:string-value="N267">
            <text:p>N267</text:p>
          </table:table-cell>
          <table:table-cell table:formula="of:=&quot;X&quot; &amp; [.B215]" office:value-type="string" office:string-value="X2700">
            <text:p>X2700</text:p>
          </table:table-cell>
          <table:table-cell table:formula="of:=&quot;Y&quot; &amp; [.C215]" office:value-type="string" office:string-value="Y1508.55170212765">
            <text:p>Y1508.55170212765</text:p>
          </table:table-cell>
          <table:table-cell table:number-columns-repeated="2"/>
        </table:table-row>
        <table:table-row table:style-name="ro1">
          <table:table-cell table:formula="of:=[.A215]-1" office:value-type="float" office:value="266">
            <text:p>266</text:p>
          </table:table-cell>
          <table:table-cell table:formula="of:=[.$G$2]" office:value-type="float" office:value="2700">
            <text:p>2700</text:p>
          </table:table-cell>
          <table:table-cell table:formula="of:=[.C215]-[.$H$4]" office:value-type="float" office:value="1503.75617021275">
            <text:p>1503.7561702128</text:p>
          </table:table-cell>
          <table:table-cell table:formula="of:=&quot;N&quot; &amp; [.A216]" office:value-type="string" office:string-value="N266">
            <text:p>N266</text:p>
          </table:table-cell>
          <table:table-cell table:formula="of:=&quot;X&quot; &amp; [.B216]" office:value-type="string" office:string-value="X2700">
            <text:p>X2700</text:p>
          </table:table-cell>
          <table:table-cell table:formula="of:=&quot;Y&quot; &amp; [.C216]" office:value-type="string" office:string-value="Y1503.75617021275">
            <text:p>Y1503.75617021275</text:p>
          </table:table-cell>
          <table:table-cell table:number-columns-repeated="2"/>
        </table:table-row>
        <table:table-row table:style-name="ro1">
          <table:table-cell table:formula="of:=[.A216]-1" office:value-type="float" office:value="265">
            <text:p>265</text:p>
          </table:table-cell>
          <table:table-cell table:formula="of:=[.$G$2]" office:value-type="float" office:value="2700">
            <text:p>2700</text:p>
          </table:table-cell>
          <table:table-cell table:formula="of:=[.C216]-[.$H$4]" office:value-type="float" office:value="1498.96063829786">
            <text:p>1498.9606382979</text:p>
          </table:table-cell>
          <table:table-cell table:formula="of:=&quot;N&quot; &amp; [.A217]" office:value-type="string" office:string-value="N265">
            <text:p>N265</text:p>
          </table:table-cell>
          <table:table-cell table:formula="of:=&quot;X&quot; &amp; [.B217]" office:value-type="string" office:string-value="X2700">
            <text:p>X2700</text:p>
          </table:table-cell>
          <table:table-cell table:formula="of:=&quot;Y&quot; &amp; [.C217]" office:value-type="string" office:string-value="Y1498.96063829786">
            <text:p>Y1498.96063829786</text:p>
          </table:table-cell>
          <table:table-cell table:number-columns-repeated="2"/>
        </table:table-row>
        <table:table-row table:style-name="ro1">
          <table:table-cell table:formula="of:=[.A217]-1" office:value-type="float" office:value="264">
            <text:p>264</text:p>
          </table:table-cell>
          <table:table-cell table:formula="of:=[.$G$2]" office:value-type="float" office:value="2700">
            <text:p>2700</text:p>
          </table:table-cell>
          <table:table-cell table:formula="of:=[.C217]-[.$H$4]" office:value-type="float" office:value="1494.16510638297">
            <text:p>1494.165106383</text:p>
          </table:table-cell>
          <table:table-cell table:formula="of:=&quot;N&quot; &amp; [.A218]" office:value-type="string" office:string-value="N264">
            <text:p>N264</text:p>
          </table:table-cell>
          <table:table-cell table:formula="of:=&quot;X&quot; &amp; [.B218]" office:value-type="string" office:string-value="X2700">
            <text:p>X2700</text:p>
          </table:table-cell>
          <table:table-cell table:formula="of:=&quot;Y&quot; &amp; [.C218]" office:value-type="string" office:string-value="Y1494.16510638297">
            <text:p>Y1494.16510638297</text:p>
          </table:table-cell>
          <table:table-cell table:number-columns-repeated="2"/>
        </table:table-row>
        <table:table-row table:style-name="ro1">
          <table:table-cell table:formula="of:=[.A218]-1" office:value-type="float" office:value="263">
            <text:p>263</text:p>
          </table:table-cell>
          <table:table-cell table:formula="of:=[.$G$2]" office:value-type="float" office:value="2700">
            <text:p>2700</text:p>
          </table:table-cell>
          <table:table-cell table:formula="of:=[.C218]-[.$H$4]" office:value-type="float" office:value="1489.36957446807">
            <text:p>1489.3695744681</text:p>
          </table:table-cell>
          <table:table-cell table:formula="of:=&quot;N&quot; &amp; [.A219]" office:value-type="string" office:string-value="N263">
            <text:p>N263</text:p>
          </table:table-cell>
          <table:table-cell table:formula="of:=&quot;X&quot; &amp; [.B219]" office:value-type="string" office:string-value="X2700">
            <text:p>X2700</text:p>
          </table:table-cell>
          <table:table-cell table:formula="of:=&quot;Y&quot; &amp; [.C219]" office:value-type="string" office:string-value="Y1489.36957446807">
            <text:p>Y1489.36957446807</text:p>
          </table:table-cell>
          <table:table-cell table:number-columns-repeated="2"/>
        </table:table-row>
        <table:table-row table:style-name="ro1">
          <table:table-cell table:formula="of:=[.A219]-1" office:value-type="float" office:value="262">
            <text:p>262</text:p>
          </table:table-cell>
          <table:table-cell table:formula="of:=[.$G$2]" office:value-type="float" office:value="2700">
            <text:p>2700</text:p>
          </table:table-cell>
          <table:table-cell table:formula="of:=[.C219]-[.$H$4]" office:value-type="float" office:value="1484.57404255318">
            <text:p>1484.5740425532</text:p>
          </table:table-cell>
          <table:table-cell table:formula="of:=&quot;N&quot; &amp; [.A220]" office:value-type="string" office:string-value="N262">
            <text:p>N262</text:p>
          </table:table-cell>
          <table:table-cell table:formula="of:=&quot;X&quot; &amp; [.B220]" office:value-type="string" office:string-value="X2700">
            <text:p>X2700</text:p>
          </table:table-cell>
          <table:table-cell table:formula="of:=&quot;Y&quot; &amp; [.C220]" office:value-type="string" office:string-value="Y1484.57404255318">
            <text:p>Y1484.57404255318</text:p>
          </table:table-cell>
          <table:table-cell table:number-columns-repeated="2"/>
        </table:table-row>
        <table:table-row table:style-name="ro1">
          <table:table-cell table:formula="of:=[.A220]-1" office:value-type="float" office:value="261">
            <text:p>261</text:p>
          </table:table-cell>
          <table:table-cell table:formula="of:=[.$G$2]" office:value-type="float" office:value="2700">
            <text:p>2700</text:p>
          </table:table-cell>
          <table:table-cell table:formula="of:=[.C220]-[.$H$4]" office:value-type="float" office:value="1479.77851063829">
            <text:p>1479.7785106383</text:p>
          </table:table-cell>
          <table:table-cell table:formula="of:=&quot;N&quot; &amp; [.A221]" office:value-type="string" office:string-value="N261">
            <text:p>N261</text:p>
          </table:table-cell>
          <table:table-cell table:formula="of:=&quot;X&quot; &amp; [.B221]" office:value-type="string" office:string-value="X2700">
            <text:p>X2700</text:p>
          </table:table-cell>
          <table:table-cell table:formula="of:=&quot;Y&quot; &amp; [.C221]" office:value-type="string" office:string-value="Y1479.77851063829">
            <text:p>Y1479.77851063829</text:p>
          </table:table-cell>
          <table:table-cell table:number-columns-repeated="2"/>
        </table:table-row>
        <table:table-row table:style-name="ro1">
          <table:table-cell table:formula="of:=[.A221]-1" office:value-type="float" office:value="260">
            <text:p>260</text:p>
          </table:table-cell>
          <table:table-cell table:formula="of:=[.$G$2]" office:value-type="float" office:value="2700">
            <text:p>2700</text:p>
          </table:table-cell>
          <table:table-cell table:formula="of:=[.C221]-[.$H$4]" office:value-type="float" office:value="1474.98297872339">
            <text:p>1474.9829787234</text:p>
          </table:table-cell>
          <table:table-cell table:formula="of:=&quot;N&quot; &amp; [.A222]" office:value-type="string" office:string-value="N260">
            <text:p>N260</text:p>
          </table:table-cell>
          <table:table-cell table:formula="of:=&quot;X&quot; &amp; [.B222]" office:value-type="string" office:string-value="X2700">
            <text:p>X2700</text:p>
          </table:table-cell>
          <table:table-cell table:formula="of:=&quot;Y&quot; &amp; [.C222]" office:value-type="string" office:string-value="Y1474.98297872339">
            <text:p>Y1474.98297872339</text:p>
          </table:table-cell>
          <table:table-cell table:number-columns-repeated="2"/>
        </table:table-row>
        <table:table-row table:style-name="ro1">
          <table:table-cell table:formula="of:=[.A222]-1" office:value-type="float" office:value="259">
            <text:p>259</text:p>
          </table:table-cell>
          <table:table-cell table:formula="of:=[.$G$2]" office:value-type="float" office:value="2700">
            <text:p>2700</text:p>
          </table:table-cell>
          <table:table-cell table:formula="of:=[.C222]-[.$H$4]" office:value-type="float" office:value="1470.1874468085">
            <text:p>1470.1874468085</text:p>
          </table:table-cell>
          <table:table-cell table:formula="of:=&quot;N&quot; &amp; [.A223]" office:value-type="string" office:string-value="N259">
            <text:p>N259</text:p>
          </table:table-cell>
          <table:table-cell table:formula="of:=&quot;X&quot; &amp; [.B223]" office:value-type="string" office:string-value="X2700">
            <text:p>X2700</text:p>
          </table:table-cell>
          <table:table-cell table:formula="of:=&quot;Y&quot; &amp; [.C223]" office:value-type="string" office:string-value="Y1470.1874468085">
            <text:p>Y1470.1874468085</text:p>
          </table:table-cell>
          <table:table-cell table:number-columns-repeated="2"/>
        </table:table-row>
        <table:table-row table:style-name="ro1">
          <table:table-cell table:formula="of:=[.A223]-1" office:value-type="float" office:value="258">
            <text:p>258</text:p>
          </table:table-cell>
          <table:table-cell table:formula="of:=[.$G$2]" office:value-type="float" office:value="2700">
            <text:p>2700</text:p>
          </table:table-cell>
          <table:table-cell table:formula="of:=[.C223]-[.$H$4]" office:value-type="float" office:value="1465.3919148936">
            <text:p>1465.3919148936</text:p>
          </table:table-cell>
          <table:table-cell table:formula="of:=&quot;N&quot; &amp; [.A224]" office:value-type="string" office:string-value="N258">
            <text:p>N258</text:p>
          </table:table-cell>
          <table:table-cell table:formula="of:=&quot;X&quot; &amp; [.B224]" office:value-type="string" office:string-value="X2700">
            <text:p>X2700</text:p>
          </table:table-cell>
          <table:table-cell table:formula="of:=&quot;Y&quot; &amp; [.C224]" office:value-type="string" office:string-value="Y1465.3919148936">
            <text:p>Y1465.3919148936</text:p>
          </table:table-cell>
          <table:table-cell table:number-columns-repeated="2"/>
        </table:table-row>
        <table:table-row table:style-name="ro1">
          <table:table-cell table:formula="of:=[.A224]-1" office:value-type="float" office:value="257">
            <text:p>257</text:p>
          </table:table-cell>
          <table:table-cell table:formula="of:=[.$G$2]" office:value-type="float" office:value="2700">
            <text:p>2700</text:p>
          </table:table-cell>
          <table:table-cell table:formula="of:=[.C224]-[.$H$4]" office:value-type="float" office:value="1460.59638297871">
            <text:p>1460.5963829787</text:p>
          </table:table-cell>
          <table:table-cell table:formula="of:=&quot;N&quot; &amp; [.A225]" office:value-type="string" office:string-value="N257">
            <text:p>N257</text:p>
          </table:table-cell>
          <table:table-cell table:formula="of:=&quot;X&quot; &amp; [.B225]" office:value-type="string" office:string-value="X2700">
            <text:p>X2700</text:p>
          </table:table-cell>
          <table:table-cell table:formula="of:=&quot;Y&quot; &amp; [.C225]" office:value-type="string" office:string-value="Y1460.59638297871">
            <text:p>Y1460.59638297871</text:p>
          </table:table-cell>
          <table:table-cell table:number-columns-repeated="2"/>
        </table:table-row>
        <table:table-row table:style-name="ro1">
          <table:table-cell table:formula="of:=[.A225]-1" office:value-type="float" office:value="256">
            <text:p>256</text:p>
          </table:table-cell>
          <table:table-cell table:formula="of:=[.$G$2]" office:value-type="float" office:value="2700">
            <text:p>2700</text:p>
          </table:table-cell>
          <table:table-cell table:formula="of:=[.C225]-[.$H$4]" office:value-type="float" office:value="1455.80085106382">
            <text:p>1455.8008510638</text:p>
          </table:table-cell>
          <table:table-cell table:formula="of:=&quot;N&quot; &amp; [.A226]" office:value-type="string" office:string-value="N256">
            <text:p>N256</text:p>
          </table:table-cell>
          <table:table-cell table:formula="of:=&quot;X&quot; &amp; [.B226]" office:value-type="string" office:string-value="X2700">
            <text:p>X2700</text:p>
          </table:table-cell>
          <table:table-cell table:formula="of:=&quot;Y&quot; &amp; [.C226]" office:value-type="string" office:string-value="Y1455.80085106382">
            <text:p>Y1455.80085106382</text:p>
          </table:table-cell>
          <table:table-cell table:number-columns-repeated="2"/>
        </table:table-row>
        <table:table-row table:style-name="ro1">
          <table:table-cell table:formula="of:=[.A226]-1" office:value-type="float" office:value="255">
            <text:p>255</text:p>
          </table:table-cell>
          <table:table-cell table:formula="of:=[.$G$2]" office:value-type="float" office:value="2700">
            <text:p>2700</text:p>
          </table:table-cell>
          <table:table-cell table:formula="of:=[.C226]-[.$H$4]" office:value-type="float" office:value="1451.00531914892">
            <text:p>1451.0053191489</text:p>
          </table:table-cell>
          <table:table-cell table:formula="of:=&quot;N&quot; &amp; [.A227]" office:value-type="string" office:string-value="N255">
            <text:p>N255</text:p>
          </table:table-cell>
          <table:table-cell table:formula="of:=&quot;X&quot; &amp; [.B227]" office:value-type="string" office:string-value="X2700">
            <text:p>X2700</text:p>
          </table:table-cell>
          <table:table-cell table:formula="of:=&quot;Y&quot; &amp; [.C227]" office:value-type="string" office:string-value="Y1451.00531914892">
            <text:p>Y1451.00531914892</text:p>
          </table:table-cell>
          <table:table-cell table:number-columns-repeated="2"/>
        </table:table-row>
        <table:table-row table:style-name="ro1">
          <table:table-cell table:formula="of:=[.A227]-1" office:value-type="float" office:value="254">
            <text:p>254</text:p>
          </table:table-cell>
          <table:table-cell table:formula="of:=[.$G$2]" office:value-type="float" office:value="2700">
            <text:p>2700</text:p>
          </table:table-cell>
          <table:table-cell table:formula="of:=[.C227]-[.$H$4]" office:value-type="float" office:value="1446.20978723403">
            <text:p>1446.209787234</text:p>
          </table:table-cell>
          <table:table-cell table:formula="of:=&quot;N&quot; &amp; [.A228]" office:value-type="string" office:string-value="N254">
            <text:p>N254</text:p>
          </table:table-cell>
          <table:table-cell table:formula="of:=&quot;X&quot; &amp; [.B228]" office:value-type="string" office:string-value="X2700">
            <text:p>X2700</text:p>
          </table:table-cell>
          <table:table-cell table:formula="of:=&quot;Y&quot; &amp; [.C228]" office:value-type="string" office:string-value="Y1446.20978723403">
            <text:p>Y1446.20978723403</text:p>
          </table:table-cell>
          <table:table-cell table:number-columns-repeated="2"/>
        </table:table-row>
        <table:table-row table:style-name="ro1">
          <table:table-cell table:formula="of:=[.A228]-1" office:value-type="float" office:value="253">
            <text:p>253</text:p>
          </table:table-cell>
          <table:table-cell table:formula="of:=[.$G$2]" office:value-type="float" office:value="2700">
            <text:p>2700</text:p>
          </table:table-cell>
          <table:table-cell table:formula="of:=[.C228]-[.$H$4]" office:value-type="float" office:value="1441.41425531914">
            <text:p>1441.4142553191</text:p>
          </table:table-cell>
          <table:table-cell table:formula="of:=&quot;N&quot; &amp; [.A229]" office:value-type="string" office:string-value="N253">
            <text:p>N253</text:p>
          </table:table-cell>
          <table:table-cell table:formula="of:=&quot;X&quot; &amp; [.B229]" office:value-type="string" office:string-value="X2700">
            <text:p>X2700</text:p>
          </table:table-cell>
          <table:table-cell table:formula="of:=&quot;Y&quot; &amp; [.C229]" office:value-type="string" office:string-value="Y1441.41425531914">
            <text:p>Y1441.41425531914</text:p>
          </table:table-cell>
          <table:table-cell table:number-columns-repeated="2"/>
        </table:table-row>
        <table:table-row table:style-name="ro1">
          <table:table-cell table:formula="of:=[.A229]-1" office:value-type="float" office:value="252">
            <text:p>252</text:p>
          </table:table-cell>
          <table:table-cell table:formula="of:=[.$G$2]" office:value-type="float" office:value="2700">
            <text:p>2700</text:p>
          </table:table-cell>
          <table:table-cell table:formula="of:=[.C229]-[.$H$4]" office:value-type="float" office:value="1436.61872340424">
            <text:p>1436.6187234043</text:p>
          </table:table-cell>
          <table:table-cell table:formula="of:=&quot;N&quot; &amp; [.A230]" office:value-type="string" office:string-value="N252">
            <text:p>N252</text:p>
          </table:table-cell>
          <table:table-cell table:formula="of:=&quot;X&quot; &amp; [.B230]" office:value-type="string" office:string-value="X2700">
            <text:p>X2700</text:p>
          </table:table-cell>
          <table:table-cell table:formula="of:=&quot;Y&quot; &amp; [.C230]" office:value-type="string" office:string-value="Y1436.61872340424">
            <text:p>Y1436.61872340424</text:p>
          </table:table-cell>
          <table:table-cell table:number-columns-repeated="2"/>
        </table:table-row>
        <table:table-row table:style-name="ro1">
          <table:table-cell table:formula="of:=[.A230]-1" office:value-type="float" office:value="251">
            <text:p>251</text:p>
          </table:table-cell>
          <table:table-cell table:formula="of:=[.$G$2]" office:value-type="float" office:value="2700">
            <text:p>2700</text:p>
          </table:table-cell>
          <table:table-cell table:formula="of:=[.C230]-[.$H$4]" office:value-type="float" office:value="1431.82319148935">
            <text:p>1431.8231914894</text:p>
          </table:table-cell>
          <table:table-cell table:formula="of:=&quot;N&quot; &amp; [.A231]" office:value-type="string" office:string-value="N251">
            <text:p>N251</text:p>
          </table:table-cell>
          <table:table-cell table:formula="of:=&quot;X&quot; &amp; [.B231]" office:value-type="string" office:string-value="X2700">
            <text:p>X2700</text:p>
          </table:table-cell>
          <table:table-cell table:formula="of:=&quot;Y&quot; &amp; [.C231]" office:value-type="string" office:string-value="Y1431.82319148935">
            <text:p>Y1431.82319148935</text:p>
          </table:table-cell>
          <table:table-cell table:number-columns-repeated="2"/>
        </table:table-row>
        <table:table-row table:style-name="ro1">
          <table:table-cell table:formula="of:=[.A231]-1" office:value-type="float" office:value="250">
            <text:p>250</text:p>
          </table:table-cell>
          <table:table-cell table:formula="of:=[.$G$2]" office:value-type="float" office:value="2700">
            <text:p>2700</text:p>
          </table:table-cell>
          <table:table-cell table:formula="of:=[.C231]-[.$H$4]" office:value-type="float" office:value="1427.02765957446">
            <text:p>1427.0276595745</text:p>
          </table:table-cell>
          <table:table-cell table:formula="of:=&quot;N&quot; &amp; [.A232]" office:value-type="string" office:string-value="N250">
            <text:p>N250</text:p>
          </table:table-cell>
          <table:table-cell table:formula="of:=&quot;X&quot; &amp; [.B232]" office:value-type="string" office:string-value="X2700">
            <text:p>X2700</text:p>
          </table:table-cell>
          <table:table-cell table:formula="of:=&quot;Y&quot; &amp; [.C232]" office:value-type="string" office:string-value="Y1427.02765957446">
            <text:p>Y1427.02765957446</text:p>
          </table:table-cell>
          <table:table-cell table:number-columns-repeated="2"/>
        </table:table-row>
        <table:table-row table:style-name="ro1">
          <table:table-cell table:formula="of:=[.A232]-1" office:value-type="float" office:value="249">
            <text:p>249</text:p>
          </table:table-cell>
          <table:table-cell table:formula="of:=[.$G$2]" office:value-type="float" office:value="2700">
            <text:p>2700</text:p>
          </table:table-cell>
          <table:table-cell table:formula="of:=[.C232]-[.$H$4]" office:value-type="float" office:value="1422.23212765956">
            <text:p>1422.2321276596</text:p>
          </table:table-cell>
          <table:table-cell table:formula="of:=&quot;N&quot; &amp; [.A233]" office:value-type="string" office:string-value="N249">
            <text:p>N249</text:p>
          </table:table-cell>
          <table:table-cell table:formula="of:=&quot;X&quot; &amp; [.B233]" office:value-type="string" office:string-value="X2700">
            <text:p>X2700</text:p>
          </table:table-cell>
          <table:table-cell table:formula="of:=&quot;Y&quot; &amp; [.C233]" office:value-type="string" office:string-value="Y1422.23212765956">
            <text:p>Y1422.23212765956</text:p>
          </table:table-cell>
          <table:table-cell table:number-columns-repeated="2"/>
        </table:table-row>
        <table:table-row table:style-name="ro1">
          <table:table-cell table:formula="of:=[.A233]-1" office:value-type="float" office:value="248">
            <text:p>248</text:p>
          </table:table-cell>
          <table:table-cell table:formula="of:=[.$G$2]" office:value-type="float" office:value="2700">
            <text:p>2700</text:p>
          </table:table-cell>
          <table:table-cell table:formula="of:=[.C233]-[.$H$4]" office:value-type="float" office:value="1417.43659574467">
            <text:p>1417.4365957447</text:p>
          </table:table-cell>
          <table:table-cell table:formula="of:=&quot;N&quot; &amp; [.A234]" office:value-type="string" office:string-value="N248">
            <text:p>N248</text:p>
          </table:table-cell>
          <table:table-cell table:formula="of:=&quot;X&quot; &amp; [.B234]" office:value-type="string" office:string-value="X2700">
            <text:p>X2700</text:p>
          </table:table-cell>
          <table:table-cell table:formula="of:=&quot;Y&quot; &amp; [.C234]" office:value-type="string" office:string-value="Y1417.43659574467">
            <text:p>Y1417.43659574467</text:p>
          </table:table-cell>
          <table:table-cell table:number-columns-repeated="2"/>
        </table:table-row>
        <table:table-row table:style-name="ro1">
          <table:table-cell table:formula="of:=[.A234]-1" office:value-type="float" office:value="247">
            <text:p>247</text:p>
          </table:table-cell>
          <table:table-cell table:formula="of:=[.$G$2]" office:value-type="float" office:value="2700">
            <text:p>2700</text:p>
          </table:table-cell>
          <table:table-cell table:formula="of:=[.C234]-[.$H$4]" office:value-type="float" office:value="1412.64106382977">
            <text:p>1412.6410638298</text:p>
          </table:table-cell>
          <table:table-cell table:formula="of:=&quot;N&quot; &amp; [.A235]" office:value-type="string" office:string-value="N247">
            <text:p>N247</text:p>
          </table:table-cell>
          <table:table-cell table:formula="of:=&quot;X&quot; &amp; [.B235]" office:value-type="string" office:string-value="X2700">
            <text:p>X2700</text:p>
          </table:table-cell>
          <table:table-cell table:formula="of:=&quot;Y&quot; &amp; [.C235]" office:value-type="string" office:string-value="Y1412.64106382977">
            <text:p>Y1412.64106382977</text:p>
          </table:table-cell>
          <table:table-cell table:number-columns-repeated="2"/>
        </table:table-row>
        <table:table-row table:style-name="ro1">
          <table:table-cell table:formula="of:=[.A235]-1" office:value-type="float" office:value="246">
            <text:p>246</text:p>
          </table:table-cell>
          <table:table-cell table:formula="of:=[.$G$2]" office:value-type="float" office:value="2700">
            <text:p>2700</text:p>
          </table:table-cell>
          <table:table-cell table:formula="of:=[.C235]-[.$H$4]" office:value-type="float" office:value="1407.84553191488">
            <text:p>1407.8455319149</text:p>
          </table:table-cell>
          <table:table-cell table:formula="of:=&quot;N&quot; &amp; [.A236]" office:value-type="string" office:string-value="N246">
            <text:p>N246</text:p>
          </table:table-cell>
          <table:table-cell table:formula="of:=&quot;X&quot; &amp; [.B236]" office:value-type="string" office:string-value="X2700">
            <text:p>X2700</text:p>
          </table:table-cell>
          <table:table-cell table:formula="of:=&quot;Y&quot; &amp; [.C236]" office:value-type="string" office:string-value="Y1407.84553191488">
            <text:p>Y1407.84553191488</text:p>
          </table:table-cell>
          <table:table-cell table:number-columns-repeated="2"/>
        </table:table-row>
        <table:table-row table:style-name="ro1">
          <table:table-cell table:formula="of:=[.A236]-1" office:value-type="float" office:value="245">
            <text:p>245</text:p>
          </table:table-cell>
          <table:table-cell table:formula="of:=[.$G$2]" office:value-type="float" office:value="2700">
            <text:p>2700</text:p>
          </table:table-cell>
          <table:table-cell table:formula="of:=[.C236]-[.$H$4]" office:value-type="float" office:value="1403.04999999999">
            <text:p>1403.05</text:p>
          </table:table-cell>
          <table:table-cell table:formula="of:=&quot;N&quot; &amp; [.A237]" office:value-type="string" office:string-value="N245">
            <text:p>N245</text:p>
          </table:table-cell>
          <table:table-cell table:formula="of:=&quot;X&quot; &amp; [.B237]" office:value-type="string" office:string-value="X2700">
            <text:p>X2700</text:p>
          </table:table-cell>
          <table:table-cell table:formula="of:=&quot;Y&quot; &amp; [.C237]" office:value-type="string" office:string-value="Y1403.04999999999">
            <text:p>Y1403.04999999999</text:p>
          </table:table-cell>
          <table:table-cell table:number-columns-repeated="2"/>
        </table:table-row>
        <table:table-row table:style-name="ro1">
          <table:table-cell table:formula="of:=[.A237]-1" office:value-type="float" office:value="244">
            <text:p>244</text:p>
          </table:table-cell>
          <table:table-cell table:formula="of:=[.$G$2]" office:value-type="float" office:value="2700">
            <text:p>2700</text:p>
          </table:table-cell>
          <table:table-cell table:formula="of:=[.C237]-[.$H$4]" office:value-type="float" office:value="1398.25446808509">
            <text:p>1398.2544680851</text:p>
          </table:table-cell>
          <table:table-cell table:formula="of:=&quot;N&quot; &amp; [.A238]" office:value-type="string" office:string-value="N244">
            <text:p>N244</text:p>
          </table:table-cell>
          <table:table-cell table:formula="of:=&quot;X&quot; &amp; [.B238]" office:value-type="string" office:string-value="X2700">
            <text:p>X2700</text:p>
          </table:table-cell>
          <table:table-cell table:formula="of:=&quot;Y&quot; &amp; [.C238]" office:value-type="string" office:string-value="Y1398.25446808509">
            <text:p>Y1398.25446808509</text:p>
          </table:table-cell>
          <table:table-cell table:number-columns-repeated="2"/>
        </table:table-row>
        <table:table-row table:style-name="ro1">
          <table:table-cell table:formula="of:=[.A238]-1" office:value-type="float" office:value="243">
            <text:p>243</text:p>
          </table:table-cell>
          <table:table-cell table:formula="of:=[.$G$2]" office:value-type="float" office:value="2700">
            <text:p>2700</text:p>
          </table:table-cell>
          <table:table-cell table:formula="of:=[.C238]-[.$H$4]" office:value-type="float" office:value="1393.4589361702">
            <text:p>1393.4589361702</text:p>
          </table:table-cell>
          <table:table-cell table:formula="of:=&quot;N&quot; &amp; [.A239]" office:value-type="string" office:string-value="N243">
            <text:p>N243</text:p>
          </table:table-cell>
          <table:table-cell table:formula="of:=&quot;X&quot; &amp; [.B239]" office:value-type="string" office:string-value="X2700">
            <text:p>X2700</text:p>
          </table:table-cell>
          <table:table-cell table:formula="of:=&quot;Y&quot; &amp; [.C239]" office:value-type="string" office:string-value="Y1393.4589361702">
            <text:p>Y1393.4589361702</text:p>
          </table:table-cell>
          <table:table-cell table:number-columns-repeated="2"/>
        </table:table-row>
        <table:table-row table:style-name="ro1">
          <table:table-cell table:formula="of:=[.A239]-1" office:value-type="float" office:value="242">
            <text:p>242</text:p>
          </table:table-cell>
          <table:table-cell table:formula="of:=[.$G$2]" office:value-type="float" office:value="2700">
            <text:p>2700</text:p>
          </table:table-cell>
          <table:table-cell table:formula="of:=[.C239]-[.$H$4]" office:value-type="float" office:value="1388.66340425531">
            <text:p>1388.6634042553</text:p>
          </table:table-cell>
          <table:table-cell table:formula="of:=&quot;N&quot; &amp; [.A240]" office:value-type="string" office:string-value="N242">
            <text:p>N242</text:p>
          </table:table-cell>
          <table:table-cell table:formula="of:=&quot;X&quot; &amp; [.B240]" office:value-type="string" office:string-value="X2700">
            <text:p>X2700</text:p>
          </table:table-cell>
          <table:table-cell table:formula="of:=&quot;Y&quot; &amp; [.C240]" office:value-type="string" office:string-value="Y1388.66340425531">
            <text:p>Y1388.66340425531</text:p>
          </table:table-cell>
          <table:table-cell table:number-columns-repeated="2"/>
        </table:table-row>
        <table:table-row table:style-name="ro1">
          <table:table-cell table:formula="of:=[.A240]-1" office:value-type="float" office:value="241">
            <text:p>241</text:p>
          </table:table-cell>
          <table:table-cell table:formula="of:=[.$G$2]" office:value-type="float" office:value="2700">
            <text:p>2700</text:p>
          </table:table-cell>
          <table:table-cell table:formula="of:=[.C240]-[.$H$4]" office:value-type="float" office:value="1383.86787234041">
            <text:p>1383.8678723404</text:p>
          </table:table-cell>
          <table:table-cell table:formula="of:=&quot;N&quot; &amp; [.A241]" office:value-type="string" office:string-value="N241">
            <text:p>N241</text:p>
          </table:table-cell>
          <table:table-cell table:formula="of:=&quot;X&quot; &amp; [.B241]" office:value-type="string" office:string-value="X2700">
            <text:p>X2700</text:p>
          </table:table-cell>
          <table:table-cell table:formula="of:=&quot;Y&quot; &amp; [.C241]" office:value-type="string" office:string-value="Y1383.86787234041">
            <text:p>Y1383.86787234041</text:p>
          </table:table-cell>
          <table:table-cell table:number-columns-repeated="2"/>
        </table:table-row>
        <table:table-row table:style-name="ro1">
          <table:table-cell table:formula="of:=[.A241]-1" office:value-type="float" office:value="240">
            <text:p>240</text:p>
          </table:table-cell>
          <table:table-cell table:formula="of:=[.$G$2]" office:value-type="float" office:value="2700">
            <text:p>2700</text:p>
          </table:table-cell>
          <table:table-cell table:formula="of:=[.C241]-[.$H$4]" office:value-type="float" office:value="1379.07234042552">
            <text:p>1379.0723404255</text:p>
          </table:table-cell>
          <table:table-cell table:formula="of:=&quot;N&quot; &amp; [.A242]" office:value-type="string" office:string-value="N240">
            <text:p>N240</text:p>
          </table:table-cell>
          <table:table-cell table:formula="of:=&quot;X&quot; &amp; [.B242]" office:value-type="string" office:string-value="X2700">
            <text:p>X2700</text:p>
          </table:table-cell>
          <table:table-cell table:formula="of:=&quot;Y&quot; &amp; [.C242]" office:value-type="string" office:string-value="Y1379.07234042552">
            <text:p>Y1379.07234042552</text:p>
          </table:table-cell>
          <table:table-cell table:number-columns-repeated="2"/>
        </table:table-row>
        <table:table-row table:style-name="ro1">
          <table:table-cell table:formula="of:=[.A242]-1" office:value-type="float" office:value="239">
            <text:p>239</text:p>
          </table:table-cell>
          <table:table-cell table:formula="of:=[.$G$2]" office:value-type="float" office:value="2700">
            <text:p>2700</text:p>
          </table:table-cell>
          <table:table-cell table:formula="of:=[.C242]-[.$H$4]" office:value-type="float" office:value="1374.27680851063">
            <text:p>1374.2768085106</text:p>
          </table:table-cell>
          <table:table-cell table:formula="of:=&quot;N&quot; &amp; [.A243]" office:value-type="string" office:string-value="N239">
            <text:p>N239</text:p>
          </table:table-cell>
          <table:table-cell table:formula="of:=&quot;X&quot; &amp; [.B243]" office:value-type="string" office:string-value="X2700">
            <text:p>X2700</text:p>
          </table:table-cell>
          <table:table-cell table:formula="of:=&quot;Y&quot; &amp; [.C243]" office:value-type="string" office:string-value="Y1374.27680851063">
            <text:p>Y1374.27680851063</text:p>
          </table:table-cell>
          <table:table-cell table:number-columns-repeated="2"/>
        </table:table-row>
        <table:table-row table:style-name="ro1">
          <table:table-cell table:formula="of:=[.A243]-1" office:value-type="float" office:value="238">
            <text:p>238</text:p>
          </table:table-cell>
          <table:table-cell table:formula="of:=[.$G$2]" office:value-type="float" office:value="2700">
            <text:p>2700</text:p>
          </table:table-cell>
          <table:table-cell table:formula="of:=[.C243]-[.$H$4]" office:value-type="float" office:value="1369.48127659573">
            <text:p>1369.4812765957</text:p>
          </table:table-cell>
          <table:table-cell table:formula="of:=&quot;N&quot; &amp; [.A244]" office:value-type="string" office:string-value="N238">
            <text:p>N238</text:p>
          </table:table-cell>
          <table:table-cell table:formula="of:=&quot;X&quot; &amp; [.B244]" office:value-type="string" office:string-value="X2700">
            <text:p>X2700</text:p>
          </table:table-cell>
          <table:table-cell table:formula="of:=&quot;Y&quot; &amp; [.C244]" office:value-type="string" office:string-value="Y1369.48127659573">
            <text:p>Y1369.48127659573</text:p>
          </table:table-cell>
          <table:table-cell table:number-columns-repeated="2"/>
        </table:table-row>
        <table:table-row table:style-name="ro1">
          <table:table-cell table:formula="of:=[.A244]-1" office:value-type="float" office:value="237">
            <text:p>237</text:p>
          </table:table-cell>
          <table:table-cell table:formula="of:=[.$G$2]" office:value-type="float" office:value="2700">
            <text:p>2700</text:p>
          </table:table-cell>
          <table:table-cell table:formula="of:=[.C244]-[.$H$4]" office:value-type="float" office:value="1364.68574468084">
            <text:p>1364.6857446808</text:p>
          </table:table-cell>
          <table:table-cell table:formula="of:=&quot;N&quot; &amp; [.A245]" office:value-type="string" office:string-value="N237">
            <text:p>N237</text:p>
          </table:table-cell>
          <table:table-cell table:formula="of:=&quot;X&quot; &amp; [.B245]" office:value-type="string" office:string-value="X2700">
            <text:p>X2700</text:p>
          </table:table-cell>
          <table:table-cell table:formula="of:=&quot;Y&quot; &amp; [.C245]" office:value-type="string" office:string-value="Y1364.68574468084">
            <text:p>Y1364.68574468084</text:p>
          </table:table-cell>
          <table:table-cell table:number-columns-repeated="2"/>
        </table:table-row>
        <table:table-row table:style-name="ro1">
          <table:table-cell table:formula="of:=[.A245]-1" office:value-type="float" office:value="236">
            <text:p>236</text:p>
          </table:table-cell>
          <table:table-cell table:formula="of:=[.$G$2]" office:value-type="float" office:value="2700">
            <text:p>2700</text:p>
          </table:table-cell>
          <table:table-cell table:formula="of:=[.C245]-[.$H$4]" office:value-type="float" office:value="1359.89021276594">
            <text:p>1359.890212766</text:p>
          </table:table-cell>
          <table:table-cell table:formula="of:=&quot;N&quot; &amp; [.A246]" office:value-type="string" office:string-value="N236">
            <text:p>N236</text:p>
          </table:table-cell>
          <table:table-cell table:formula="of:=&quot;X&quot; &amp; [.B246]" office:value-type="string" office:string-value="X2700">
            <text:p>X2700</text:p>
          </table:table-cell>
          <table:table-cell table:formula="of:=&quot;Y&quot; &amp; [.C246]" office:value-type="string" office:string-value="Y1359.89021276594">
            <text:p>Y1359.89021276594</text:p>
          </table:table-cell>
          <table:table-cell table:number-columns-repeated="2"/>
        </table:table-row>
        <table:table-row table:style-name="ro1">
          <table:table-cell table:formula="of:=[.A246]-1" office:value-type="float" office:value="235">
            <text:p>235</text:p>
          </table:table-cell>
          <table:table-cell table:formula="of:=[.$G$2]" office:value-type="float" office:value="2700">
            <text:p>2700</text:p>
          </table:table-cell>
          <table:table-cell table:formula="of:=[.C246]-[.$H$4]" office:value-type="float" office:value="1355.09468085105">
            <text:p>1355.0946808511</text:p>
          </table:table-cell>
          <table:table-cell table:formula="of:=&quot;N&quot; &amp; [.A247]" office:value-type="string" office:string-value="N235">
            <text:p>N235</text:p>
          </table:table-cell>
          <table:table-cell table:formula="of:=&quot;X&quot; &amp; [.B247]" office:value-type="string" office:string-value="X2700">
            <text:p>X2700</text:p>
          </table:table-cell>
          <table:table-cell table:formula="of:=&quot;Y&quot; &amp; [.C247]" office:value-type="string" office:string-value="Y1355.09468085105">
            <text:p>Y1355.09468085105</text:p>
          </table:table-cell>
          <table:table-cell table:number-columns-repeated="2"/>
        </table:table-row>
        <table:table-row table:style-name="ro1">
          <table:table-cell table:formula="of:=[.A247]-1" office:value-type="float" office:value="234">
            <text:p>234</text:p>
          </table:table-cell>
          <table:table-cell table:formula="of:=[.$G$2]" office:value-type="float" office:value="2700">
            <text:p>2700</text:p>
          </table:table-cell>
          <table:table-cell table:formula="of:=[.C247]-[.$H$4]" office:value-type="float" office:value="1350.29914893616">
            <text:p>1350.2991489362</text:p>
          </table:table-cell>
          <table:table-cell table:formula="of:=&quot;N&quot; &amp; [.A248]" office:value-type="string" office:string-value="N234">
            <text:p>N234</text:p>
          </table:table-cell>
          <table:table-cell table:formula="of:=&quot;X&quot; &amp; [.B248]" office:value-type="string" office:string-value="X2700">
            <text:p>X2700</text:p>
          </table:table-cell>
          <table:table-cell table:formula="of:=&quot;Y&quot; &amp; [.C248]" office:value-type="string" office:string-value="Y1350.29914893616">
            <text:p>Y1350.29914893616</text:p>
          </table:table-cell>
          <table:table-cell table:number-columns-repeated="2"/>
        </table:table-row>
        <table:table-row table:style-name="ro1">
          <table:table-cell table:formula="of:=[.A248]-1" office:value-type="float" office:value="233">
            <text:p>233</text:p>
          </table:table-cell>
          <table:table-cell table:formula="of:=[.$G$2]" office:value-type="float" office:value="2700">
            <text:p>2700</text:p>
          </table:table-cell>
          <table:table-cell table:formula="of:=[.C248]-[.$H$4]" office:value-type="float" office:value="1345.50361702126">
            <text:p>1345.5036170213</text:p>
          </table:table-cell>
          <table:table-cell table:formula="of:=&quot;N&quot; &amp; [.A249]" office:value-type="string" office:string-value="N233">
            <text:p>N233</text:p>
          </table:table-cell>
          <table:table-cell table:formula="of:=&quot;X&quot; &amp; [.B249]" office:value-type="string" office:string-value="X2700">
            <text:p>X2700</text:p>
          </table:table-cell>
          <table:table-cell table:formula="of:=&quot;Y&quot; &amp; [.C249]" office:value-type="string" office:string-value="Y1345.50361702126">
            <text:p>Y1345.50361702126</text:p>
          </table:table-cell>
          <table:table-cell table:number-columns-repeated="2"/>
        </table:table-row>
        <table:table-row table:style-name="ro1">
          <table:table-cell table:formula="of:=[.A249]-1" office:value-type="float" office:value="232">
            <text:p>232</text:p>
          </table:table-cell>
          <table:table-cell table:formula="of:=[.$G$2]" office:value-type="float" office:value="2700">
            <text:p>2700</text:p>
          </table:table-cell>
          <table:table-cell table:formula="of:=[.C249]-[.$H$4]" office:value-type="float" office:value="1340.70808510637">
            <text:p>1340.7080851064</text:p>
          </table:table-cell>
          <table:table-cell table:formula="of:=&quot;N&quot; &amp; [.A250]" office:value-type="string" office:string-value="N232">
            <text:p>N232</text:p>
          </table:table-cell>
          <table:table-cell table:formula="of:=&quot;X&quot; &amp; [.B250]" office:value-type="string" office:string-value="X2700">
            <text:p>X2700</text:p>
          </table:table-cell>
          <table:table-cell table:formula="of:=&quot;Y&quot; &amp; [.C250]" office:value-type="string" office:string-value="Y1340.70808510637">
            <text:p>Y1340.70808510637</text:p>
          </table:table-cell>
          <table:table-cell table:number-columns-repeated="2"/>
        </table:table-row>
        <table:table-row table:style-name="ro1">
          <table:table-cell table:formula="of:=[.A250]-1" office:value-type="float" office:value="231">
            <text:p>231</text:p>
          </table:table-cell>
          <table:table-cell table:formula="of:=[.$G$2]" office:value-type="float" office:value="2700">
            <text:p>2700</text:p>
          </table:table-cell>
          <table:table-cell table:formula="of:=[.C250]-[.$H$4]" office:value-type="float" office:value="1335.91255319148">
            <text:p>1335.9125531915</text:p>
          </table:table-cell>
          <table:table-cell table:formula="of:=&quot;N&quot; &amp; [.A251]" office:value-type="string" office:string-value="N231">
            <text:p>N231</text:p>
          </table:table-cell>
          <table:table-cell table:formula="of:=&quot;X&quot; &amp; [.B251]" office:value-type="string" office:string-value="X2700">
            <text:p>X2700</text:p>
          </table:table-cell>
          <table:table-cell table:formula="of:=&quot;Y&quot; &amp; [.C251]" office:value-type="string" office:string-value="Y1335.91255319148">
            <text:p>Y1335.91255319148</text:p>
          </table:table-cell>
          <table:table-cell table:number-columns-repeated="2"/>
        </table:table-row>
        <table:table-row table:style-name="ro1">
          <table:table-cell table:formula="of:=[.A251]-1" office:value-type="float" office:value="230">
            <text:p>230</text:p>
          </table:table-cell>
          <table:table-cell table:formula="of:=[.$G$2]" office:value-type="float" office:value="2700">
            <text:p>2700</text:p>
          </table:table-cell>
          <table:table-cell table:formula="of:=[.C251]-[.$H$4]" office:value-type="float" office:value="1331.11702127658">
            <text:p>1331.1170212766</text:p>
          </table:table-cell>
          <table:table-cell table:formula="of:=&quot;N&quot; &amp; [.A252]" office:value-type="string" office:string-value="N230">
            <text:p>N230</text:p>
          </table:table-cell>
          <table:table-cell table:formula="of:=&quot;X&quot; &amp; [.B252]" office:value-type="string" office:string-value="X2700">
            <text:p>X2700</text:p>
          </table:table-cell>
          <table:table-cell table:formula="of:=&quot;Y&quot; &amp; [.C252]" office:value-type="string" office:string-value="Y1331.11702127658">
            <text:p>Y1331.11702127658</text:p>
          </table:table-cell>
          <table:table-cell table:number-columns-repeated="2"/>
        </table:table-row>
        <table:table-row table:style-name="ro1">
          <table:table-cell table:formula="of:=[.A252]-1" office:value-type="float" office:value="229">
            <text:p>229</text:p>
          </table:table-cell>
          <table:table-cell table:formula="of:=[.$G$2]" office:value-type="float" office:value="2700">
            <text:p>2700</text:p>
          </table:table-cell>
          <table:table-cell table:formula="of:=[.C252]-[.$H$4]" office:value-type="float" office:value="1326.32148936169">
            <text:p>1326.3214893617</text:p>
          </table:table-cell>
          <table:table-cell table:formula="of:=&quot;N&quot; &amp; [.A253]" office:value-type="string" office:string-value="N229">
            <text:p>N229</text:p>
          </table:table-cell>
          <table:table-cell table:formula="of:=&quot;X&quot; &amp; [.B253]" office:value-type="string" office:string-value="X2700">
            <text:p>X2700</text:p>
          </table:table-cell>
          <table:table-cell table:formula="of:=&quot;Y&quot; &amp; [.C253]" office:value-type="string" office:string-value="Y1326.32148936169">
            <text:p>Y1326.32148936169</text:p>
          </table:table-cell>
          <table:table-cell table:number-columns-repeated="2"/>
        </table:table-row>
        <table:table-row table:style-name="ro1">
          <table:table-cell table:formula="of:=[.A253]-1" office:value-type="float" office:value="228">
            <text:p>228</text:p>
          </table:table-cell>
          <table:table-cell table:formula="of:=[.$G$2]" office:value-type="float" office:value="2700">
            <text:p>2700</text:p>
          </table:table-cell>
          <table:table-cell table:formula="of:=[.C253]-[.$H$4]" office:value-type="float" office:value="1321.52595744679">
            <text:p>1321.5259574468</text:p>
          </table:table-cell>
          <table:table-cell table:formula="of:=&quot;N&quot; &amp; [.A254]" office:value-type="string" office:string-value="N228">
            <text:p>N228</text:p>
          </table:table-cell>
          <table:table-cell table:formula="of:=&quot;X&quot; &amp; [.B254]" office:value-type="string" office:string-value="X2700">
            <text:p>X2700</text:p>
          </table:table-cell>
          <table:table-cell table:formula="of:=&quot;Y&quot; &amp; [.C254]" office:value-type="string" office:string-value="Y1321.52595744679">
            <text:p>Y1321.52595744679</text:p>
          </table:table-cell>
          <table:table-cell table:number-columns-repeated="2"/>
        </table:table-row>
        <table:table-row table:style-name="ro1">
          <table:table-cell table:formula="of:=[.A254]-1" office:value-type="float" office:value="227">
            <text:p>227</text:p>
          </table:table-cell>
          <table:table-cell table:formula="of:=[.$G$2]" office:value-type="float" office:value="2700">
            <text:p>2700</text:p>
          </table:table-cell>
          <table:table-cell table:formula="of:=[.C254]-[.$H$4]" office:value-type="float" office:value="1316.7304255319">
            <text:p>1316.7304255319</text:p>
          </table:table-cell>
          <table:table-cell table:formula="of:=&quot;N&quot; &amp; [.A255]" office:value-type="string" office:string-value="N227">
            <text:p>N227</text:p>
          </table:table-cell>
          <table:table-cell table:formula="of:=&quot;X&quot; &amp; [.B255]" office:value-type="string" office:string-value="X2700">
            <text:p>X2700</text:p>
          </table:table-cell>
          <table:table-cell table:formula="of:=&quot;Y&quot; &amp; [.C255]" office:value-type="string" office:string-value="Y1316.7304255319">
            <text:p>Y1316.7304255319</text:p>
          </table:table-cell>
          <table:table-cell table:number-columns-repeated="2"/>
        </table:table-row>
        <table:table-row table:style-name="ro1">
          <table:table-cell table:formula="of:=[.A255]-1" office:value-type="float" office:value="226">
            <text:p>226</text:p>
          </table:table-cell>
          <table:table-cell table:formula="of:=[.$G$2]" office:value-type="float" office:value="2700">
            <text:p>2700</text:p>
          </table:table-cell>
          <table:table-cell table:formula="of:=[.C255]-[.$H$4]" office:value-type="float" office:value="1311.93489361701">
            <text:p>1311.934893617</text:p>
          </table:table-cell>
          <table:table-cell table:formula="of:=&quot;N&quot; &amp; [.A256]" office:value-type="string" office:string-value="N226">
            <text:p>N226</text:p>
          </table:table-cell>
          <table:table-cell table:formula="of:=&quot;X&quot; &amp; [.B256]" office:value-type="string" office:string-value="X2700">
            <text:p>X2700</text:p>
          </table:table-cell>
          <table:table-cell table:formula="of:=&quot;Y&quot; &amp; [.C256]" office:value-type="string" office:string-value="Y1311.93489361701">
            <text:p>Y1311.93489361701</text:p>
          </table:table-cell>
          <table:table-cell table:number-columns-repeated="2"/>
        </table:table-row>
        <table:table-row table:style-name="ro1">
          <table:table-cell table:formula="of:=[.A256]-1" office:value-type="float" office:value="225">
            <text:p>225</text:p>
          </table:table-cell>
          <table:table-cell table:formula="of:=[.$G$2]" office:value-type="float" office:value="2700">
            <text:p>2700</text:p>
          </table:table-cell>
          <table:table-cell table:formula="of:=[.C256]-[.$H$4]" office:value-type="float" office:value="1307.13936170211">
            <text:p>1307.1393617021</text:p>
          </table:table-cell>
          <table:table-cell table:formula="of:=&quot;N&quot; &amp; [.A257]" office:value-type="string" office:string-value="N225">
            <text:p>N225</text:p>
          </table:table-cell>
          <table:table-cell table:formula="of:=&quot;X&quot; &amp; [.B257]" office:value-type="string" office:string-value="X2700">
            <text:p>X2700</text:p>
          </table:table-cell>
          <table:table-cell table:formula="of:=&quot;Y&quot; &amp; [.C257]" office:value-type="string" office:string-value="Y1307.13936170211">
            <text:p>Y1307.13936170211</text:p>
          </table:table-cell>
          <table:table-cell table:number-columns-repeated="2"/>
        </table:table-row>
        <table:table-row table:style-name="ro1">
          <table:table-cell table:formula="of:=[.A257]-1" office:value-type="float" office:value="224">
            <text:p>224</text:p>
          </table:table-cell>
          <table:table-cell table:formula="of:=[.$G$2]" office:value-type="float" office:value="2700">
            <text:p>2700</text:p>
          </table:table-cell>
          <table:table-cell table:formula="of:=[.C257]-[.$H$4]" office:value-type="float" office:value="1302.34382978722">
            <text:p>1302.3438297872</text:p>
          </table:table-cell>
          <table:table-cell table:formula="of:=&quot;N&quot; &amp; [.A258]" office:value-type="string" office:string-value="N224">
            <text:p>N224</text:p>
          </table:table-cell>
          <table:table-cell table:formula="of:=&quot;X&quot; &amp; [.B258]" office:value-type="string" office:string-value="X2700">
            <text:p>X2700</text:p>
          </table:table-cell>
          <table:table-cell table:formula="of:=&quot;Y&quot; &amp; [.C258]" office:value-type="string" office:string-value="Y1302.34382978722">
            <text:p>Y1302.34382978722</text:p>
          </table:table-cell>
          <table:table-cell table:number-columns-repeated="2"/>
        </table:table-row>
        <table:table-row table:style-name="ro1">
          <table:table-cell table:formula="of:=[.A258]-1" office:value-type="float" office:value="223">
            <text:p>223</text:p>
          </table:table-cell>
          <table:table-cell table:formula="of:=[.$G$2]" office:value-type="float" office:value="2700">
            <text:p>2700</text:p>
          </table:table-cell>
          <table:table-cell table:formula="of:=[.C258]-[.$H$4]" office:value-type="float" office:value="1297.54829787233">
            <text:p>1297.5482978723</text:p>
          </table:table-cell>
          <table:table-cell table:formula="of:=&quot;N&quot; &amp; [.A259]" office:value-type="string" office:string-value="N223">
            <text:p>N223</text:p>
          </table:table-cell>
          <table:table-cell table:formula="of:=&quot;X&quot; &amp; [.B259]" office:value-type="string" office:string-value="X2700">
            <text:p>X2700</text:p>
          </table:table-cell>
          <table:table-cell table:formula="of:=&quot;Y&quot; &amp; [.C259]" office:value-type="string" office:string-value="Y1297.54829787233">
            <text:p>Y1297.54829787233</text:p>
          </table:table-cell>
          <table:table-cell table:number-columns-repeated="2"/>
        </table:table-row>
        <table:table-row table:style-name="ro1">
          <table:table-cell table:formula="of:=[.A259]-1" office:value-type="float" office:value="222">
            <text:p>222</text:p>
          </table:table-cell>
          <table:table-cell table:formula="of:=[.$G$2]" office:value-type="float" office:value="2700">
            <text:p>2700</text:p>
          </table:table-cell>
          <table:table-cell table:formula="of:=[.C259]-[.$H$4]" office:value-type="float" office:value="1292.75276595743">
            <text:p>1292.7527659574</text:p>
          </table:table-cell>
          <table:table-cell table:formula="of:=&quot;N&quot; &amp; [.A260]" office:value-type="string" office:string-value="N222">
            <text:p>N222</text:p>
          </table:table-cell>
          <table:table-cell table:formula="of:=&quot;X&quot; &amp; [.B260]" office:value-type="string" office:string-value="X2700">
            <text:p>X2700</text:p>
          </table:table-cell>
          <table:table-cell table:formula="of:=&quot;Y&quot; &amp; [.C260]" office:value-type="string" office:string-value="Y1292.75276595743">
            <text:p>Y1292.75276595743</text:p>
          </table:table-cell>
          <table:table-cell table:number-columns-repeated="2"/>
        </table:table-row>
        <table:table-row table:style-name="ro1">
          <table:table-cell table:formula="of:=[.A260]-1" office:value-type="float" office:value="221">
            <text:p>221</text:p>
          </table:table-cell>
          <table:table-cell table:formula="of:=[.$G$2]" office:value-type="float" office:value="2700">
            <text:p>2700</text:p>
          </table:table-cell>
          <table:table-cell table:formula="of:=[.C260]-[.$H$4]" office:value-type="float" office:value="1287.95723404254">
            <text:p>1287.9572340425</text:p>
          </table:table-cell>
          <table:table-cell table:formula="of:=&quot;N&quot; &amp; [.A261]" office:value-type="string" office:string-value="N221">
            <text:p>N221</text:p>
          </table:table-cell>
          <table:table-cell table:formula="of:=&quot;X&quot; &amp; [.B261]" office:value-type="string" office:string-value="X2700">
            <text:p>X2700</text:p>
          </table:table-cell>
          <table:table-cell table:formula="of:=&quot;Y&quot; &amp; [.C261]" office:value-type="string" office:string-value="Y1287.95723404254">
            <text:p>Y1287.95723404254</text:p>
          </table:table-cell>
          <table:table-cell table:number-columns-repeated="2"/>
        </table:table-row>
        <table:table-row table:style-name="ro1">
          <table:table-cell table:formula="of:=[.A261]-1" office:value-type="float" office:value="220">
            <text:p>220</text:p>
          </table:table-cell>
          <table:table-cell table:formula="of:=[.$G$2]" office:value-type="float" office:value="2700">
            <text:p>2700</text:p>
          </table:table-cell>
          <table:table-cell table:formula="of:=[.C261]-[.$H$4]" office:value-type="float" office:value="1283.16170212765">
            <text:p>1283.1617021277</text:p>
          </table:table-cell>
          <table:table-cell table:formula="of:=&quot;N&quot; &amp; [.A262]" office:value-type="string" office:string-value="N220">
            <text:p>N220</text:p>
          </table:table-cell>
          <table:table-cell table:formula="of:=&quot;X&quot; &amp; [.B262]" office:value-type="string" office:string-value="X2700">
            <text:p>X2700</text:p>
          </table:table-cell>
          <table:table-cell table:formula="of:=&quot;Y&quot; &amp; [.C262]" office:value-type="string" office:string-value="Y1283.16170212765">
            <text:p>Y1283.16170212765</text:p>
          </table:table-cell>
          <table:table-cell table:number-columns-repeated="2"/>
        </table:table-row>
        <table:table-row table:style-name="ro1">
          <table:table-cell table:formula="of:=[.A262]-1" office:value-type="float" office:value="219">
            <text:p>219</text:p>
          </table:table-cell>
          <table:table-cell table:formula="of:=[.$G$2]" office:value-type="float" office:value="2700">
            <text:p>2700</text:p>
          </table:table-cell>
          <table:table-cell table:formula="of:=[.C262]-[.$H$4]" office:value-type="float" office:value="1278.36617021275">
            <text:p>1278.3661702128</text:p>
          </table:table-cell>
          <table:table-cell table:formula="of:=&quot;N&quot; &amp; [.A263]" office:value-type="string" office:string-value="N219">
            <text:p>N219</text:p>
          </table:table-cell>
          <table:table-cell table:formula="of:=&quot;X&quot; &amp; [.B263]" office:value-type="string" office:string-value="X2700">
            <text:p>X2700</text:p>
          </table:table-cell>
          <table:table-cell table:formula="of:=&quot;Y&quot; &amp; [.C263]" office:value-type="string" office:string-value="Y1278.36617021275">
            <text:p>Y1278.36617021275</text:p>
          </table:table-cell>
          <table:table-cell table:number-columns-repeated="2"/>
        </table:table-row>
        <table:table-row table:style-name="ro1">
          <table:table-cell table:formula="of:=[.A263]-1" office:value-type="float" office:value="218">
            <text:p>218</text:p>
          </table:table-cell>
          <table:table-cell table:formula="of:=[.$G$2]" office:value-type="float" office:value="2700">
            <text:p>2700</text:p>
          </table:table-cell>
          <table:table-cell table:formula="of:=[.C263]-[.$H$4]" office:value-type="float" office:value="1273.57063829786">
            <text:p>1273.5706382979</text:p>
          </table:table-cell>
          <table:table-cell table:formula="of:=&quot;N&quot; &amp; [.A264]" office:value-type="string" office:string-value="N218">
            <text:p>N218</text:p>
          </table:table-cell>
          <table:table-cell table:formula="of:=&quot;X&quot; &amp; [.B264]" office:value-type="string" office:string-value="X2700">
            <text:p>X2700</text:p>
          </table:table-cell>
          <table:table-cell table:formula="of:=&quot;Y&quot; &amp; [.C264]" office:value-type="string" office:string-value="Y1273.57063829786">
            <text:p>Y1273.57063829786</text:p>
          </table:table-cell>
          <table:table-cell table:number-columns-repeated="2"/>
        </table:table-row>
        <table:table-row table:style-name="ro1">
          <table:table-cell table:formula="of:=[.A264]-1" office:value-type="float" office:value="217">
            <text:p>217</text:p>
          </table:table-cell>
          <table:table-cell table:formula="of:=[.$G$2]" office:value-type="float" office:value="2700">
            <text:p>2700</text:p>
          </table:table-cell>
          <table:table-cell table:formula="of:=[.C264]-[.$H$4]" office:value-type="float" office:value="1268.77510638296">
            <text:p>1268.775106383</text:p>
          </table:table-cell>
          <table:table-cell table:formula="of:=&quot;N&quot; &amp; [.A265]" office:value-type="string" office:string-value="N217">
            <text:p>N217</text:p>
          </table:table-cell>
          <table:table-cell table:formula="of:=&quot;X&quot; &amp; [.B265]" office:value-type="string" office:string-value="X2700">
            <text:p>X2700</text:p>
          </table:table-cell>
          <table:table-cell table:formula="of:=&quot;Y&quot; &amp; [.C265]" office:value-type="string" office:string-value="Y1268.77510638296">
            <text:p>Y1268.77510638296</text:p>
          </table:table-cell>
          <table:table-cell table:number-columns-repeated="2"/>
        </table:table-row>
        <table:table-row table:style-name="ro1">
          <table:table-cell table:formula="of:=[.A265]-1" office:value-type="float" office:value="216">
            <text:p>216</text:p>
          </table:table-cell>
          <table:table-cell table:formula="of:=[.$G$2]" office:value-type="float" office:value="2700">
            <text:p>2700</text:p>
          </table:table-cell>
          <table:table-cell table:formula="of:=[.C265]-[.$H$4]" office:value-type="float" office:value="1263.97957446807">
            <text:p>1263.9795744681</text:p>
          </table:table-cell>
          <table:table-cell table:formula="of:=&quot;N&quot; &amp; [.A266]" office:value-type="string" office:string-value="N216">
            <text:p>N216</text:p>
          </table:table-cell>
          <table:table-cell table:formula="of:=&quot;X&quot; &amp; [.B266]" office:value-type="string" office:string-value="X2700">
            <text:p>X2700</text:p>
          </table:table-cell>
          <table:table-cell table:formula="of:=&quot;Y&quot; &amp; [.C266]" office:value-type="string" office:string-value="Y1263.97957446807">
            <text:p>Y1263.97957446807</text:p>
          </table:table-cell>
          <table:table-cell table:number-columns-repeated="2"/>
        </table:table-row>
        <table:table-row table:style-name="ro1">
          <table:table-cell table:formula="of:=[.A266]-1" office:value-type="float" office:value="215">
            <text:p>215</text:p>
          </table:table-cell>
          <table:table-cell table:formula="of:=[.$G$2]" office:value-type="float" office:value="2700">
            <text:p>2700</text:p>
          </table:table-cell>
          <table:table-cell table:formula="of:=[.C266]-[.$H$4]" office:value-type="float" office:value="1259.18404255318">
            <text:p>1259.1840425532</text:p>
          </table:table-cell>
          <table:table-cell table:formula="of:=&quot;N&quot; &amp; [.A267]" office:value-type="string" office:string-value="N215">
            <text:p>N215</text:p>
          </table:table-cell>
          <table:table-cell table:formula="of:=&quot;X&quot; &amp; [.B267]" office:value-type="string" office:string-value="X2700">
            <text:p>X2700</text:p>
          </table:table-cell>
          <table:table-cell table:formula="of:=&quot;Y&quot; &amp; [.C267]" office:value-type="string" office:string-value="Y1259.18404255318">
            <text:p>Y1259.18404255318</text:p>
          </table:table-cell>
          <table:table-cell table:number-columns-repeated="2"/>
        </table:table-row>
        <table:table-row table:style-name="ro1">
          <table:table-cell table:formula="of:=[.A267]-1" office:value-type="float" office:value="214">
            <text:p>214</text:p>
          </table:table-cell>
          <table:table-cell table:formula="of:=[.$G$2]" office:value-type="float" office:value="2700">
            <text:p>2700</text:p>
          </table:table-cell>
          <table:table-cell table:formula="of:=[.C267]-[.$H$4]" office:value-type="float" office:value="1254.38851063828">
            <text:p>1254.3885106383</text:p>
          </table:table-cell>
          <table:table-cell table:formula="of:=&quot;N&quot; &amp; [.A268]" office:value-type="string" office:string-value="N214">
            <text:p>N214</text:p>
          </table:table-cell>
          <table:table-cell table:formula="of:=&quot;X&quot; &amp; [.B268]" office:value-type="string" office:string-value="X2700">
            <text:p>X2700</text:p>
          </table:table-cell>
          <table:table-cell table:formula="of:=&quot;Y&quot; &amp; [.C268]" office:value-type="string" office:string-value="Y1254.38851063828">
            <text:p>Y1254.38851063828</text:p>
          </table:table-cell>
          <table:table-cell table:number-columns-repeated="2"/>
        </table:table-row>
        <table:table-row table:style-name="ro1">
          <table:table-cell table:formula="of:=[.A268]-1" office:value-type="float" office:value="213">
            <text:p>213</text:p>
          </table:table-cell>
          <table:table-cell table:formula="of:=[.$G$2]" office:value-type="float" office:value="2700">
            <text:p>2700</text:p>
          </table:table-cell>
          <table:table-cell table:formula="of:=[.C268]-[.$H$4]" office:value-type="float" office:value="1249.59297872339">
            <text:p>1249.5929787234</text:p>
          </table:table-cell>
          <table:table-cell table:formula="of:=&quot;N&quot; &amp; [.A269]" office:value-type="string" office:string-value="N213">
            <text:p>N213</text:p>
          </table:table-cell>
          <table:table-cell table:formula="of:=&quot;X&quot; &amp; [.B269]" office:value-type="string" office:string-value="X2700">
            <text:p>X2700</text:p>
          </table:table-cell>
          <table:table-cell table:formula="of:=&quot;Y&quot; &amp; [.C269]" office:value-type="string" office:string-value="Y1249.59297872339">
            <text:p>Y1249.59297872339</text:p>
          </table:table-cell>
          <table:table-cell table:number-columns-repeated="2"/>
        </table:table-row>
        <table:table-row table:style-name="ro1">
          <table:table-cell table:formula="of:=[.A269]-1" office:value-type="float" office:value="212">
            <text:p>212</text:p>
          </table:table-cell>
          <table:table-cell table:formula="of:=[.$G$2]" office:value-type="float" office:value="2700">
            <text:p>2700</text:p>
          </table:table-cell>
          <table:table-cell table:formula="of:=[.C269]-[.$H$4]" office:value-type="float" office:value="1244.7974468085">
            <text:p>1244.7974468085</text:p>
          </table:table-cell>
          <table:table-cell table:formula="of:=&quot;N&quot; &amp; [.A270]" office:value-type="string" office:string-value="N212">
            <text:p>N212</text:p>
          </table:table-cell>
          <table:table-cell table:formula="of:=&quot;X&quot; &amp; [.B270]" office:value-type="string" office:string-value="X2700">
            <text:p>X2700</text:p>
          </table:table-cell>
          <table:table-cell table:formula="of:=&quot;Y&quot; &amp; [.C270]" office:value-type="string" office:string-value="Y1244.7974468085">
            <text:p>Y1244.7974468085</text:p>
          </table:table-cell>
          <table:table-cell table:number-columns-repeated="2"/>
        </table:table-row>
        <table:table-row table:style-name="ro1">
          <table:table-cell table:formula="of:=[.A270]-1" office:value-type="float" office:value="211">
            <text:p>211</text:p>
          </table:table-cell>
          <table:table-cell table:formula="of:=[.$G$2]" office:value-type="float" office:value="2700">
            <text:p>2700</text:p>
          </table:table-cell>
          <table:table-cell table:formula="of:=[.C270]-[.$H$4]" office:value-type="float" office:value="1240.0019148936">
            <text:p>1240.0019148936</text:p>
          </table:table-cell>
          <table:table-cell table:formula="of:=&quot;N&quot; &amp; [.A271]" office:value-type="string" office:string-value="N211">
            <text:p>N211</text:p>
          </table:table-cell>
          <table:table-cell table:formula="of:=&quot;X&quot; &amp; [.B271]" office:value-type="string" office:string-value="X2700">
            <text:p>X2700</text:p>
          </table:table-cell>
          <table:table-cell table:formula="of:=&quot;Y&quot; &amp; [.C271]" office:value-type="string" office:string-value="Y1240.0019148936">
            <text:p>Y1240.0019148936</text:p>
          </table:table-cell>
          <table:table-cell table:number-columns-repeated="2"/>
        </table:table-row>
        <table:table-row table:style-name="ro1">
          <table:table-cell table:formula="of:=[.A271]-1" office:value-type="float" office:value="210">
            <text:p>210</text:p>
          </table:table-cell>
          <table:table-cell table:formula="of:=[.$G$2]" office:value-type="float" office:value="2700">
            <text:p>2700</text:p>
          </table:table-cell>
          <table:table-cell table:formula="of:=[.C271]-[.$H$4]" office:value-type="float" office:value="1235.20638297871">
            <text:p>1235.2063829787</text:p>
          </table:table-cell>
          <table:table-cell table:formula="of:=&quot;N&quot; &amp; [.A272]" office:value-type="string" office:string-value="N210">
            <text:p>N210</text:p>
          </table:table-cell>
          <table:table-cell table:formula="of:=&quot;X&quot; &amp; [.B272]" office:value-type="string" office:string-value="X2700">
            <text:p>X2700</text:p>
          </table:table-cell>
          <table:table-cell table:formula="of:=&quot;Y&quot; &amp; [.C272]" office:value-type="string" office:string-value="Y1235.20638297871">
            <text:p>Y1235.20638297871</text:p>
          </table:table-cell>
          <table:table-cell table:number-columns-repeated="2"/>
        </table:table-row>
        <table:table-row table:style-name="ro1">
          <table:table-cell table:formula="of:=[.A272]-1" office:value-type="float" office:value="209">
            <text:p>209</text:p>
          </table:table-cell>
          <table:table-cell table:formula="of:=[.$G$2]" office:value-type="float" office:value="2700">
            <text:p>2700</text:p>
          </table:table-cell>
          <table:table-cell table:formula="of:=[.C272]-[.$H$4]" office:value-type="float" office:value="1230.41085106381">
            <text:p>1230.4108510638</text:p>
          </table:table-cell>
          <table:table-cell table:formula="of:=&quot;N&quot; &amp; [.A273]" office:value-type="string" office:string-value="N209">
            <text:p>N209</text:p>
          </table:table-cell>
          <table:table-cell table:formula="of:=&quot;X&quot; &amp; [.B273]" office:value-type="string" office:string-value="X2700">
            <text:p>X2700</text:p>
          </table:table-cell>
          <table:table-cell table:formula="of:=&quot;Y&quot; &amp; [.C273]" office:value-type="string" office:string-value="Y1230.41085106381">
            <text:p>Y1230.41085106381</text:p>
          </table:table-cell>
          <table:table-cell table:number-columns-repeated="2"/>
        </table:table-row>
        <table:table-row table:style-name="ro1">
          <table:table-cell table:formula="of:=[.A273]-1" office:value-type="float" office:value="208">
            <text:p>208</text:p>
          </table:table-cell>
          <table:table-cell table:formula="of:=[.$G$2]" office:value-type="float" office:value="2700">
            <text:p>2700</text:p>
          </table:table-cell>
          <table:table-cell table:formula="of:=[.C273]-[.$H$4]" office:value-type="float" office:value="1225.61531914892">
            <text:p>1225.6153191489</text:p>
          </table:table-cell>
          <table:table-cell table:formula="of:=&quot;N&quot; &amp; [.A274]" office:value-type="string" office:string-value="N208">
            <text:p>N208</text:p>
          </table:table-cell>
          <table:table-cell table:formula="of:=&quot;X&quot; &amp; [.B274]" office:value-type="string" office:string-value="X2700">
            <text:p>X2700</text:p>
          </table:table-cell>
          <table:table-cell table:formula="of:=&quot;Y&quot; &amp; [.C274]" office:value-type="string" office:string-value="Y1225.61531914892">
            <text:p>Y1225.61531914892</text:p>
          </table:table-cell>
          <table:table-cell table:number-columns-repeated="2"/>
        </table:table-row>
        <table:table-row table:style-name="ro1">
          <table:table-cell table:formula="of:=[.A274]-1" office:value-type="float" office:value="207">
            <text:p>207</text:p>
          </table:table-cell>
          <table:table-cell table:formula="of:=[.$G$2]" office:value-type="float" office:value="2700">
            <text:p>2700</text:p>
          </table:table-cell>
          <table:table-cell table:formula="of:=[.C274]-[.$H$4]" office:value-type="float" office:value="1220.81978723403">
            <text:p>1220.819787234</text:p>
          </table:table-cell>
          <table:table-cell table:formula="of:=&quot;N&quot; &amp; [.A275]" office:value-type="string" office:string-value="N207">
            <text:p>N207</text:p>
          </table:table-cell>
          <table:table-cell table:formula="of:=&quot;X&quot; &amp; [.B275]" office:value-type="string" office:string-value="X2700">
            <text:p>X2700</text:p>
          </table:table-cell>
          <table:table-cell table:formula="of:=&quot;Y&quot; &amp; [.C275]" office:value-type="string" office:string-value="Y1220.81978723403">
            <text:p>Y1220.81978723403</text:p>
          </table:table-cell>
          <table:table-cell table:number-columns-repeated="2"/>
        </table:table-row>
        <table:table-row table:style-name="ro1">
          <table:table-cell table:formula="of:=[.A275]-1" office:value-type="float" office:value="206">
            <text:p>206</text:p>
          </table:table-cell>
          <table:table-cell table:formula="of:=[.$G$2]" office:value-type="float" office:value="2700">
            <text:p>2700</text:p>
          </table:table-cell>
          <table:table-cell table:formula="of:=[.C275]-[.$H$4]" office:value-type="float" office:value="1216.02425531913">
            <text:p>1216.0242553191</text:p>
          </table:table-cell>
          <table:table-cell table:formula="of:=&quot;N&quot; &amp; [.A276]" office:value-type="string" office:string-value="N206">
            <text:p>N206</text:p>
          </table:table-cell>
          <table:table-cell table:formula="of:=&quot;X&quot; &amp; [.B276]" office:value-type="string" office:string-value="X2700">
            <text:p>X2700</text:p>
          </table:table-cell>
          <table:table-cell table:formula="of:=&quot;Y&quot; &amp; [.C276]" office:value-type="string" office:string-value="Y1216.02425531913">
            <text:p>Y1216.02425531913</text:p>
          </table:table-cell>
          <table:table-cell table:number-columns-repeated="2"/>
        </table:table-row>
        <table:table-row table:style-name="ro1">
          <table:table-cell table:formula="of:=[.A276]-1" office:value-type="float" office:value="205">
            <text:p>205</text:p>
          </table:table-cell>
          <table:table-cell table:formula="of:=[.$G$2]" office:value-type="float" office:value="2700">
            <text:p>2700</text:p>
          </table:table-cell>
          <table:table-cell table:formula="of:=[.C276]-[.$H$4]" office:value-type="float" office:value="1211.22872340424">
            <text:p>1211.2287234042</text:p>
          </table:table-cell>
          <table:table-cell table:formula="of:=&quot;N&quot; &amp; [.A277]" office:value-type="string" office:string-value="N205">
            <text:p>N205</text:p>
          </table:table-cell>
          <table:table-cell table:formula="of:=&quot;X&quot; &amp; [.B277]" office:value-type="string" office:string-value="X2700">
            <text:p>X2700</text:p>
          </table:table-cell>
          <table:table-cell table:formula="of:=&quot;Y&quot; &amp; [.C277]" office:value-type="string" office:string-value="Y1211.22872340424">
            <text:p>Y1211.22872340424</text:p>
          </table:table-cell>
          <table:table-cell table:number-columns-repeated="2"/>
        </table:table-row>
        <table:table-row table:style-name="ro1">
          <table:table-cell table:formula="of:=[.A277]-1" office:value-type="float" office:value="204">
            <text:p>204</text:p>
          </table:table-cell>
          <table:table-cell table:formula="of:=[.$G$2]" office:value-type="float" office:value="2700">
            <text:p>2700</text:p>
          </table:table-cell>
          <table:table-cell table:formula="of:=[.C277]-[.$H$4]" office:value-type="float" office:value="1206.43319148935">
            <text:p>1206.4331914894</text:p>
          </table:table-cell>
          <table:table-cell table:formula="of:=&quot;N&quot; &amp; [.A278]" office:value-type="string" office:string-value="N204">
            <text:p>N204</text:p>
          </table:table-cell>
          <table:table-cell table:formula="of:=&quot;X&quot; &amp; [.B278]" office:value-type="string" office:string-value="X2700">
            <text:p>X2700</text:p>
          </table:table-cell>
          <table:table-cell table:formula="of:=&quot;Y&quot; &amp; [.C278]" office:value-type="string" office:string-value="Y1206.43319148935">
            <text:p>Y1206.43319148935</text:p>
          </table:table-cell>
          <table:table-cell table:number-columns-repeated="2"/>
        </table:table-row>
        <table:table-row table:style-name="ro1">
          <table:table-cell table:formula="of:=[.A278]-1" office:value-type="float" office:value="203">
            <text:p>203</text:p>
          </table:table-cell>
          <table:table-cell table:formula="of:=[.$G$2]" office:value-type="float" office:value="2700">
            <text:p>2700</text:p>
          </table:table-cell>
          <table:table-cell table:formula="of:=[.C278]-[.$H$4]" office:value-type="float" office:value="1201.63765957445">
            <text:p>1201.6376595745</text:p>
          </table:table-cell>
          <table:table-cell table:formula="of:=&quot;N&quot; &amp; [.A279]" office:value-type="string" office:string-value="N203">
            <text:p>N203</text:p>
          </table:table-cell>
          <table:table-cell table:formula="of:=&quot;X&quot; &amp; [.B279]" office:value-type="string" office:string-value="X2700">
            <text:p>X2700</text:p>
          </table:table-cell>
          <table:table-cell table:formula="of:=&quot;Y&quot; &amp; [.C279]" office:value-type="string" office:string-value="Y1201.63765957445">
            <text:p>Y1201.63765957445</text:p>
          </table:table-cell>
          <table:table-cell table:number-columns-repeated="2"/>
        </table:table-row>
        <table:table-row table:style-name="ro1">
          <table:table-cell table:formula="of:=[.A279]-1" office:value-type="float" office:value="202">
            <text:p>202</text:p>
          </table:table-cell>
          <table:table-cell table:formula="of:=[.$G$2]" office:value-type="float" office:value="2700">
            <text:p>2700</text:p>
          </table:table-cell>
          <table:table-cell table:formula="of:=[.C279]-[.$H$4]" office:value-type="float" office:value="1196.84212765956">
            <text:p>1196.8421276596</text:p>
          </table:table-cell>
          <table:table-cell table:formula="of:=&quot;N&quot; &amp; [.A280]" office:value-type="string" office:string-value="N202">
            <text:p>N202</text:p>
          </table:table-cell>
          <table:table-cell table:formula="of:=&quot;X&quot; &amp; [.B280]" office:value-type="string" office:string-value="X2700">
            <text:p>X2700</text:p>
          </table:table-cell>
          <table:table-cell table:formula="of:=&quot;Y&quot; &amp; [.C280]" office:value-type="string" office:string-value="Y1196.84212765956">
            <text:p>Y1196.84212765956</text:p>
          </table:table-cell>
          <table:table-cell table:number-columns-repeated="2"/>
        </table:table-row>
        <table:table-row table:style-name="ro1">
          <table:table-cell table:formula="of:=[.A280]-1" office:value-type="float" office:value="201">
            <text:p>201</text:p>
          </table:table-cell>
          <table:table-cell table:formula="of:=[.$G$2]" office:value-type="float" office:value="2700">
            <text:p>2700</text:p>
          </table:table-cell>
          <table:table-cell table:formula="of:=[.C280]-[.$H$4]" office:value-type="float" office:value="1192.04659574467">
            <text:p>1192.0465957447</text:p>
          </table:table-cell>
          <table:table-cell table:formula="of:=&quot;N&quot; &amp; [.A281]" office:value-type="string" office:string-value="N201">
            <text:p>N201</text:p>
          </table:table-cell>
          <table:table-cell table:formula="of:=&quot;X&quot; &amp; [.B281]" office:value-type="string" office:string-value="X2700">
            <text:p>X2700</text:p>
          </table:table-cell>
          <table:table-cell table:formula="of:=&quot;Y&quot; &amp; [.C281]" office:value-type="string" office:string-value="Y1192.04659574467">
            <text:p>Y1192.04659574467</text:p>
          </table:table-cell>
          <table:table-cell table:number-columns-repeated="2"/>
        </table:table-row>
        <table:table-row table:style-name="ro1">
          <table:table-cell table:formula="of:=[.A281]-1" office:value-type="float" office:value="200">
            <text:p>200</text:p>
          </table:table-cell>
          <table:table-cell table:formula="of:=[.$G$2]" office:value-type="float" office:value="2700">
            <text:p>2700</text:p>
          </table:table-cell>
          <table:table-cell table:formula="of:=[.C281]-[.$H$4]" office:value-type="float" office:value="1187.25106382977">
            <text:p>1187.2510638298</text:p>
          </table:table-cell>
          <table:table-cell table:formula="of:=&quot;N&quot; &amp; [.A282]" office:value-type="string" office:string-value="N200">
            <text:p>N200</text:p>
          </table:table-cell>
          <table:table-cell table:formula="of:=&quot;X&quot; &amp; [.B282]" office:value-type="string" office:string-value="X2700">
            <text:p>X2700</text:p>
          </table:table-cell>
          <table:table-cell table:formula="of:=&quot;Y&quot; &amp; [.C282]" office:value-type="string" office:string-value="Y1187.25106382977">
            <text:p>Y1187.25106382977</text:p>
          </table:table-cell>
          <table:table-cell table:number-columns-repeated="2"/>
        </table:table-row>
        <table:table-row table:style-name="ro1">
          <table:table-cell table:formula="of:=[.A282]-1" office:value-type="float" office:value="199">
            <text:p>199</text:p>
          </table:table-cell>
          <table:table-cell table:formula="of:=[.$G$2]" office:value-type="float" office:value="2700">
            <text:p>2700</text:p>
          </table:table-cell>
          <table:table-cell table:formula="of:=[.C282]-[.$H$4]" office:value-type="float" office:value="1182.45553191488">
            <text:p>1182.4555319149</text:p>
          </table:table-cell>
          <table:table-cell table:formula="of:=&quot;N&quot; &amp; [.A283]" office:value-type="string" office:string-value="N199">
            <text:p>N199</text:p>
          </table:table-cell>
          <table:table-cell table:formula="of:=&quot;X&quot; &amp; [.B283]" office:value-type="string" office:string-value="X2700">
            <text:p>X2700</text:p>
          </table:table-cell>
          <table:table-cell table:formula="of:=&quot;Y&quot; &amp; [.C283]" office:value-type="string" office:string-value="Y1182.45553191488">
            <text:p>Y1182.45553191488</text:p>
          </table:table-cell>
          <table:table-cell table:number-columns-repeated="2"/>
        </table:table-row>
        <table:table-row table:style-name="ro1">
          <table:table-cell table:formula="of:=[.A283]-1" office:value-type="float" office:value="198">
            <text:p>198</text:p>
          </table:table-cell>
          <table:table-cell table:formula="of:=[.$G$2]" office:value-type="float" office:value="2700">
            <text:p>2700</text:p>
          </table:table-cell>
          <table:table-cell table:formula="of:=[.C283]-[.$H$4]" office:value-type="float" office:value="1177.65999999998">
            <text:p>1177.66</text:p>
          </table:table-cell>
          <table:table-cell table:formula="of:=&quot;N&quot; &amp; [.A284]" office:value-type="string" office:string-value="N198">
            <text:p>N198</text:p>
          </table:table-cell>
          <table:table-cell table:formula="of:=&quot;X&quot; &amp; [.B284]" office:value-type="string" office:string-value="X2700">
            <text:p>X2700</text:p>
          </table:table-cell>
          <table:table-cell table:formula="of:=&quot;Y&quot; &amp; [.C284]" office:value-type="string" office:string-value="Y1177.65999999998">
            <text:p>Y1177.65999999998</text:p>
          </table:table-cell>
          <table:table-cell table:number-columns-repeated="2"/>
        </table:table-row>
        <table:table-row table:style-name="ro1">
          <table:table-cell table:formula="of:=[.A284]-1" office:value-type="float" office:value="197">
            <text:p>197</text:p>
          </table:table-cell>
          <table:table-cell table:formula="of:=[.$G$2]" office:value-type="float" office:value="2700">
            <text:p>2700</text:p>
          </table:table-cell>
          <table:table-cell table:formula="of:=[.C284]-[.$H$4]" office:value-type="float" office:value="1172.86446808509">
            <text:p>1172.8644680851</text:p>
          </table:table-cell>
          <table:table-cell table:formula="of:=&quot;N&quot; &amp; [.A285]" office:value-type="string" office:string-value="N197">
            <text:p>N197</text:p>
          </table:table-cell>
          <table:table-cell table:formula="of:=&quot;X&quot; &amp; [.B285]" office:value-type="string" office:string-value="X2700">
            <text:p>X2700</text:p>
          </table:table-cell>
          <table:table-cell table:formula="of:=&quot;Y&quot; &amp; [.C285]" office:value-type="string" office:string-value="Y1172.86446808509">
            <text:p>Y1172.86446808509</text:p>
          </table:table-cell>
          <table:table-cell table:number-columns-repeated="2"/>
        </table:table-row>
        <table:table-row table:style-name="ro1">
          <table:table-cell table:formula="of:=[.A285]-1" office:value-type="float" office:value="196">
            <text:p>196</text:p>
          </table:table-cell>
          <table:table-cell table:formula="of:=[.$G$2]" office:value-type="float" office:value="2700">
            <text:p>2700</text:p>
          </table:table-cell>
          <table:table-cell table:formula="of:=[.C285]-[.$H$4]" office:value-type="float" office:value="1168.0689361702">
            <text:p>1168.0689361702</text:p>
          </table:table-cell>
          <table:table-cell table:formula="of:=&quot;N&quot; &amp; [.A286]" office:value-type="string" office:string-value="N196">
            <text:p>N196</text:p>
          </table:table-cell>
          <table:table-cell table:formula="of:=&quot;X&quot; &amp; [.B286]" office:value-type="string" office:string-value="X2700">
            <text:p>X2700</text:p>
          </table:table-cell>
          <table:table-cell table:formula="of:=&quot;Y&quot; &amp; [.C286]" office:value-type="string" office:string-value="Y1168.0689361702">
            <text:p>Y1168.0689361702</text:p>
          </table:table-cell>
          <table:table-cell table:number-columns-repeated="2"/>
        </table:table-row>
        <table:table-row table:style-name="ro1">
          <table:table-cell table:formula="of:=[.A286]-1" office:value-type="float" office:value="195">
            <text:p>195</text:p>
          </table:table-cell>
          <table:table-cell table:formula="of:=[.$G$2]" office:value-type="float" office:value="2700">
            <text:p>2700</text:p>
          </table:table-cell>
          <table:table-cell table:formula="of:=[.C286]-[.$H$4]" office:value-type="float" office:value="1163.2734042553">
            <text:p>1163.2734042553</text:p>
          </table:table-cell>
          <table:table-cell table:formula="of:=&quot;N&quot; &amp; [.A287]" office:value-type="string" office:string-value="N195">
            <text:p>N195</text:p>
          </table:table-cell>
          <table:table-cell table:formula="of:=&quot;X&quot; &amp; [.B287]" office:value-type="string" office:string-value="X2700">
            <text:p>X2700</text:p>
          </table:table-cell>
          <table:table-cell table:formula="of:=&quot;Y&quot; &amp; [.C287]" office:value-type="string" office:string-value="Y1163.2734042553">
            <text:p>Y1163.2734042553</text:p>
          </table:table-cell>
          <table:table-cell table:number-columns-repeated="2"/>
        </table:table-row>
        <table:table-row table:style-name="ro1">
          <table:table-cell table:formula="of:=[.A287]-1" office:value-type="float" office:value="194">
            <text:p>194</text:p>
          </table:table-cell>
          <table:table-cell table:formula="of:=[.$G$2]" office:value-type="float" office:value="2700">
            <text:p>2700</text:p>
          </table:table-cell>
          <table:table-cell table:formula="of:=[.C287]-[.$H$4]" office:value-type="float" office:value="1158.47787234041">
            <text:p>1158.4778723404</text:p>
          </table:table-cell>
          <table:table-cell table:formula="of:=&quot;N&quot; &amp; [.A288]" office:value-type="string" office:string-value="N194">
            <text:p>N194</text:p>
          </table:table-cell>
          <table:table-cell table:formula="of:=&quot;X&quot; &amp; [.B288]" office:value-type="string" office:string-value="X2700">
            <text:p>X2700</text:p>
          </table:table-cell>
          <table:table-cell table:formula="of:=&quot;Y&quot; &amp; [.C288]" office:value-type="string" office:string-value="Y1158.47787234041">
            <text:p>Y1158.47787234041</text:p>
          </table:table-cell>
          <table:table-cell table:number-columns-repeated="2"/>
        </table:table-row>
        <table:table-row table:style-name="ro1">
          <table:table-cell table:formula="of:=[.A288]-1" office:value-type="float" office:value="193">
            <text:p>193</text:p>
          </table:table-cell>
          <table:table-cell table:formula="of:=[.$G$2]" office:value-type="float" office:value="2700">
            <text:p>2700</text:p>
          </table:table-cell>
          <table:table-cell table:formula="of:=[.C288]-[.$H$4]" office:value-type="float" office:value="1153.68234042552">
            <text:p>1153.6823404255</text:p>
          </table:table-cell>
          <table:table-cell table:formula="of:=&quot;N&quot; &amp; [.A289]" office:value-type="string" office:string-value="N193">
            <text:p>N193</text:p>
          </table:table-cell>
          <table:table-cell table:formula="of:=&quot;X&quot; &amp; [.B289]" office:value-type="string" office:string-value="X2700">
            <text:p>X2700</text:p>
          </table:table-cell>
          <table:table-cell table:formula="of:=&quot;Y&quot; &amp; [.C289]" office:value-type="string" office:string-value="Y1153.68234042552">
            <text:p>Y1153.68234042552</text:p>
          </table:table-cell>
          <table:table-cell table:number-columns-repeated="2"/>
        </table:table-row>
        <table:table-row table:style-name="ro1">
          <table:table-cell table:formula="of:=[.A289]-1" office:value-type="float" office:value="192">
            <text:p>192</text:p>
          </table:table-cell>
          <table:table-cell table:formula="of:=[.$G$2]" office:value-type="float" office:value="2700">
            <text:p>2700</text:p>
          </table:table-cell>
          <table:table-cell table:formula="of:=[.C289]-[.$H$4]" office:value-type="float" office:value="1148.88680851062">
            <text:p>1148.8868085106</text:p>
          </table:table-cell>
          <table:table-cell table:formula="of:=&quot;N&quot; &amp; [.A290]" office:value-type="string" office:string-value="N192">
            <text:p>N192</text:p>
          </table:table-cell>
          <table:table-cell table:formula="of:=&quot;X&quot; &amp; [.B290]" office:value-type="string" office:string-value="X2700">
            <text:p>X2700</text:p>
          </table:table-cell>
          <table:table-cell table:formula="of:=&quot;Y&quot; &amp; [.C290]" office:value-type="string" office:string-value="Y1148.88680851062">
            <text:p>Y1148.88680851062</text:p>
          </table:table-cell>
          <table:table-cell table:number-columns-repeated="2"/>
        </table:table-row>
        <table:table-row table:style-name="ro1">
          <table:table-cell table:formula="of:=[.A290]-1" office:value-type="float" office:value="191">
            <text:p>191</text:p>
          </table:table-cell>
          <table:table-cell table:formula="of:=[.$G$2]" office:value-type="float" office:value="2700">
            <text:p>2700</text:p>
          </table:table-cell>
          <table:table-cell table:formula="of:=[.C290]-[.$H$4]" office:value-type="float" office:value="1144.09127659573">
            <text:p>1144.0912765957</text:p>
          </table:table-cell>
          <table:table-cell table:formula="of:=&quot;N&quot; &amp; [.A291]" office:value-type="string" office:string-value="N191">
            <text:p>N191</text:p>
          </table:table-cell>
          <table:table-cell table:formula="of:=&quot;X&quot; &amp; [.B291]" office:value-type="string" office:string-value="X2700">
            <text:p>X2700</text:p>
          </table:table-cell>
          <table:table-cell table:formula="of:=&quot;Y&quot; &amp; [.C291]" office:value-type="string" office:string-value="Y1144.09127659573">
            <text:p>Y1144.09127659573</text:p>
          </table:table-cell>
          <table:table-cell table:number-columns-repeated="2"/>
        </table:table-row>
        <table:table-row table:style-name="ro1">
          <table:table-cell table:formula="of:=[.A291]-1" office:value-type="float" office:value="190">
            <text:p>190</text:p>
          </table:table-cell>
          <table:table-cell table:formula="of:=[.$G$2]" office:value-type="float" office:value="2700">
            <text:p>2700</text:p>
          </table:table-cell>
          <table:table-cell table:formula="of:=[.C291]-[.$H$4]" office:value-type="float" office:value="1139.29574468084">
            <text:p>1139.2957446808</text:p>
          </table:table-cell>
          <table:table-cell table:formula="of:=&quot;N&quot; &amp; [.A292]" office:value-type="string" office:string-value="N190">
            <text:p>N190</text:p>
          </table:table-cell>
          <table:table-cell table:formula="of:=&quot;X&quot; &amp; [.B292]" office:value-type="string" office:string-value="X2700">
            <text:p>X2700</text:p>
          </table:table-cell>
          <table:table-cell table:formula="of:=&quot;Y&quot; &amp; [.C292]" office:value-type="string" office:string-value="Y1139.29574468084">
            <text:p>Y1139.29574468084</text:p>
          </table:table-cell>
          <table:table-cell table:number-columns-repeated="2"/>
        </table:table-row>
        <table:table-row table:style-name="ro1">
          <table:table-cell table:formula="of:=[.A292]-1" office:value-type="float" office:value="189">
            <text:p>189</text:p>
          </table:table-cell>
          <table:table-cell table:formula="of:=[.$G$2]" office:value-type="float" office:value="2700">
            <text:p>2700</text:p>
          </table:table-cell>
          <table:table-cell table:formula="of:=[.C292]-[.$H$4]" office:value-type="float" office:value="1134.50021276594">
            <text:p>1134.500212766</text:p>
          </table:table-cell>
          <table:table-cell table:formula="of:=&quot;N&quot; &amp; [.A293]" office:value-type="string" office:string-value="N189">
            <text:p>N189</text:p>
          </table:table-cell>
          <table:table-cell table:formula="of:=&quot;X&quot; &amp; [.B293]" office:value-type="string" office:string-value="X2700">
            <text:p>X2700</text:p>
          </table:table-cell>
          <table:table-cell table:formula="of:=&quot;Y&quot; &amp; [.C293]" office:value-type="string" office:string-value="Y1134.50021276594">
            <text:p>Y1134.50021276594</text:p>
          </table:table-cell>
          <table:table-cell table:number-columns-repeated="2"/>
        </table:table-row>
        <table:table-row table:style-name="ro1">
          <table:table-cell table:formula="of:=[.A293]-1" office:value-type="float" office:value="188">
            <text:p>188</text:p>
          </table:table-cell>
          <table:table-cell table:formula="of:=[.$G$2]" office:value-type="float" office:value="2700">
            <text:p>2700</text:p>
          </table:table-cell>
          <table:table-cell table:formula="of:=[.C293]-[.$H$4]" office:value-type="float" office:value="1129.70468085105">
            <text:p>1129.7046808511</text:p>
          </table:table-cell>
          <table:table-cell table:formula="of:=&quot;N&quot; &amp; [.A294]" office:value-type="string" office:string-value="N188">
            <text:p>N188</text:p>
          </table:table-cell>
          <table:table-cell table:formula="of:=&quot;X&quot; &amp; [.B294]" office:value-type="string" office:string-value="X2700">
            <text:p>X2700</text:p>
          </table:table-cell>
          <table:table-cell table:formula="of:=&quot;Y&quot; &amp; [.C294]" office:value-type="string" office:string-value="Y1129.70468085105">
            <text:p>Y1129.70468085105</text:p>
          </table:table-cell>
          <table:table-cell table:number-columns-repeated="2"/>
        </table:table-row>
        <table:table-row table:style-name="ro1">
          <table:table-cell table:formula="of:=[.A294]-1" office:value-type="float" office:value="187">
            <text:p>187</text:p>
          </table:table-cell>
          <table:table-cell table:formula="of:=[.$G$2]" office:value-type="float" office:value="2700">
            <text:p>2700</text:p>
          </table:table-cell>
          <table:table-cell table:formula="of:=[.C294]-[.$H$4]" office:value-type="float" office:value="1124.90914893615">
            <text:p>1124.9091489362</text:p>
          </table:table-cell>
          <table:table-cell table:formula="of:=&quot;N&quot; &amp; [.A295]" office:value-type="string" office:string-value="N187">
            <text:p>N187</text:p>
          </table:table-cell>
          <table:table-cell table:formula="of:=&quot;X&quot; &amp; [.B295]" office:value-type="string" office:string-value="X2700">
            <text:p>X2700</text:p>
          </table:table-cell>
          <table:table-cell table:formula="of:=&quot;Y&quot; &amp; [.C295]" office:value-type="string" office:string-value="Y1124.90914893615">
            <text:p>Y1124.90914893615</text:p>
          </table:table-cell>
          <table:table-cell table:number-columns-repeated="2"/>
        </table:table-row>
        <table:table-row table:style-name="ro1">
          <table:table-cell table:formula="of:=[.A295]-1" office:value-type="float" office:value="186">
            <text:p>186</text:p>
          </table:table-cell>
          <table:table-cell table:formula="of:=[.$G$2]" office:value-type="float" office:value="2700">
            <text:p>2700</text:p>
          </table:table-cell>
          <table:table-cell table:formula="of:=[.C295]-[.$H$4]" office:value-type="float" office:value="1120.11361702126">
            <text:p>1120.1136170213</text:p>
          </table:table-cell>
          <table:table-cell table:formula="of:=&quot;N&quot; &amp; [.A296]" office:value-type="string" office:string-value="N186">
            <text:p>N186</text:p>
          </table:table-cell>
          <table:table-cell table:formula="of:=&quot;X&quot; &amp; [.B296]" office:value-type="string" office:string-value="X2700">
            <text:p>X2700</text:p>
          </table:table-cell>
          <table:table-cell table:formula="of:=&quot;Y&quot; &amp; [.C296]" office:value-type="string" office:string-value="Y1120.11361702126">
            <text:p>Y1120.11361702126</text:p>
          </table:table-cell>
          <table:table-cell table:number-columns-repeated="2"/>
        </table:table-row>
        <table:table-row table:style-name="ro1">
          <table:table-cell table:formula="of:=[.A296]-1" office:value-type="float" office:value="185">
            <text:p>185</text:p>
          </table:table-cell>
          <table:table-cell table:formula="of:=[.$G$2]" office:value-type="float" office:value="2700">
            <text:p>2700</text:p>
          </table:table-cell>
          <table:table-cell table:formula="of:=[.C296]-[.$H$4]" office:value-type="float" office:value="1115.31808510637">
            <text:p>1115.3180851064</text:p>
          </table:table-cell>
          <table:table-cell table:formula="of:=&quot;N&quot; &amp; [.A297]" office:value-type="string" office:string-value="N185">
            <text:p>N185</text:p>
          </table:table-cell>
          <table:table-cell table:formula="of:=&quot;X&quot; &amp; [.B297]" office:value-type="string" office:string-value="X2700">
            <text:p>X2700</text:p>
          </table:table-cell>
          <table:table-cell table:formula="of:=&quot;Y&quot; &amp; [.C297]" office:value-type="string" office:string-value="Y1115.31808510637">
            <text:p>Y1115.31808510637</text:p>
          </table:table-cell>
          <table:table-cell table:number-columns-repeated="2"/>
        </table:table-row>
        <table:table-row table:style-name="ro1">
          <table:table-cell table:formula="of:=[.A297]-1" office:value-type="float" office:value="184">
            <text:p>184</text:p>
          </table:table-cell>
          <table:table-cell table:formula="of:=[.$G$2]" office:value-type="float" office:value="2700">
            <text:p>2700</text:p>
          </table:table-cell>
          <table:table-cell table:formula="of:=[.C297]-[.$H$4]" office:value-type="float" office:value="1110.52255319147">
            <text:p>1110.5225531915</text:p>
          </table:table-cell>
          <table:table-cell table:formula="of:=&quot;N&quot; &amp; [.A298]" office:value-type="string" office:string-value="N184">
            <text:p>N184</text:p>
          </table:table-cell>
          <table:table-cell table:formula="of:=&quot;X&quot; &amp; [.B298]" office:value-type="string" office:string-value="X2700">
            <text:p>X2700</text:p>
          </table:table-cell>
          <table:table-cell table:formula="of:=&quot;Y&quot; &amp; [.C298]" office:value-type="string" office:string-value="Y1110.52255319147">
            <text:p>Y1110.52255319147</text:p>
          </table:table-cell>
          <table:table-cell table:number-columns-repeated="2"/>
        </table:table-row>
        <table:table-row table:style-name="ro1">
          <table:table-cell table:formula="of:=[.A298]-1" office:value-type="float" office:value="183">
            <text:p>183</text:p>
          </table:table-cell>
          <table:table-cell table:formula="of:=[.$G$2]" office:value-type="float" office:value="2700">
            <text:p>2700</text:p>
          </table:table-cell>
          <table:table-cell table:formula="of:=[.C298]-[.$H$4]" office:value-type="float" office:value="1105.72702127658">
            <text:p>1105.7270212766</text:p>
          </table:table-cell>
          <table:table-cell table:formula="of:=&quot;N&quot; &amp; [.A299]" office:value-type="string" office:string-value="N183">
            <text:p>N183</text:p>
          </table:table-cell>
          <table:table-cell table:formula="of:=&quot;X&quot; &amp; [.B299]" office:value-type="string" office:string-value="X2700">
            <text:p>X2700</text:p>
          </table:table-cell>
          <table:table-cell table:formula="of:=&quot;Y&quot; &amp; [.C299]" office:value-type="string" office:string-value="Y1105.72702127658">
            <text:p>Y1105.72702127658</text:p>
          </table:table-cell>
          <table:table-cell table:number-columns-repeated="2"/>
        </table:table-row>
        <table:table-row table:style-name="ro1">
          <table:table-cell table:formula="of:=[.A299]-1" office:value-type="float" office:value="182">
            <text:p>182</text:p>
          </table:table-cell>
          <table:table-cell table:formula="of:=[.$G$2]" office:value-type="float" office:value="2700">
            <text:p>2700</text:p>
          </table:table-cell>
          <table:table-cell table:formula="of:=[.C299]-[.$H$4]" office:value-type="float" office:value="1100.93148936169">
            <text:p>1100.9314893617</text:p>
          </table:table-cell>
          <table:table-cell table:formula="of:=&quot;N&quot; &amp; [.A300]" office:value-type="string" office:string-value="N182">
            <text:p>N182</text:p>
          </table:table-cell>
          <table:table-cell table:formula="of:=&quot;X&quot; &amp; [.B300]" office:value-type="string" office:string-value="X2700">
            <text:p>X2700</text:p>
          </table:table-cell>
          <table:table-cell table:formula="of:=&quot;Y&quot; &amp; [.C300]" office:value-type="string" office:string-value="Y1100.93148936169">
            <text:p>Y1100.93148936169</text:p>
          </table:table-cell>
          <table:table-cell table:number-columns-repeated="2"/>
        </table:table-row>
        <table:table-row table:style-name="ro1">
          <table:table-cell table:formula="of:=[.A300]-1" office:value-type="float" office:value="181">
            <text:p>181</text:p>
          </table:table-cell>
          <table:table-cell table:formula="of:=[.$G$2]" office:value-type="float" office:value="2700">
            <text:p>2700</text:p>
          </table:table-cell>
          <table:table-cell table:formula="of:=[.C300]-[.$H$4]" office:value-type="float" office:value="1096.13595744679">
            <text:p>1096.1359574468</text:p>
          </table:table-cell>
          <table:table-cell table:formula="of:=&quot;N&quot; &amp; [.A301]" office:value-type="string" office:string-value="N181">
            <text:p>N181</text:p>
          </table:table-cell>
          <table:table-cell table:formula="of:=&quot;X&quot; &amp; [.B301]" office:value-type="string" office:string-value="X2700">
            <text:p>X2700</text:p>
          </table:table-cell>
          <table:table-cell table:formula="of:=&quot;Y&quot; &amp; [.C301]" office:value-type="string" office:string-value="Y1096.13595744679">
            <text:p>Y1096.13595744679</text:p>
          </table:table-cell>
          <table:table-cell table:number-columns-repeated="2"/>
        </table:table-row>
        <table:table-row table:style-name="ro1">
          <table:table-cell table:formula="of:=[.A301]-1" office:value-type="float" office:value="180">
            <text:p>180</text:p>
          </table:table-cell>
          <table:table-cell table:formula="of:=[.$G$2]" office:value-type="float" office:value="2700">
            <text:p>2700</text:p>
          </table:table-cell>
          <table:table-cell table:formula="of:=[.C301]-[.$H$4]" office:value-type="float" office:value="1091.3404255319">
            <text:p>1091.3404255319</text:p>
          </table:table-cell>
          <table:table-cell table:formula="of:=&quot;N&quot; &amp; [.A302]" office:value-type="string" office:string-value="N180">
            <text:p>N180</text:p>
          </table:table-cell>
          <table:table-cell table:formula="of:=&quot;X&quot; &amp; [.B302]" office:value-type="string" office:string-value="X2700">
            <text:p>X2700</text:p>
          </table:table-cell>
          <table:table-cell table:formula="of:=&quot;Y&quot; &amp; [.C302]" office:value-type="string" office:string-value="Y1091.3404255319">
            <text:p>Y1091.3404255319</text:p>
          </table:table-cell>
          <table:table-cell table:number-columns-repeated="2"/>
        </table:table-row>
        <table:table-row table:style-name="ro1">
          <table:table-cell table:formula="of:=[.A302]-1" office:value-type="float" office:value="179">
            <text:p>179</text:p>
          </table:table-cell>
          <table:table-cell table:formula="of:=[.$G$2]" office:value-type="float" office:value="2700">
            <text:p>2700</text:p>
          </table:table-cell>
          <table:table-cell table:formula="of:=[.C302]-[.$H$4]" office:value-type="float" office:value="1086.544893617">
            <text:p>1086.544893617</text:p>
          </table:table-cell>
          <table:table-cell table:formula="of:=&quot;N&quot; &amp; [.A303]" office:value-type="string" office:string-value="N179">
            <text:p>N179</text:p>
          </table:table-cell>
          <table:table-cell table:formula="of:=&quot;X&quot; &amp; [.B303]" office:value-type="string" office:string-value="X2700">
            <text:p>X2700</text:p>
          </table:table-cell>
          <table:table-cell table:formula="of:=&quot;Y&quot; &amp; [.C303]" office:value-type="string" office:string-value="Y1086.544893617">
            <text:p>Y1086.544893617</text:p>
          </table:table-cell>
          <table:table-cell table:number-columns-repeated="2"/>
        </table:table-row>
        <table:table-row table:style-name="ro1">
          <table:table-cell table:formula="of:=[.A303]-1" office:value-type="float" office:value="178">
            <text:p>178</text:p>
          </table:table-cell>
          <table:table-cell table:formula="of:=[.$G$2]" office:value-type="float" office:value="2700">
            <text:p>2700</text:p>
          </table:table-cell>
          <table:table-cell table:formula="of:=[.C303]-[.$H$4]" office:value-type="float" office:value="1081.74936170211">
            <text:p>1081.7493617021</text:p>
          </table:table-cell>
          <table:table-cell table:formula="of:=&quot;N&quot; &amp; [.A304]" office:value-type="string" office:string-value="N178">
            <text:p>N178</text:p>
          </table:table-cell>
          <table:table-cell table:formula="of:=&quot;X&quot; &amp; [.B304]" office:value-type="string" office:string-value="X2700">
            <text:p>X2700</text:p>
          </table:table-cell>
          <table:table-cell table:formula="of:=&quot;Y&quot; &amp; [.C304]" office:value-type="string" office:string-value="Y1081.74936170211">
            <text:p>Y1081.74936170211</text:p>
          </table:table-cell>
          <table:table-cell table:number-columns-repeated="2"/>
        </table:table-row>
        <table:table-row table:style-name="ro1">
          <table:table-cell table:formula="of:=[.A304]-1" office:value-type="float" office:value="177">
            <text:p>177</text:p>
          </table:table-cell>
          <table:table-cell table:formula="of:=[.$G$2]" office:value-type="float" office:value="2700">
            <text:p>2700</text:p>
          </table:table-cell>
          <table:table-cell table:formula="of:=[.C304]-[.$H$4]" office:value-type="float" office:value="1076.95382978722">
            <text:p>1076.9538297872</text:p>
          </table:table-cell>
          <table:table-cell table:formula="of:=&quot;N&quot; &amp; [.A305]" office:value-type="string" office:string-value="N177">
            <text:p>N177</text:p>
          </table:table-cell>
          <table:table-cell table:formula="of:=&quot;X&quot; &amp; [.B305]" office:value-type="string" office:string-value="X2700">
            <text:p>X2700</text:p>
          </table:table-cell>
          <table:table-cell table:formula="of:=&quot;Y&quot; &amp; [.C305]" office:value-type="string" office:string-value="Y1076.95382978722">
            <text:p>Y1076.95382978722</text:p>
          </table:table-cell>
          <table:table-cell table:number-columns-repeated="2"/>
        </table:table-row>
        <table:table-row table:style-name="ro1">
          <table:table-cell table:formula="of:=[.A305]-1" office:value-type="float" office:value="176">
            <text:p>176</text:p>
          </table:table-cell>
          <table:table-cell table:formula="of:=[.$G$2]" office:value-type="float" office:value="2700">
            <text:p>2700</text:p>
          </table:table-cell>
          <table:table-cell table:formula="of:=[.C305]-[.$H$4]" office:value-type="float" office:value="1072.15829787232">
            <text:p>1072.1582978723</text:p>
          </table:table-cell>
          <table:table-cell table:formula="of:=&quot;N&quot; &amp; [.A306]" office:value-type="string" office:string-value="N176">
            <text:p>N176</text:p>
          </table:table-cell>
          <table:table-cell table:formula="of:=&quot;X&quot; &amp; [.B306]" office:value-type="string" office:string-value="X2700">
            <text:p>X2700</text:p>
          </table:table-cell>
          <table:table-cell table:formula="of:=&quot;Y&quot; &amp; [.C306]" office:value-type="string" office:string-value="Y1072.15829787232">
            <text:p>Y1072.15829787232</text:p>
          </table:table-cell>
          <table:table-cell table:number-columns-repeated="2"/>
        </table:table-row>
        <table:table-row table:style-name="ro1">
          <table:table-cell table:formula="of:=[.A306]-1" office:value-type="float" office:value="175">
            <text:p>175</text:p>
          </table:table-cell>
          <table:table-cell table:formula="of:=[.$G$2]" office:value-type="float" office:value="2700">
            <text:p>2700</text:p>
          </table:table-cell>
          <table:table-cell table:formula="of:=[.C306]-[.$H$4]" office:value-type="float" office:value="1067.36276595743">
            <text:p>1067.3627659574</text:p>
          </table:table-cell>
          <table:table-cell table:formula="of:=&quot;N&quot; &amp; [.A307]" office:value-type="string" office:string-value="N175">
            <text:p>N175</text:p>
          </table:table-cell>
          <table:table-cell table:formula="of:=&quot;X&quot; &amp; [.B307]" office:value-type="string" office:string-value="X2700">
            <text:p>X2700</text:p>
          </table:table-cell>
          <table:table-cell table:formula="of:=&quot;Y&quot; &amp; [.C307]" office:value-type="string" office:string-value="Y1067.36276595743">
            <text:p>Y1067.36276595743</text:p>
          </table:table-cell>
          <table:table-cell table:number-columns-repeated="2"/>
        </table:table-row>
        <table:table-row table:style-name="ro1">
          <table:table-cell table:formula="of:=[.A307]-1" office:value-type="float" office:value="174">
            <text:p>174</text:p>
          </table:table-cell>
          <table:table-cell table:formula="of:=[.$G$2]" office:value-type="float" office:value="2700">
            <text:p>2700</text:p>
          </table:table-cell>
          <table:table-cell table:formula="of:=[.C307]-[.$H$4]" office:value-type="float" office:value="1062.56723404254">
            <text:p>1062.5672340425</text:p>
          </table:table-cell>
          <table:table-cell table:formula="of:=&quot;N&quot; &amp; [.A308]" office:value-type="string" office:string-value="N174">
            <text:p>N174</text:p>
          </table:table-cell>
          <table:table-cell table:formula="of:=&quot;X&quot; &amp; [.B308]" office:value-type="string" office:string-value="X2700">
            <text:p>X2700</text:p>
          </table:table-cell>
          <table:table-cell table:formula="of:=&quot;Y&quot; &amp; [.C308]" office:value-type="string" office:string-value="Y1062.56723404254">
            <text:p>Y1062.56723404254</text:p>
          </table:table-cell>
          <table:table-cell table:number-columns-repeated="2"/>
        </table:table-row>
        <table:table-row table:style-name="ro1">
          <table:table-cell table:formula="of:=[.A308]-1" office:value-type="float" office:value="173">
            <text:p>173</text:p>
          </table:table-cell>
          <table:table-cell table:formula="of:=[.$G$2]" office:value-type="float" office:value="2700">
            <text:p>2700</text:p>
          </table:table-cell>
          <table:table-cell table:formula="of:=[.C308]-[.$H$4]" office:value-type="float" office:value="1057.77170212764">
            <text:p>1057.7717021277</text:p>
          </table:table-cell>
          <table:table-cell table:formula="of:=&quot;N&quot; &amp; [.A309]" office:value-type="string" office:string-value="N173">
            <text:p>N173</text:p>
          </table:table-cell>
          <table:table-cell table:formula="of:=&quot;X&quot; &amp; [.B309]" office:value-type="string" office:string-value="X2700">
            <text:p>X2700</text:p>
          </table:table-cell>
          <table:table-cell table:formula="of:=&quot;Y&quot; &amp; [.C309]" office:value-type="string" office:string-value="Y1057.77170212764">
            <text:p>Y1057.77170212764</text:p>
          </table:table-cell>
          <table:table-cell table:number-columns-repeated="2"/>
        </table:table-row>
        <table:table-row table:style-name="ro1">
          <table:table-cell table:formula="of:=[.A309]-1" office:value-type="float" office:value="172">
            <text:p>172</text:p>
          </table:table-cell>
          <table:table-cell table:formula="of:=[.$G$2]" office:value-type="float" office:value="2700">
            <text:p>2700</text:p>
          </table:table-cell>
          <table:table-cell table:formula="of:=[.C309]-[.$H$4]" office:value-type="float" office:value="1052.97617021275">
            <text:p>1052.9761702128</text:p>
          </table:table-cell>
          <table:table-cell table:formula="of:=&quot;N&quot; &amp; [.A310]" office:value-type="string" office:string-value="N172">
            <text:p>N172</text:p>
          </table:table-cell>
          <table:table-cell table:formula="of:=&quot;X&quot; &amp; [.B310]" office:value-type="string" office:string-value="X2700">
            <text:p>X2700</text:p>
          </table:table-cell>
          <table:table-cell table:formula="of:=&quot;Y&quot; &amp; [.C310]" office:value-type="string" office:string-value="Y1052.97617021275">
            <text:p>Y1052.97617021275</text:p>
          </table:table-cell>
          <table:table-cell table:number-columns-repeated="2"/>
        </table:table-row>
        <table:table-row table:style-name="ro1">
          <table:table-cell table:formula="of:=[.A310]-1" office:value-type="float" office:value="171">
            <text:p>171</text:p>
          </table:table-cell>
          <table:table-cell table:formula="of:=[.$G$2]" office:value-type="float" office:value="2700">
            <text:p>2700</text:p>
          </table:table-cell>
          <table:table-cell table:formula="of:=[.C310]-[.$H$4]" office:value-type="float" office:value="1048.18063829786">
            <text:p>1048.1806382979</text:p>
          </table:table-cell>
          <table:table-cell table:formula="of:=&quot;N&quot; &amp; [.A311]" office:value-type="string" office:string-value="N171">
            <text:p>N171</text:p>
          </table:table-cell>
          <table:table-cell table:formula="of:=&quot;X&quot; &amp; [.B311]" office:value-type="string" office:string-value="X2700">
            <text:p>X2700</text:p>
          </table:table-cell>
          <table:table-cell table:formula="of:=&quot;Y&quot; &amp; [.C311]" office:value-type="string" office:string-value="Y1048.18063829786">
            <text:p>Y1048.18063829786</text:p>
          </table:table-cell>
          <table:table-cell table:number-columns-repeated="2"/>
        </table:table-row>
        <table:table-row table:style-name="ro1">
          <table:table-cell table:formula="of:=[.A311]-1" office:value-type="float" office:value="170">
            <text:p>170</text:p>
          </table:table-cell>
          <table:table-cell table:formula="of:=[.$G$2]" office:value-type="float" office:value="2700">
            <text:p>2700</text:p>
          </table:table-cell>
          <table:table-cell table:formula="of:=[.C311]-[.$H$4]" office:value-type="float" office:value="1043.38510638296">
            <text:p>1043.385106383</text:p>
          </table:table-cell>
          <table:table-cell table:formula="of:=&quot;N&quot; &amp; [.A312]" office:value-type="string" office:string-value="N170">
            <text:p>N170</text:p>
          </table:table-cell>
          <table:table-cell table:formula="of:=&quot;X&quot; &amp; [.B312]" office:value-type="string" office:string-value="X2700">
            <text:p>X2700</text:p>
          </table:table-cell>
          <table:table-cell table:formula="of:=&quot;Y&quot; &amp; [.C312]" office:value-type="string" office:string-value="Y1043.38510638296">
            <text:p>Y1043.38510638296</text:p>
          </table:table-cell>
          <table:table-cell table:number-columns-repeated="2"/>
        </table:table-row>
        <table:table-row table:style-name="ro1">
          <table:table-cell table:formula="of:=[.A312]-1" office:value-type="float" office:value="169">
            <text:p>169</text:p>
          </table:table-cell>
          <table:table-cell table:formula="of:=[.$G$2]" office:value-type="float" office:value="2700">
            <text:p>2700</text:p>
          </table:table-cell>
          <table:table-cell table:formula="of:=[.C312]-[.$H$4]" office:value-type="float" office:value="1038.58957446807">
            <text:p>1038.5895744681</text:p>
          </table:table-cell>
          <table:table-cell table:formula="of:=&quot;N&quot; &amp; [.A313]" office:value-type="string" office:string-value="N169">
            <text:p>N169</text:p>
          </table:table-cell>
          <table:table-cell table:formula="of:=&quot;X&quot; &amp; [.B313]" office:value-type="string" office:string-value="X2700">
            <text:p>X2700</text:p>
          </table:table-cell>
          <table:table-cell table:formula="of:=&quot;Y&quot; &amp; [.C313]" office:value-type="string" office:string-value="Y1038.58957446807">
            <text:p>Y1038.58957446807</text:p>
          </table:table-cell>
          <table:table-cell table:number-columns-repeated="2"/>
        </table:table-row>
        <table:table-row table:style-name="ro1">
          <table:table-cell table:formula="of:=[.A313]-1" office:value-type="float" office:value="168">
            <text:p>168</text:p>
          </table:table-cell>
          <table:table-cell table:formula="of:=[.$G$2]" office:value-type="float" office:value="2700">
            <text:p>2700</text:p>
          </table:table-cell>
          <table:table-cell table:formula="of:=[.C313]-[.$H$4]" office:value-type="float" office:value="1033.79404255317">
            <text:p>1033.7940425532</text:p>
          </table:table-cell>
          <table:table-cell table:formula="of:=&quot;N&quot; &amp; [.A314]" office:value-type="string" office:string-value="N168">
            <text:p>N168</text:p>
          </table:table-cell>
          <table:table-cell table:formula="of:=&quot;X&quot; &amp; [.B314]" office:value-type="string" office:string-value="X2700">
            <text:p>X2700</text:p>
          </table:table-cell>
          <table:table-cell table:formula="of:=&quot;Y&quot; &amp; [.C314]" office:value-type="string" office:string-value="Y1033.79404255317">
            <text:p>Y1033.79404255317</text:p>
          </table:table-cell>
          <table:table-cell table:number-columns-repeated="2"/>
        </table:table-row>
        <table:table-row table:style-name="ro1">
          <table:table-cell table:formula="of:=[.A314]-1" office:value-type="float" office:value="167">
            <text:p>167</text:p>
          </table:table-cell>
          <table:table-cell table:formula="of:=[.$G$2]" office:value-type="float" office:value="2700">
            <text:p>2700</text:p>
          </table:table-cell>
          <table:table-cell table:formula="of:=[.C314]-[.$H$4]" office:value-type="float" office:value="1028.99851063828">
            <text:p>1028.9985106383</text:p>
          </table:table-cell>
          <table:table-cell table:formula="of:=&quot;N&quot; &amp; [.A315]" office:value-type="string" office:string-value="N167">
            <text:p>N167</text:p>
          </table:table-cell>
          <table:table-cell table:formula="of:=&quot;X&quot; &amp; [.B315]" office:value-type="string" office:string-value="X2700">
            <text:p>X2700</text:p>
          </table:table-cell>
          <table:table-cell table:formula="of:=&quot;Y&quot; &amp; [.C315]" office:value-type="string" office:string-value="Y1028.99851063828">
            <text:p>Y1028.99851063828</text:p>
          </table:table-cell>
          <table:table-cell table:number-columns-repeated="2"/>
        </table:table-row>
        <table:table-row table:style-name="ro1">
          <table:table-cell table:formula="of:=[.A315]-1" office:value-type="float" office:value="166">
            <text:p>166</text:p>
          </table:table-cell>
          <table:table-cell table:formula="of:=[.$G$2]" office:value-type="float" office:value="2700">
            <text:p>2700</text:p>
          </table:table-cell>
          <table:table-cell table:formula="of:=[.C315]-[.$H$4]" office:value-type="float" office:value="1024.20297872339">
            <text:p>1024.2029787234</text:p>
          </table:table-cell>
          <table:table-cell table:formula="of:=&quot;N&quot; &amp; [.A316]" office:value-type="string" office:string-value="N166">
            <text:p>N166</text:p>
          </table:table-cell>
          <table:table-cell table:formula="of:=&quot;X&quot; &amp; [.B316]" office:value-type="string" office:string-value="X2700">
            <text:p>X2700</text:p>
          </table:table-cell>
          <table:table-cell table:formula="of:=&quot;Y&quot; &amp; [.C316]" office:value-type="string" office:string-value="Y1024.20297872339">
            <text:p>Y1024.20297872339</text:p>
          </table:table-cell>
          <table:table-cell table:number-columns-repeated="2"/>
        </table:table-row>
        <table:table-row table:style-name="ro1">
          <table:table-cell table:formula="of:=[.A316]-1" office:value-type="float" office:value="165">
            <text:p>165</text:p>
          </table:table-cell>
          <table:table-cell table:formula="of:=[.$G$2]" office:value-type="float" office:value="2700">
            <text:p>2700</text:p>
          </table:table-cell>
          <table:table-cell table:formula="of:=[.C316]-[.$H$4]" office:value-type="float" office:value="1019.40744680849">
            <text:p>1019.4074468085</text:p>
          </table:table-cell>
          <table:table-cell table:formula="of:=&quot;N&quot; &amp; [.A317]" office:value-type="string" office:string-value="N165">
            <text:p>N165</text:p>
          </table:table-cell>
          <table:table-cell table:formula="of:=&quot;X&quot; &amp; [.B317]" office:value-type="string" office:string-value="X2700">
            <text:p>X2700</text:p>
          </table:table-cell>
          <table:table-cell table:formula="of:=&quot;Y&quot; &amp; [.C317]" office:value-type="string" office:string-value="Y1019.40744680849">
            <text:p>Y1019.40744680849</text:p>
          </table:table-cell>
          <table:table-cell table:number-columns-repeated="2"/>
        </table:table-row>
        <table:table-row table:style-name="ro1">
          <table:table-cell table:formula="of:=[.A317]-1" office:value-type="float" office:value="164">
            <text:p>164</text:p>
          </table:table-cell>
          <table:table-cell table:formula="of:=[.$G$2]" office:value-type="float" office:value="2700">
            <text:p>2700</text:p>
          </table:table-cell>
          <table:table-cell table:formula="of:=[.C317]-[.$H$4]" office:value-type="float" office:value="1014.6119148936">
            <text:p>1014.6119148936</text:p>
          </table:table-cell>
          <table:table-cell table:formula="of:=&quot;N&quot; &amp; [.A318]" office:value-type="string" office:string-value="N164">
            <text:p>N164</text:p>
          </table:table-cell>
          <table:table-cell table:formula="of:=&quot;X&quot; &amp; [.B318]" office:value-type="string" office:string-value="X2700">
            <text:p>X2700</text:p>
          </table:table-cell>
          <table:table-cell table:formula="of:=&quot;Y&quot; &amp; [.C318]" office:value-type="string" office:string-value="Y1014.6119148936">
            <text:p>Y1014.6119148936</text:p>
          </table:table-cell>
          <table:table-cell table:number-columns-repeated="2"/>
        </table:table-row>
        <table:table-row table:style-name="ro1">
          <table:table-cell table:formula="of:=[.A318]-1" office:value-type="float" office:value="163">
            <text:p>163</text:p>
          </table:table-cell>
          <table:table-cell table:formula="of:=[.$G$2]" office:value-type="float" office:value="2700">
            <text:p>2700</text:p>
          </table:table-cell>
          <table:table-cell table:formula="of:=[.C318]-[.$H$4]" office:value-type="float" office:value="1009.81638297871">
            <text:p>1009.8163829787</text:p>
          </table:table-cell>
          <table:table-cell table:formula="of:=&quot;N&quot; &amp; [.A319]" office:value-type="string" office:string-value="N163">
            <text:p>N163</text:p>
          </table:table-cell>
          <table:table-cell table:formula="of:=&quot;X&quot; &amp; [.B319]" office:value-type="string" office:string-value="X2700">
            <text:p>X2700</text:p>
          </table:table-cell>
          <table:table-cell table:formula="of:=&quot;Y&quot; &amp; [.C319]" office:value-type="string" office:string-value="Y1009.81638297871">
            <text:p>Y1009.81638297871</text:p>
          </table:table-cell>
          <table:table-cell table:number-columns-repeated="2"/>
        </table:table-row>
        <table:table-row table:style-name="ro1">
          <table:table-cell table:formula="of:=[.A319]-1" office:value-type="float" office:value="162">
            <text:p>162</text:p>
          </table:table-cell>
          <table:table-cell table:formula="of:=[.$G$2]" office:value-type="float" office:value="2700">
            <text:p>2700</text:p>
          </table:table-cell>
          <table:table-cell table:formula="of:=[.C319]-[.$H$4]" office:value-type="float" office:value="1005.02085106381">
            <text:p>1005.0208510638</text:p>
          </table:table-cell>
          <table:table-cell table:formula="of:=&quot;N&quot; &amp; [.A320]" office:value-type="string" office:string-value="N162">
            <text:p>N162</text:p>
          </table:table-cell>
          <table:table-cell table:formula="of:=&quot;X&quot; &amp; [.B320]" office:value-type="string" office:string-value="X2700">
            <text:p>X2700</text:p>
          </table:table-cell>
          <table:table-cell table:formula="of:=&quot;Y&quot; &amp; [.C320]" office:value-type="string" office:string-value="Y1005.02085106381">
            <text:p>Y1005.02085106381</text:p>
          </table:table-cell>
          <table:table-cell table:number-columns-repeated="2"/>
        </table:table-row>
        <table:table-row table:style-name="ro1">
          <table:table-cell table:formula="of:=[.A320]-1" office:value-type="float" office:value="161">
            <text:p>161</text:p>
          </table:table-cell>
          <table:table-cell table:formula="of:=[.$G$2]" office:value-type="float" office:value="2700">
            <text:p>2700</text:p>
          </table:table-cell>
          <table:table-cell table:formula="of:=[.C320]-[.$H$4]" office:value-type="float" office:value="1000.22531914892">
            <text:p>1000.2253191489</text:p>
          </table:table-cell>
          <table:table-cell table:formula="of:=&quot;N&quot; &amp; [.A321]" office:value-type="string" office:string-value="N161">
            <text:p>N161</text:p>
          </table:table-cell>
          <table:table-cell table:formula="of:=&quot;X&quot; &amp; [.B321]" office:value-type="string" office:string-value="X2700">
            <text:p>X2700</text:p>
          </table:table-cell>
          <table:table-cell table:formula="of:=&quot;Y&quot; &amp; [.C321]" office:value-type="string" office:string-value="Y1000.22531914892">
            <text:p>Y1000.22531914892</text:p>
          </table:table-cell>
          <table:table-cell table:number-columns-repeated="2"/>
        </table:table-row>
        <table:table-row table:style-name="ro1">
          <table:table-cell table:formula="of:=[.A321]-1" office:value-type="float" office:value="160">
            <text:p>160</text:p>
          </table:table-cell>
          <table:table-cell table:formula="of:=[.$G$2]" office:value-type="float" office:value="2700">
            <text:p>2700</text:p>
          </table:table-cell>
          <table:table-cell table:formula="of:=[.C321]-[.$H$4]" office:value-type="float" office:value="995.429787234025">
            <text:p>995.429787234</text:p>
          </table:table-cell>
          <table:table-cell table:formula="of:=&quot;N&quot; &amp; [.A322]" office:value-type="string" office:string-value="N160">
            <text:p>N160</text:p>
          </table:table-cell>
          <table:table-cell table:formula="of:=&quot;X&quot; &amp; [.B322]" office:value-type="string" office:string-value="X2700">
            <text:p>X2700</text:p>
          </table:table-cell>
          <table:table-cell table:formula="of:=&quot;Y&quot; &amp; [.C322]" office:value-type="string" office:string-value="Y995.429787234025">
            <text:p>Y995.429787234025</text:p>
          </table:table-cell>
          <table:table-cell table:number-columns-repeated="2"/>
        </table:table-row>
        <table:table-row table:style-name="ro1">
          <table:table-cell table:formula="of:=[.A322]-1" office:value-type="float" office:value="159">
            <text:p>159</text:p>
          </table:table-cell>
          <table:table-cell table:formula="of:=[.$G$2]" office:value-type="float" office:value="2700">
            <text:p>2700</text:p>
          </table:table-cell>
          <table:table-cell table:formula="of:=[.C322]-[.$H$4]" office:value-type="float" office:value="990.634255319131">
            <text:p>990.6342553191</text:p>
          </table:table-cell>
          <table:table-cell table:formula="of:=&quot;N&quot; &amp; [.A323]" office:value-type="string" office:string-value="N159">
            <text:p>N159</text:p>
          </table:table-cell>
          <table:table-cell table:formula="of:=&quot;X&quot; &amp; [.B323]" office:value-type="string" office:string-value="X2700">
            <text:p>X2700</text:p>
          </table:table-cell>
          <table:table-cell table:formula="of:=&quot;Y&quot; &amp; [.C323]" office:value-type="string" office:string-value="Y990.634255319131">
            <text:p>Y990.634255319131</text:p>
          </table:table-cell>
          <table:table-cell table:number-columns-repeated="2"/>
        </table:table-row>
        <table:table-row table:style-name="ro1">
          <table:table-cell table:formula="of:=[.A323]-1" office:value-type="float" office:value="158">
            <text:p>158</text:p>
          </table:table-cell>
          <table:table-cell table:formula="of:=[.$G$2]" office:value-type="float" office:value="2700">
            <text:p>2700</text:p>
          </table:table-cell>
          <table:table-cell table:formula="of:=[.C323]-[.$H$4]" office:value-type="float" office:value="985.838723404238">
            <text:p>985.8387234042</text:p>
          </table:table-cell>
          <table:table-cell table:formula="of:=&quot;N&quot; &amp; [.A324]" office:value-type="string" office:string-value="N158">
            <text:p>N158</text:p>
          </table:table-cell>
          <table:table-cell table:formula="of:=&quot;X&quot; &amp; [.B324]" office:value-type="string" office:string-value="X2700">
            <text:p>X2700</text:p>
          </table:table-cell>
          <table:table-cell table:formula="of:=&quot;Y&quot; &amp; [.C324]" office:value-type="string" office:string-value="Y985.838723404238">
            <text:p>Y985.838723404238</text:p>
          </table:table-cell>
          <table:table-cell table:number-columns-repeated="2"/>
        </table:table-row>
        <table:table-row table:style-name="ro1">
          <table:table-cell table:formula="of:=[.A324]-1" office:value-type="float" office:value="157">
            <text:p>157</text:p>
          </table:table-cell>
          <table:table-cell table:formula="of:=[.$G$2]" office:value-type="float" office:value="2700">
            <text:p>2700</text:p>
          </table:table-cell>
          <table:table-cell table:formula="of:=[.C324]-[.$H$4]" office:value-type="float" office:value="981.043191489344">
            <text:p>981.0431914893</text:p>
          </table:table-cell>
          <table:table-cell table:formula="of:=&quot;N&quot; &amp; [.A325]" office:value-type="string" office:string-value="N157">
            <text:p>N157</text:p>
          </table:table-cell>
          <table:table-cell table:formula="of:=&quot;X&quot; &amp; [.B325]" office:value-type="string" office:string-value="X2700">
            <text:p>X2700</text:p>
          </table:table-cell>
          <table:table-cell table:formula="of:=&quot;Y&quot; &amp; [.C325]" office:value-type="string" office:string-value="Y981.043191489344">
            <text:p>Y981.043191489344</text:p>
          </table:table-cell>
          <table:table-cell table:number-columns-repeated="2"/>
        </table:table-row>
        <table:table-row table:style-name="ro1">
          <table:table-cell table:formula="of:=[.A325]-1" office:value-type="float" office:value="156">
            <text:p>156</text:p>
          </table:table-cell>
          <table:table-cell table:formula="of:=[.$G$2]" office:value-type="float" office:value="2700">
            <text:p>2700</text:p>
          </table:table-cell>
          <table:table-cell table:formula="of:=[.C325]-[.$H$4]" office:value-type="float" office:value="976.24765957445">
            <text:p>976.2476595745</text:p>
          </table:table-cell>
          <table:table-cell table:formula="of:=&quot;N&quot; &amp; [.A326]" office:value-type="string" office:string-value="N156">
            <text:p>N156</text:p>
          </table:table-cell>
          <table:table-cell table:formula="of:=&quot;X&quot; &amp; [.B326]" office:value-type="string" office:string-value="X2700">
            <text:p>X2700</text:p>
          </table:table-cell>
          <table:table-cell table:formula="of:=&quot;Y&quot; &amp; [.C326]" office:value-type="string" office:string-value="Y976.24765957445">
            <text:p>Y976.24765957445</text:p>
          </table:table-cell>
          <table:table-cell table:number-columns-repeated="2"/>
        </table:table-row>
        <table:table-row table:style-name="ro1">
          <table:table-cell table:formula="of:=[.A326]-1" office:value-type="float" office:value="155">
            <text:p>155</text:p>
          </table:table-cell>
          <table:table-cell table:formula="of:=[.$G$2]" office:value-type="float" office:value="2700">
            <text:p>2700</text:p>
          </table:table-cell>
          <table:table-cell table:formula="of:=[.C326]-[.$H$4]" office:value-type="float" office:value="971.452127659557">
            <text:p>971.4521276596</text:p>
          </table:table-cell>
          <table:table-cell table:formula="of:=&quot;N&quot; &amp; [.A327]" office:value-type="string" office:string-value="N155">
            <text:p>N155</text:p>
          </table:table-cell>
          <table:table-cell table:formula="of:=&quot;X&quot; &amp; [.B327]" office:value-type="string" office:string-value="X2700">
            <text:p>X2700</text:p>
          </table:table-cell>
          <table:table-cell table:formula="of:=&quot;Y&quot; &amp; [.C327]" office:value-type="string" office:string-value="Y971.452127659557">
            <text:p>Y971.452127659557</text:p>
          </table:table-cell>
          <table:table-cell table:number-columns-repeated="2"/>
        </table:table-row>
        <table:table-row table:style-name="ro1">
          <table:table-cell table:formula="of:=[.A327]-1" office:value-type="float" office:value="154">
            <text:p>154</text:p>
          </table:table-cell>
          <table:table-cell table:formula="of:=[.$G$2]" office:value-type="float" office:value="2700">
            <text:p>2700</text:p>
          </table:table-cell>
          <table:table-cell table:formula="of:=[.C327]-[.$H$4]" office:value-type="float" office:value="966.656595744663">
            <text:p>966.6565957447</text:p>
          </table:table-cell>
          <table:table-cell table:formula="of:=&quot;N&quot; &amp; [.A328]" office:value-type="string" office:string-value="N154">
            <text:p>N154</text:p>
          </table:table-cell>
          <table:table-cell table:formula="of:=&quot;X&quot; &amp; [.B328]" office:value-type="string" office:string-value="X2700">
            <text:p>X2700</text:p>
          </table:table-cell>
          <table:table-cell table:formula="of:=&quot;Y&quot; &amp; [.C328]" office:value-type="string" office:string-value="Y966.656595744663">
            <text:p>Y966.656595744663</text:p>
          </table:table-cell>
          <table:table-cell table:number-columns-repeated="2"/>
        </table:table-row>
        <table:table-row table:style-name="ro1">
          <table:table-cell table:formula="of:=[.A328]-1" office:value-type="float" office:value="153">
            <text:p>153</text:p>
          </table:table-cell>
          <table:table-cell table:formula="of:=[.$G$2]" office:value-type="float" office:value="2700">
            <text:p>2700</text:p>
          </table:table-cell>
          <table:table-cell table:formula="of:=[.C328]-[.$H$4]" office:value-type="float" office:value="961.861063829769">
            <text:p>961.8610638298</text:p>
          </table:table-cell>
          <table:table-cell table:formula="of:=&quot;N&quot; &amp; [.A329]" office:value-type="string" office:string-value="N153">
            <text:p>N153</text:p>
          </table:table-cell>
          <table:table-cell table:formula="of:=&quot;X&quot; &amp; [.B329]" office:value-type="string" office:string-value="X2700">
            <text:p>X2700</text:p>
          </table:table-cell>
          <table:table-cell table:formula="of:=&quot;Y&quot; &amp; [.C329]" office:value-type="string" office:string-value="Y961.861063829769">
            <text:p>Y961.861063829769</text:p>
          </table:table-cell>
          <table:table-cell table:number-columns-repeated="2"/>
        </table:table-row>
        <table:table-row table:style-name="ro1">
          <table:table-cell table:formula="of:=[.A329]-1" office:value-type="float" office:value="152">
            <text:p>152</text:p>
          </table:table-cell>
          <table:table-cell table:formula="of:=[.$G$2]" office:value-type="float" office:value="2700">
            <text:p>2700</text:p>
          </table:table-cell>
          <table:table-cell table:formula="of:=[.C329]-[.$H$4]" office:value-type="float" office:value="957.065531914875">
            <text:p>957.0655319149</text:p>
          </table:table-cell>
          <table:table-cell table:formula="of:=&quot;N&quot; &amp; [.A330]" office:value-type="string" office:string-value="N152">
            <text:p>N152</text:p>
          </table:table-cell>
          <table:table-cell table:formula="of:=&quot;X&quot; &amp; [.B330]" office:value-type="string" office:string-value="X2700">
            <text:p>X2700</text:p>
          </table:table-cell>
          <table:table-cell table:formula="of:=&quot;Y&quot; &amp; [.C330]" office:value-type="string" office:string-value="Y957.065531914875">
            <text:p>Y957.065531914875</text:p>
          </table:table-cell>
          <table:table-cell table:number-columns-repeated="2"/>
        </table:table-row>
        <table:table-row table:style-name="ro1">
          <table:table-cell table:formula="of:=[.A330]-1" office:value-type="float" office:value="151">
            <text:p>151</text:p>
          </table:table-cell>
          <table:table-cell table:formula="of:=[.$G$2]" office:value-type="float" office:value="2700">
            <text:p>2700</text:p>
          </table:table-cell>
          <table:table-cell table:formula="of:=[.C330]-[.$H$4]" office:value-type="float" office:value="952.269999999982">
            <text:p>952.27</text:p>
          </table:table-cell>
          <table:table-cell table:formula="of:=&quot;N&quot; &amp; [.A331]" office:value-type="string" office:string-value="N151">
            <text:p>N151</text:p>
          </table:table-cell>
          <table:table-cell table:formula="of:=&quot;X&quot; &amp; [.B331]" office:value-type="string" office:string-value="X2700">
            <text:p>X2700</text:p>
          </table:table-cell>
          <table:table-cell table:formula="of:=&quot;Y&quot; &amp; [.C331]" office:value-type="string" office:string-value="Y952.269999999982">
            <text:p>Y952.269999999982</text:p>
          </table:table-cell>
          <table:table-cell table:number-columns-repeated="2"/>
        </table:table-row>
        <table:table-row table:style-name="ro1">
          <table:table-cell table:formula="of:=[.A331]-1" office:value-type="float" office:value="150">
            <text:p>150</text:p>
          </table:table-cell>
          <table:table-cell table:formula="of:=[.$G$2]" office:value-type="float" office:value="2700">
            <text:p>2700</text:p>
          </table:table-cell>
          <table:table-cell table:formula="of:=[.C331]-[.$H$4]" office:value-type="float" office:value="947.474468085088">
            <text:p>947.4744680851</text:p>
          </table:table-cell>
          <table:table-cell table:formula="of:=&quot;N&quot; &amp; [.A332]" office:value-type="string" office:string-value="N150">
            <text:p>N150</text:p>
          </table:table-cell>
          <table:table-cell table:formula="of:=&quot;X&quot; &amp; [.B332]" office:value-type="string" office:string-value="X2700">
            <text:p>X2700</text:p>
          </table:table-cell>
          <table:table-cell table:formula="of:=&quot;Y&quot; &amp; [.C332]" office:value-type="string" office:string-value="Y947.474468085088">
            <text:p>Y947.474468085088</text:p>
          </table:table-cell>
          <table:table-cell table:number-columns-repeated="2"/>
        </table:table-row>
        <table:table-row table:style-name="ro1">
          <table:table-cell table:formula="of:=[.A332]-1" office:value-type="float" office:value="149">
            <text:p>149</text:p>
          </table:table-cell>
          <table:table-cell table:formula="of:=[.$G$2]" office:value-type="float" office:value="2700">
            <text:p>2700</text:p>
          </table:table-cell>
          <table:table-cell table:formula="of:=[.C332]-[.$H$4]" office:value-type="float" office:value="942.678936170194">
            <text:p>942.6789361702</text:p>
          </table:table-cell>
          <table:table-cell table:formula="of:=&quot;N&quot; &amp; [.A333]" office:value-type="string" office:string-value="N149">
            <text:p>N149</text:p>
          </table:table-cell>
          <table:table-cell table:formula="of:=&quot;X&quot; &amp; [.B333]" office:value-type="string" office:string-value="X2700">
            <text:p>X2700</text:p>
          </table:table-cell>
          <table:table-cell table:formula="of:=&quot;Y&quot; &amp; [.C333]" office:value-type="string" office:string-value="Y942.678936170194">
            <text:p>Y942.678936170194</text:p>
          </table:table-cell>
          <table:table-cell table:number-columns-repeated="2"/>
        </table:table-row>
        <table:table-row table:style-name="ro1">
          <table:table-cell table:formula="of:=[.A333]-1" office:value-type="float" office:value="148">
            <text:p>148</text:p>
          </table:table-cell>
          <table:table-cell table:formula="of:=[.$G$2]" office:value-type="float" office:value="2700">
            <text:p>2700</text:p>
          </table:table-cell>
          <table:table-cell table:formula="of:=[.C333]-[.$H$4]" office:value-type="float" office:value="937.883404255301">
            <text:p>937.8834042553</text:p>
          </table:table-cell>
          <table:table-cell table:formula="of:=&quot;N&quot; &amp; [.A334]" office:value-type="string" office:string-value="N148">
            <text:p>N148</text:p>
          </table:table-cell>
          <table:table-cell table:formula="of:=&quot;X&quot; &amp; [.B334]" office:value-type="string" office:string-value="X2700">
            <text:p>X2700</text:p>
          </table:table-cell>
          <table:table-cell table:formula="of:=&quot;Y&quot; &amp; [.C334]" office:value-type="string" office:string-value="Y937.883404255301">
            <text:p>Y937.883404255301</text:p>
          </table:table-cell>
          <table:table-cell table:number-columns-repeated="2"/>
        </table:table-row>
        <table:table-row table:style-name="ro1">
          <table:table-cell table:formula="of:=[.A334]-1" office:value-type="float" office:value="147">
            <text:p>147</text:p>
          </table:table-cell>
          <table:table-cell table:formula="of:=[.$G$2]" office:value-type="float" office:value="2700">
            <text:p>2700</text:p>
          </table:table-cell>
          <table:table-cell table:formula="of:=[.C334]-[.$H$4]" office:value-type="float" office:value="933.087872340407">
            <text:p>933.0878723404</text:p>
          </table:table-cell>
          <table:table-cell table:formula="of:=&quot;N&quot; &amp; [.A335]" office:value-type="string" office:string-value="N147">
            <text:p>N147</text:p>
          </table:table-cell>
          <table:table-cell table:formula="of:=&quot;X&quot; &amp; [.B335]" office:value-type="string" office:string-value="X2700">
            <text:p>X2700</text:p>
          </table:table-cell>
          <table:table-cell table:formula="of:=&quot;Y&quot; &amp; [.C335]" office:value-type="string" office:string-value="Y933.087872340407">
            <text:p>Y933.087872340407</text:p>
          </table:table-cell>
          <table:table-cell table:number-columns-repeated="2"/>
        </table:table-row>
        <table:table-row table:style-name="ro1">
          <table:table-cell table:formula="of:=[.A335]-1" office:value-type="float" office:value="146">
            <text:p>146</text:p>
          </table:table-cell>
          <table:table-cell table:formula="of:=[.$G$2]" office:value-type="float" office:value="2700">
            <text:p>2700</text:p>
          </table:table-cell>
          <table:table-cell table:formula="of:=[.C335]-[.$H$4]" office:value-type="float" office:value="928.292340425513">
            <text:p>928.2923404255</text:p>
          </table:table-cell>
          <table:table-cell table:formula="of:=&quot;N&quot; &amp; [.A336]" office:value-type="string" office:string-value="N146">
            <text:p>N146</text:p>
          </table:table-cell>
          <table:table-cell table:formula="of:=&quot;X&quot; &amp; [.B336]" office:value-type="string" office:string-value="X2700">
            <text:p>X2700</text:p>
          </table:table-cell>
          <table:table-cell table:formula="of:=&quot;Y&quot; &amp; [.C336]" office:value-type="string" office:string-value="Y928.292340425513">
            <text:p>Y928.292340425513</text:p>
          </table:table-cell>
          <table:table-cell table:number-columns-repeated="2"/>
        </table:table-row>
        <table:table-row table:style-name="ro1">
          <table:table-cell table:formula="of:=[.A336]-1" office:value-type="float" office:value="145">
            <text:p>145</text:p>
          </table:table-cell>
          <table:table-cell table:formula="of:=[.$G$2]" office:value-type="float" office:value="2700">
            <text:p>2700</text:p>
          </table:table-cell>
          <table:table-cell table:formula="of:=[.C336]-[.$H$4]" office:value-type="float" office:value="923.49680851062">
            <text:p>923.4968085106</text:p>
          </table:table-cell>
          <table:table-cell table:formula="of:=&quot;N&quot; &amp; [.A337]" office:value-type="string" office:string-value="N145">
            <text:p>N145</text:p>
          </table:table-cell>
          <table:table-cell table:formula="of:=&quot;X&quot; &amp; [.B337]" office:value-type="string" office:string-value="X2700">
            <text:p>X2700</text:p>
          </table:table-cell>
          <table:table-cell table:formula="of:=&quot;Y&quot; &amp; [.C337]" office:value-type="string" office:string-value="Y923.49680851062">
            <text:p>Y923.49680851062</text:p>
          </table:table-cell>
          <table:table-cell table:number-columns-repeated="2"/>
        </table:table-row>
        <table:table-row table:style-name="ro1">
          <table:table-cell table:formula="of:=[.A337]-1" office:value-type="float" office:value="144">
            <text:p>144</text:p>
          </table:table-cell>
          <table:table-cell table:formula="of:=[.$G$2]" office:value-type="float" office:value="2700">
            <text:p>2700</text:p>
          </table:table-cell>
          <table:table-cell table:formula="of:=[.C337]-[.$H$4]" office:value-type="float" office:value="918.701276595726">
            <text:p>918.7012765957</text:p>
          </table:table-cell>
          <table:table-cell table:formula="of:=&quot;N&quot; &amp; [.A338]" office:value-type="string" office:string-value="N144">
            <text:p>N144</text:p>
          </table:table-cell>
          <table:table-cell table:formula="of:=&quot;X&quot; &amp; [.B338]" office:value-type="string" office:string-value="X2700">
            <text:p>X2700</text:p>
          </table:table-cell>
          <table:table-cell table:formula="of:=&quot;Y&quot; &amp; [.C338]" office:value-type="string" office:string-value="Y918.701276595726">
            <text:p>Y918.701276595726</text:p>
          </table:table-cell>
          <table:table-cell table:number-columns-repeated="2"/>
        </table:table-row>
        <table:table-row table:style-name="ro1">
          <table:table-cell table:formula="of:=[.A338]-1" office:value-type="float" office:value="143">
            <text:p>143</text:p>
          </table:table-cell>
          <table:table-cell table:formula="of:=[.$G$2]" office:value-type="float" office:value="2700">
            <text:p>2700</text:p>
          </table:table-cell>
          <table:table-cell table:formula="of:=[.C338]-[.$H$4]" office:value-type="float" office:value="913.905744680833">
            <text:p>913.9057446808</text:p>
          </table:table-cell>
          <table:table-cell table:formula="of:=&quot;N&quot; &amp; [.A339]" office:value-type="string" office:string-value="N143">
            <text:p>N143</text:p>
          </table:table-cell>
          <table:table-cell table:formula="of:=&quot;X&quot; &amp; [.B339]" office:value-type="string" office:string-value="X2700">
            <text:p>X2700</text:p>
          </table:table-cell>
          <table:table-cell table:formula="of:=&quot;Y&quot; &amp; [.C339]" office:value-type="string" office:string-value="Y913.905744680833">
            <text:p>Y913.905744680833</text:p>
          </table:table-cell>
          <table:table-cell table:number-columns-repeated="2"/>
        </table:table-row>
        <table:table-row table:style-name="ro1">
          <table:table-cell table:formula="of:=[.A339]-1" office:value-type="float" office:value="142">
            <text:p>142</text:p>
          </table:table-cell>
          <table:table-cell table:formula="of:=[.$G$2]" office:value-type="float" office:value="2700">
            <text:p>2700</text:p>
          </table:table-cell>
          <table:table-cell table:formula="of:=[.C339]-[.$H$4]" office:value-type="float" office:value="909.110212765939">
            <text:p>909.1102127659</text:p>
          </table:table-cell>
          <table:table-cell table:formula="of:=&quot;N&quot; &amp; [.A340]" office:value-type="string" office:string-value="N142">
            <text:p>N142</text:p>
          </table:table-cell>
          <table:table-cell table:formula="of:=&quot;X&quot; &amp; [.B340]" office:value-type="string" office:string-value="X2700">
            <text:p>X2700</text:p>
          </table:table-cell>
          <table:table-cell table:formula="of:=&quot;Y&quot; &amp; [.C340]" office:value-type="string" office:string-value="Y909.110212765939">
            <text:p>Y909.110212765939</text:p>
          </table:table-cell>
          <table:table-cell table:number-columns-repeated="2"/>
        </table:table-row>
        <table:table-row table:style-name="ro1">
          <table:table-cell table:formula="of:=[.A340]-1" office:value-type="float" office:value="141">
            <text:p>141</text:p>
          </table:table-cell>
          <table:table-cell table:formula="of:=[.$G$2]" office:value-type="float" office:value="2700">
            <text:p>2700</text:p>
          </table:table-cell>
          <table:table-cell table:formula="of:=[.C340]-[.$H$4]" office:value-type="float" office:value="904.314680851045">
            <text:p>904.314680851</text:p>
          </table:table-cell>
          <table:table-cell table:formula="of:=&quot;N&quot; &amp; [.A341]" office:value-type="string" office:string-value="N141">
            <text:p>N141</text:p>
          </table:table-cell>
          <table:table-cell table:formula="of:=&quot;X&quot; &amp; [.B341]" office:value-type="string" office:string-value="X2700">
            <text:p>X2700</text:p>
          </table:table-cell>
          <table:table-cell table:formula="of:=&quot;Y&quot; &amp; [.C341]" office:value-type="string" office:string-value="Y904.314680851045">
            <text:p>Y904.314680851045</text:p>
          </table:table-cell>
          <table:table-cell table:number-columns-repeated="2"/>
        </table:table-row>
        <table:table-row table:style-name="ro1">
          <table:table-cell table:formula="of:=[.A341]-1" office:value-type="float" office:value="140">
            <text:p>140</text:p>
          </table:table-cell>
          <table:table-cell table:formula="of:=[.$G$2]" office:value-type="float" office:value="2700">
            <text:p>2700</text:p>
          </table:table-cell>
          <table:table-cell table:formula="of:=[.C341]-[.$H$4]" office:value-type="float" office:value="899.519148936151">
            <text:p>899.5191489362</text:p>
          </table:table-cell>
          <table:table-cell table:formula="of:=&quot;N&quot; &amp; [.A342]" office:value-type="string" office:string-value="N140">
            <text:p>N140</text:p>
          </table:table-cell>
          <table:table-cell table:formula="of:=&quot;X&quot; &amp; [.B342]" office:value-type="string" office:string-value="X2700">
            <text:p>X2700</text:p>
          </table:table-cell>
          <table:table-cell table:formula="of:=&quot;Y&quot; &amp; [.C342]" office:value-type="string" office:string-value="Y899.519148936151">
            <text:p>Y899.519148936151</text:p>
          </table:table-cell>
          <table:table-cell table:number-columns-repeated="2"/>
        </table:table-row>
        <table:table-row table:style-name="ro1">
          <table:table-cell table:formula="of:=[.A342]-1" office:value-type="float" office:value="139">
            <text:p>139</text:p>
          </table:table-cell>
          <table:table-cell table:formula="of:=[.$G$2]" office:value-type="float" office:value="2700">
            <text:p>2700</text:p>
          </table:table-cell>
          <table:table-cell table:formula="of:=[.C342]-[.$H$4]" office:value-type="float" office:value="894.723617021258">
            <text:p>894.7236170213</text:p>
          </table:table-cell>
          <table:table-cell table:formula="of:=&quot;N&quot; &amp; [.A343]" office:value-type="string" office:string-value="N139">
            <text:p>N139</text:p>
          </table:table-cell>
          <table:table-cell table:formula="of:=&quot;X&quot; &amp; [.B343]" office:value-type="string" office:string-value="X2700">
            <text:p>X2700</text:p>
          </table:table-cell>
          <table:table-cell table:formula="of:=&quot;Y&quot; &amp; [.C343]" office:value-type="string" office:string-value="Y894.723617021258">
            <text:p>Y894.723617021258</text:p>
          </table:table-cell>
          <table:table-cell table:number-columns-repeated="2"/>
        </table:table-row>
        <table:table-row table:style-name="ro1">
          <table:table-cell table:formula="of:=[.A343]-1" office:value-type="float" office:value="138">
            <text:p>138</text:p>
          </table:table-cell>
          <table:table-cell table:formula="of:=[.$G$2]" office:value-type="float" office:value="2700">
            <text:p>2700</text:p>
          </table:table-cell>
          <table:table-cell table:formula="of:=[.C343]-[.$H$4]" office:value-type="float" office:value="889.928085106364">
            <text:p>889.9280851064</text:p>
          </table:table-cell>
          <table:table-cell table:formula="of:=&quot;N&quot; &amp; [.A344]" office:value-type="string" office:string-value="N138">
            <text:p>N138</text:p>
          </table:table-cell>
          <table:table-cell table:formula="of:=&quot;X&quot; &amp; [.B344]" office:value-type="string" office:string-value="X2700">
            <text:p>X2700</text:p>
          </table:table-cell>
          <table:table-cell table:formula="of:=&quot;Y&quot; &amp; [.C344]" office:value-type="string" office:string-value="Y889.928085106364">
            <text:p>Y889.928085106364</text:p>
          </table:table-cell>
          <table:table-cell table:number-columns-repeated="2"/>
        </table:table-row>
        <table:table-row table:style-name="ro1">
          <table:table-cell table:formula="of:=[.A344]-1" office:value-type="float" office:value="137">
            <text:p>137</text:p>
          </table:table-cell>
          <table:table-cell table:formula="of:=[.$G$2]" office:value-type="float" office:value="2700">
            <text:p>2700</text:p>
          </table:table-cell>
          <table:table-cell table:formula="of:=[.C344]-[.$H$4]" office:value-type="float" office:value="885.13255319147">
            <text:p>885.1325531915</text:p>
          </table:table-cell>
          <table:table-cell table:formula="of:=&quot;N&quot; &amp; [.A345]" office:value-type="string" office:string-value="N137">
            <text:p>N137</text:p>
          </table:table-cell>
          <table:table-cell table:formula="of:=&quot;X&quot; &amp; [.B345]" office:value-type="string" office:string-value="X2700">
            <text:p>X2700</text:p>
          </table:table-cell>
          <table:table-cell table:formula="of:=&quot;Y&quot; &amp; [.C345]" office:value-type="string" office:string-value="Y885.13255319147">
            <text:p>Y885.13255319147</text:p>
          </table:table-cell>
          <table:table-cell table:number-columns-repeated="2"/>
        </table:table-row>
        <table:table-row table:style-name="ro1">
          <table:table-cell table:formula="of:=[.A345]-1" office:value-type="float" office:value="136">
            <text:p>136</text:p>
          </table:table-cell>
          <table:table-cell table:formula="of:=[.$G$2]" office:value-type="float" office:value="2700">
            <text:p>2700</text:p>
          </table:table-cell>
          <table:table-cell table:formula="of:=[.C345]-[.$H$4]" office:value-type="float" office:value="880.337021276577">
            <text:p>880.3370212766</text:p>
          </table:table-cell>
          <table:table-cell table:formula="of:=&quot;N&quot; &amp; [.A346]" office:value-type="string" office:string-value="N136">
            <text:p>N136</text:p>
          </table:table-cell>
          <table:table-cell table:formula="of:=&quot;X&quot; &amp; [.B346]" office:value-type="string" office:string-value="X2700">
            <text:p>X2700</text:p>
          </table:table-cell>
          <table:table-cell table:formula="of:=&quot;Y&quot; &amp; [.C346]" office:value-type="string" office:string-value="Y880.337021276577">
            <text:p>Y880.337021276577</text:p>
          </table:table-cell>
          <table:table-cell table:number-columns-repeated="2"/>
        </table:table-row>
        <table:table-row table:style-name="ro1">
          <table:table-cell table:formula="of:=[.A346]-1" office:value-type="float" office:value="135">
            <text:p>135</text:p>
          </table:table-cell>
          <table:table-cell table:formula="of:=[.$G$2]" office:value-type="float" office:value="2700">
            <text:p>2700</text:p>
          </table:table-cell>
          <table:table-cell table:formula="of:=[.C346]-[.$H$4]" office:value-type="float" office:value="875.541489361683">
            <text:p>875.5414893617</text:p>
          </table:table-cell>
          <table:table-cell table:formula="of:=&quot;N&quot; &amp; [.A347]" office:value-type="string" office:string-value="N135">
            <text:p>N135</text:p>
          </table:table-cell>
          <table:table-cell table:formula="of:=&quot;X&quot; &amp; [.B347]" office:value-type="string" office:string-value="X2700">
            <text:p>X2700</text:p>
          </table:table-cell>
          <table:table-cell table:formula="of:=&quot;Y&quot; &amp; [.C347]" office:value-type="string" office:string-value="Y875.541489361683">
            <text:p>Y875.541489361683</text:p>
          </table:table-cell>
          <table:table-cell table:number-columns-repeated="2"/>
        </table:table-row>
        <table:table-row table:style-name="ro1">
          <table:table-cell table:formula="of:=[.A347]-1" office:value-type="float" office:value="134">
            <text:p>134</text:p>
          </table:table-cell>
          <table:table-cell table:formula="of:=[.$G$2]" office:value-type="float" office:value="2700">
            <text:p>2700</text:p>
          </table:table-cell>
          <table:table-cell table:formula="of:=[.C347]-[.$H$4]" office:value-type="float" office:value="870.745957446789">
            <text:p>870.7459574468</text:p>
          </table:table-cell>
          <table:table-cell table:formula="of:=&quot;N&quot; &amp; [.A348]" office:value-type="string" office:string-value="N134">
            <text:p>N134</text:p>
          </table:table-cell>
          <table:table-cell table:formula="of:=&quot;X&quot; &amp; [.B348]" office:value-type="string" office:string-value="X2700">
            <text:p>X2700</text:p>
          </table:table-cell>
          <table:table-cell table:formula="of:=&quot;Y&quot; &amp; [.C348]" office:value-type="string" office:string-value="Y870.745957446789">
            <text:p>Y870.745957446789</text:p>
          </table:table-cell>
          <table:table-cell table:number-columns-repeated="2"/>
        </table:table-row>
        <table:table-row table:style-name="ro1">
          <table:table-cell table:formula="of:=[.A348]-1" office:value-type="float" office:value="133">
            <text:p>133</text:p>
          </table:table-cell>
          <table:table-cell table:formula="of:=[.$G$2]" office:value-type="float" office:value="2700">
            <text:p>2700</text:p>
          </table:table-cell>
          <table:table-cell table:formula="of:=[.C348]-[.$H$4]" office:value-type="float" office:value="865.950425531896">
            <text:p>865.9504255319</text:p>
          </table:table-cell>
          <table:table-cell table:formula="of:=&quot;N&quot; &amp; [.A349]" office:value-type="string" office:string-value="N133">
            <text:p>N133</text:p>
          </table:table-cell>
          <table:table-cell table:formula="of:=&quot;X&quot; &amp; [.B349]" office:value-type="string" office:string-value="X2700">
            <text:p>X2700</text:p>
          </table:table-cell>
          <table:table-cell table:formula="of:=&quot;Y&quot; &amp; [.C349]" office:value-type="string" office:string-value="Y865.950425531896">
            <text:p>Y865.950425531896</text:p>
          </table:table-cell>
          <table:table-cell table:number-columns-repeated="2"/>
        </table:table-row>
        <table:table-row table:style-name="ro1">
          <table:table-cell table:formula="of:=[.A349]-1" office:value-type="float" office:value="132">
            <text:p>132</text:p>
          </table:table-cell>
          <table:table-cell table:formula="of:=[.$G$2]" office:value-type="float" office:value="2700">
            <text:p>2700</text:p>
          </table:table-cell>
          <table:table-cell table:formula="of:=[.C349]-[.$H$4]" office:value-type="float" office:value="861.154893617002">
            <text:p>861.154893617</text:p>
          </table:table-cell>
          <table:table-cell table:formula="of:=&quot;N&quot; &amp; [.A350]" office:value-type="string" office:string-value="N132">
            <text:p>N132</text:p>
          </table:table-cell>
          <table:table-cell table:formula="of:=&quot;X&quot; &amp; [.B350]" office:value-type="string" office:string-value="X2700">
            <text:p>X2700</text:p>
          </table:table-cell>
          <table:table-cell table:formula="of:=&quot;Y&quot; &amp; [.C350]" office:value-type="string" office:string-value="Y861.154893617002">
            <text:p>Y861.154893617002</text:p>
          </table:table-cell>
          <table:table-cell table:number-columns-repeated="2"/>
        </table:table-row>
        <table:table-row table:style-name="ro1">
          <table:table-cell table:formula="of:=[.A350]-1" office:value-type="float" office:value="131">
            <text:p>131</text:p>
          </table:table-cell>
          <table:table-cell table:formula="of:=[.$G$2]" office:value-type="float" office:value="2700">
            <text:p>2700</text:p>
          </table:table-cell>
          <table:table-cell table:formula="of:=[.C350]-[.$H$4]" office:value-type="float" office:value="856.359361702108">
            <text:p>856.3593617021</text:p>
          </table:table-cell>
          <table:table-cell table:formula="of:=&quot;N&quot; &amp; [.A351]" office:value-type="string" office:string-value="N131">
            <text:p>N131</text:p>
          </table:table-cell>
          <table:table-cell table:formula="of:=&quot;X&quot; &amp; [.B351]" office:value-type="string" office:string-value="X2700">
            <text:p>X2700</text:p>
          </table:table-cell>
          <table:table-cell table:formula="of:=&quot;Y&quot; &amp; [.C351]" office:value-type="string" office:string-value="Y856.359361702108">
            <text:p>Y856.359361702108</text:p>
          </table:table-cell>
          <table:table-cell table:number-columns-repeated="2"/>
        </table:table-row>
        <table:table-row table:style-name="ro1">
          <table:table-cell table:formula="of:=[.A351]-1" office:value-type="float" office:value="130">
            <text:p>130</text:p>
          </table:table-cell>
          <table:table-cell table:formula="of:=[.$G$2]" office:value-type="float" office:value="2700">
            <text:p>2700</text:p>
          </table:table-cell>
          <table:table-cell table:formula="of:=[.C351]-[.$H$4]" office:value-type="float" office:value="851.563829787215">
            <text:p>851.5638297872</text:p>
          </table:table-cell>
          <table:table-cell table:formula="of:=&quot;N&quot; &amp; [.A352]" office:value-type="string" office:string-value="N130">
            <text:p>N130</text:p>
          </table:table-cell>
          <table:table-cell table:formula="of:=&quot;X&quot; &amp; [.B352]" office:value-type="string" office:string-value="X2700">
            <text:p>X2700</text:p>
          </table:table-cell>
          <table:table-cell table:formula="of:=&quot;Y&quot; &amp; [.C352]" office:value-type="string" office:string-value="Y851.563829787215">
            <text:p>Y851.563829787215</text:p>
          </table:table-cell>
          <table:table-cell table:number-columns-repeated="2"/>
        </table:table-row>
        <table:table-row table:style-name="ro1">
          <table:table-cell table:formula="of:=[.A352]-1" office:value-type="float" office:value="129">
            <text:p>129</text:p>
          </table:table-cell>
          <table:table-cell table:formula="of:=[.$G$2]" office:value-type="float" office:value="2700">
            <text:p>2700</text:p>
          </table:table-cell>
          <table:table-cell table:formula="of:=[.C352]-[.$H$4]" office:value-type="float" office:value="846.768297872321">
            <text:p>846.7682978723</text:p>
          </table:table-cell>
          <table:table-cell table:formula="of:=&quot;N&quot; &amp; [.A353]" office:value-type="string" office:string-value="N129">
            <text:p>N129</text:p>
          </table:table-cell>
          <table:table-cell table:formula="of:=&quot;X&quot; &amp; [.B353]" office:value-type="string" office:string-value="X2700">
            <text:p>X2700</text:p>
          </table:table-cell>
          <table:table-cell table:formula="of:=&quot;Y&quot; &amp; [.C353]" office:value-type="string" office:string-value="Y846.768297872321">
            <text:p>Y846.768297872321</text:p>
          </table:table-cell>
          <table:table-cell table:number-columns-repeated="2"/>
        </table:table-row>
        <table:table-row table:style-name="ro1">
          <table:table-cell table:formula="of:=[.A353]-1" office:value-type="float" office:value="128">
            <text:p>128</text:p>
          </table:table-cell>
          <table:table-cell table:formula="of:=[.$G$2]" office:value-type="float" office:value="2700">
            <text:p>2700</text:p>
          </table:table-cell>
          <table:table-cell table:formula="of:=[.C353]-[.$H$4]" office:value-type="float" office:value="841.972765957427">
            <text:p>841.9727659574</text:p>
          </table:table-cell>
          <table:table-cell table:formula="of:=&quot;N&quot; &amp; [.A354]" office:value-type="string" office:string-value="N128">
            <text:p>N128</text:p>
          </table:table-cell>
          <table:table-cell table:formula="of:=&quot;X&quot; &amp; [.B354]" office:value-type="string" office:string-value="X2700">
            <text:p>X2700</text:p>
          </table:table-cell>
          <table:table-cell table:formula="of:=&quot;Y&quot; &amp; [.C354]" office:value-type="string" office:string-value="Y841.972765957427">
            <text:p>Y841.972765957427</text:p>
          </table:table-cell>
          <table:table-cell table:number-columns-repeated="2"/>
        </table:table-row>
        <table:table-row table:style-name="ro1">
          <table:table-cell table:formula="of:=[.A354]-1" office:value-type="float" office:value="127">
            <text:p>127</text:p>
          </table:table-cell>
          <table:table-cell table:formula="of:=[.$G$2]" office:value-type="float" office:value="2700">
            <text:p>2700</text:p>
          </table:table-cell>
          <table:table-cell table:formula="of:=[.C354]-[.$H$4]" office:value-type="float" office:value="837.177234042534">
            <text:p>837.1772340425</text:p>
          </table:table-cell>
          <table:table-cell table:formula="of:=&quot;N&quot; &amp; [.A355]" office:value-type="string" office:string-value="N127">
            <text:p>N127</text:p>
          </table:table-cell>
          <table:table-cell table:formula="of:=&quot;X&quot; &amp; [.B355]" office:value-type="string" office:string-value="X2700">
            <text:p>X2700</text:p>
          </table:table-cell>
          <table:table-cell table:formula="of:=&quot;Y&quot; &amp; [.C355]" office:value-type="string" office:string-value="Y837.177234042534">
            <text:p>Y837.177234042534</text:p>
          </table:table-cell>
          <table:table-cell table:number-columns-repeated="2"/>
        </table:table-row>
        <table:table-row table:style-name="ro1">
          <table:table-cell table:formula="of:=[.A355]-1" office:value-type="float" office:value="126">
            <text:p>126</text:p>
          </table:table-cell>
          <table:table-cell table:formula="of:=[.$G$2]" office:value-type="float" office:value="2700">
            <text:p>2700</text:p>
          </table:table-cell>
          <table:table-cell table:formula="of:=[.C355]-[.$H$4]" office:value-type="float" office:value="832.38170212764">
            <text:p>832.3817021276</text:p>
          </table:table-cell>
          <table:table-cell table:formula="of:=&quot;N&quot; &amp; [.A356]" office:value-type="string" office:string-value="N126">
            <text:p>N126</text:p>
          </table:table-cell>
          <table:table-cell table:formula="of:=&quot;X&quot; &amp; [.B356]" office:value-type="string" office:string-value="X2700">
            <text:p>X2700</text:p>
          </table:table-cell>
          <table:table-cell table:formula="of:=&quot;Y&quot; &amp; [.C356]" office:value-type="string" office:string-value="Y832.38170212764">
            <text:p>Y832.38170212764</text:p>
          </table:table-cell>
          <table:table-cell table:number-columns-repeated="2"/>
        </table:table-row>
        <table:table-row table:style-name="ro1">
          <table:table-cell table:formula="of:=[.A356]-1" office:value-type="float" office:value="125">
            <text:p>125</text:p>
          </table:table-cell>
          <table:table-cell table:formula="of:=[.$G$2]" office:value-type="float" office:value="2700">
            <text:p>2700</text:p>
          </table:table-cell>
          <table:table-cell table:formula="of:=[.C356]-[.$H$4]" office:value-type="float" office:value="827.586170212746">
            <text:p>827.5861702127</text:p>
          </table:table-cell>
          <table:table-cell table:formula="of:=&quot;N&quot; &amp; [.A357]" office:value-type="string" office:string-value="N125">
            <text:p>N125</text:p>
          </table:table-cell>
          <table:table-cell table:formula="of:=&quot;X&quot; &amp; [.B357]" office:value-type="string" office:string-value="X2700">
            <text:p>X2700</text:p>
          </table:table-cell>
          <table:table-cell table:formula="of:=&quot;Y&quot; &amp; [.C357]" office:value-type="string" office:string-value="Y827.586170212746">
            <text:p>Y827.586170212746</text:p>
          </table:table-cell>
          <table:table-cell table:number-columns-repeated="2"/>
        </table:table-row>
        <table:table-row table:style-name="ro1">
          <table:table-cell table:formula="of:=[.A357]-1" office:value-type="float" office:value="124">
            <text:p>124</text:p>
          </table:table-cell>
          <table:table-cell table:formula="of:=[.$G$2]" office:value-type="float" office:value="2700">
            <text:p>2700</text:p>
          </table:table-cell>
          <table:table-cell table:formula="of:=[.C357]-[.$H$4]" office:value-type="float" office:value="822.790638297853">
            <text:p>822.7906382979</text:p>
          </table:table-cell>
          <table:table-cell table:formula="of:=&quot;N&quot; &amp; [.A358]" office:value-type="string" office:string-value="N124">
            <text:p>N124</text:p>
          </table:table-cell>
          <table:table-cell table:formula="of:=&quot;X&quot; &amp; [.B358]" office:value-type="string" office:string-value="X2700">
            <text:p>X2700</text:p>
          </table:table-cell>
          <table:table-cell table:formula="of:=&quot;Y&quot; &amp; [.C358]" office:value-type="string" office:string-value="Y822.790638297853">
            <text:p>Y822.790638297853</text:p>
          </table:table-cell>
          <table:table-cell table:number-columns-repeated="2"/>
        </table:table-row>
        <table:table-row table:style-name="ro1">
          <table:table-cell table:formula="of:=[.A358]-1" office:value-type="float" office:value="123">
            <text:p>123</text:p>
          </table:table-cell>
          <table:table-cell table:formula="of:=[.$G$2]" office:value-type="float" office:value="2700">
            <text:p>2700</text:p>
          </table:table-cell>
          <table:table-cell table:formula="of:=[.C358]-[.$H$4]" office:value-type="float" office:value="817.995106382959">
            <text:p>817.995106383</text:p>
          </table:table-cell>
          <table:table-cell table:formula="of:=&quot;N&quot; &amp; [.A359]" office:value-type="string" office:string-value="N123">
            <text:p>N123</text:p>
          </table:table-cell>
          <table:table-cell table:formula="of:=&quot;X&quot; &amp; [.B359]" office:value-type="string" office:string-value="X2700">
            <text:p>X2700</text:p>
          </table:table-cell>
          <table:table-cell table:formula="of:=&quot;Y&quot; &amp; [.C359]" office:value-type="string" office:string-value="Y817.995106382959">
            <text:p>Y817.995106382959</text:p>
          </table:table-cell>
          <table:table-cell table:number-columns-repeated="2"/>
        </table:table-row>
        <table:table-row table:style-name="ro1">
          <table:table-cell table:formula="of:=[.A359]-1" office:value-type="float" office:value="122">
            <text:p>122</text:p>
          </table:table-cell>
          <table:table-cell table:formula="of:=[.$G$2]" office:value-type="float" office:value="2700">
            <text:p>2700</text:p>
          </table:table-cell>
          <table:table-cell table:formula="of:=[.C359]-[.$H$4]" office:value-type="float" office:value="813.199574468065">
            <text:p>813.1995744681</text:p>
          </table:table-cell>
          <table:table-cell table:formula="of:=&quot;N&quot; &amp; [.A360]" office:value-type="string" office:string-value="N122">
            <text:p>N122</text:p>
          </table:table-cell>
          <table:table-cell table:formula="of:=&quot;X&quot; &amp; [.B360]" office:value-type="string" office:string-value="X2700">
            <text:p>X2700</text:p>
          </table:table-cell>
          <table:table-cell table:formula="of:=&quot;Y&quot; &amp; [.C360]" office:value-type="string" office:string-value="Y813.199574468065">
            <text:p>Y813.199574468065</text:p>
          </table:table-cell>
          <table:table-cell table:number-columns-repeated="2"/>
        </table:table-row>
        <table:table-row table:style-name="ro1">
          <table:table-cell table:formula="of:=[.A360]-1" office:value-type="float" office:value="121">
            <text:p>121</text:p>
          </table:table-cell>
          <table:table-cell table:formula="of:=[.$G$2]" office:value-type="float" office:value="2700">
            <text:p>2700</text:p>
          </table:table-cell>
          <table:table-cell table:formula="of:=[.C360]-[.$H$4]" office:value-type="float" office:value="808.404042553172">
            <text:p>808.4040425532</text:p>
          </table:table-cell>
          <table:table-cell table:formula="of:=&quot;N&quot; &amp; [.A361]" office:value-type="string" office:string-value="N121">
            <text:p>N121</text:p>
          </table:table-cell>
          <table:table-cell table:formula="of:=&quot;X&quot; &amp; [.B361]" office:value-type="string" office:string-value="X2700">
            <text:p>X2700</text:p>
          </table:table-cell>
          <table:table-cell table:formula="of:=&quot;Y&quot; &amp; [.C361]" office:value-type="string" office:string-value="Y808.404042553172">
            <text:p>Y808.404042553172</text:p>
          </table:table-cell>
          <table:table-cell table:number-columns-repeated="2"/>
        </table:table-row>
        <table:table-row table:style-name="ro1">
          <table:table-cell table:formula="of:=[.A361]-1" office:value-type="float" office:value="120">
            <text:p>120</text:p>
          </table:table-cell>
          <table:table-cell table:formula="of:=[.$G$2]" office:value-type="float" office:value="2700">
            <text:p>2700</text:p>
          </table:table-cell>
          <table:table-cell table:formula="of:=[.C361]-[.$H$4]" office:value-type="float" office:value="803.608510638278">
            <text:p>803.6085106383</text:p>
          </table:table-cell>
          <table:table-cell table:formula="of:=&quot;N&quot; &amp; [.A362]" office:value-type="string" office:string-value="N120">
            <text:p>N120</text:p>
          </table:table-cell>
          <table:table-cell table:formula="of:=&quot;X&quot; &amp; [.B362]" office:value-type="string" office:string-value="X2700">
            <text:p>X2700</text:p>
          </table:table-cell>
          <table:table-cell table:formula="of:=&quot;Y&quot; &amp; [.C362]" office:value-type="string" office:string-value="Y803.608510638278">
            <text:p>Y803.608510638278</text:p>
          </table:table-cell>
          <table:table-cell table:number-columns-repeated="2"/>
        </table:table-row>
        <table:table-row table:style-name="ro1">
          <table:table-cell table:formula="of:=[.A362]-1" office:value-type="float" office:value="119">
            <text:p>119</text:p>
          </table:table-cell>
          <table:table-cell table:formula="of:=[.$G$2]" office:value-type="float" office:value="2700">
            <text:p>2700</text:p>
          </table:table-cell>
          <table:table-cell table:formula="of:=[.C362]-[.$H$4]" office:value-type="float" office:value="798.812978723384">
            <text:p>798.8129787234</text:p>
          </table:table-cell>
          <table:table-cell table:formula="of:=&quot;N&quot; &amp; [.A363]" office:value-type="string" office:string-value="N119">
            <text:p>N119</text:p>
          </table:table-cell>
          <table:table-cell table:formula="of:=&quot;X&quot; &amp; [.B363]" office:value-type="string" office:string-value="X2700">
            <text:p>X2700</text:p>
          </table:table-cell>
          <table:table-cell table:formula="of:=&quot;Y&quot; &amp; [.C363]" office:value-type="string" office:string-value="Y798.812978723384">
            <text:p>Y798.812978723384</text:p>
          </table:table-cell>
          <table:table-cell table:number-columns-repeated="2"/>
        </table:table-row>
        <table:table-row table:style-name="ro1">
          <table:table-cell table:formula="of:=[.A363]-1" office:value-type="float" office:value="118">
            <text:p>118</text:p>
          </table:table-cell>
          <table:table-cell table:formula="of:=[.$G$2]" office:value-type="float" office:value="2700">
            <text:p>2700</text:p>
          </table:table-cell>
          <table:table-cell table:formula="of:=[.C363]-[.$H$4]" office:value-type="float" office:value="794.017446808491">
            <text:p>794.0174468085</text:p>
          </table:table-cell>
          <table:table-cell table:formula="of:=&quot;N&quot; &amp; [.A364]" office:value-type="string" office:string-value="N118">
            <text:p>N118</text:p>
          </table:table-cell>
          <table:table-cell table:formula="of:=&quot;X&quot; &amp; [.B364]" office:value-type="string" office:string-value="X2700">
            <text:p>X2700</text:p>
          </table:table-cell>
          <table:table-cell table:formula="of:=&quot;Y&quot; &amp; [.C364]" office:value-type="string" office:string-value="Y794.017446808491">
            <text:p>Y794.017446808491</text:p>
          </table:table-cell>
          <table:table-cell table:number-columns-repeated="2"/>
        </table:table-row>
        <table:table-row table:style-name="ro1">
          <table:table-cell table:formula="of:=[.A364]-1" office:value-type="float" office:value="117">
            <text:p>117</text:p>
          </table:table-cell>
          <table:table-cell table:formula="of:=[.$G$2]" office:value-type="float" office:value="2700">
            <text:p>2700</text:p>
          </table:table-cell>
          <table:table-cell table:formula="of:=[.C364]-[.$H$4]" office:value-type="float" office:value="789.221914893597">
            <text:p>789.2219148936</text:p>
          </table:table-cell>
          <table:table-cell table:formula="of:=&quot;N&quot; &amp; [.A365]" office:value-type="string" office:string-value="N117">
            <text:p>N117</text:p>
          </table:table-cell>
          <table:table-cell table:formula="of:=&quot;X&quot; &amp; [.B365]" office:value-type="string" office:string-value="X2700">
            <text:p>X2700</text:p>
          </table:table-cell>
          <table:table-cell table:formula="of:=&quot;Y&quot; &amp; [.C365]" office:value-type="string" office:string-value="Y789.221914893597">
            <text:p>Y789.221914893597</text:p>
          </table:table-cell>
          <table:table-cell table:number-columns-repeated="2"/>
        </table:table-row>
        <table:table-row table:style-name="ro1">
          <table:table-cell table:formula="of:=[.A365]-1" office:value-type="float" office:value="116">
            <text:p>116</text:p>
          </table:table-cell>
          <table:table-cell table:formula="of:=[.$G$2]" office:value-type="float" office:value="2700">
            <text:p>2700</text:p>
          </table:table-cell>
          <table:table-cell table:formula="of:=[.C365]-[.$H$4]" office:value-type="float" office:value="784.426382978703">
            <text:p>784.4263829787</text:p>
          </table:table-cell>
          <table:table-cell table:formula="of:=&quot;N&quot; &amp; [.A366]" office:value-type="string" office:string-value="N116">
            <text:p>N116</text:p>
          </table:table-cell>
          <table:table-cell table:formula="of:=&quot;X&quot; &amp; [.B366]" office:value-type="string" office:string-value="X2700">
            <text:p>X2700</text:p>
          </table:table-cell>
          <table:table-cell table:formula="of:=&quot;Y&quot; &amp; [.C366]" office:value-type="string" office:string-value="Y784.426382978703">
            <text:p>Y784.426382978703</text:p>
          </table:table-cell>
          <table:table-cell table:number-columns-repeated="2"/>
        </table:table-row>
        <table:table-row table:style-name="ro1">
          <table:table-cell table:formula="of:=[.A366]-1" office:value-type="float" office:value="115">
            <text:p>115</text:p>
          </table:table-cell>
          <table:table-cell table:formula="of:=[.$G$2]" office:value-type="float" office:value="2700">
            <text:p>2700</text:p>
          </table:table-cell>
          <table:table-cell table:formula="of:=[.C366]-[.$H$4]" office:value-type="float" office:value="779.63085106381">
            <text:p>779.6308510638</text:p>
          </table:table-cell>
          <table:table-cell table:formula="of:=&quot;N&quot; &amp; [.A367]" office:value-type="string" office:string-value="N115">
            <text:p>N115</text:p>
          </table:table-cell>
          <table:table-cell table:formula="of:=&quot;X&quot; &amp; [.B367]" office:value-type="string" office:string-value="X2700">
            <text:p>X2700</text:p>
          </table:table-cell>
          <table:table-cell table:formula="of:=&quot;Y&quot; &amp; [.C367]" office:value-type="string" office:string-value="Y779.63085106381">
            <text:p>Y779.63085106381</text:p>
          </table:table-cell>
          <table:table-cell table:number-columns-repeated="2"/>
        </table:table-row>
        <table:table-row table:style-name="ro1">
          <table:table-cell table:formula="of:=[.A367]-1" office:value-type="float" office:value="114">
            <text:p>114</text:p>
          </table:table-cell>
          <table:table-cell table:formula="of:=[.$G$2]" office:value-type="float" office:value="2700">
            <text:p>2700</text:p>
          </table:table-cell>
          <table:table-cell table:formula="of:=[.C367]-[.$H$4]" office:value-type="float" office:value="774.835319148916">
            <text:p>774.8353191489</text:p>
          </table:table-cell>
          <table:table-cell table:formula="of:=&quot;N&quot; &amp; [.A368]" office:value-type="string" office:string-value="N114">
            <text:p>N114</text:p>
          </table:table-cell>
          <table:table-cell table:formula="of:=&quot;X&quot; &amp; [.B368]" office:value-type="string" office:string-value="X2700">
            <text:p>X2700</text:p>
          </table:table-cell>
          <table:table-cell table:formula="of:=&quot;Y&quot; &amp; [.C368]" office:value-type="string" office:string-value="Y774.835319148916">
            <text:p>Y774.835319148916</text:p>
          </table:table-cell>
          <table:table-cell table:number-columns-repeated="2"/>
        </table:table-row>
        <table:table-row table:style-name="ro1">
          <table:table-cell table:formula="of:=[.A368]-1" office:value-type="float" office:value="113">
            <text:p>113</text:p>
          </table:table-cell>
          <table:table-cell table:formula="of:=[.$G$2]" office:value-type="float" office:value="2700">
            <text:p>2700</text:p>
          </table:table-cell>
          <table:table-cell table:formula="of:=[.C368]-[.$H$4]" office:value-type="float" office:value="770.039787234022">
            <text:p>770.039787234</text:p>
          </table:table-cell>
          <table:table-cell table:formula="of:=&quot;N&quot; &amp; [.A369]" office:value-type="string" office:string-value="N113">
            <text:p>N113</text:p>
          </table:table-cell>
          <table:table-cell table:formula="of:=&quot;X&quot; &amp; [.B369]" office:value-type="string" office:string-value="X2700">
            <text:p>X2700</text:p>
          </table:table-cell>
          <table:table-cell table:formula="of:=&quot;Y&quot; &amp; [.C369]" office:value-type="string" office:string-value="Y770.039787234022">
            <text:p>Y770.039787234022</text:p>
          </table:table-cell>
          <table:table-cell table:number-columns-repeated="2"/>
        </table:table-row>
        <table:table-row table:style-name="ro1">
          <table:table-cell table:formula="of:=[.A369]-1" office:value-type="float" office:value="112">
            <text:p>112</text:p>
          </table:table-cell>
          <table:table-cell table:formula="of:=[.$G$2]" office:value-type="float" office:value="2700">
            <text:p>2700</text:p>
          </table:table-cell>
          <table:table-cell table:formula="of:=[.C369]-[.$H$4]" office:value-type="float" office:value="765.244255319129">
            <text:p>765.2442553191</text:p>
          </table:table-cell>
          <table:table-cell table:formula="of:=&quot;N&quot; &amp; [.A370]" office:value-type="string" office:string-value="N112">
            <text:p>N112</text:p>
          </table:table-cell>
          <table:table-cell table:formula="of:=&quot;X&quot; &amp; [.B370]" office:value-type="string" office:string-value="X2700">
            <text:p>X2700</text:p>
          </table:table-cell>
          <table:table-cell table:formula="of:=&quot;Y&quot; &amp; [.C370]" office:value-type="string" office:string-value="Y765.244255319129">
            <text:p>Y765.244255319129</text:p>
          </table:table-cell>
          <table:table-cell table:number-columns-repeated="2"/>
        </table:table-row>
        <table:table-row table:style-name="ro1">
          <table:table-cell table:formula="of:=[.A370]-1" office:value-type="float" office:value="111">
            <text:p>111</text:p>
          </table:table-cell>
          <table:table-cell table:formula="of:=[.$G$2]" office:value-type="float" office:value="2700">
            <text:p>2700</text:p>
          </table:table-cell>
          <table:table-cell table:formula="of:=[.C370]-[.$H$4]" office:value-type="float" office:value="760.448723404235">
            <text:p>760.4487234042</text:p>
          </table:table-cell>
          <table:table-cell table:formula="of:=&quot;N&quot; &amp; [.A371]" office:value-type="string" office:string-value="N111">
            <text:p>N111</text:p>
          </table:table-cell>
          <table:table-cell table:formula="of:=&quot;X&quot; &amp; [.B371]" office:value-type="string" office:string-value="X2700">
            <text:p>X2700</text:p>
          </table:table-cell>
          <table:table-cell table:formula="of:=&quot;Y&quot; &amp; [.C371]" office:value-type="string" office:string-value="Y760.448723404235">
            <text:p>Y760.448723404235</text:p>
          </table:table-cell>
          <table:table-cell table:number-columns-repeated="2"/>
        </table:table-row>
        <table:table-row table:style-name="ro1">
          <table:table-cell table:formula="of:=[.A371]-1" office:value-type="float" office:value="110">
            <text:p>110</text:p>
          </table:table-cell>
          <table:table-cell table:formula="of:=[.$G$2]" office:value-type="float" office:value="2700">
            <text:p>2700</text:p>
          </table:table-cell>
          <table:table-cell table:formula="of:=[.C371]-[.$H$4]" office:value-type="float" office:value="755.653191489341">
            <text:p>755.6531914893</text:p>
          </table:table-cell>
          <table:table-cell table:formula="of:=&quot;N&quot; &amp; [.A372]" office:value-type="string" office:string-value="N110">
            <text:p>N110</text:p>
          </table:table-cell>
          <table:table-cell table:formula="of:=&quot;X&quot; &amp; [.B372]" office:value-type="string" office:string-value="X2700">
            <text:p>X2700</text:p>
          </table:table-cell>
          <table:table-cell table:formula="of:=&quot;Y&quot; &amp; [.C372]" office:value-type="string" office:string-value="Y755.653191489341">
            <text:p>Y755.653191489341</text:p>
          </table:table-cell>
          <table:table-cell table:number-columns-repeated="2"/>
        </table:table-row>
        <table:table-row table:style-name="ro1">
          <table:table-cell table:formula="of:=[.A372]-1" office:value-type="float" office:value="109">
            <text:p>109</text:p>
          </table:table-cell>
          <table:table-cell table:formula="of:=[.$G$2]" office:value-type="float" office:value="2700">
            <text:p>2700</text:p>
          </table:table-cell>
          <table:table-cell table:formula="of:=[.C372]-[.$H$4]" office:value-type="float" office:value="750.857659574448">
            <text:p>750.8576595744</text:p>
          </table:table-cell>
          <table:table-cell table:formula="of:=&quot;N&quot; &amp; [.A373]" office:value-type="string" office:string-value="N109">
            <text:p>N109</text:p>
          </table:table-cell>
          <table:table-cell table:formula="of:=&quot;X&quot; &amp; [.B373]" office:value-type="string" office:string-value="X2700">
            <text:p>X2700</text:p>
          </table:table-cell>
          <table:table-cell table:formula="of:=&quot;Y&quot; &amp; [.C373]" office:value-type="string" office:string-value="Y750.857659574448">
            <text:p>Y750.857659574448</text:p>
          </table:table-cell>
          <table:table-cell table:number-columns-repeated="2"/>
        </table:table-row>
        <table:table-row table:style-name="ro1">
          <table:table-cell table:formula="of:=[.A373]-1" office:value-type="float" office:value="108">
            <text:p>108</text:p>
          </table:table-cell>
          <table:table-cell table:formula="of:=[.$G$2]" office:value-type="float" office:value="2700">
            <text:p>2700</text:p>
          </table:table-cell>
          <table:table-cell table:formula="of:=[.C373]-[.$H$4]" office:value-type="float" office:value="746.062127659554">
            <text:p>746.0621276596</text:p>
          </table:table-cell>
          <table:table-cell table:formula="of:=&quot;N&quot; &amp; [.A374]" office:value-type="string" office:string-value="N108">
            <text:p>N108</text:p>
          </table:table-cell>
          <table:table-cell table:formula="of:=&quot;X&quot; &amp; [.B374]" office:value-type="string" office:string-value="X2700">
            <text:p>X2700</text:p>
          </table:table-cell>
          <table:table-cell table:formula="of:=&quot;Y&quot; &amp; [.C374]" office:value-type="string" office:string-value="Y746.062127659554">
            <text:p>Y746.062127659554</text:p>
          </table:table-cell>
          <table:table-cell table:number-columns-repeated="2"/>
        </table:table-row>
        <table:table-row table:style-name="ro1">
          <table:table-cell table:formula="of:=[.A374]-1" office:value-type="float" office:value="107">
            <text:p>107</text:p>
          </table:table-cell>
          <table:table-cell table:formula="of:=[.$G$2]" office:value-type="float" office:value="2700">
            <text:p>2700</text:p>
          </table:table-cell>
          <table:table-cell table:formula="of:=[.C374]-[.$H$4]" office:value-type="float" office:value="741.26659574466">
            <text:p>741.2665957447</text:p>
          </table:table-cell>
          <table:table-cell table:formula="of:=&quot;N&quot; &amp; [.A375]" office:value-type="string" office:string-value="N107">
            <text:p>N107</text:p>
          </table:table-cell>
          <table:table-cell table:formula="of:=&quot;X&quot; &amp; [.B375]" office:value-type="string" office:string-value="X2700">
            <text:p>X2700</text:p>
          </table:table-cell>
          <table:table-cell table:formula="of:=&quot;Y&quot; &amp; [.C375]" office:value-type="string" office:string-value="Y741.26659574466">
            <text:p>Y741.26659574466</text:p>
          </table:table-cell>
          <table:table-cell table:number-columns-repeated="2"/>
        </table:table-row>
        <table:table-row table:style-name="ro1">
          <table:table-cell table:formula="of:=[.A375]-1" office:value-type="float" office:value="106">
            <text:p>106</text:p>
          </table:table-cell>
          <table:table-cell table:formula="of:=[.$G$2]" office:value-type="float" office:value="2700">
            <text:p>2700</text:p>
          </table:table-cell>
          <table:table-cell table:formula="of:=[.C375]-[.$H$4]" office:value-type="float" office:value="736.471063829767">
            <text:p>736.4710638298</text:p>
          </table:table-cell>
          <table:table-cell table:formula="of:=&quot;N&quot; &amp; [.A376]" office:value-type="string" office:string-value="N106">
            <text:p>N106</text:p>
          </table:table-cell>
          <table:table-cell table:formula="of:=&quot;X&quot; &amp; [.B376]" office:value-type="string" office:string-value="X2700">
            <text:p>X2700</text:p>
          </table:table-cell>
          <table:table-cell table:formula="of:=&quot;Y&quot; &amp; [.C376]" office:value-type="string" office:string-value="Y736.471063829767">
            <text:p>Y736.471063829767</text:p>
          </table:table-cell>
          <table:table-cell table:number-columns-repeated="2"/>
        </table:table-row>
        <table:table-row table:style-name="ro1">
          <table:table-cell table:formula="of:=[.A376]-1" office:value-type="float" office:value="105">
            <text:p>105</text:p>
          </table:table-cell>
          <table:table-cell table:formula="of:=[.$G$2]" office:value-type="float" office:value="2700">
            <text:p>2700</text:p>
          </table:table-cell>
          <table:table-cell table:formula="of:=[.C376]-[.$H$4]" office:value-type="float" office:value="731.675531914873">
            <text:p>731.6755319149</text:p>
          </table:table-cell>
          <table:table-cell table:formula="of:=&quot;N&quot; &amp; [.A377]" office:value-type="string" office:string-value="N105">
            <text:p>N105</text:p>
          </table:table-cell>
          <table:table-cell table:formula="of:=&quot;X&quot; &amp; [.B377]" office:value-type="string" office:string-value="X2700">
            <text:p>X2700</text:p>
          </table:table-cell>
          <table:table-cell table:formula="of:=&quot;Y&quot; &amp; [.C377]" office:value-type="string" office:string-value="Y731.675531914873">
            <text:p>Y731.675531914873</text:p>
          </table:table-cell>
          <table:table-cell table:number-columns-repeated="2"/>
        </table:table-row>
        <table:table-row table:style-name="ro1">
          <table:table-cell table:formula="of:=[.A377]-1" office:value-type="float" office:value="104">
            <text:p>104</text:p>
          </table:table-cell>
          <table:table-cell table:formula="of:=[.$G$2]" office:value-type="float" office:value="2700">
            <text:p>2700</text:p>
          </table:table-cell>
          <table:table-cell table:formula="of:=[.C377]-[.$H$4]" office:value-type="float" office:value="726.879999999979">
            <text:p>726.88</text:p>
          </table:table-cell>
          <table:table-cell table:formula="of:=&quot;N&quot; &amp; [.A378]" office:value-type="string" office:string-value="N104">
            <text:p>N104</text:p>
          </table:table-cell>
          <table:table-cell table:formula="of:=&quot;X&quot; &amp; [.B378]" office:value-type="string" office:string-value="X2700">
            <text:p>X2700</text:p>
          </table:table-cell>
          <table:table-cell table:formula="of:=&quot;Y&quot; &amp; [.C378]" office:value-type="string" office:string-value="Y726.879999999979">
            <text:p>Y726.879999999979</text:p>
          </table:table-cell>
          <table:table-cell table:number-columns-repeated="2"/>
        </table:table-row>
        <table:table-row table:style-name="ro1">
          <table:table-cell table:formula="of:=[.A378]-1" office:value-type="float" office:value="103">
            <text:p>103</text:p>
          </table:table-cell>
          <table:table-cell table:formula="of:=[.$G$2]" office:value-type="float" office:value="2700">
            <text:p>2700</text:p>
          </table:table-cell>
          <table:table-cell table:formula="of:=[.C378]-[.$H$4]" office:value-type="float" office:value="722.084468085086">
            <text:p>722.0844680851</text:p>
          </table:table-cell>
          <table:table-cell table:formula="of:=&quot;N&quot; &amp; [.A379]" office:value-type="string" office:string-value="N103">
            <text:p>N103</text:p>
          </table:table-cell>
          <table:table-cell table:formula="of:=&quot;X&quot; &amp; [.B379]" office:value-type="string" office:string-value="X2700">
            <text:p>X2700</text:p>
          </table:table-cell>
          <table:table-cell table:formula="of:=&quot;Y&quot; &amp; [.C379]" office:value-type="string" office:string-value="Y722.084468085086">
            <text:p>Y722.084468085086</text:p>
          </table:table-cell>
          <table:table-cell table:number-columns-repeated="2"/>
        </table:table-row>
        <table:table-row table:style-name="ro1">
          <table:table-cell table:formula="of:=[.A379]-1" office:value-type="float" office:value="102">
            <text:p>102</text:p>
          </table:table-cell>
          <table:table-cell table:formula="of:=[.$G$2]" office:value-type="float" office:value="2700">
            <text:p>2700</text:p>
          </table:table-cell>
          <table:table-cell table:formula="of:=[.C379]-[.$H$4]" office:value-type="float" office:value="717.288936170192">
            <text:p>717.2889361702</text:p>
          </table:table-cell>
          <table:table-cell table:formula="of:=&quot;N&quot; &amp; [.A380]" office:value-type="string" office:string-value="N102">
            <text:p>N102</text:p>
          </table:table-cell>
          <table:table-cell table:formula="of:=&quot;X&quot; &amp; [.B380]" office:value-type="string" office:string-value="X2700">
            <text:p>X2700</text:p>
          </table:table-cell>
          <table:table-cell table:formula="of:=&quot;Y&quot; &amp; [.C380]" office:value-type="string" office:string-value="Y717.288936170192">
            <text:p>Y717.288936170192</text:p>
          </table:table-cell>
          <table:table-cell table:number-columns-repeated="2"/>
        </table:table-row>
        <table:table-row table:style-name="ro1">
          <table:table-cell table:formula="of:=[.A380]-1" office:value-type="float" office:value="101">
            <text:p>101</text:p>
          </table:table-cell>
          <table:table-cell table:formula="of:=[.$G$2]" office:value-type="float" office:value="2700">
            <text:p>2700</text:p>
          </table:table-cell>
          <table:table-cell table:formula="of:=[.C380]-[.$H$4]" office:value-type="float" office:value="712.493404255298">
            <text:p>712.4934042553</text:p>
          </table:table-cell>
          <table:table-cell table:formula="of:=&quot;N&quot; &amp; [.A381]" office:value-type="string" office:string-value="N101">
            <text:p>N101</text:p>
          </table:table-cell>
          <table:table-cell table:formula="of:=&quot;X&quot; &amp; [.B381]" office:value-type="string" office:string-value="X2700">
            <text:p>X2700</text:p>
          </table:table-cell>
          <table:table-cell table:formula="of:=&quot;Y&quot; &amp; [.C381]" office:value-type="string" office:string-value="Y712.493404255298">
            <text:p>Y712.493404255298</text:p>
          </table:table-cell>
          <table:table-cell table:number-columns-repeated="2"/>
        </table:table-row>
        <table:table-row table:style-name="ro1">
          <table:table-cell table:formula="of:=[.A381]-1" office:value-type="float" office:value="100">
            <text:p>100</text:p>
          </table:table-cell>
          <table:table-cell table:formula="of:=[.$G$2]" office:value-type="float" office:value="2700">
            <text:p>2700</text:p>
          </table:table-cell>
          <table:table-cell table:formula="of:=[.C381]-[.$H$4]" office:value-type="float" office:value="707.697872340404">
            <text:p>707.6978723404</text:p>
          </table:table-cell>
          <table:table-cell table:formula="of:=&quot;N&quot; &amp; [.A382]" office:value-type="string" office:string-value="N100">
            <text:p>N100</text:p>
          </table:table-cell>
          <table:table-cell table:formula="of:=&quot;X&quot; &amp; [.B382]" office:value-type="string" office:string-value="X2700">
            <text:p>X2700</text:p>
          </table:table-cell>
          <table:table-cell table:formula="of:=&quot;Y&quot; &amp; [.C382]" office:value-type="string" office:string-value="Y707.697872340404">
            <text:p>Y707.697872340404</text:p>
          </table:table-cell>
          <table:table-cell table:number-columns-repeated="2"/>
        </table:table-row>
        <table:table-row table:style-name="ro1">
          <table:table-cell table:formula="of:=[.A382]-1" office:value-type="float" office:value="99">
            <text:p>99</text:p>
          </table:table-cell>
          <table:table-cell table:formula="of:=[.$G$2]" office:value-type="float" office:value="2700">
            <text:p>2700</text:p>
          </table:table-cell>
          <table:table-cell table:formula="of:=[.C382]-[.$H$4]" office:value-type="float" office:value="702.902340425511">
            <text:p>702.9023404255</text:p>
          </table:table-cell>
          <table:table-cell table:formula="of:=&quot;N&quot; &amp; [.A383]" office:value-type="string" office:string-value="N99">
            <text:p>N99</text:p>
          </table:table-cell>
          <table:table-cell table:formula="of:=&quot;X&quot; &amp; [.B383]" office:value-type="string" office:string-value="X2700">
            <text:p>X2700</text:p>
          </table:table-cell>
          <table:table-cell table:formula="of:=&quot;Y&quot; &amp; [.C383]" office:value-type="string" office:string-value="Y702.902340425511">
            <text:p>Y702.902340425511</text:p>
          </table:table-cell>
          <table:table-cell table:number-columns-repeated="2"/>
        </table:table-row>
        <table:table-row table:style-name="ro1">
          <table:table-cell table:formula="of:=[.A383]-1" office:value-type="float" office:value="98">
            <text:p>98</text:p>
          </table:table-cell>
          <table:table-cell table:formula="of:=[.$G$2]" office:value-type="float" office:value="2700">
            <text:p>2700</text:p>
          </table:table-cell>
          <table:table-cell table:formula="of:=[.C383]-[.$H$4]" office:value-type="float" office:value="698.106808510617">
            <text:p>698.1068085106</text:p>
          </table:table-cell>
          <table:table-cell table:formula="of:=&quot;N&quot; &amp; [.A384]" office:value-type="string" office:string-value="N98">
            <text:p>N98</text:p>
          </table:table-cell>
          <table:table-cell table:formula="of:=&quot;X&quot; &amp; [.B384]" office:value-type="string" office:string-value="X2700">
            <text:p>X2700</text:p>
          </table:table-cell>
          <table:table-cell table:formula="of:=&quot;Y&quot; &amp; [.C384]" office:value-type="string" office:string-value="Y698.106808510617">
            <text:p>Y698.106808510617</text:p>
          </table:table-cell>
          <table:table-cell table:number-columns-repeated="2"/>
        </table:table-row>
        <table:table-row table:style-name="ro1">
          <table:table-cell table:formula="of:=[.A384]-1" office:value-type="float" office:value="97">
            <text:p>97</text:p>
          </table:table-cell>
          <table:table-cell table:formula="of:=[.$G$2]" office:value-type="float" office:value="2700">
            <text:p>2700</text:p>
          </table:table-cell>
          <table:table-cell table:formula="of:=[.C384]-[.$H$4]" office:value-type="float" office:value="693.311276595724">
            <text:p>693.3112765957</text:p>
          </table:table-cell>
          <table:table-cell table:formula="of:=&quot;N&quot; &amp; [.A385]" office:value-type="string" office:string-value="N97">
            <text:p>N97</text:p>
          </table:table-cell>
          <table:table-cell table:formula="of:=&quot;X&quot; &amp; [.B385]" office:value-type="string" office:string-value="X2700">
            <text:p>X2700</text:p>
          </table:table-cell>
          <table:table-cell table:formula="of:=&quot;Y&quot; &amp; [.C385]" office:value-type="string" office:string-value="Y693.311276595724">
            <text:p>Y693.311276595724</text:p>
          </table:table-cell>
          <table:table-cell table:number-columns-repeated="2"/>
        </table:table-row>
        <table:table-row table:style-name="ro1">
          <table:table-cell table:formula="of:=[.A385]-1" office:value-type="float" office:value="96">
            <text:p>96</text:p>
          </table:table-cell>
          <table:table-cell table:formula="of:=[.$G$2]" office:value-type="float" office:value="2700">
            <text:p>2700</text:p>
          </table:table-cell>
          <table:table-cell table:formula="of:=[.C385]-[.$H$4]" office:value-type="float" office:value="688.51574468083">
            <text:p>688.5157446808</text:p>
          </table:table-cell>
          <table:table-cell table:formula="of:=&quot;N&quot; &amp; [.A386]" office:value-type="string" office:string-value="N96">
            <text:p>N96</text:p>
          </table:table-cell>
          <table:table-cell table:formula="of:=&quot;X&quot; &amp; [.B386]" office:value-type="string" office:string-value="X2700">
            <text:p>X2700</text:p>
          </table:table-cell>
          <table:table-cell table:formula="of:=&quot;Y&quot; &amp; [.C386]" office:value-type="string" office:string-value="Y688.51574468083">
            <text:p>Y688.51574468083</text:p>
          </table:table-cell>
          <table:table-cell table:number-columns-repeated="2"/>
        </table:table-row>
        <table:table-row table:style-name="ro1">
          <table:table-cell table:formula="of:=[.A386]-1" office:value-type="float" office:value="95">
            <text:p>95</text:p>
          </table:table-cell>
          <table:table-cell table:formula="of:=[.$G$2]" office:value-type="float" office:value="2700">
            <text:p>2700</text:p>
          </table:table-cell>
          <table:table-cell table:formula="of:=[.C386]-[.$H$4]" office:value-type="float" office:value="683.720212765936">
            <text:p>683.7202127659</text:p>
          </table:table-cell>
          <table:table-cell table:formula="of:=&quot;N&quot; &amp; [.A387]" office:value-type="string" office:string-value="N95">
            <text:p>N95</text:p>
          </table:table-cell>
          <table:table-cell table:formula="of:=&quot;X&quot; &amp; [.B387]" office:value-type="string" office:string-value="X2700">
            <text:p>X2700</text:p>
          </table:table-cell>
          <table:table-cell table:formula="of:=&quot;Y&quot; &amp; [.C387]" office:value-type="string" office:string-value="Y683.720212765936">
            <text:p>Y683.720212765936</text:p>
          </table:table-cell>
          <table:table-cell table:number-columns-repeated="2"/>
        </table:table-row>
        <table:table-row table:style-name="ro1">
          <table:table-cell table:formula="of:=[.A387]-1" office:value-type="float" office:value="94">
            <text:p>94</text:p>
          </table:table-cell>
          <table:table-cell table:formula="of:=[.$G$2]" office:value-type="float" office:value="2700">
            <text:p>2700</text:p>
          </table:table-cell>
          <table:table-cell table:formula="of:=[.C387]-[.$H$4]" office:value-type="float" office:value="678.924680851042">
            <text:p>678.924680851</text:p>
          </table:table-cell>
          <table:table-cell table:formula="of:=&quot;N&quot; &amp; [.A388]" office:value-type="string" office:string-value="N94">
            <text:p>N94</text:p>
          </table:table-cell>
          <table:table-cell table:formula="of:=&quot;X&quot; &amp; [.B388]" office:value-type="string" office:string-value="X2700">
            <text:p>X2700</text:p>
          </table:table-cell>
          <table:table-cell table:formula="of:=&quot;Y&quot; &amp; [.C388]" office:value-type="string" office:string-value="Y678.924680851042">
            <text:p>Y678.924680851042</text:p>
          </table:table-cell>
          <table:table-cell table:number-columns-repeated="2"/>
        </table:table-row>
        <table:table-row table:style-name="ro1">
          <table:table-cell table:formula="of:=[.A388]-1" office:value-type="float" office:value="93">
            <text:p>93</text:p>
          </table:table-cell>
          <table:table-cell table:formula="of:=[.$G$2]" office:value-type="float" office:value="2700">
            <text:p>2700</text:p>
          </table:table-cell>
          <table:table-cell table:formula="of:=[.C388]-[.$H$4]" office:value-type="float" office:value="674.129148936149">
            <text:p>674.1291489361</text:p>
          </table:table-cell>
          <table:table-cell table:formula="of:=&quot;N&quot; &amp; [.A389]" office:value-type="string" office:string-value="N93">
            <text:p>N93</text:p>
          </table:table-cell>
          <table:table-cell table:formula="of:=&quot;X&quot; &amp; [.B389]" office:value-type="string" office:string-value="X2700">
            <text:p>X2700</text:p>
          </table:table-cell>
          <table:table-cell table:formula="of:=&quot;Y&quot; &amp; [.C389]" office:value-type="string" office:string-value="Y674.129148936149">
            <text:p>Y674.129148936149</text:p>
          </table:table-cell>
          <table:table-cell table:number-columns-repeated="2"/>
        </table:table-row>
        <table:table-row table:style-name="ro1">
          <table:table-cell table:formula="of:=[.A389]-1" office:value-type="float" office:value="92">
            <text:p>92</text:p>
          </table:table-cell>
          <table:table-cell table:formula="of:=[.$G$2]" office:value-type="float" office:value="2700">
            <text:p>2700</text:p>
          </table:table-cell>
          <table:table-cell table:formula="of:=[.C389]-[.$H$4]" office:value-type="float" office:value="669.333617021255">
            <text:p>669.3336170213</text:p>
          </table:table-cell>
          <table:table-cell table:formula="of:=&quot;N&quot; &amp; [.A390]" office:value-type="string" office:string-value="N92">
            <text:p>N92</text:p>
          </table:table-cell>
          <table:table-cell table:formula="of:=&quot;X&quot; &amp; [.B390]" office:value-type="string" office:string-value="X2700">
            <text:p>X2700</text:p>
          </table:table-cell>
          <table:table-cell table:formula="of:=&quot;Y&quot; &amp; [.C390]" office:value-type="string" office:string-value="Y669.333617021255">
            <text:p>Y669.333617021255</text:p>
          </table:table-cell>
          <table:table-cell table:number-columns-repeated="2"/>
        </table:table-row>
        <table:table-row table:style-name="ro1">
          <table:table-cell table:formula="of:=[.A390]-1" office:value-type="float" office:value="91">
            <text:p>91</text:p>
          </table:table-cell>
          <table:table-cell table:formula="of:=[.$G$2]" office:value-type="float" office:value="2700">
            <text:p>2700</text:p>
          </table:table-cell>
          <table:table-cell table:formula="of:=[.C390]-[.$H$4]" office:value-type="float" office:value="664.538085106361">
            <text:p>664.5380851064</text:p>
          </table:table-cell>
          <table:table-cell table:formula="of:=&quot;N&quot; &amp; [.A391]" office:value-type="string" office:string-value="N91">
            <text:p>N91</text:p>
          </table:table-cell>
          <table:table-cell table:formula="of:=&quot;X&quot; &amp; [.B391]" office:value-type="string" office:string-value="X2700">
            <text:p>X2700</text:p>
          </table:table-cell>
          <table:table-cell table:formula="of:=&quot;Y&quot; &amp; [.C391]" office:value-type="string" office:string-value="Y664.538085106361">
            <text:p>Y664.538085106361</text:p>
          </table:table-cell>
          <table:table-cell table:number-columns-repeated="2"/>
        </table:table-row>
        <table:table-row table:style-name="ro1">
          <table:table-cell table:formula="of:=[.A391]-1" office:value-type="float" office:value="90">
            <text:p>90</text:p>
          </table:table-cell>
          <table:table-cell table:formula="of:=[.$G$2]" office:value-type="float" office:value="2700">
            <text:p>2700</text:p>
          </table:table-cell>
          <table:table-cell table:formula="of:=[.C391]-[.$H$4]" office:value-type="float" office:value="659.742553191468">
            <text:p>659.7425531915</text:p>
          </table:table-cell>
          <table:table-cell table:formula="of:=&quot;N&quot; &amp; [.A392]" office:value-type="string" office:string-value="N90">
            <text:p>N90</text:p>
          </table:table-cell>
          <table:table-cell table:formula="of:=&quot;X&quot; &amp; [.B392]" office:value-type="string" office:string-value="X2700">
            <text:p>X2700</text:p>
          </table:table-cell>
          <table:table-cell table:formula="of:=&quot;Y&quot; &amp; [.C392]" office:value-type="string" office:string-value="Y659.742553191468">
            <text:p>Y659.742553191468</text:p>
          </table:table-cell>
          <table:table-cell table:number-columns-repeated="2"/>
        </table:table-row>
        <table:table-row table:style-name="ro1">
          <table:table-cell table:formula="of:=[.A392]-1" office:value-type="float" office:value="89">
            <text:p>89</text:p>
          </table:table-cell>
          <table:table-cell table:formula="of:=[.$G$2]" office:value-type="float" office:value="2700">
            <text:p>2700</text:p>
          </table:table-cell>
          <table:table-cell table:formula="of:=[.C392]-[.$H$4]" office:value-type="float" office:value="654.947021276574">
            <text:p>654.9470212766</text:p>
          </table:table-cell>
          <table:table-cell table:formula="of:=&quot;N&quot; &amp; [.A393]" office:value-type="string" office:string-value="N89">
            <text:p>N89</text:p>
          </table:table-cell>
          <table:table-cell table:formula="of:=&quot;X&quot; &amp; [.B393]" office:value-type="string" office:string-value="X2700">
            <text:p>X2700</text:p>
          </table:table-cell>
          <table:table-cell table:formula="of:=&quot;Y&quot; &amp; [.C393]" office:value-type="string" office:string-value="Y654.947021276574">
            <text:p>Y654.947021276574</text:p>
          </table:table-cell>
          <table:table-cell table:number-columns-repeated="2"/>
        </table:table-row>
        <table:table-row table:style-name="ro1">
          <table:table-cell table:formula="of:=[.A393]-1" office:value-type="float" office:value="88">
            <text:p>88</text:p>
          </table:table-cell>
          <table:table-cell table:formula="of:=[.$G$2]" office:value-type="float" office:value="2700">
            <text:p>2700</text:p>
          </table:table-cell>
          <table:table-cell table:formula="of:=[.C393]-[.$H$4]" office:value-type="float" office:value="650.15148936168">
            <text:p>650.1514893617</text:p>
          </table:table-cell>
          <table:table-cell table:formula="of:=&quot;N&quot; &amp; [.A394]" office:value-type="string" office:string-value="N88">
            <text:p>N88</text:p>
          </table:table-cell>
          <table:table-cell table:formula="of:=&quot;X&quot; &amp; [.B394]" office:value-type="string" office:string-value="X2700">
            <text:p>X2700</text:p>
          </table:table-cell>
          <table:table-cell table:formula="of:=&quot;Y&quot; &amp; [.C394]" office:value-type="string" office:string-value="Y650.15148936168">
            <text:p>Y650.15148936168</text:p>
          </table:table-cell>
          <table:table-cell table:number-columns-repeated="2"/>
        </table:table-row>
        <table:table-row table:style-name="ro1">
          <table:table-cell table:formula="of:=[.A394]-1" office:value-type="float" office:value="87">
            <text:p>87</text:p>
          </table:table-cell>
          <table:table-cell table:formula="of:=[.$G$2]" office:value-type="float" office:value="2700">
            <text:p>2700</text:p>
          </table:table-cell>
          <table:table-cell table:formula="of:=[.C394]-[.$H$4]" office:value-type="float" office:value="645.355957446787">
            <text:p>645.3559574468</text:p>
          </table:table-cell>
          <table:table-cell table:formula="of:=&quot;N&quot; &amp; [.A395]" office:value-type="string" office:string-value="N87">
            <text:p>N87</text:p>
          </table:table-cell>
          <table:table-cell table:formula="of:=&quot;X&quot; &amp; [.B395]" office:value-type="string" office:string-value="X2700">
            <text:p>X2700</text:p>
          </table:table-cell>
          <table:table-cell table:formula="of:=&quot;Y&quot; &amp; [.C395]" office:value-type="string" office:string-value="Y645.355957446787">
            <text:p>Y645.355957446787</text:p>
          </table:table-cell>
          <table:table-cell table:number-columns-repeated="2"/>
        </table:table-row>
        <table:table-row table:style-name="ro1">
          <table:table-cell table:formula="of:=[.A395]-1" office:value-type="float" office:value="86">
            <text:p>86</text:p>
          </table:table-cell>
          <table:table-cell table:formula="of:=[.$G$2]" office:value-type="float" office:value="2700">
            <text:p>2700</text:p>
          </table:table-cell>
          <table:table-cell table:formula="of:=[.C395]-[.$H$4]" office:value-type="float" office:value="640.560425531893">
            <text:p>640.5604255319</text:p>
          </table:table-cell>
          <table:table-cell table:formula="of:=&quot;N&quot; &amp; [.A396]" office:value-type="string" office:string-value="N86">
            <text:p>N86</text:p>
          </table:table-cell>
          <table:table-cell table:formula="of:=&quot;X&quot; &amp; [.B396]" office:value-type="string" office:string-value="X2700">
            <text:p>X2700</text:p>
          </table:table-cell>
          <table:table-cell table:formula="of:=&quot;Y&quot; &amp; [.C396]" office:value-type="string" office:string-value="Y640.560425531893">
            <text:p>Y640.560425531893</text:p>
          </table:table-cell>
          <table:table-cell table:number-columns-repeated="2"/>
        </table:table-row>
        <table:table-row table:style-name="ro1">
          <table:table-cell table:formula="of:=[.A396]-1" office:value-type="float" office:value="85">
            <text:p>85</text:p>
          </table:table-cell>
          <table:table-cell table:formula="of:=[.$G$2]" office:value-type="float" office:value="2700">
            <text:p>2700</text:p>
          </table:table-cell>
          <table:table-cell table:formula="of:=[.C396]-[.$H$4]" office:value-type="float" office:value="635.764893616999">
            <text:p>635.764893617</text:p>
          </table:table-cell>
          <table:table-cell table:formula="of:=&quot;N&quot; &amp; [.A397]" office:value-type="string" office:string-value="N85">
            <text:p>N85</text:p>
          </table:table-cell>
          <table:table-cell table:formula="of:=&quot;X&quot; &amp; [.B397]" office:value-type="string" office:string-value="X2700">
            <text:p>X2700</text:p>
          </table:table-cell>
          <table:table-cell table:formula="of:=&quot;Y&quot; &amp; [.C397]" office:value-type="string" office:string-value="Y635.764893616999">
            <text:p>Y635.764893616999</text:p>
          </table:table-cell>
          <table:table-cell table:number-columns-repeated="2"/>
        </table:table-row>
        <table:table-row table:style-name="ro1">
          <table:table-cell table:formula="of:=[.A397]-1" office:value-type="float" office:value="84">
            <text:p>84</text:p>
          </table:table-cell>
          <table:table-cell table:formula="of:=[.$G$2]" office:value-type="float" office:value="2700">
            <text:p>2700</text:p>
          </table:table-cell>
          <table:table-cell table:formula="of:=[.C397]-[.$H$4]" office:value-type="float" office:value="630.969361702106">
            <text:p>630.9693617021</text:p>
          </table:table-cell>
          <table:table-cell table:formula="of:=&quot;N&quot; &amp; [.A398]" office:value-type="string" office:string-value="N84">
            <text:p>N84</text:p>
          </table:table-cell>
          <table:table-cell table:formula="of:=&quot;X&quot; &amp; [.B398]" office:value-type="string" office:string-value="X2700">
            <text:p>X2700</text:p>
          </table:table-cell>
          <table:table-cell table:formula="of:=&quot;Y&quot; &amp; [.C398]" office:value-type="string" office:string-value="Y630.969361702106">
            <text:p>Y630.969361702106</text:p>
          </table:table-cell>
          <table:table-cell table:number-columns-repeated="2"/>
        </table:table-row>
        <table:table-row table:style-name="ro1">
          <table:table-cell table:formula="of:=[.A398]-1" office:value-type="float" office:value="83">
            <text:p>83</text:p>
          </table:table-cell>
          <table:table-cell table:formula="of:=[.$G$2]" office:value-type="float" office:value="2700">
            <text:p>2700</text:p>
          </table:table-cell>
          <table:table-cell table:formula="of:=[.C398]-[.$H$4]" office:value-type="float" office:value="626.173829787212">
            <text:p>626.1738297872</text:p>
          </table:table-cell>
          <table:table-cell table:formula="of:=&quot;N&quot; &amp; [.A399]" office:value-type="string" office:string-value="N83">
            <text:p>N83</text:p>
          </table:table-cell>
          <table:table-cell table:formula="of:=&quot;X&quot; &amp; [.B399]" office:value-type="string" office:string-value="X2700">
            <text:p>X2700</text:p>
          </table:table-cell>
          <table:table-cell table:formula="of:=&quot;Y&quot; &amp; [.C399]" office:value-type="string" office:string-value="Y626.173829787212">
            <text:p>Y626.173829787212</text:p>
          </table:table-cell>
          <table:table-cell table:number-columns-repeated="2"/>
        </table:table-row>
        <table:table-row table:style-name="ro1">
          <table:table-cell table:formula="of:=[.A399]-1" office:value-type="float" office:value="82">
            <text:p>82</text:p>
          </table:table-cell>
          <table:table-cell table:formula="of:=[.$G$2]" office:value-type="float" office:value="2700">
            <text:p>2700</text:p>
          </table:table-cell>
          <table:table-cell table:formula="of:=[.C399]-[.$H$4]" office:value-type="float" office:value="621.378297872318">
            <text:p>621.3782978723</text:p>
          </table:table-cell>
          <table:table-cell table:formula="of:=&quot;N&quot; &amp; [.A400]" office:value-type="string" office:string-value="N82">
            <text:p>N82</text:p>
          </table:table-cell>
          <table:table-cell table:formula="of:=&quot;X&quot; &amp; [.B400]" office:value-type="string" office:string-value="X2700">
            <text:p>X2700</text:p>
          </table:table-cell>
          <table:table-cell table:formula="of:=&quot;Y&quot; &amp; [.C400]" office:value-type="string" office:string-value="Y621.378297872318">
            <text:p>Y621.378297872318</text:p>
          </table:table-cell>
          <table:table-cell table:number-columns-repeated="2"/>
        </table:table-row>
        <table:table-row table:style-name="ro1">
          <table:table-cell table:formula="of:=[.A400]-1" office:value-type="float" office:value="81">
            <text:p>81</text:p>
          </table:table-cell>
          <table:table-cell table:formula="of:=[.$G$2]" office:value-type="float" office:value="2700">
            <text:p>2700</text:p>
          </table:table-cell>
          <table:table-cell table:formula="of:=[.C400]-[.$H$4]" office:value-type="float" office:value="616.582765957425">
            <text:p>616.5827659574</text:p>
          </table:table-cell>
          <table:table-cell table:formula="of:=&quot;N&quot; &amp; [.A401]" office:value-type="string" office:string-value="N81">
            <text:p>N81</text:p>
          </table:table-cell>
          <table:table-cell table:formula="of:=&quot;X&quot; &amp; [.B401]" office:value-type="string" office:string-value="X2700">
            <text:p>X2700</text:p>
          </table:table-cell>
          <table:table-cell table:formula="of:=&quot;Y&quot; &amp; [.C401]" office:value-type="string" office:string-value="Y616.582765957425">
            <text:p>Y616.582765957425</text:p>
          </table:table-cell>
          <table:table-cell table:number-columns-repeated="2"/>
        </table:table-row>
        <table:table-row table:style-name="ro1">
          <table:table-cell table:formula="of:=[.A401]-1" office:value-type="float" office:value="80">
            <text:p>80</text:p>
          </table:table-cell>
          <table:table-cell table:formula="of:=[.$G$2]" office:value-type="float" office:value="2700">
            <text:p>2700</text:p>
          </table:table-cell>
          <table:table-cell table:formula="of:=[.C401]-[.$H$4]" office:value-type="float" office:value="611.787234042531">
            <text:p>611.7872340425</text:p>
          </table:table-cell>
          <table:table-cell table:formula="of:=&quot;N&quot; &amp; [.A402]" office:value-type="string" office:string-value="N80">
            <text:p>N80</text:p>
          </table:table-cell>
          <table:table-cell table:formula="of:=&quot;X&quot; &amp; [.B402]" office:value-type="string" office:string-value="X2700">
            <text:p>X2700</text:p>
          </table:table-cell>
          <table:table-cell table:formula="of:=&quot;Y&quot; &amp; [.C402]" office:value-type="string" office:string-value="Y611.787234042531">
            <text:p>Y611.787234042531</text:p>
          </table:table-cell>
          <table:table-cell table:number-columns-repeated="2"/>
        </table:table-row>
        <table:table-row table:style-name="ro1">
          <table:table-cell table:formula="of:=[.A402]-1" office:value-type="float" office:value="79">
            <text:p>79</text:p>
          </table:table-cell>
          <table:table-cell table:formula="of:=[.$G$2]" office:value-type="float" office:value="2700">
            <text:p>2700</text:p>
          </table:table-cell>
          <table:table-cell table:formula="of:=[.C402]-[.$H$4]" office:value-type="float" office:value="606.991702127637">
            <text:p>606.9917021276</text:p>
          </table:table-cell>
          <table:table-cell table:formula="of:=&quot;N&quot; &amp; [.A403]" office:value-type="string" office:string-value="N79">
            <text:p>N79</text:p>
          </table:table-cell>
          <table:table-cell table:formula="of:=&quot;X&quot; &amp; [.B403]" office:value-type="string" office:string-value="X2700">
            <text:p>X2700</text:p>
          </table:table-cell>
          <table:table-cell table:formula="of:=&quot;Y&quot; &amp; [.C403]" office:value-type="string" office:string-value="Y606.991702127637">
            <text:p>Y606.991702127637</text:p>
          </table:table-cell>
          <table:table-cell table:number-columns-repeated="2"/>
        </table:table-row>
        <table:table-row table:style-name="ro1">
          <table:table-cell table:formula="of:=[.A403]-1" office:value-type="float" office:value="78">
            <text:p>78</text:p>
          </table:table-cell>
          <table:table-cell table:formula="of:=[.$G$2]" office:value-type="float" office:value="2700">
            <text:p>2700</text:p>
          </table:table-cell>
          <table:table-cell table:formula="of:=[.C403]-[.$H$4]" office:value-type="float" office:value="602.196170212744">
            <text:p>602.1961702127</text:p>
          </table:table-cell>
          <table:table-cell table:formula="of:=&quot;N&quot; &amp; [.A404]" office:value-type="string" office:string-value="N78">
            <text:p>N78</text:p>
          </table:table-cell>
          <table:table-cell table:formula="of:=&quot;X&quot; &amp; [.B404]" office:value-type="string" office:string-value="X2700">
            <text:p>X2700</text:p>
          </table:table-cell>
          <table:table-cell table:formula="of:=&quot;Y&quot; &amp; [.C404]" office:value-type="string" office:string-value="Y602.196170212744">
            <text:p>Y602.196170212744</text:p>
          </table:table-cell>
          <table:table-cell table:number-columns-repeated="2"/>
        </table:table-row>
        <table:table-row table:style-name="ro1">
          <table:table-cell table:formula="of:=[.A404]-1" office:value-type="float" office:value="77">
            <text:p>77</text:p>
          </table:table-cell>
          <table:table-cell table:formula="of:=[.$G$2]" office:value-type="float" office:value="2700">
            <text:p>2700</text:p>
          </table:table-cell>
          <table:table-cell table:formula="of:=[.C404]-[.$H$4]" office:value-type="float" office:value="597.40063829785">
            <text:p>597.4006382979</text:p>
          </table:table-cell>
          <table:table-cell table:formula="of:=&quot;N&quot; &amp; [.A405]" office:value-type="string" office:string-value="N77">
            <text:p>N77</text:p>
          </table:table-cell>
          <table:table-cell table:formula="of:=&quot;X&quot; &amp; [.B405]" office:value-type="string" office:string-value="X2700">
            <text:p>X2700</text:p>
          </table:table-cell>
          <table:table-cell table:formula="of:=&quot;Y&quot; &amp; [.C405]" office:value-type="string" office:string-value="Y597.40063829785">
            <text:p>Y597.40063829785</text:p>
          </table:table-cell>
          <table:table-cell table:number-columns-repeated="2"/>
        </table:table-row>
        <table:table-row table:style-name="ro1">
          <table:table-cell table:formula="of:=[.A405]-1" office:value-type="float" office:value="76">
            <text:p>76</text:p>
          </table:table-cell>
          <table:table-cell table:formula="of:=[.$G$2]" office:value-type="float" office:value="2700">
            <text:p>2700</text:p>
          </table:table-cell>
          <table:table-cell table:formula="of:=[.C405]-[.$H$4]" office:value-type="float" office:value="592.605106382956">
            <text:p>592.605106383</text:p>
          </table:table-cell>
          <table:table-cell table:formula="of:=&quot;N&quot; &amp; [.A406]" office:value-type="string" office:string-value="N76">
            <text:p>N76</text:p>
          </table:table-cell>
          <table:table-cell table:formula="of:=&quot;X&quot; &amp; [.B406]" office:value-type="string" office:string-value="X2700">
            <text:p>X2700</text:p>
          </table:table-cell>
          <table:table-cell table:formula="of:=&quot;Y&quot; &amp; [.C406]" office:value-type="string" office:string-value="Y592.605106382956">
            <text:p>Y592.605106382956</text:p>
          </table:table-cell>
          <table:table-cell table:number-columns-repeated="2"/>
        </table:table-row>
        <table:table-row table:style-name="ro1">
          <table:table-cell table:formula="of:=[.A406]-1" office:value-type="float" office:value="75">
            <text:p>75</text:p>
          </table:table-cell>
          <table:table-cell table:formula="of:=[.$G$2]" office:value-type="float" office:value="2700">
            <text:p>2700</text:p>
          </table:table-cell>
          <table:table-cell table:formula="of:=[.C406]-[.$H$4]" office:value-type="float" office:value="587.809574468063">
            <text:p>587.8095744681</text:p>
          </table:table-cell>
          <table:table-cell table:formula="of:=&quot;N&quot; &amp; [.A407]" office:value-type="string" office:string-value="N75">
            <text:p>N75</text:p>
          </table:table-cell>
          <table:table-cell table:formula="of:=&quot;X&quot; &amp; [.B407]" office:value-type="string" office:string-value="X2700">
            <text:p>X2700</text:p>
          </table:table-cell>
          <table:table-cell table:formula="of:=&quot;Y&quot; &amp; [.C407]" office:value-type="string" office:string-value="Y587.809574468063">
            <text:p>Y587.809574468063</text:p>
          </table:table-cell>
          <table:table-cell table:number-columns-repeated="2"/>
        </table:table-row>
        <table:table-row table:style-name="ro1">
          <table:table-cell table:formula="of:=[.A407]-1" office:value-type="float" office:value="74">
            <text:p>74</text:p>
          </table:table-cell>
          <table:table-cell table:formula="of:=[.$G$2]" office:value-type="float" office:value="2700">
            <text:p>2700</text:p>
          </table:table-cell>
          <table:table-cell table:formula="of:=[.C407]-[.$H$4]" office:value-type="float" office:value="583.014042553169">
            <text:p>583.0140425532</text:p>
          </table:table-cell>
          <table:table-cell table:formula="of:=&quot;N&quot; &amp; [.A408]" office:value-type="string" office:string-value="N74">
            <text:p>N74</text:p>
          </table:table-cell>
          <table:table-cell table:formula="of:=&quot;X&quot; &amp; [.B408]" office:value-type="string" office:string-value="X2700">
            <text:p>X2700</text:p>
          </table:table-cell>
          <table:table-cell table:formula="of:=&quot;Y&quot; &amp; [.C408]" office:value-type="string" office:string-value="Y583.014042553169">
            <text:p>Y583.014042553169</text:p>
          </table:table-cell>
          <table:table-cell table:number-columns-repeated="2"/>
        </table:table-row>
        <table:table-row table:style-name="ro1">
          <table:table-cell table:formula="of:=[.A408]-1" office:value-type="float" office:value="73">
            <text:p>73</text:p>
          </table:table-cell>
          <table:table-cell table:formula="of:=[.$G$2]" office:value-type="float" office:value="2700">
            <text:p>2700</text:p>
          </table:table-cell>
          <table:table-cell table:formula="of:=[.C408]-[.$H$4]" office:value-type="float" office:value="578.218510638275">
            <text:p>578.2185106383</text:p>
          </table:table-cell>
          <table:table-cell table:formula="of:=&quot;N&quot; &amp; [.A409]" office:value-type="string" office:string-value="N73">
            <text:p>N73</text:p>
          </table:table-cell>
          <table:table-cell table:formula="of:=&quot;X&quot; &amp; [.B409]" office:value-type="string" office:string-value="X2700">
            <text:p>X2700</text:p>
          </table:table-cell>
          <table:table-cell table:formula="of:=&quot;Y&quot; &amp; [.C409]" office:value-type="string" office:string-value="Y578.218510638275">
            <text:p>Y578.218510638275</text:p>
          </table:table-cell>
          <table:table-cell table:number-columns-repeated="2"/>
        </table:table-row>
        <table:table-row table:style-name="ro1">
          <table:table-cell table:formula="of:=[.A409]-1" office:value-type="float" office:value="72">
            <text:p>72</text:p>
          </table:table-cell>
          <table:table-cell table:formula="of:=[.$G$2]" office:value-type="float" office:value="2700">
            <text:p>2700</text:p>
          </table:table-cell>
          <table:table-cell table:formula="of:=[.C409]-[.$H$4]" office:value-type="float" office:value="573.422978723382">
            <text:p>573.4229787234</text:p>
          </table:table-cell>
          <table:table-cell table:formula="of:=&quot;N&quot; &amp; [.A410]" office:value-type="string" office:string-value="N72">
            <text:p>N72</text:p>
          </table:table-cell>
          <table:table-cell table:formula="of:=&quot;X&quot; &amp; [.B410]" office:value-type="string" office:string-value="X2700">
            <text:p>X2700</text:p>
          </table:table-cell>
          <table:table-cell table:formula="of:=&quot;Y&quot; &amp; [.C410]" office:value-type="string" office:string-value="Y573.422978723382">
            <text:p>Y573.422978723382</text:p>
          </table:table-cell>
          <table:table-cell table:number-columns-repeated="2"/>
        </table:table-row>
        <table:table-row table:style-name="ro1">
          <table:table-cell table:formula="of:=[.A410]-1" office:value-type="float" office:value="71">
            <text:p>71</text:p>
          </table:table-cell>
          <table:table-cell table:formula="of:=[.$G$2]" office:value-type="float" office:value="2700">
            <text:p>2700</text:p>
          </table:table-cell>
          <table:table-cell table:formula="of:=[.C410]-[.$H$4]" office:value-type="float" office:value="568.627446808488">
            <text:p>568.6274468085</text:p>
          </table:table-cell>
          <table:table-cell table:formula="of:=&quot;N&quot; &amp; [.A411]" office:value-type="string" office:string-value="N71">
            <text:p>N71</text:p>
          </table:table-cell>
          <table:table-cell table:formula="of:=&quot;X&quot; &amp; [.B411]" office:value-type="string" office:string-value="X2700">
            <text:p>X2700</text:p>
          </table:table-cell>
          <table:table-cell table:formula="of:=&quot;Y&quot; &amp; [.C411]" office:value-type="string" office:string-value="Y568.627446808488">
            <text:p>Y568.627446808488</text:p>
          </table:table-cell>
          <table:table-cell table:number-columns-repeated="2"/>
        </table:table-row>
        <table:table-row table:style-name="ro1">
          <table:table-cell table:formula="of:=[.A411]-1" office:value-type="float" office:value="70">
            <text:p>70</text:p>
          </table:table-cell>
          <table:table-cell table:formula="of:=[.$G$2]" office:value-type="float" office:value="2700">
            <text:p>2700</text:p>
          </table:table-cell>
          <table:table-cell table:formula="of:=[.C411]-[.$H$4]" office:value-type="float" office:value="563.831914893594">
            <text:p>563.8319148936</text:p>
          </table:table-cell>
          <table:table-cell table:formula="of:=&quot;N&quot; &amp; [.A412]" office:value-type="string" office:string-value="N70">
            <text:p>N70</text:p>
          </table:table-cell>
          <table:table-cell table:formula="of:=&quot;X&quot; &amp; [.B412]" office:value-type="string" office:string-value="X2700">
            <text:p>X2700</text:p>
          </table:table-cell>
          <table:table-cell table:formula="of:=&quot;Y&quot; &amp; [.C412]" office:value-type="string" office:string-value="Y563.831914893594">
            <text:p>Y563.831914893594</text:p>
          </table:table-cell>
          <table:table-cell table:number-columns-repeated="2"/>
        </table:table-row>
        <table:table-row table:style-name="ro1">
          <table:table-cell table:formula="of:=[.A412]-1" office:value-type="float" office:value="69">
            <text:p>69</text:p>
          </table:table-cell>
          <table:table-cell table:formula="of:=[.$G$2]" office:value-type="float" office:value="2700">
            <text:p>2700</text:p>
          </table:table-cell>
          <table:table-cell table:formula="of:=[.C412]-[.$H$4]" office:value-type="float" office:value="559.036382978701">
            <text:p>559.0363829787</text:p>
          </table:table-cell>
          <table:table-cell table:formula="of:=&quot;N&quot; &amp; [.A413]" office:value-type="string" office:string-value="N69">
            <text:p>N69</text:p>
          </table:table-cell>
          <table:table-cell table:formula="of:=&quot;X&quot; &amp; [.B413]" office:value-type="string" office:string-value="X2700">
            <text:p>X2700</text:p>
          </table:table-cell>
          <table:table-cell table:formula="of:=&quot;Y&quot; &amp; [.C413]" office:value-type="string" office:string-value="Y559.036382978701">
            <text:p>Y559.036382978701</text:p>
          </table:table-cell>
          <table:table-cell table:number-columns-repeated="2"/>
        </table:table-row>
        <table:table-row table:style-name="ro1">
          <table:table-cell table:formula="of:=[.A413]-1" office:value-type="float" office:value="68">
            <text:p>68</text:p>
          </table:table-cell>
          <table:table-cell table:formula="of:=[.$G$2]" office:value-type="float" office:value="2700">
            <text:p>2700</text:p>
          </table:table-cell>
          <table:table-cell table:formula="of:=[.C413]-[.$H$4]" office:value-type="float" office:value="554.240851063807">
            <text:p>554.2408510638</text:p>
          </table:table-cell>
          <table:table-cell table:formula="of:=&quot;N&quot; &amp; [.A414]" office:value-type="string" office:string-value="N68">
            <text:p>N68</text:p>
          </table:table-cell>
          <table:table-cell table:formula="of:=&quot;X&quot; &amp; [.B414]" office:value-type="string" office:string-value="X2700">
            <text:p>X2700</text:p>
          </table:table-cell>
          <table:table-cell table:formula="of:=&quot;Y&quot; &amp; [.C414]" office:value-type="string" office:string-value="Y554.240851063807">
            <text:p>Y554.240851063807</text:p>
          </table:table-cell>
          <table:table-cell table:number-columns-repeated="2"/>
        </table:table-row>
        <table:table-row table:style-name="ro1">
          <table:table-cell table:formula="of:=[.A414]-1" office:value-type="float" office:value="67">
            <text:p>67</text:p>
          </table:table-cell>
          <table:table-cell table:formula="of:=[.$G$2]" office:value-type="float" office:value="2700">
            <text:p>2700</text:p>
          </table:table-cell>
          <table:table-cell table:formula="of:=[.C414]-[.$H$4]" office:value-type="float" office:value="549.445319148913">
            <text:p>549.4453191489</text:p>
          </table:table-cell>
          <table:table-cell table:formula="of:=&quot;N&quot; &amp; [.A415]" office:value-type="string" office:string-value="N67">
            <text:p>N67</text:p>
          </table:table-cell>
          <table:table-cell table:formula="of:=&quot;X&quot; &amp; [.B415]" office:value-type="string" office:string-value="X2700">
            <text:p>X2700</text:p>
          </table:table-cell>
          <table:table-cell table:formula="of:=&quot;Y&quot; &amp; [.C415]" office:value-type="string" office:string-value="Y549.445319148913">
            <text:p>Y549.445319148913</text:p>
          </table:table-cell>
          <table:table-cell table:number-columns-repeated="2"/>
        </table:table-row>
        <table:table-row table:style-name="ro1">
          <table:table-cell table:formula="of:=[.A415]-1" office:value-type="float" office:value="66">
            <text:p>66</text:p>
          </table:table-cell>
          <table:table-cell table:formula="of:=[.$G$2]" office:value-type="float" office:value="2700">
            <text:p>2700</text:p>
          </table:table-cell>
          <table:table-cell table:formula="of:=[.C415]-[.$H$4]" office:value-type="float" office:value="544.64978723402">
            <text:p>544.649787234</text:p>
          </table:table-cell>
          <table:table-cell table:formula="of:=&quot;N&quot; &amp; [.A416]" office:value-type="string" office:string-value="N66">
            <text:p>N66</text:p>
          </table:table-cell>
          <table:table-cell table:formula="of:=&quot;X&quot; &amp; [.B416]" office:value-type="string" office:string-value="X2700">
            <text:p>X2700</text:p>
          </table:table-cell>
          <table:table-cell table:formula="of:=&quot;Y&quot; &amp; [.C416]" office:value-type="string" office:string-value="Y544.64978723402">
            <text:p>Y544.64978723402</text:p>
          </table:table-cell>
          <table:table-cell table:number-columns-repeated="2"/>
        </table:table-row>
        <table:table-row table:style-name="ro1">
          <table:table-cell table:formula="of:=[.A416]-1" office:value-type="float" office:value="65">
            <text:p>65</text:p>
          </table:table-cell>
          <table:table-cell table:formula="of:=[.$G$2]" office:value-type="float" office:value="2700">
            <text:p>2700</text:p>
          </table:table-cell>
          <table:table-cell table:formula="of:=[.C416]-[.$H$4]" office:value-type="float" office:value="539.854255319126">
            <text:p>539.8542553191</text:p>
          </table:table-cell>
          <table:table-cell table:formula="of:=&quot;N&quot; &amp; [.A417]" office:value-type="string" office:string-value="N65">
            <text:p>N65</text:p>
          </table:table-cell>
          <table:table-cell table:formula="of:=&quot;X&quot; &amp; [.B417]" office:value-type="string" office:string-value="X2700">
            <text:p>X2700</text:p>
          </table:table-cell>
          <table:table-cell table:formula="of:=&quot;Y&quot; &amp; [.C417]" office:value-type="string" office:string-value="Y539.854255319126">
            <text:p>Y539.854255319126</text:p>
          </table:table-cell>
          <table:table-cell table:number-columns-repeated="2"/>
        </table:table-row>
        <table:table-row table:style-name="ro1">
          <table:table-cell table:formula="of:=[.A417]-1" office:value-type="float" office:value="64">
            <text:p>64</text:p>
          </table:table-cell>
          <table:table-cell table:formula="of:=[.$G$2]" office:value-type="float" office:value="2700">
            <text:p>2700</text:p>
          </table:table-cell>
          <table:table-cell table:formula="of:=[.C417]-[.$H$4]" office:value-type="float" office:value="535.058723404232">
            <text:p>535.0587234042</text:p>
          </table:table-cell>
          <table:table-cell table:formula="of:=&quot;N&quot; &amp; [.A418]" office:value-type="string" office:string-value="N64">
            <text:p>N64</text:p>
          </table:table-cell>
          <table:table-cell table:formula="of:=&quot;X&quot; &amp; [.B418]" office:value-type="string" office:string-value="X2700">
            <text:p>X2700</text:p>
          </table:table-cell>
          <table:table-cell table:formula="of:=&quot;Y&quot; &amp; [.C418]" office:value-type="string" office:string-value="Y535.058723404232">
            <text:p>Y535.058723404232</text:p>
          </table:table-cell>
          <table:table-cell table:number-columns-repeated="2"/>
        </table:table-row>
        <table:table-row table:style-name="ro1">
          <table:table-cell table:formula="of:=[.A418]-1" office:value-type="float" office:value="63">
            <text:p>63</text:p>
          </table:table-cell>
          <table:table-cell table:formula="of:=[.$G$2]" office:value-type="float" office:value="2700">
            <text:p>2700</text:p>
          </table:table-cell>
          <table:table-cell table:formula="of:=[.C418]-[.$H$4]" office:value-type="float" office:value="530.263191489339">
            <text:p>530.2631914893</text:p>
          </table:table-cell>
          <table:table-cell table:formula="of:=&quot;N&quot; &amp; [.A419]" office:value-type="string" office:string-value="N63">
            <text:p>N63</text:p>
          </table:table-cell>
          <table:table-cell table:formula="of:=&quot;X&quot; &amp; [.B419]" office:value-type="string" office:string-value="X2700">
            <text:p>X2700</text:p>
          </table:table-cell>
          <table:table-cell table:formula="of:=&quot;Y&quot; &amp; [.C419]" office:value-type="string" office:string-value="Y530.263191489339">
            <text:p>Y530.263191489339</text:p>
          </table:table-cell>
          <table:table-cell table:number-columns-repeated="2"/>
        </table:table-row>
        <table:table-row table:style-name="ro1">
          <table:table-cell table:formula="of:=[.A419]-1" office:value-type="float" office:value="62">
            <text:p>62</text:p>
          </table:table-cell>
          <table:table-cell table:formula="of:=[.$G$2]" office:value-type="float" office:value="2700">
            <text:p>2700</text:p>
          </table:table-cell>
          <table:table-cell table:formula="of:=[.C419]-[.$H$4]" office:value-type="float" office:value="525.467659574445">
            <text:p>525.4676595744</text:p>
          </table:table-cell>
          <table:table-cell table:formula="of:=&quot;N&quot; &amp; [.A420]" office:value-type="string" office:string-value="N62">
            <text:p>N62</text:p>
          </table:table-cell>
          <table:table-cell table:formula="of:=&quot;X&quot; &amp; [.B420]" office:value-type="string" office:string-value="X2700">
            <text:p>X2700</text:p>
          </table:table-cell>
          <table:table-cell table:formula="of:=&quot;Y&quot; &amp; [.C420]" office:value-type="string" office:string-value="Y525.467659574445">
            <text:p>Y525.467659574445</text:p>
          </table:table-cell>
          <table:table-cell table:number-columns-repeated="2"/>
        </table:table-row>
        <table:table-row table:style-name="ro1">
          <table:table-cell table:formula="of:=[.A420]-1" office:value-type="float" office:value="61">
            <text:p>61</text:p>
          </table:table-cell>
          <table:table-cell table:formula="of:=[.$G$2]" office:value-type="float" office:value="2700">
            <text:p>2700</text:p>
          </table:table-cell>
          <table:table-cell table:formula="of:=[.C420]-[.$H$4]" office:value-type="float" office:value="520.672127659551">
            <text:p>520.6721276596</text:p>
          </table:table-cell>
          <table:table-cell table:formula="of:=&quot;N&quot; &amp; [.A421]" office:value-type="string" office:string-value="N61">
            <text:p>N61</text:p>
          </table:table-cell>
          <table:table-cell table:formula="of:=&quot;X&quot; &amp; [.B421]" office:value-type="string" office:string-value="X2700">
            <text:p>X2700</text:p>
          </table:table-cell>
          <table:table-cell table:formula="of:=&quot;Y&quot; &amp; [.C421]" office:value-type="string" office:string-value="Y520.672127659551">
            <text:p>Y520.672127659551</text:p>
          </table:table-cell>
          <table:table-cell table:number-columns-repeated="2"/>
        </table:table-row>
        <table:table-row table:style-name="ro1">
          <table:table-cell table:formula="of:=[.A421]-1" office:value-type="float" office:value="60">
            <text:p>60</text:p>
          </table:table-cell>
          <table:table-cell table:formula="of:=[.$G$2]" office:value-type="float" office:value="2700">
            <text:p>2700</text:p>
          </table:table-cell>
          <table:table-cell table:formula="of:=[.C421]-[.$H$4]" office:value-type="float" office:value="515.876595744658">
            <text:p>515.8765957447</text:p>
          </table:table-cell>
          <table:table-cell table:formula="of:=&quot;N&quot; &amp; [.A422]" office:value-type="string" office:string-value="N60">
            <text:p>N60</text:p>
          </table:table-cell>
          <table:table-cell table:formula="of:=&quot;X&quot; &amp; [.B422]" office:value-type="string" office:string-value="X2700">
            <text:p>X2700</text:p>
          </table:table-cell>
          <table:table-cell table:formula="of:=&quot;Y&quot; &amp; [.C422]" office:value-type="string" office:string-value="Y515.876595744658">
            <text:p>Y515.876595744658</text:p>
          </table:table-cell>
          <table:table-cell table:number-columns-repeated="2"/>
        </table:table-row>
        <table:table-row table:style-name="ro1">
          <table:table-cell table:formula="of:=[.A422]-1" office:value-type="float" office:value="59">
            <text:p>59</text:p>
          </table:table-cell>
          <table:table-cell table:formula="of:=[.$G$2]" office:value-type="float" office:value="2700">
            <text:p>2700</text:p>
          </table:table-cell>
          <table:table-cell table:formula="of:=[.C422]-[.$H$4]" office:value-type="float" office:value="511.081063829764">
            <text:p>511.0810638298</text:p>
          </table:table-cell>
          <table:table-cell table:formula="of:=&quot;N&quot; &amp; [.A423]" office:value-type="string" office:string-value="N59">
            <text:p>N59</text:p>
          </table:table-cell>
          <table:table-cell table:formula="of:=&quot;X&quot; &amp; [.B423]" office:value-type="string" office:string-value="X2700">
            <text:p>X2700</text:p>
          </table:table-cell>
          <table:table-cell table:formula="of:=&quot;Y&quot; &amp; [.C423]" office:value-type="string" office:string-value="Y511.081063829764">
            <text:p>Y511.081063829764</text:p>
          </table:table-cell>
          <table:table-cell table:number-columns-repeated="2"/>
        </table:table-row>
        <table:table-row table:style-name="ro1">
          <table:table-cell table:formula="of:=[.A423]-1" office:value-type="float" office:value="58">
            <text:p>58</text:p>
          </table:table-cell>
          <table:table-cell table:formula="of:=[.$G$2]" office:value-type="float" office:value="2700">
            <text:p>2700</text:p>
          </table:table-cell>
          <table:table-cell table:formula="of:=[.C423]-[.$H$4]" office:value-type="float" office:value="506.28553191487">
            <text:p>506.2855319149</text:p>
          </table:table-cell>
          <table:table-cell table:formula="of:=&quot;N&quot; &amp; [.A424]" office:value-type="string" office:string-value="N58">
            <text:p>N58</text:p>
          </table:table-cell>
          <table:table-cell table:formula="of:=&quot;X&quot; &amp; [.B424]" office:value-type="string" office:string-value="X2700">
            <text:p>X2700</text:p>
          </table:table-cell>
          <table:table-cell table:formula="of:=&quot;Y&quot; &amp; [.C424]" office:value-type="string" office:string-value="Y506.28553191487">
            <text:p>Y506.28553191487</text:p>
          </table:table-cell>
          <table:table-cell table:number-columns-repeated="2"/>
        </table:table-row>
        <table:table-row table:style-name="ro1">
          <table:table-cell table:formula="of:=[.A424]-1" office:value-type="float" office:value="57">
            <text:p>57</text:p>
          </table:table-cell>
          <table:table-cell table:formula="of:=[.$G$2]" office:value-type="float" office:value="2700">
            <text:p>2700</text:p>
          </table:table-cell>
          <table:table-cell table:formula="of:=[.C424]-[.$H$4]" office:value-type="float" office:value="501.489999999977">
            <text:p>501.49</text:p>
          </table:table-cell>
          <table:table-cell table:formula="of:=&quot;N&quot; &amp; [.A425]" office:value-type="string" office:string-value="N57">
            <text:p>N57</text:p>
          </table:table-cell>
          <table:table-cell table:formula="of:=&quot;X&quot; &amp; [.B425]" office:value-type="string" office:string-value="X2700">
            <text:p>X2700</text:p>
          </table:table-cell>
          <table:table-cell table:formula="of:=&quot;Y&quot; &amp; [.C425]" office:value-type="string" office:string-value="Y501.489999999977">
            <text:p>Y501.489999999977</text:p>
          </table:table-cell>
          <table:table-cell table:number-columns-repeated="2"/>
        </table:table-row>
        <table:table-row table:style-name="ro1">
          <table:table-cell table:formula="of:=[.A425]-1" office:value-type="float" office:value="56">
            <text:p>56</text:p>
          </table:table-cell>
          <table:table-cell table:formula="of:=[.$G$2]" office:value-type="float" office:value="2700">
            <text:p>2700</text:p>
          </table:table-cell>
          <table:table-cell table:formula="of:=[.C425]-[.$H$4]" office:value-type="float" office:value="496.694468085083">
            <text:p>496.6944680851</text:p>
          </table:table-cell>
          <table:table-cell table:formula="of:=&quot;N&quot; &amp; [.A426]" office:value-type="string" office:string-value="N56">
            <text:p>N56</text:p>
          </table:table-cell>
          <table:table-cell table:formula="of:=&quot;X&quot; &amp; [.B426]" office:value-type="string" office:string-value="X2700">
            <text:p>X2700</text:p>
          </table:table-cell>
          <table:table-cell table:formula="of:=&quot;Y&quot; &amp; [.C426]" office:value-type="string" office:string-value="Y496.694468085083">
            <text:p>Y496.694468085083</text:p>
          </table:table-cell>
          <table:table-cell table:number-columns-repeated="2"/>
        </table:table-row>
        <table:table-row table:style-name="ro1">
          <table:table-cell table:formula="of:=[.A426]-1" office:value-type="float" office:value="55">
            <text:p>55</text:p>
          </table:table-cell>
          <table:table-cell table:formula="of:=[.$G$2]" office:value-type="float" office:value="2700">
            <text:p>2700</text:p>
          </table:table-cell>
          <table:table-cell table:formula="of:=[.C426]-[.$H$4]" office:value-type="float" office:value="491.89893617019">
            <text:p>491.8989361702</text:p>
          </table:table-cell>
          <table:table-cell table:formula="of:=&quot;N&quot; &amp; [.A427]" office:value-type="string" office:string-value="N55">
            <text:p>N55</text:p>
          </table:table-cell>
          <table:table-cell table:formula="of:=&quot;X&quot; &amp; [.B427]" office:value-type="string" office:string-value="X2700">
            <text:p>X2700</text:p>
          </table:table-cell>
          <table:table-cell table:formula="of:=&quot;Y&quot; &amp; [.C427]" office:value-type="string" office:string-value="Y491.89893617019">
            <text:p>Y491.89893617019</text:p>
          </table:table-cell>
          <table:table-cell table:number-columns-repeated="2"/>
        </table:table-row>
        <table:table-row table:style-name="ro1">
          <table:table-cell table:formula="of:=[.A427]-1" office:value-type="float" office:value="54">
            <text:p>54</text:p>
          </table:table-cell>
          <table:table-cell table:formula="of:=[.$G$2]" office:value-type="float" office:value="2700">
            <text:p>2700</text:p>
          </table:table-cell>
          <table:table-cell table:formula="of:=[.C427]-[.$H$4]" office:value-type="float" office:value="487.103404255296">
            <text:p>487.1034042553</text:p>
          </table:table-cell>
          <table:table-cell table:formula="of:=&quot;N&quot; &amp; [.A428]" office:value-type="string" office:string-value="N54">
            <text:p>N54</text:p>
          </table:table-cell>
          <table:table-cell table:formula="of:=&quot;X&quot; &amp; [.B428]" office:value-type="string" office:string-value="X2700">
            <text:p>X2700</text:p>
          </table:table-cell>
          <table:table-cell table:formula="of:=&quot;Y&quot; &amp; [.C428]" office:value-type="string" office:string-value="Y487.103404255296">
            <text:p>Y487.103404255296</text:p>
          </table:table-cell>
          <table:table-cell table:number-columns-repeated="2"/>
        </table:table-row>
        <table:table-row table:style-name="ro1">
          <table:table-cell table:formula="of:=[.A428]-1" office:value-type="float" office:value="53">
            <text:p>53</text:p>
          </table:table-cell>
          <table:table-cell table:formula="of:=[.$G$2]" office:value-type="float" office:value="2700">
            <text:p>2700</text:p>
          </table:table-cell>
          <table:table-cell table:formula="of:=[.C428]-[.$H$4]" office:value-type="float" office:value="482.307872340402">
            <text:p>482.3078723404</text:p>
          </table:table-cell>
          <table:table-cell table:formula="of:=&quot;N&quot; &amp; [.A429]" office:value-type="string" office:string-value="N53">
            <text:p>N53</text:p>
          </table:table-cell>
          <table:table-cell table:formula="of:=&quot;X&quot; &amp; [.B429]" office:value-type="string" office:string-value="X2700">
            <text:p>X2700</text:p>
          </table:table-cell>
          <table:table-cell table:formula="of:=&quot;Y&quot; &amp; [.C429]" office:value-type="string" office:string-value="Y482.307872340402">
            <text:p>Y482.307872340402</text:p>
          </table:table-cell>
          <table:table-cell table:number-columns-repeated="2"/>
        </table:table-row>
        <table:table-row table:style-name="ro1">
          <table:table-cell table:formula="of:=[.A429]-1" office:value-type="float" office:value="52">
            <text:p>52</text:p>
          </table:table-cell>
          <table:table-cell table:formula="of:=[.$G$2]" office:value-type="float" office:value="2700">
            <text:p>2700</text:p>
          </table:table-cell>
          <table:table-cell table:formula="of:=[.C429]-[.$H$4]" office:value-type="float" office:value="477.512340425509">
            <text:p>477.5123404255</text:p>
          </table:table-cell>
          <table:table-cell table:formula="of:=&quot;N&quot; &amp; [.A430]" office:value-type="string" office:string-value="N52">
            <text:p>N52</text:p>
          </table:table-cell>
          <table:table-cell table:formula="of:=&quot;X&quot; &amp; [.B430]" office:value-type="string" office:string-value="X2700">
            <text:p>X2700</text:p>
          </table:table-cell>
          <table:table-cell table:formula="of:=&quot;Y&quot; &amp; [.C430]" office:value-type="string" office:string-value="Y477.512340425509">
            <text:p>Y477.512340425509</text:p>
          </table:table-cell>
          <table:table-cell table:number-columns-repeated="2"/>
        </table:table-row>
        <table:table-row table:style-name="ro1">
          <table:table-cell table:formula="of:=[.A430]-1" office:value-type="float" office:value="51">
            <text:p>51</text:p>
          </table:table-cell>
          <table:table-cell table:formula="of:=[.$G$2]" office:value-type="float" office:value="2700">
            <text:p>2700</text:p>
          </table:table-cell>
          <table:table-cell table:formula="of:=[.C430]-[.$H$4]" office:value-type="float" office:value="472.716808510615">
            <text:p>472.7168085106</text:p>
          </table:table-cell>
          <table:table-cell table:formula="of:=&quot;N&quot; &amp; [.A431]" office:value-type="string" office:string-value="N51">
            <text:p>N51</text:p>
          </table:table-cell>
          <table:table-cell table:formula="of:=&quot;X&quot; &amp; [.B431]" office:value-type="string" office:string-value="X2700">
            <text:p>X2700</text:p>
          </table:table-cell>
          <table:table-cell table:formula="of:=&quot;Y&quot; &amp; [.C431]" office:value-type="string" office:string-value="Y472.716808510615">
            <text:p>Y472.716808510615</text:p>
          </table:table-cell>
          <table:table-cell table:number-columns-repeated="2"/>
        </table:table-row>
        <table:table-row table:style-name="ro1">
          <table:table-cell table:formula="of:=[.A431]-1" office:value-type="float" office:value="50">
            <text:p>50</text:p>
          </table:table-cell>
          <table:table-cell table:formula="of:=[.$G$2]" office:value-type="float" office:value="2700">
            <text:p>2700</text:p>
          </table:table-cell>
          <table:table-cell table:formula="of:=[.C431]-[.$H$4]" office:value-type="float" office:value="467.921276595722">
            <text:p>467.9212765957</text:p>
          </table:table-cell>
          <table:table-cell table:formula="of:=&quot;N&quot; &amp; [.A432]" office:value-type="string" office:string-value="N50">
            <text:p>N50</text:p>
          </table:table-cell>
          <table:table-cell table:formula="of:=&quot;X&quot; &amp; [.B432]" office:value-type="string" office:string-value="X2700">
            <text:p>X2700</text:p>
          </table:table-cell>
          <table:table-cell table:formula="of:=&quot;Y&quot; &amp; [.C432]" office:value-type="string" office:string-value="Y467.921276595722">
            <text:p>Y467.921276595722</text:p>
          </table:table-cell>
          <table:table-cell table:number-columns-repeated="2"/>
        </table:table-row>
        <table:table-row table:style-name="ro1">
          <table:table-cell table:formula="of:=[.A432]-1" office:value-type="float" office:value="49">
            <text:p>49</text:p>
          </table:table-cell>
          <table:table-cell table:formula="of:=[.$G$2]" office:value-type="float" office:value="2700">
            <text:p>2700</text:p>
          </table:table-cell>
          <table:table-cell table:formula="of:=[.C432]-[.$H$4]" office:value-type="float" office:value="463.125744680828">
            <text:p>463.1257446808</text:p>
          </table:table-cell>
          <table:table-cell table:formula="of:=&quot;N&quot; &amp; [.A433]" office:value-type="string" office:string-value="N49">
            <text:p>N49</text:p>
          </table:table-cell>
          <table:table-cell table:formula="of:=&quot;X&quot; &amp; [.B433]" office:value-type="string" office:string-value="X2700">
            <text:p>X2700</text:p>
          </table:table-cell>
          <table:table-cell table:formula="of:=&quot;Y&quot; &amp; [.C433]" office:value-type="string" office:string-value="Y463.125744680828">
            <text:p>Y463.125744680828</text:p>
          </table:table-cell>
          <table:table-cell table:number-columns-repeated="2"/>
        </table:table-row>
        <table:table-row table:style-name="ro1">
          <table:table-cell table:formula="of:=[.A433]-1" office:value-type="float" office:value="48">
            <text:p>48</text:p>
          </table:table-cell>
          <table:table-cell table:formula="of:=[.$G$2]" office:value-type="float" office:value="2700">
            <text:p>2700</text:p>
          </table:table-cell>
          <table:table-cell table:formula="of:=[.C433]-[.$H$4]" office:value-type="float" office:value="458.330212765934">
            <text:p>458.3302127659</text:p>
          </table:table-cell>
          <table:table-cell table:formula="of:=&quot;N&quot; &amp; [.A434]" office:value-type="string" office:string-value="N48">
            <text:p>N48</text:p>
          </table:table-cell>
          <table:table-cell table:formula="of:=&quot;X&quot; &amp; [.B434]" office:value-type="string" office:string-value="X2700">
            <text:p>X2700</text:p>
          </table:table-cell>
          <table:table-cell table:formula="of:=&quot;Y&quot; &amp; [.C434]" office:value-type="string" office:string-value="Y458.330212765934">
            <text:p>Y458.330212765934</text:p>
          </table:table-cell>
          <table:table-cell table:number-columns-repeated="2"/>
        </table:table-row>
        <table:table-row table:style-name="ro1">
          <table:table-cell table:formula="of:=[.A434]-1" office:value-type="float" office:value="47">
            <text:p>47</text:p>
          </table:table-cell>
          <table:table-cell table:formula="of:=[.$G$2]" office:value-type="float" office:value="2700">
            <text:p>2700</text:p>
          </table:table-cell>
          <table:table-cell table:formula="of:=[.C434]-[.$H$4]" office:value-type="float" office:value="453.534680851041">
            <text:p>453.534680851</text:p>
          </table:table-cell>
          <table:table-cell table:formula="of:=&quot;N&quot; &amp; [.A435]" office:value-type="string" office:string-value="N47">
            <text:p>N47</text:p>
          </table:table-cell>
          <table:table-cell table:formula="of:=&quot;X&quot; &amp; [.B435]" office:value-type="string" office:string-value="X2700">
            <text:p>X2700</text:p>
          </table:table-cell>
          <table:table-cell table:formula="of:=&quot;Y&quot; &amp; [.C435]" office:value-type="string" office:string-value="Y453.534680851041">
            <text:p>Y453.534680851041</text:p>
          </table:table-cell>
          <table:table-cell table:number-columns-repeated="2"/>
        </table:table-row>
        <table:table-row table:style-name="ro1">
          <table:table-cell table:formula="of:=[.A435]-1" office:value-type="float" office:value="46">
            <text:p>46</text:p>
          </table:table-cell>
          <table:table-cell table:formula="of:=[.$G$2]" office:value-type="float" office:value="2700">
            <text:p>2700</text:p>
          </table:table-cell>
          <table:table-cell table:formula="of:=[.C435]-[.$H$4]" office:value-type="float" office:value="448.739148936147">
            <text:p>448.7391489361</text:p>
          </table:table-cell>
          <table:table-cell table:formula="of:=&quot;N&quot; &amp; [.A436]" office:value-type="string" office:string-value="N46">
            <text:p>N46</text:p>
          </table:table-cell>
          <table:table-cell table:formula="of:=&quot;X&quot; &amp; [.B436]" office:value-type="string" office:string-value="X2700">
            <text:p>X2700</text:p>
          </table:table-cell>
          <table:table-cell table:formula="of:=&quot;Y&quot; &amp; [.C436]" office:value-type="string" office:string-value="Y448.739148936147">
            <text:p>Y448.739148936147</text:p>
          </table:table-cell>
          <table:table-cell table:number-columns-repeated="2"/>
        </table:table-row>
        <table:table-row table:style-name="ro1">
          <table:table-cell table:formula="of:=[.A436]-1" office:value-type="float" office:value="45">
            <text:p>45</text:p>
          </table:table-cell>
          <table:table-cell table:formula="of:=[.$G$2]" office:value-type="float" office:value="2700">
            <text:p>2700</text:p>
          </table:table-cell>
          <table:table-cell table:formula="of:=[.C436]-[.$H$4]" office:value-type="float" office:value="443.943617021253">
            <text:p>443.9436170213</text:p>
          </table:table-cell>
          <table:table-cell table:formula="of:=&quot;N&quot; &amp; [.A437]" office:value-type="string" office:string-value="N45">
            <text:p>N45</text:p>
          </table:table-cell>
          <table:table-cell table:formula="of:=&quot;X&quot; &amp; [.B437]" office:value-type="string" office:string-value="X2700">
            <text:p>X2700</text:p>
          </table:table-cell>
          <table:table-cell table:formula="of:=&quot;Y&quot; &amp; [.C437]" office:value-type="string" office:string-value="Y443.943617021253">
            <text:p>Y443.943617021253</text:p>
          </table:table-cell>
          <table:table-cell table:number-columns-repeated="2"/>
        </table:table-row>
        <table:table-row table:style-name="ro1">
          <table:table-cell table:formula="of:=[.A437]-1" office:value-type="float" office:value="44">
            <text:p>44</text:p>
          </table:table-cell>
          <table:table-cell table:formula="of:=[.$G$2]" office:value-type="float" office:value="2700">
            <text:p>2700</text:p>
          </table:table-cell>
          <table:table-cell table:formula="of:=[.C437]-[.$H$4]" office:value-type="float" office:value="439.14808510636">
            <text:p>439.1480851064</text:p>
          </table:table-cell>
          <table:table-cell table:formula="of:=&quot;N&quot; &amp; [.A438]" office:value-type="string" office:string-value="N44">
            <text:p>N44</text:p>
          </table:table-cell>
          <table:table-cell table:formula="of:=&quot;X&quot; &amp; [.B438]" office:value-type="string" office:string-value="X2700">
            <text:p>X2700</text:p>
          </table:table-cell>
          <table:table-cell table:formula="of:=&quot;Y&quot; &amp; [.C438]" office:value-type="string" office:string-value="Y439.14808510636">
            <text:p>Y439.14808510636</text:p>
          </table:table-cell>
          <table:table-cell table:number-columns-repeated="2"/>
        </table:table-row>
        <table:table-row table:style-name="ro1">
          <table:table-cell table:formula="of:=[.A438]-1" office:value-type="float" office:value="43">
            <text:p>43</text:p>
          </table:table-cell>
          <table:table-cell table:formula="of:=[.$G$2]" office:value-type="float" office:value="2700">
            <text:p>2700</text:p>
          </table:table-cell>
          <table:table-cell table:formula="of:=[.C438]-[.$H$4]" office:value-type="float" office:value="434.352553191466">
            <text:p>434.3525531915</text:p>
          </table:table-cell>
          <table:table-cell table:formula="of:=&quot;N&quot; &amp; [.A439]" office:value-type="string" office:string-value="N43">
            <text:p>N43</text:p>
          </table:table-cell>
          <table:table-cell table:formula="of:=&quot;X&quot; &amp; [.B439]" office:value-type="string" office:string-value="X2700">
            <text:p>X2700</text:p>
          </table:table-cell>
          <table:table-cell table:formula="of:=&quot;Y&quot; &amp; [.C439]" office:value-type="string" office:string-value="Y434.352553191466">
            <text:p>Y434.352553191466</text:p>
          </table:table-cell>
          <table:table-cell table:number-columns-repeated="2"/>
        </table:table-row>
        <table:table-row table:style-name="ro1">
          <table:table-cell table:formula="of:=[.A439]-1" office:value-type="float" office:value="42">
            <text:p>42</text:p>
          </table:table-cell>
          <table:table-cell table:formula="of:=[.$G$2]" office:value-type="float" office:value="2700">
            <text:p>2700</text:p>
          </table:table-cell>
          <table:table-cell table:formula="of:=[.C439]-[.$H$4]" office:value-type="float" office:value="429.557021276573">
            <text:p>429.5570212766</text:p>
          </table:table-cell>
          <table:table-cell table:formula="of:=&quot;N&quot; &amp; [.A440]" office:value-type="string" office:string-value="N42">
            <text:p>N42</text:p>
          </table:table-cell>
          <table:table-cell table:formula="of:=&quot;X&quot; &amp; [.B440]" office:value-type="string" office:string-value="X2700">
            <text:p>X2700</text:p>
          </table:table-cell>
          <table:table-cell table:formula="of:=&quot;Y&quot; &amp; [.C440]" office:value-type="string" office:string-value="Y429.557021276573">
            <text:p>Y429.557021276573</text:p>
          </table:table-cell>
          <table:table-cell table:number-columns-repeated="2"/>
        </table:table-row>
        <table:table-row table:style-name="ro1">
          <table:table-cell table:formula="of:=[.A440]-1" office:value-type="float" office:value="41">
            <text:p>41</text:p>
          </table:table-cell>
          <table:table-cell table:formula="of:=[.$G$2]" office:value-type="float" office:value="2700">
            <text:p>2700</text:p>
          </table:table-cell>
          <table:table-cell table:formula="of:=[.C440]-[.$H$4]" office:value-type="float" office:value="424.761489361679">
            <text:p>424.7614893617</text:p>
          </table:table-cell>
          <table:table-cell table:formula="of:=&quot;N&quot; &amp; [.A441]" office:value-type="string" office:string-value="N41">
            <text:p>N41</text:p>
          </table:table-cell>
          <table:table-cell table:formula="of:=&quot;X&quot; &amp; [.B441]" office:value-type="string" office:string-value="X2700">
            <text:p>X2700</text:p>
          </table:table-cell>
          <table:table-cell table:formula="of:=&quot;Y&quot; &amp; [.C441]" office:value-type="string" office:string-value="Y424.761489361679">
            <text:p>Y424.761489361679</text:p>
          </table:table-cell>
          <table:table-cell table:number-columns-repeated="2"/>
        </table:table-row>
        <table:table-row table:style-name="ro1">
          <table:table-cell table:formula="of:=[.A441]-1" office:value-type="float" office:value="40">
            <text:p>40</text:p>
          </table:table-cell>
          <table:table-cell table:formula="of:=[.$G$2]" office:value-type="float" office:value="2700">
            <text:p>2700</text:p>
          </table:table-cell>
          <table:table-cell table:formula="of:=[.C441]-[.$H$4]" office:value-type="float" office:value="419.965957446785">
            <text:p>419.9659574468</text:p>
          </table:table-cell>
          <table:table-cell table:formula="of:=&quot;N&quot; &amp; [.A442]" office:value-type="string" office:string-value="N40">
            <text:p>N40</text:p>
          </table:table-cell>
          <table:table-cell table:formula="of:=&quot;X&quot; &amp; [.B442]" office:value-type="string" office:string-value="X2700">
            <text:p>X2700</text:p>
          </table:table-cell>
          <table:table-cell table:formula="of:=&quot;Y&quot; &amp; [.C442]" office:value-type="string" office:string-value="Y419.965957446785">
            <text:p>Y419.965957446785</text:p>
          </table:table-cell>
          <table:table-cell table:number-columns-repeated="2"/>
        </table:table-row>
        <table:table-row table:style-name="ro1">
          <table:table-cell table:formula="of:=[.A442]-1" office:value-type="float" office:value="39">
            <text:p>39</text:p>
          </table:table-cell>
          <table:table-cell table:formula="of:=[.$G$2]" office:value-type="float" office:value="2700">
            <text:p>2700</text:p>
          </table:table-cell>
          <table:table-cell table:formula="of:=[.C442]-[.$H$4]" office:value-type="float" office:value="415.170425531892">
            <text:p>415.1704255319</text:p>
          </table:table-cell>
          <table:table-cell table:formula="of:=&quot;N&quot; &amp; [.A443]" office:value-type="string" office:string-value="N39">
            <text:p>N39</text:p>
          </table:table-cell>
          <table:table-cell table:formula="of:=&quot;X&quot; &amp; [.B443]" office:value-type="string" office:string-value="X2700">
            <text:p>X2700</text:p>
          </table:table-cell>
          <table:table-cell table:formula="of:=&quot;Y&quot; &amp; [.C443]" office:value-type="string" office:string-value="Y415.170425531892">
            <text:p>Y415.170425531892</text:p>
          </table:table-cell>
          <table:table-cell table:number-columns-repeated="2"/>
        </table:table-row>
        <table:table-row table:style-name="ro1">
          <table:table-cell table:formula="of:=[.A443]-1" office:value-type="float" office:value="38">
            <text:p>38</text:p>
          </table:table-cell>
          <table:table-cell table:formula="of:=[.$G$2]" office:value-type="float" office:value="2700">
            <text:p>2700</text:p>
          </table:table-cell>
          <table:table-cell table:formula="of:=[.C443]-[.$H$4]" office:value-type="float" office:value="410.374893616998">
            <text:p>410.374893617</text:p>
          </table:table-cell>
          <table:table-cell table:formula="of:=&quot;N&quot; &amp; [.A444]" office:value-type="string" office:string-value="N38">
            <text:p>N38</text:p>
          </table:table-cell>
          <table:table-cell table:formula="of:=&quot;X&quot; &amp; [.B444]" office:value-type="string" office:string-value="X2700">
            <text:p>X2700</text:p>
          </table:table-cell>
          <table:table-cell table:formula="of:=&quot;Y&quot; &amp; [.C444]" office:value-type="string" office:string-value="Y410.374893616998">
            <text:p>Y410.374893616998</text:p>
          </table:table-cell>
          <table:table-cell table:number-columns-repeated="2"/>
        </table:table-row>
        <table:table-row table:style-name="ro1">
          <table:table-cell table:formula="of:=[.A444]-1" office:value-type="float" office:value="37">
            <text:p>37</text:p>
          </table:table-cell>
          <table:table-cell table:formula="of:=[.$G$2]" office:value-type="float" office:value="2700">
            <text:p>2700</text:p>
          </table:table-cell>
          <table:table-cell table:formula="of:=[.C444]-[.$H$4]" office:value-type="float" office:value="405.579361702104">
            <text:p>405.5793617021</text:p>
          </table:table-cell>
          <table:table-cell table:formula="of:=&quot;N&quot; &amp; [.A445]" office:value-type="string" office:string-value="N37">
            <text:p>N37</text:p>
          </table:table-cell>
          <table:table-cell table:formula="of:=&quot;X&quot; &amp; [.B445]" office:value-type="string" office:string-value="X2700">
            <text:p>X2700</text:p>
          </table:table-cell>
          <table:table-cell table:formula="of:=&quot;Y&quot; &amp; [.C445]" office:value-type="string" office:string-value="Y405.579361702104">
            <text:p>Y405.579361702104</text:p>
          </table:table-cell>
          <table:table-cell table:number-columns-repeated="2"/>
        </table:table-row>
        <table:table-row table:style-name="ro1">
          <table:table-cell table:formula="of:=[.A445]-1" office:value-type="float" office:value="36">
            <text:p>36</text:p>
          </table:table-cell>
          <table:table-cell table:formula="of:=[.$G$2]" office:value-type="float" office:value="2700">
            <text:p>2700</text:p>
          </table:table-cell>
          <table:table-cell table:formula="of:=[.C445]-[.$H$4]" office:value-type="float" office:value="400.783829787211">
            <text:p>400.7838297872</text:p>
          </table:table-cell>
          <table:table-cell table:formula="of:=&quot;N&quot; &amp; [.A446]" office:value-type="string" office:string-value="N36">
            <text:p>N36</text:p>
          </table:table-cell>
          <table:table-cell table:formula="of:=&quot;X&quot; &amp; [.B446]" office:value-type="string" office:string-value="X2700">
            <text:p>X2700</text:p>
          </table:table-cell>
          <table:table-cell table:formula="of:=&quot;Y&quot; &amp; [.C446]" office:value-type="string" office:string-value="Y400.783829787211">
            <text:p>Y400.783829787211</text:p>
          </table:table-cell>
          <table:table-cell table:number-columns-repeated="2"/>
        </table:table-row>
        <table:table-row table:style-name="ro1">
          <table:table-cell table:formula="of:=[.A446]-1" office:value-type="float" office:value="35">
            <text:p>35</text:p>
          </table:table-cell>
          <table:table-cell table:formula="of:=[.$G$2]" office:value-type="float" office:value="2700">
            <text:p>2700</text:p>
          </table:table-cell>
          <table:table-cell table:formula="of:=[.C446]-[.$H$4]" office:value-type="float" office:value="395.988297872317">
            <text:p>395.9882978723</text:p>
          </table:table-cell>
          <table:table-cell table:formula="of:=&quot;N&quot; &amp; [.A447]" office:value-type="string" office:string-value="N35">
            <text:p>N35</text:p>
          </table:table-cell>
          <table:table-cell table:formula="of:=&quot;X&quot; &amp; [.B447]" office:value-type="string" office:string-value="X2700">
            <text:p>X2700</text:p>
          </table:table-cell>
          <table:table-cell table:formula="of:=&quot;Y&quot; &amp; [.C447]" office:value-type="string" office:string-value="Y395.988297872317">
            <text:p>Y395.988297872317</text:p>
          </table:table-cell>
          <table:table-cell table:number-columns-repeated="2"/>
        </table:table-row>
        <table:table-row table:style-name="ro1">
          <table:table-cell table:formula="of:=[.A447]-1" office:value-type="float" office:value="34">
            <text:p>34</text:p>
          </table:table-cell>
          <table:table-cell table:formula="of:=[.$G$2]" office:value-type="float" office:value="2700">
            <text:p>2700</text:p>
          </table:table-cell>
          <table:table-cell table:formula="of:=[.C447]-[.$H$4]" office:value-type="float" office:value="391.192765957424">
            <text:p>391.1927659574</text:p>
          </table:table-cell>
          <table:table-cell table:formula="of:=&quot;N&quot; &amp; [.A448]" office:value-type="string" office:string-value="N34">
            <text:p>N34</text:p>
          </table:table-cell>
          <table:table-cell table:formula="of:=&quot;X&quot; &amp; [.B448]" office:value-type="string" office:string-value="X2700">
            <text:p>X2700</text:p>
          </table:table-cell>
          <table:table-cell table:formula="of:=&quot;Y&quot; &amp; [.C448]" office:value-type="string" office:string-value="Y391.192765957424">
            <text:p>Y391.192765957424</text:p>
          </table:table-cell>
          <table:table-cell table:number-columns-repeated="2"/>
        </table:table-row>
        <table:table-row table:style-name="ro1">
          <table:table-cell table:formula="of:=[.A448]-1" office:value-type="float" office:value="33">
            <text:p>33</text:p>
          </table:table-cell>
          <table:table-cell table:formula="of:=[.$G$2]" office:value-type="float" office:value="2700">
            <text:p>2700</text:p>
          </table:table-cell>
          <table:table-cell table:formula="of:=[.C448]-[.$H$4]" office:value-type="float" office:value="386.39723404253">
            <text:p>386.3972340425</text:p>
          </table:table-cell>
          <table:table-cell table:formula="of:=&quot;N&quot; &amp; [.A449]" office:value-type="string" office:string-value="N33">
            <text:p>N33</text:p>
          </table:table-cell>
          <table:table-cell table:formula="of:=&quot;X&quot; &amp; [.B449]" office:value-type="string" office:string-value="X2700">
            <text:p>X2700</text:p>
          </table:table-cell>
          <table:table-cell table:formula="of:=&quot;Y&quot; &amp; [.C449]" office:value-type="string" office:string-value="Y386.39723404253">
            <text:p>Y386.39723404253</text:p>
          </table:table-cell>
          <table:table-cell table:number-columns-repeated="2"/>
        </table:table-row>
        <table:table-row table:style-name="ro1">
          <table:table-cell table:formula="of:=[.A449]-1" office:value-type="float" office:value="32">
            <text:p>32</text:p>
          </table:table-cell>
          <table:table-cell table:formula="of:=[.$G$2]" office:value-type="float" office:value="2700">
            <text:p>2700</text:p>
          </table:table-cell>
          <table:table-cell table:formula="of:=[.C449]-[.$H$4]" office:value-type="float" office:value="381.601702127636">
            <text:p>381.6017021276</text:p>
          </table:table-cell>
          <table:table-cell table:formula="of:=&quot;N&quot; &amp; [.A450]" office:value-type="string" office:string-value="N32">
            <text:p>N32</text:p>
          </table:table-cell>
          <table:table-cell table:formula="of:=&quot;X&quot; &amp; [.B450]" office:value-type="string" office:string-value="X2700">
            <text:p>X2700</text:p>
          </table:table-cell>
          <table:table-cell table:formula="of:=&quot;Y&quot; &amp; [.C450]" office:value-type="string" office:string-value="Y381.601702127636">
            <text:p>Y381.601702127636</text:p>
          </table:table-cell>
          <table:table-cell table:number-columns-repeated="2"/>
        </table:table-row>
        <table:table-row table:style-name="ro1">
          <table:table-cell table:formula="of:=[.A450]-1" office:value-type="float" office:value="31">
            <text:p>31</text:p>
          </table:table-cell>
          <table:table-cell table:formula="of:=[.$G$2]" office:value-type="float" office:value="2700">
            <text:p>2700</text:p>
          </table:table-cell>
          <table:table-cell table:formula="of:=[.C450]-[.$H$4]" office:value-type="float" office:value="376.806170212743">
            <text:p>376.8061702127</text:p>
          </table:table-cell>
          <table:table-cell table:formula="of:=&quot;N&quot; &amp; [.A451]" office:value-type="string" office:string-value="N31">
            <text:p>N31</text:p>
          </table:table-cell>
          <table:table-cell table:formula="of:=&quot;X&quot; &amp; [.B451]" office:value-type="string" office:string-value="X2700">
            <text:p>X2700</text:p>
          </table:table-cell>
          <table:table-cell table:formula="of:=&quot;Y&quot; &amp; [.C451]" office:value-type="string" office:string-value="Y376.806170212743">
            <text:p>Y376.806170212743</text:p>
          </table:table-cell>
          <table:table-cell table:number-columns-repeated="2"/>
        </table:table-row>
        <table:table-row table:style-name="ro1">
          <table:table-cell table:formula="of:=[.A451]-1" office:value-type="float" office:value="30">
            <text:p>30</text:p>
          </table:table-cell>
          <table:table-cell table:formula="of:=[.$G$2]" office:value-type="float" office:value="2700">
            <text:p>2700</text:p>
          </table:table-cell>
          <table:table-cell table:formula="of:=[.C451]-[.$H$4]" office:value-type="float" office:value="372.010638297849">
            <text:p>372.0106382979</text:p>
          </table:table-cell>
          <table:table-cell table:formula="of:=&quot;N&quot; &amp; [.A452]" office:value-type="string" office:string-value="N30">
            <text:p>N30</text:p>
          </table:table-cell>
          <table:table-cell table:formula="of:=&quot;X&quot; &amp; [.B452]" office:value-type="string" office:string-value="X2700">
            <text:p>X2700</text:p>
          </table:table-cell>
          <table:table-cell table:formula="of:=&quot;Y&quot; &amp; [.C452]" office:value-type="string" office:string-value="Y372.010638297849">
            <text:p>Y372.010638297849</text:p>
          </table:table-cell>
          <table:table-cell table:number-columns-repeated="2"/>
        </table:table-row>
        <table:table-row table:style-name="ro1">
          <table:table-cell table:formula="of:=[.A452]-1" office:value-type="float" office:value="29">
            <text:p>29</text:p>
          </table:table-cell>
          <table:table-cell table:formula="of:=[.$G$2]" office:value-type="float" office:value="2700">
            <text:p>2700</text:p>
          </table:table-cell>
          <table:table-cell table:formula="of:=[.C452]-[.$H$4]" office:value-type="float" office:value="367.215106382956">
            <text:p>367.215106383</text:p>
          </table:table-cell>
          <table:table-cell table:formula="of:=&quot;N&quot; &amp; [.A453]" office:value-type="string" office:string-value="N29">
            <text:p>N29</text:p>
          </table:table-cell>
          <table:table-cell table:formula="of:=&quot;X&quot; &amp; [.B453]" office:value-type="string" office:string-value="X2700">
            <text:p>X2700</text:p>
          </table:table-cell>
          <table:table-cell table:formula="of:=&quot;Y&quot; &amp; [.C453]" office:value-type="string" office:string-value="Y367.215106382956">
            <text:p>Y367.215106382956</text:p>
          </table:table-cell>
          <table:table-cell table:number-columns-repeated="2"/>
        </table:table-row>
        <table:table-row table:style-name="ro1">
          <table:table-cell table:formula="of:=[.A453]-1" office:value-type="float" office:value="28">
            <text:p>28</text:p>
          </table:table-cell>
          <table:table-cell table:formula="of:=[.$G$2]" office:value-type="float" office:value="2700">
            <text:p>2700</text:p>
          </table:table-cell>
          <table:table-cell table:formula="of:=[.C453]-[.$H$4]" office:value-type="float" office:value="362.419574468062">
            <text:p>362.4195744681</text:p>
          </table:table-cell>
          <table:table-cell table:formula="of:=&quot;N&quot; &amp; [.A454]" office:value-type="string" office:string-value="N28">
            <text:p>N28</text:p>
          </table:table-cell>
          <table:table-cell table:formula="of:=&quot;X&quot; &amp; [.B454]" office:value-type="string" office:string-value="X2700">
            <text:p>X2700</text:p>
          </table:table-cell>
          <table:table-cell table:formula="of:=&quot;Y&quot; &amp; [.C454]" office:value-type="string" office:string-value="Y362.419574468062">
            <text:p>Y362.419574468062</text:p>
          </table:table-cell>
          <table:table-cell table:number-columns-repeated="2"/>
        </table:table-row>
        <table:table-row table:style-name="ro1">
          <table:table-cell table:formula="of:=[.A454]-1" office:value-type="float" office:value="27">
            <text:p>27</text:p>
          </table:table-cell>
          <table:table-cell table:formula="of:=[.$G$2]" office:value-type="float" office:value="2700">
            <text:p>2700</text:p>
          </table:table-cell>
          <table:table-cell table:formula="of:=[.C454]-[.$H$4]" office:value-type="float" office:value="357.624042553168">
            <text:p>357.6240425532</text:p>
          </table:table-cell>
          <table:table-cell table:formula="of:=&quot;N&quot; &amp; [.A455]" office:value-type="string" office:string-value="N27">
            <text:p>N27</text:p>
          </table:table-cell>
          <table:table-cell table:formula="of:=&quot;X&quot; &amp; [.B455]" office:value-type="string" office:string-value="X2700">
            <text:p>X2700</text:p>
          </table:table-cell>
          <table:table-cell table:formula="of:=&quot;Y&quot; &amp; [.C455]" office:value-type="string" office:string-value="Y357.624042553168">
            <text:p>Y357.624042553168</text:p>
          </table:table-cell>
          <table:table-cell table:number-columns-repeated="2"/>
        </table:table-row>
        <table:table-row table:style-name="ro1">
          <table:table-cell table:formula="of:=[.A455]-1" office:value-type="float" office:value="26">
            <text:p>26</text:p>
          </table:table-cell>
          <table:table-cell table:formula="of:=[.$G$2]" office:value-type="float" office:value="2700">
            <text:p>2700</text:p>
          </table:table-cell>
          <table:table-cell table:formula="of:=[.C455]-[.$H$4]" office:value-type="float" office:value="352.828510638275">
            <text:p>352.8285106383</text:p>
          </table:table-cell>
          <table:table-cell table:formula="of:=&quot;N&quot; &amp; [.A456]" office:value-type="string" office:string-value="N26">
            <text:p>N26</text:p>
          </table:table-cell>
          <table:table-cell table:formula="of:=&quot;X&quot; &amp; [.B456]" office:value-type="string" office:string-value="X2700">
            <text:p>X2700</text:p>
          </table:table-cell>
          <table:table-cell table:formula="of:=&quot;Y&quot; &amp; [.C456]" office:value-type="string" office:string-value="Y352.828510638275">
            <text:p>Y352.828510638275</text:p>
          </table:table-cell>
          <table:table-cell table:number-columns-repeated="2"/>
        </table:table-row>
        <table:table-row table:style-name="ro1">
          <table:table-cell table:formula="of:=[.A456]-1" office:value-type="float" office:value="25">
            <text:p>25</text:p>
          </table:table-cell>
          <table:table-cell table:formula="of:=[.$G$2]" office:value-type="float" office:value="2700">
            <text:p>2700</text:p>
          </table:table-cell>
          <table:table-cell table:formula="of:=[.C456]-[.$H$4]" office:value-type="float" office:value="348.032978723381">
            <text:p>348.0329787234</text:p>
          </table:table-cell>
          <table:table-cell table:formula="of:=&quot;N&quot; &amp; [.A457]" office:value-type="string" office:string-value="N25">
            <text:p>N25</text:p>
          </table:table-cell>
          <table:table-cell table:formula="of:=&quot;X&quot; &amp; [.B457]" office:value-type="string" office:string-value="X2700">
            <text:p>X2700</text:p>
          </table:table-cell>
          <table:table-cell table:formula="of:=&quot;Y&quot; &amp; [.C457]" office:value-type="string" office:string-value="Y348.032978723381">
            <text:p>Y348.032978723381</text:p>
          </table:table-cell>
          <table:table-cell table:number-columns-repeated="2"/>
        </table:table-row>
        <table:table-row table:style-name="ro1">
          <table:table-cell table:formula="of:=[.A457]-1" office:value-type="float" office:value="24">
            <text:p>24</text:p>
          </table:table-cell>
          <table:table-cell table:formula="of:=[.$G$2]" office:value-type="float" office:value="2700">
            <text:p>2700</text:p>
          </table:table-cell>
          <table:table-cell table:formula="of:=[.C457]-[.$H$4]" office:value-type="float" office:value="343.237446808487">
            <text:p>343.2374468085</text:p>
          </table:table-cell>
          <table:table-cell table:formula="of:=&quot;N&quot; &amp; [.A458]" office:value-type="string" office:string-value="N24">
            <text:p>N24</text:p>
          </table:table-cell>
          <table:table-cell table:formula="of:=&quot;X&quot; &amp; [.B458]" office:value-type="string" office:string-value="X2700">
            <text:p>X2700</text:p>
          </table:table-cell>
          <table:table-cell table:formula="of:=&quot;Y&quot; &amp; [.C458]" office:value-type="string" office:string-value="Y343.237446808487">
            <text:p>Y343.237446808487</text:p>
          </table:table-cell>
          <table:table-cell table:number-columns-repeated="2"/>
        </table:table-row>
        <table:table-row table:style-name="ro1">
          <table:table-cell table:formula="of:=[.A458]-1" office:value-type="float" office:value="23">
            <text:p>23</text:p>
          </table:table-cell>
          <table:table-cell table:formula="of:=[.$G$2]" office:value-type="float" office:value="2700">
            <text:p>2700</text:p>
          </table:table-cell>
          <table:table-cell table:formula="of:=[.C458]-[.$H$4]" office:value-type="float" office:value="338.441914893594">
            <text:p>338.4419148936</text:p>
          </table:table-cell>
          <table:table-cell table:formula="of:=&quot;N&quot; &amp; [.A459]" office:value-type="string" office:string-value="N23">
            <text:p>N23</text:p>
          </table:table-cell>
          <table:table-cell table:formula="of:=&quot;X&quot; &amp; [.B459]" office:value-type="string" office:string-value="X2700">
            <text:p>X2700</text:p>
          </table:table-cell>
          <table:table-cell table:formula="of:=&quot;Y&quot; &amp; [.C459]" office:value-type="string" office:string-value="Y338.441914893594">
            <text:p>Y338.441914893594</text:p>
          </table:table-cell>
          <table:table-cell table:number-columns-repeated="2"/>
        </table:table-row>
        <table:table-row table:style-name="ro1">
          <table:table-cell table:formula="of:=[.A459]-1" office:value-type="float" office:value="22">
            <text:p>22</text:p>
          </table:table-cell>
          <table:table-cell table:formula="of:=[.$G$2]" office:value-type="float" office:value="2700">
            <text:p>2700</text:p>
          </table:table-cell>
          <table:table-cell table:formula="of:=[.C459]-[.$H$4]" office:value-type="float" office:value="333.6463829787">
            <text:p>333.6463829787</text:p>
          </table:table-cell>
          <table:table-cell table:formula="of:=&quot;N&quot; &amp; [.A460]" office:value-type="string" office:string-value="N22">
            <text:p>N22</text:p>
          </table:table-cell>
          <table:table-cell table:formula="of:=&quot;X&quot; &amp; [.B460]" office:value-type="string" office:string-value="X2700">
            <text:p>X2700</text:p>
          </table:table-cell>
          <table:table-cell table:formula="of:=&quot;Y&quot; &amp; [.C460]" office:value-type="string" office:string-value="Y333.6463829787">
            <text:p>Y333.6463829787</text:p>
          </table:table-cell>
          <table:table-cell table:number-columns-repeated="2"/>
        </table:table-row>
        <table:table-row table:style-name="ro1">
          <table:table-cell table:formula="of:=[.A460]-1" office:value-type="float" office:value="21">
            <text:p>21</text:p>
          </table:table-cell>
          <table:table-cell table:formula="of:=[.$G$2]" office:value-type="float" office:value="2700">
            <text:p>2700</text:p>
          </table:table-cell>
          <table:table-cell table:formula="of:=[.C460]-[.$H$4]" office:value-type="float" office:value="328.850851063807">
            <text:p>328.8508510638</text:p>
          </table:table-cell>
          <table:table-cell table:formula="of:=&quot;N&quot; &amp; [.A461]" office:value-type="string" office:string-value="N21">
            <text:p>N21</text:p>
          </table:table-cell>
          <table:table-cell table:formula="of:=&quot;X&quot; &amp; [.B461]" office:value-type="string" office:string-value="X2700">
            <text:p>X2700</text:p>
          </table:table-cell>
          <table:table-cell table:formula="of:=&quot;Y&quot; &amp; [.C461]" office:value-type="string" office:string-value="Y328.850851063807">
            <text:p>Y328.850851063807</text:p>
          </table:table-cell>
          <table:table-cell table:number-columns-repeated="2"/>
        </table:table-row>
        <table:table-row table:style-name="ro1">
          <table:table-cell table:formula="of:=[.A461]-1" office:value-type="float" office:value="20">
            <text:p>20</text:p>
          </table:table-cell>
          <table:table-cell table:formula="of:=[.$G$2]" office:value-type="float" office:value="2700">
            <text:p>2700</text:p>
          </table:table-cell>
          <table:table-cell table:formula="of:=[.C461]-[.$H$4]" office:value-type="float" office:value="324.055319148913">
            <text:p>324.0553191489</text:p>
          </table:table-cell>
          <table:table-cell table:formula="of:=&quot;N&quot; &amp; [.A462]" office:value-type="string" office:string-value="N20">
            <text:p>N20</text:p>
          </table:table-cell>
          <table:table-cell table:formula="of:=&quot;X&quot; &amp; [.B462]" office:value-type="string" office:string-value="X2700">
            <text:p>X2700</text:p>
          </table:table-cell>
          <table:table-cell table:formula="of:=&quot;Y&quot; &amp; [.C462]" office:value-type="string" office:string-value="Y324.055319148913">
            <text:p>Y324.055319148913</text:p>
          </table:table-cell>
          <table:table-cell table:number-columns-repeated="2"/>
        </table:table-row>
        <table:table-row table:style-name="ro1">
          <table:table-cell table:formula="of:=[.A462]-1" office:value-type="float" office:value="19">
            <text:p>19</text:p>
          </table:table-cell>
          <table:table-cell table:formula="of:=[.$G$2]" office:value-type="float" office:value="2700">
            <text:p>2700</text:p>
          </table:table-cell>
          <table:table-cell table:formula="of:=[.C462]-[.$H$4]" office:value-type="float" office:value="319.259787234019">
            <text:p>319.259787234</text:p>
          </table:table-cell>
          <table:table-cell table:formula="of:=&quot;N&quot; &amp; [.A463]" office:value-type="string" office:string-value="N19">
            <text:p>N19</text:p>
          </table:table-cell>
          <table:table-cell table:formula="of:=&quot;X&quot; &amp; [.B463]" office:value-type="string" office:string-value="X2700">
            <text:p>X2700</text:p>
          </table:table-cell>
          <table:table-cell table:formula="of:=&quot;Y&quot; &amp; [.C463]" office:value-type="string" office:string-value="Y319.259787234019">
            <text:p>Y319.259787234019</text:p>
          </table:table-cell>
          <table:table-cell table:number-columns-repeated="2"/>
        </table:table-row>
        <table:table-row table:style-name="ro1">
          <table:table-cell table:formula="of:=[.A463]-1" office:value-type="float" office:value="18">
            <text:p>18</text:p>
          </table:table-cell>
          <table:table-cell table:formula="of:=[.$G$2]" office:value-type="float" office:value="2700">
            <text:p>2700</text:p>
          </table:table-cell>
          <table:table-cell table:formula="of:=[.C463]-[.$H$4]" office:value-type="float" office:value="314.464255319126">
            <text:p>314.4642553191</text:p>
          </table:table-cell>
          <table:table-cell table:formula="of:=&quot;N&quot; &amp; [.A464]" office:value-type="string" office:string-value="N18">
            <text:p>N18</text:p>
          </table:table-cell>
          <table:table-cell table:formula="of:=&quot;X&quot; &amp; [.B464]" office:value-type="string" office:string-value="X2700">
            <text:p>X2700</text:p>
          </table:table-cell>
          <table:table-cell table:formula="of:=&quot;Y&quot; &amp; [.C464]" office:value-type="string" office:string-value="Y314.464255319126">
            <text:p>Y314.464255319126</text:p>
          </table:table-cell>
          <table:table-cell table:number-columns-repeated="2"/>
        </table:table-row>
        <table:table-row table:style-name="ro1">
          <table:table-cell table:formula="of:=[.A464]-1" office:value-type="float" office:value="17">
            <text:p>17</text:p>
          </table:table-cell>
          <table:table-cell table:formula="of:=[.$G$2]" office:value-type="float" office:value="2700">
            <text:p>2700</text:p>
          </table:table-cell>
          <table:table-cell table:formula="of:=[.C464]-[.$H$4]" office:value-type="float" office:value="309.668723404232">
            <text:p>309.6687234042</text:p>
          </table:table-cell>
          <table:table-cell table:formula="of:=&quot;N&quot; &amp; [.A465]" office:value-type="string" office:string-value="N17">
            <text:p>N17</text:p>
          </table:table-cell>
          <table:table-cell table:formula="of:=&quot;X&quot; &amp; [.B465]" office:value-type="string" office:string-value="X2700">
            <text:p>X2700</text:p>
          </table:table-cell>
          <table:table-cell table:formula="of:=&quot;Y&quot; &amp; [.C465]" office:value-type="string" office:string-value="Y309.668723404232">
            <text:p>Y309.668723404232</text:p>
          </table:table-cell>
          <table:table-cell table:number-columns-repeated="2"/>
        </table:table-row>
        <table:table-row table:style-name="ro1">
          <table:table-cell table:formula="of:=[.A465]-1" office:value-type="float" office:value="16">
            <text:p>16</text:p>
          </table:table-cell>
          <table:table-cell table:formula="of:=[.$G$2]" office:value-type="float" office:value="2700">
            <text:p>2700</text:p>
          </table:table-cell>
          <table:table-cell table:formula="of:=[.C465]-[.$H$4]" office:value-type="float" office:value="304.873191489339">
            <text:p>304.8731914893</text:p>
          </table:table-cell>
          <table:table-cell table:formula="of:=&quot;N&quot; &amp; [.A466]" office:value-type="string" office:string-value="N16">
            <text:p>N16</text:p>
          </table:table-cell>
          <table:table-cell table:formula="of:=&quot;X&quot; &amp; [.B466]" office:value-type="string" office:string-value="X2700">
            <text:p>X2700</text:p>
          </table:table-cell>
          <table:table-cell table:formula="of:=&quot;Y&quot; &amp; [.C466]" office:value-type="string" office:string-value="Y304.873191489339">
            <text:p>Y304.873191489339</text:p>
          </table:table-cell>
          <table:table-cell table:number-columns-repeated="2"/>
        </table:table-row>
        <table:table-row table:style-name="ro1">
          <table:table-cell table:formula="of:=[.A466]-1" office:value-type="float" office:value="15">
            <text:p>15</text:p>
          </table:table-cell>
          <table:table-cell table:formula="of:=[.$G$2]" office:value-type="float" office:value="2700">
            <text:p>2700</text:p>
          </table:table-cell>
          <table:table-cell table:formula="of:=[.C466]-[.$H$4]" office:value-type="float" office:value="300.077659574445">
            <text:p>300.0776595744</text:p>
          </table:table-cell>
          <table:table-cell table:formula="of:=&quot;N&quot; &amp; [.A467]" office:value-type="string" office:string-value="N15">
            <text:p>N15</text:p>
          </table:table-cell>
          <table:table-cell table:formula="of:=&quot;X&quot; &amp; [.B467]" office:value-type="string" office:string-value="X2700">
            <text:p>X2700</text:p>
          </table:table-cell>
          <table:table-cell table:formula="of:=&quot;Y&quot; &amp; [.C467]" office:value-type="string" office:string-value="Y300.077659574445">
            <text:p>Y300.077659574445</text:p>
          </table:table-cell>
          <table:table-cell table:number-columns-repeated="2"/>
        </table:table-row>
        <table:table-row table:style-name="ro1">
          <table:table-cell table:formula="of:=[.A467]-1" office:value-type="float" office:value="14">
            <text:p>14</text:p>
          </table:table-cell>
          <table:table-cell table:formula="of:=[.$G$2]" office:value-type="float" office:value="2700">
            <text:p>2700</text:p>
          </table:table-cell>
          <table:table-cell table:formula="of:=[.C467]-[.$H$4]" office:value-type="float" office:value="295.282127659551">
            <text:p>295.2821276596</text:p>
          </table:table-cell>
          <table:table-cell table:formula="of:=&quot;N&quot; &amp; [.A468]" office:value-type="string" office:string-value="N14">
            <text:p>N14</text:p>
          </table:table-cell>
          <table:table-cell table:formula="of:=&quot;X&quot; &amp; [.B468]" office:value-type="string" office:string-value="X2700">
            <text:p>X2700</text:p>
          </table:table-cell>
          <table:table-cell table:formula="of:=&quot;Y&quot; &amp; [.C468]" office:value-type="string" office:string-value="Y295.282127659551">
            <text:p>Y295.282127659551</text:p>
          </table:table-cell>
          <table:table-cell table:number-columns-repeated="2"/>
        </table:table-row>
        <table:table-row table:style-name="ro1">
          <table:table-cell table:formula="of:=[.A468]-1" office:value-type="float" office:value="13">
            <text:p>13</text:p>
          </table:table-cell>
          <table:table-cell table:formula="of:=[.$G$2]" office:value-type="float" office:value="2700">
            <text:p>2700</text:p>
          </table:table-cell>
          <table:table-cell table:formula="of:=[.C468]-[.$H$4]" office:value-type="float" office:value="290.486595744658">
            <text:p>290.4865957447</text:p>
          </table:table-cell>
          <table:table-cell table:formula="of:=&quot;N&quot; &amp; [.A469]" office:value-type="string" office:string-value="N13">
            <text:p>N13</text:p>
          </table:table-cell>
          <table:table-cell table:formula="of:=&quot;X&quot; &amp; [.B469]" office:value-type="string" office:string-value="X2700">
            <text:p>X2700</text:p>
          </table:table-cell>
          <table:table-cell table:formula="of:=&quot;Y&quot; &amp; [.C469]" office:value-type="string" office:string-value="Y290.486595744658">
            <text:p>Y290.486595744658</text:p>
          </table:table-cell>
          <table:table-cell table:number-columns-repeated="2"/>
        </table:table-row>
        <table:table-row table:style-name="ro1">
          <table:table-cell table:formula="of:=[.A469]-1" office:value-type="float" office:value="12">
            <text:p>12</text:p>
          </table:table-cell>
          <table:table-cell table:formula="of:=[.$G$2]" office:value-type="float" office:value="2700">
            <text:p>2700</text:p>
          </table:table-cell>
          <table:table-cell table:formula="of:=[.C469]-[.$H$4]" office:value-type="float" office:value="285.691063829764">
            <text:p>285.6910638298</text:p>
          </table:table-cell>
          <table:table-cell table:formula="of:=&quot;N&quot; &amp; [.A470]" office:value-type="string" office:string-value="N12">
            <text:p>N12</text:p>
          </table:table-cell>
          <table:table-cell table:formula="of:=&quot;X&quot; &amp; [.B470]" office:value-type="string" office:string-value="X2700">
            <text:p>X2700</text:p>
          </table:table-cell>
          <table:table-cell table:formula="of:=&quot;Y&quot; &amp; [.C470]" office:value-type="string" office:string-value="Y285.691063829764">
            <text:p>Y285.691063829764</text:p>
          </table:table-cell>
          <table:table-cell table:number-columns-repeated="2"/>
        </table:table-row>
        <table:table-row table:style-name="ro1">
          <table:table-cell table:formula="of:=[.A470]-1" office:value-type="float" office:value="11">
            <text:p>11</text:p>
          </table:table-cell>
          <table:table-cell table:formula="of:=[.$G$2]" office:value-type="float" office:value="2700">
            <text:p>2700</text:p>
          </table:table-cell>
          <table:table-cell table:formula="of:=[.C470]-[.$H$4]" office:value-type="float" office:value="280.89553191487">
            <text:p>280.8955319149</text:p>
          </table:table-cell>
          <table:table-cell table:formula="of:=&quot;N&quot; &amp; [.A471]" office:value-type="string" office:string-value="N11">
            <text:p>N11</text:p>
          </table:table-cell>
          <table:table-cell table:formula="of:=&quot;X&quot; &amp; [.B471]" office:value-type="string" office:string-value="X2700">
            <text:p>X2700</text:p>
          </table:table-cell>
          <table:table-cell table:formula="of:=&quot;Y&quot; &amp; [.C471]" office:value-type="string" office:string-value="Y280.89553191487">
            <text:p>Y280.89553191487</text:p>
          </table:table-cell>
          <table:table-cell table:number-columns-repeated="2"/>
        </table:table-row>
        <table:table-row table:style-name="ro1">
          <table:table-cell table:formula="of:=[.A471]-1" office:value-type="float" office:value="10">
            <text:p>10</text:p>
          </table:table-cell>
          <table:table-cell table:formula="of:=[.$G$2]" office:value-type="float" office:value="2700">
            <text:p>2700</text:p>
          </table:table-cell>
          <table:table-cell table:formula="of:=[.C471]-[.$H$4]" office:value-type="float" office:value="276.099999999977">
            <text:p>276.1</text:p>
          </table:table-cell>
          <table:table-cell table:formula="of:=&quot;N&quot; &amp; [.A472]" office:value-type="string" office:string-value="N10">
            <text:p>N10</text:p>
          </table:table-cell>
          <table:table-cell table:formula="of:=&quot;X&quot; &amp; [.B472]" office:value-type="string" office:string-value="X2700">
            <text:p>X2700</text:p>
          </table:table-cell>
          <table:table-cell table:formula="of:=&quot;Y&quot; &amp; [.C472]" office:value-type="string" office:string-value="Y276.099999999977">
            <text:p>Y276.099999999977</text:p>
          </table:table-cell>
          <table:table-cell table:number-columns-repeated="2"/>
        </table:table-row>
        <table:table-row table:style-name="ro1">
          <table:table-cell table:formula="of:=[.A472]-1" office:value-type="float" office:value="9">
            <text:p>9</text:p>
          </table:table-cell>
          <table:table-cell table:formula="of:=[.$G$2]" office:value-type="float" office:value="2700">
            <text:p>2700</text:p>
          </table:table-cell>
          <table:table-cell table:formula="of:=[.C472]-[.$H$4]" office:value-type="float" office:value="271.304468085083">
            <text:p>271.3044680851</text:p>
          </table:table-cell>
          <table:table-cell table:formula="of:=&quot;N&quot; &amp; [.A473]" office:value-type="string" office:string-value="N9">
            <text:p>N9</text:p>
          </table:table-cell>
          <table:table-cell table:formula="of:=&quot;X&quot; &amp; [.B473]" office:value-type="string" office:string-value="X2700">
            <text:p>X2700</text:p>
          </table:table-cell>
          <table:table-cell table:formula="of:=&quot;Y&quot; &amp; [.C473]" office:value-type="string" office:string-value="Y271.304468085083">
            <text:p>Y271.304468085083</text:p>
          </table:table-cell>
          <table:table-cell table:number-columns-repeated="2"/>
        </table:table-row>
        <table:table-row table:style-name="ro1">
          <table:table-cell table:formula="of:=[.A473]-1" office:value-type="float" office:value="8">
            <text:p>8</text:p>
          </table:table-cell>
          <table:table-cell table:formula="of:=[.$G$2]" office:value-type="float" office:value="2700">
            <text:p>2700</text:p>
          </table:table-cell>
          <table:table-cell table:formula="of:=[.C473]-[.$H$4]" office:value-type="float" office:value="266.50893617019">
            <text:p>266.5089361702</text:p>
          </table:table-cell>
          <table:table-cell table:formula="of:=&quot;N&quot; &amp; [.A474]" office:value-type="string" office:string-value="N8">
            <text:p>N8</text:p>
          </table:table-cell>
          <table:table-cell table:formula="of:=&quot;X&quot; &amp; [.B474]" office:value-type="string" office:string-value="X2700">
            <text:p>X2700</text:p>
          </table:table-cell>
          <table:table-cell table:formula="of:=&quot;Y&quot; &amp; [.C474]" office:value-type="string" office:string-value="Y266.50893617019">
            <text:p>Y266.50893617019</text:p>
          </table:table-cell>
          <table:table-cell table:number-columns-repeated="2"/>
        </table:table-row>
        <table:table-row table:style-name="ro1">
          <table:table-cell table:formula="of:=[.A474]-1" office:value-type="float" office:value="7">
            <text:p>7</text:p>
          </table:table-cell>
          <table:table-cell table:formula="of:=[.$G$2]" office:value-type="float" office:value="2700">
            <text:p>2700</text:p>
          </table:table-cell>
          <table:table-cell table:formula="of:=[.C474]-[.$H$4]" office:value-type="float" office:value="261.713404255296">
            <text:p>261.7134042553</text:p>
          </table:table-cell>
          <table:table-cell table:formula="of:=&quot;N&quot; &amp; [.A475]" office:value-type="string" office:string-value="N7">
            <text:p>N7</text:p>
          </table:table-cell>
          <table:table-cell table:formula="of:=&quot;X&quot; &amp; [.B475]" office:value-type="string" office:string-value="X2700">
            <text:p>X2700</text:p>
          </table:table-cell>
          <table:table-cell table:formula="of:=&quot;Y&quot; &amp; [.C475]" office:value-type="string" office:string-value="Y261.713404255296">
            <text:p>Y261.713404255296</text:p>
          </table:table-cell>
          <table:table-cell table:number-columns-repeated="2"/>
        </table:table-row>
        <table:table-row table:style-name="ro1">
          <table:table-cell table:formula="of:=[.A475]-1" office:value-type="float" office:value="6">
            <text:p>6</text:p>
          </table:table-cell>
          <table:table-cell table:formula="of:=[.$G$2]" office:value-type="float" office:value="2700">
            <text:p>2700</text:p>
          </table:table-cell>
          <table:table-cell table:formula="of:=[.C475]-[.$H$4]" office:value-type="float" office:value="256.917872340402">
            <text:p>256.9178723404</text:p>
          </table:table-cell>
          <table:table-cell table:formula="of:=&quot;N&quot; &amp; [.A476]" office:value-type="string" office:string-value="N6">
            <text:p>N6</text:p>
          </table:table-cell>
          <table:table-cell table:formula="of:=&quot;X&quot; &amp; [.B476]" office:value-type="string" office:string-value="X2700">
            <text:p>X2700</text:p>
          </table:table-cell>
          <table:table-cell table:formula="of:=&quot;Y&quot; &amp; [.C476]" office:value-type="string" office:string-value="Y256.917872340402">
            <text:p>Y256.917872340402</text:p>
          </table:table-cell>
          <table:table-cell table:number-columns-repeated="2"/>
        </table:table-row>
        <table:table-row table:style-name="ro1">
          <table:table-cell table:formula="of:=[.A476]-1" office:value-type="float" office:value="5">
            <text:p>5</text:p>
          </table:table-cell>
          <table:table-cell table:formula="of:=[.$G$2]" office:value-type="float" office:value="2700">
            <text:p>2700</text:p>
          </table:table-cell>
          <table:table-cell table:formula="of:=[.C476]-[.$H$4]" office:value-type="float" office:value="252.122340425509">
            <text:p>252.1223404255</text:p>
          </table:table-cell>
          <table:table-cell table:formula="of:=&quot;N&quot; &amp; [.A477]" office:value-type="string" office:string-value="N5">
            <text:p>N5</text:p>
          </table:table-cell>
          <table:table-cell table:formula="of:=&quot;X&quot; &amp; [.B477]" office:value-type="string" office:string-value="X2700">
            <text:p>X2700</text:p>
          </table:table-cell>
          <table:table-cell table:formula="of:=&quot;Y&quot; &amp; [.C477]" office:value-type="string" office:string-value="Y252.122340425509">
            <text:p>Y252.122340425509</text:p>
          </table:table-cell>
          <table:table-cell table:number-columns-repeated="2"/>
        </table:table-row>
        <table:table-row table:style-name="ro1">
          <table:table-cell table:formula="of:=[.A477]-1" office:value-type="float" office:value="4">
            <text:p>4</text:p>
          </table:table-cell>
          <table:table-cell table:formula="of:=[.$G$2]" office:value-type="float" office:value="2700">
            <text:p>2700</text:p>
          </table:table-cell>
          <table:table-cell table:formula="of:=[.C477]-[.$H$4]" office:value-type="float" office:value="247.326808510615">
            <text:p>247.3268085106</text:p>
          </table:table-cell>
          <table:table-cell table:formula="of:=&quot;N&quot; &amp; [.A478]" office:value-type="string" office:string-value="N4">
            <text:p>N4</text:p>
          </table:table-cell>
          <table:table-cell table:formula="of:=&quot;X&quot; &amp; [.B478]" office:value-type="string" office:string-value="X2700">
            <text:p>X2700</text:p>
          </table:table-cell>
          <table:table-cell table:formula="of:=&quot;Y&quot; &amp; [.C478]" office:value-type="string" office:string-value="Y247.326808510615">
            <text:p>Y247.326808510615</text:p>
          </table:table-cell>
          <table:table-cell table:number-columns-repeated="2"/>
        </table:table-row>
        <table:table-row table:style-name="ro1">
          <table:table-cell table:formula="of:=[.A478]-1" office:value-type="float" office:value="3">
            <text:p>3</text:p>
          </table:table-cell>
          <table:table-cell table:formula="of:=[.$G$2]" office:value-type="float" office:value="2700">
            <text:p>2700</text:p>
          </table:table-cell>
          <table:table-cell table:formula="of:=[.C478]-[.$H$4]" office:value-type="float" office:value="242.531276595722">
            <text:p>242.5312765957</text:p>
          </table:table-cell>
          <table:table-cell table:formula="of:=&quot;N&quot; &amp; [.A479]" office:value-type="string" office:string-value="N3">
            <text:p>N3</text:p>
          </table:table-cell>
          <table:table-cell table:formula="of:=&quot;X&quot; &amp; [.B479]" office:value-type="string" office:string-value="X2700">
            <text:p>X2700</text:p>
          </table:table-cell>
          <table:table-cell table:formula="of:=&quot;Y&quot; &amp; [.C479]" office:value-type="string" office:string-value="Y242.531276595722">
            <text:p>Y242.531276595722</text:p>
          </table:table-cell>
          <table:table-cell table:number-columns-repeated="2"/>
        </table:table-row>
        <table:table-row table:style-name="ro1">
          <table:table-cell table:formula="of:=[.A479]-1" office:value-type="float" office:value="2">
            <text:p>2</text:p>
          </table:table-cell>
          <table:table-cell table:formula="of:=[.$G$2]" office:value-type="float" office:value="2700">
            <text:p>2700</text:p>
          </table:table-cell>
          <table:table-cell table:formula="of:=[.C479]-[.$H$4]" office:value-type="float" office:value="237.735744680828">
            <text:p>237.7357446808</text:p>
          </table:table-cell>
          <table:table-cell table:formula="of:=&quot;N&quot; &amp; [.A480]" office:value-type="string" office:string-value="N2">
            <text:p>N2</text:p>
          </table:table-cell>
          <table:table-cell table:formula="of:=&quot;X&quot; &amp; [.B480]" office:value-type="string" office:string-value="X2700">
            <text:p>X2700</text:p>
          </table:table-cell>
          <table:table-cell table:formula="of:=&quot;Y&quot; &amp; [.C480]" office:value-type="string" office:string-value="Y237.735744680828">
            <text:p>Y237.735744680828</text:p>
          </table:table-cell>
          <table:table-cell table:number-columns-repeated="2"/>
        </table:table-row>
        <table:table-row table:style-name="ro1">
          <table:table-cell table:formula="of:=[.A480]-1" office:value-type="float" office:value="1">
            <text:p>1</text:p>
          </table:table-cell>
          <table:table-cell table:formula="of:=[.$G$2]" office:value-type="float" office:value="2700">
            <text:p>2700</text:p>
          </table:table-cell>
          <table:table-cell table:formula="of:=[.C480]-[.$H$4]" office:value-type="float" office:value="232.940212765934">
            <text:p>232.9402127659</text:p>
          </table:table-cell>
          <table:table-cell table:formula="of:=&quot;N&quot; &amp; [.A481]" office:value-type="string" office:string-value="N1">
            <text:p>N1</text:p>
          </table:table-cell>
          <table:table-cell table:formula="of:=&quot;X&quot; &amp; [.B481]" office:value-type="string" office:string-value="X2700">
            <text:p>X2700</text:p>
          </table:table-cell>
          <table:table-cell table:formula="of:=&quot;Y&quot; &amp; [.C481]" office:value-type="string" office:string-value="Y232.940212765934">
            <text:p>Y232.940212765934</text:p>
          </table:table-cell>
          <table:table-cell table:number-columns-repeated="2"/>
        </table:table-row>
        <table:table-row table:style-name="ro1">
          <table:table-cell table:formula="of:=[.A481]-1" office:value-type="float" office:value="0">
            <text:p>0</text:p>
          </table:table-cell>
          <table:table-cell table:formula="of:=[.$G$2]" office:value-type="float" office:value="2700">
            <text:p>2700</text:p>
          </table:table-cell>
          <table:table-cell table:formula="of:=[.C481]-[.$H$4]" office:value-type="float" office:value="228.144680851041">
            <text:p>228.144680851</text:p>
          </table:table-cell>
          <table:table-cell table:formula="of:=&quot;N&quot; &amp; [.A482]" office:value-type="string" office:string-value="N0">
            <text:p>N0</text:p>
          </table:table-cell>
          <table:table-cell table:formula="of:=&quot;X&quot; &amp; [.B482]" office:value-type="string" office:string-value="X2700">
            <text:p>X2700</text:p>
          </table:table-cell>
          <table:table-cell table:formula="of:=&quot;Y&quot; &amp; [.C482]" office:value-type="string" office:string-value="Y228.144680851041">
            <text:p>Y228.14468085104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30/11/2017</text:date>, <text:time>11:4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to DUNE</meta:initial-creator>
    <meta:creation-date>2017-11-29T14:35:22.86</meta:creation-date>
    <dc:date>2017-11-30T11:49:28.45</dc:date>
    <dc:creator>Proto DUNE</dc:creator>
    <meta:editing-duration>PT43M14S</meta:editing-duration>
    <meta:editing-cycles>1</meta:editing-cycles>
    <meta:document-statistic meta:table-count="3" meta:cell-count="2898" meta:object-count="0"/>
    <meta:generator>OpenOffice/4.1.3$Win32 OpenOffice.org_project/413m1$Build-9783</meta:generator>
  </office:meta>
</office:document-meta>
</file>